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3661C88B6C8D2A2A4.png" manifest:media-type="image/png"/>
  <manifest:file-entry manifest:full-path="Pictures/1000000000000800000005552BAE65E9C6782AD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erienda" svg:font-family="Merienda" style:font-pitch="variable"/>
    <style:font-face style:name="Merienda1" svg:font-family="Merienda"/>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unito" svg:font-family="Nunito" style:font-pitch="variable"/>
    <style:font-face style:name="Nunito1" svg:font-family="Nunito"/>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e6d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7b6600"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ffac00"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5342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06283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ff9551"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4ccc3"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23516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10b15"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ea762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af9300"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ef700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05283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1e1e1e"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af9300" draw:stroke-linejoin="round" svg:stroke-linecap="butt" draw:fill="bitmap" draw:fill-image-name="Bitmap_20_1" style:repeat="stretch" draw:textarea-vertical-align="top" draw:auto-grow-height="false" fo:min-height="0cm" fo:min-width="0cm" fo:padding-top="0.125cm" fo:padding-bottom="0.125cm" fo:padding-left="0.25cm" fo:padding-right="0.25cm" fo:wrap-option="wrap" fo:clip="rect(0.339cm, 18.288cm, 0.339cm, 0.509cm)"/>
    </style:style>
    <style:style style:name="gr17" style:family="graphic" style:parent-style-name="standard">
      <style:graphic-properties draw:stroke="none" svg:stroke-width="0cm" draw:fill="solid" draw:fill-color="#ac3f35"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79cm" svg:stroke-color="#af9300" draw:stroke-linejoin="round" svg:stroke-linecap="butt" draw:fill="bitmap" draw:fill-image-name="Bitmap_20_2" style:repeat="stretch" draw:textarea-vertical-align="top" draw:auto-grow-height="false" fo:min-height="0cm" fo:min-width="0cm" fo:padding-top="0.125cm" fo:padding-bottom="0.125cm" fo:padding-left="0.25cm" fo:padding-right="0.25cm" fo:wrap-option="wrap" fo:clip="rect(15.348cm, 0cm, 6.115cm, 0cm)"/>
    </style:style>
    <style:style style:name="gr19"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1" style:family="graphic" style:parent-style-name="standard">
      <style:graphic-properties draw:stroke="none" svg:stroke-width="0cm" draw:fill="solid" draw:fill-color="#f4ccc3" draw:textarea-vertical-align="middle" draw:auto-grow-height="false" draw:fit-to-size="false" style:shrink-to-fit="false" fo:min-height="0cm" fo:min-width="0cm" fo:padding-top="0.254cm" fo:padding-bottom="0.254cm" fo:padding-left="0cm" fo:padding-right="0cm" fo:wrap-option="wrap"/>
      <style:paragraph-properties style:writing-mode="lr-tb"/>
    </style:style>
    <style:style style:name="gr22" style:family="graphic" style:parent-style-name="standard">
      <style:graphic-properties draw:stroke="solid" svg:stroke-width="0.079cm" svg:stroke-color="#af9300" draw:stroke-linejoin="round" svg:stroke-linecap="butt"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4" style:family="graphic" style:parent-style-name="standard">
      <style:graphic-properties draw:stroke="none" svg:stroke-width="0cm" draw:fill="solid" draw:fill-color="#ffe6d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7" style:family="presentation" style:parent-style-name="ONE_5f_COLUMN_5f_TEX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ONE_5f_COLUMN_5f_TEX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CUSTOM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CUSTOM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BLANK_5f_1_5f_1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BLANK_5f_1_5f_1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7" style:family="presentation" style:parent-style-name="BLANK_5f_1_5f_1_5f_1_5f_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BLANK_5f_1_5f_1_5f_1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CUSTOM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CUSTOM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CUSTOM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CUSTOM_5f_3-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CUSTOM_5f_3-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BLANK_5f_1_5f_1_5f_1_5f_1_5f_1_5f_1_5f_2-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BLANK_5f_1_5f_1_5f_1_5f_1_5f_1_5f_1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BLANK_5f_1_5f_1_5f_1_5f_1_5f_1_5f_1_5f_2-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60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solid" draw:fill-color="#7b6600"/>
      <style:paragraph-properties fo:text-align="start" style:font-independent-line-spacing="true"/>
      <style:text-properties fo:font-size="14pt"/>
    </style:style>
    <style:style style:name="P6" style:family="paragraph">
      <loext:graphic-properties draw:fill="solid" draw:fill-color="#ffac00"/>
      <style:paragraph-properties fo:text-align="start" style:font-independent-line-spacing="true"/>
      <style:text-properties fo:font-size="14pt"/>
    </style:style>
    <style:style style:name="P7" style:family="paragraph">
      <loext:graphic-properties draw:fill="solid" draw:fill-color="#534200"/>
      <style:paragraph-properties fo:text-align="start" style:font-independent-line-spacing="true"/>
      <style:text-properties fo:font-size="14pt"/>
    </style:style>
    <style:style style:name="P8" style:family="paragraph">
      <loext:graphic-properties draw:fill="solid" draw:fill-color="#06283f"/>
      <style:paragraph-properties fo:text-align="start" style:font-independent-line-spacing="true"/>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60pt" style:font-size-asian="60pt" style:font-size-complex="60pt"/>
    </style:style>
    <style:style style:name="P11" style:family="paragraph">
      <loext:graphic-properties draw:fill="none"/>
      <style:paragraph-properties fo:text-align="center" style:font-independent-line-spacing="true"/>
      <style:text-properties fo:font-size="60pt" style:font-size-asian="60pt" style:font-size-complex="60pt"/>
    </style:style>
    <style:style style:name="P12" style:family="paragraph">
      <loext:graphic-properties draw:fill="none"/>
      <style:paragraph-properties fo:text-align="center" style:font-independent-line-spacing="true"/>
      <style:text-properties fo:font-size="72pt"/>
    </style:style>
    <style:style style:name="P13" style:family="paragraph">
      <loext:graphic-properties draw:fill="solid" draw:fill-color="#ff9551"/>
      <style:paragraph-properties fo:text-align="start" style:font-independent-line-spacing="true"/>
      <style:text-properties fo:font-size="1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solid" draw:fill-color="#f4ccc3"/>
      <style:paragraph-properties fo:text-align="start" style:font-independent-line-spacing="true"/>
      <style:text-properties fo:font-size="14pt"/>
    </style:style>
    <style:style style:name="P16" style:family="paragraph">
      <loext:graphic-properties draw:fill="solid" draw:fill-color="#23516e"/>
      <style:paragraph-properties fo:text-align="start" style:font-independent-line-spacing="true"/>
      <style:text-properties fo:font-size="14pt"/>
    </style:style>
    <style:style style:name="P17" style:family="paragraph">
      <loext:graphic-properties draw:fill="solid" draw:fill-color="#010b15"/>
      <style:paragraph-properties fo:text-align="start" style:font-independent-line-spacing="true"/>
      <style:text-properties fo:font-size="14pt"/>
    </style:style>
    <style:style style:name="P18" style:family="paragraph">
      <loext:graphic-properties draw:fill="solid" draw:fill-color="#ea7620"/>
      <style:paragraph-properties fo:text-align="start" style:font-independent-line-spacing="true"/>
      <style:text-properties fo:font-size="14pt"/>
    </style:style>
    <style:style style:name="P19" style:family="paragraph">
      <loext:graphic-properties draw:fill="solid" draw:fill-color="#af9300"/>
      <style:paragraph-properties fo:text-align="start" style:font-independent-line-spacing="true"/>
      <style:text-properties fo:font-size="14pt"/>
    </style:style>
    <style:style style:name="P20" style:family="paragraph">
      <loext:graphic-properties draw:fill="solid" draw:fill-color="#ef7000"/>
      <style:paragraph-properties fo:text-align="start" style:font-independent-line-spacing="true"/>
      <style:text-properties fo:font-size="14pt"/>
    </style:style>
    <style:style style:name="P21" style:family="paragraph">
      <loext:graphic-properties draw:fill="solid" draw:fill-color="#05283f"/>
      <style:paragraph-properties fo:text-align="start" style:font-independent-line-spacing="true"/>
      <style:text-properties fo:font-size="14pt"/>
    </style:style>
    <style:style style:name="P22" style:family="paragraph">
      <loext:graphic-properties draw:fill="solid" draw:fill-color="#1e1e1e"/>
      <style:paragraph-properties fo:text-align="start" style:font-independent-line-spacing="true"/>
      <style:text-properties fo:font-size="14pt"/>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none" draw:fill-color="#ffffff"/>
      <style:paragraph-properties fo:text-align="start" style:font-independent-line-spacing="true"/>
      <style:text-properties fo:font-size="11pt"/>
    </style:style>
    <style:style style:name="P25" style:family="paragraph">
      <loext:graphic-properties draw:fill="bitmap" draw:fill-image-name="Bitmap_20_1" style:repeat="stretch"/>
      <style:paragraph-properties fo:text-align="start"/>
      <style:text-properties fo:font-size="18pt"/>
    </style:style>
    <style:style style:name="P26"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14pt"/>
    </style:style>
    <style:style style:name="P28" style:family="paragraph">
      <loext:graphic-properties draw:fill="none"/>
      <style:paragraph-properties fo:text-align="start" style:font-independent-line-spacing="true"/>
      <style:text-properties fo:font-size="30pt"/>
    </style:style>
    <style:style style:name="P29" style:family="paragraph">
      <loext:graphic-properties draw:fill="none"/>
      <style:paragraph-properties fo:text-align="center" style:font-independent-line-spacing="true"/>
      <style:text-properties fo:font-size="30pt"/>
    </style:style>
    <style:style style:name="P3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1" style:family="paragraph">
      <loext:graphic-properties draw:fill="none"/>
      <style:paragraph-properties fo:text-align="start" style:font-independent-line-spacing="true"/>
      <style:text-properties fo:font-size="12pt"/>
    </style:style>
    <style:style style:name="P32" style:family="paragraph">
      <loext:graphic-properties draw:fill="none"/>
      <style:paragraph-properties fo:text-align="start" style:font-independent-line-spacing="true"/>
      <style:text-properties fo:font-size="65pt"/>
    </style:style>
    <style:style style:name="P3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72pt"/>
    </style:style>
    <style:style style:name="P35" style:family="paragraph">
      <loext:graphic-properties draw:fill="none" draw:fill-color="#ffffff"/>
      <style:paragraph-properties fo:text-align="start" style:font-independent-line-spacing="true"/>
      <style:text-properties fo:font-size="18pt"/>
    </style:style>
    <style:style style:name="P36" style:family="paragraph">
      <loext:graphic-properties draw:fill="solid" draw:fill-color="#ac3f35"/>
      <style:paragraph-properties fo:text-align="start" style:font-independent-line-spacing="true"/>
      <style:text-properties fo:font-size="14pt"/>
    </style:style>
    <style:style style:name="P37" style:family="paragraph">
      <loext:graphic-properties draw:fill="none"/>
      <style:paragraph-properties fo:text-align="center" style:font-independent-line-spacing="true"/>
      <style:text-properties fo:font-size="22pt"/>
    </style:style>
    <style:style style:name="P38" style:family="paragraph">
      <loext:graphic-properties draw:fill="none" draw:fill-color="#ffffff"/>
      <style:paragraph-properties fo:text-align="center" style:font-independent-line-spacing="true"/>
      <style:text-properties fo:font-size="14pt"/>
    </style:style>
    <style:style style:name="P39" style:family="paragraph">
      <style:paragraph-properties fo:margin-left="0cm" fo:margin-right="0cm" fo:margin-top="0cm" fo:margin-bottom="0cm" fo:line-height="100%" fo:text-align="start" fo:text-indent="0cm" style:writing-mode="lr-tb"/>
    </style:style>
    <style:style style:name="P40" style:family="paragraph">
      <loext:graphic-properties draw:fill="none" draw:fill-color="#ffffff"/>
      <style:paragraph-properties fo:text-align="start" style:font-independent-line-spacing="true"/>
      <style:text-properties fo:font-size="14pt"/>
    </style:style>
    <style:style style:name="P41" style:family="paragraph">
      <loext:graphic-properties draw:fill="bitmap" draw:fill-image-name="Bitmap_20_2" style:repeat="stretch"/>
      <style:paragraph-properties fo:text-align="start"/>
      <style:text-properties fo:font-size="18pt"/>
    </style:style>
    <style:style style:name="P42" style:family="paragraph">
      <loext:graphic-properties draw:fill="solid" draw:fill-color="#f4ccc3"/>
      <style:paragraph-properties fo:text-align="center" style:font-independent-line-spacing="true"/>
      <style:text-properties fo:font-size="14pt"/>
    </style:style>
    <style:style style:name="P43" style:family="paragraph">
      <loext:graphic-properties draw:fill="none"/>
      <style:paragraph-properties fo:text-align="start"/>
      <style:text-properties fo:font-size="18pt"/>
    </style:style>
    <style:style style:name="P44"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45" style:family="paragraph">
      <loext:graphic-properties draw:fill="none"/>
      <style:paragraph-properties fo:text-align="center" style:font-independent-line-spacing="true"/>
      <style:text-properties fo:font-size="52pt"/>
    </style:style>
    <style:style style:name="P46"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P47" style:family="paragraph">
      <loext:graphic-properties draw:fill="none"/>
      <style:paragraph-properties fo:text-align="center" style:font-independent-line-spacing="true"/>
      <style:text-properties fo:font-size="14pt"/>
    </style:style>
    <style:style style:name="P48" style:family="paragraph">
      <loext:graphic-properties draw:fill="solid" draw:fill-color="#ffe6d8"/>
      <style:paragraph-properties fo:text-align="start" style:font-independent-line-spacing="true"/>
      <style:text-properties fo:font-size="14pt"/>
    </style:style>
    <style:style style:name="T1" style:family="text">
      <style:text-properties fo:font-variant="normal" fo:text-transform="none" fo:color="#534200" loext:opacity="100%" style:text-line-through-style="none" style:text-line-through-type="none" style:text-position="0% 100%" style:font-name="Merienda1" fo:font-size="60pt" fo:letter-spacing="normal" fo:language="en" fo:country="none" fo:font-style="normal" style:text-underline-style="none" fo:font-weight="bold" fo:background-color="transparent" style:font-name-asian="Merienda1" style:font-size-asian="60pt" style:font-style-asian="normal" style:font-weight-asian="bold" style:font-name-complex="Merienda1" style:font-size-complex="60pt" style:font-style-complex="normal" style:font-weight-complex="bold"/>
    </style:style>
    <style:style style:name="T2" style:family="text">
      <style:text-properties fo:font-variant="normal" fo:text-transform="none" fo:color="#534200" loext:opacity="100%" style:text-line-through-style="none" style:text-line-through-type="none" style:text-position="0% 100%" style:font-name="Nunito1" fo:font-size="18pt" fo:letter-spacing="normal" fo:language="en" fo:country="none" fo:font-style="normal" style:text-underline-style="none" fo:font-weight="normal" fo:background-color="transparent" style:font-name-asian="Nunito1" style:font-size-asian="18pt" style:font-style-asian="normal" style:font-weight-asian="normal" style:font-name-complex="Nunito1" style:font-size-complex="18pt" style:font-style-complex="normal" style:font-weight-complex="normal"/>
    </style:style>
    <style:style style:name="T3" style:family="text">
      <style:text-properties fo:font-variant="normal" fo:text-transform="none" fo:color="#af9300" loext:opacity="100%" style:text-line-through-style="none" style:text-line-through-type="none" style:text-position="0% 100%" style:font-name="Merienda1" fo:font-size="72pt" fo:letter-spacing="normal" fo:language="en" fo:country="none" fo:font-style="normal" style:text-underline-style="none" fo:font-weight="bold" fo:background-color="transparent" style:font-name-asian="Merienda1" style:font-size-asian="72pt" style:font-style-asian="normal" style:font-weight-asian="bold" style:font-name-complex="Merienda1" style:font-size-complex="72pt" style:font-style-complex="normal" style:font-weight-complex="bold"/>
    </style:style>
    <style:style style:name="T4" style:family="text">
      <style:text-properties fo:font-variant="normal" fo:text-transform="none" style:use-window-font-color="true" loext:opacity="0%" style:text-line-through-style="none" style:text-line-through-type="none" style:text-position="0% 100%"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 style:family="text">
      <style:text-properties fo:font-variant="normal" fo:text-transform="none" fo:color="#534200" loext:opacity="100%" style:text-line-through-style="none" style:text-line-through-type="none" style:text-position="0% 100%" style:font-name="Nunito1" fo:font-size="14pt" fo:letter-spacing="normal" fo:font-style="normal" style:text-underline-style="none" fo:font-weight="normal" fo:background-color="transparent" style:font-name-asian="Nunito1" style:font-size-asian="14pt" style:font-style-asian="normal" style:font-weight-asian="normal" style:font-name-complex="Nunito1" style:font-size-complex="14pt" style:font-style-complex="normal" style:font-weight-complex="normal"/>
    </style:style>
    <style:style style:name="T6" style:family="text">
      <style:text-properties fo:font-variant="normal" fo:text-transform="none" fo:color="#534200" loext:opacity="100%" style:text-line-through-style="none" style:text-line-through-type="none" style:text-position="0% 100%" style:font-name="Nunito1" fo:font-size="19pt" fo:letter-spacing="normal" fo:language="en" fo:country="none" fo:font-style="normal" style:text-underline-style="none" fo:font-weight="bold" fo:background-color="transparent" style:font-name-asian="Nunito1" style:font-size-asian="19pt" style:font-style-asian="normal" style:font-weight-asian="bold" style:font-name-complex="Nunito1" style:font-size-complex="19pt" style:font-style-complex="normal" style:font-weight-complex="bold"/>
    </style:style>
    <style:style style:name="T7" style:family="text">
      <style:text-properties fo:font-variant="normal" fo:text-transform="none" fo:color="#534200" loext:opacity="100%" style:text-line-through-style="none" style:text-line-through-type="none" style:text-position="0% 100%" style:font-name="Nunito1" fo:font-size="14pt" fo:letter-spacing="normal" fo:language="en" fo:country="none" fo:font-style="normal" style:text-underline-style="none" fo:font-weight="normal" fo:background-color="transparent" style:font-name-asian="Nunito1" style:font-size-asian="14pt" style:font-style-asian="normal" style:font-weight-asian="normal" style:font-name-complex="Nunito1" style:font-size-complex="14pt" style:font-style-complex="normal" style:font-weight-complex="normal"/>
    </style:style>
    <style:style style:name="T8" style:family="text">
      <style:text-properties fo:font-variant="normal" fo:text-transform="none" fo:color="#534200" loext:opacity="100%" style:text-line-through-style="none" style:text-line-through-type="none" style:text-position="0% 100%" style:font-name="Merienda1" fo:font-size="30pt" fo:letter-spacing="normal" fo:language="en" fo:country="none" fo:font-style="normal" style:text-underline-style="none" fo:font-weight="bold" fo:background-color="transparent" style:font-name-asian="Merienda1" style:font-size-asian="30pt" style:font-style-asian="normal" style:font-weight-asian="bold" style:font-name-complex="Merienda1" style:font-size-complex="30pt" style:font-style-complex="normal" style:font-weight-complex="bold"/>
    </style:style>
    <style:style style:name="T9" style:family="text">
      <style:text-properties fo:font-variant="normal" fo:text-transform="none" fo:color="#534200" loext:opacity="100%" style:text-line-through-style="none" style:text-line-through-type="none" style:text-position="0% 100%" style:font-name="Nunito1" fo:font-size="12pt" fo:letter-spacing="normal" fo:font-style="normal" style:text-underline-style="none" fo:font-weight="normal" fo:background-color="transparent" style:font-name-asian="Nunito1" style:font-size-asian="12pt" style:font-style-asian="normal" style:font-weight-asian="normal" style:font-name-complex="Nunito1" style:font-size-complex="12pt" style:font-style-complex="normal" style:font-weight-complex="normal"/>
    </style:style>
    <style:style style:name="T10" style:family="text">
      <style:text-properties fo:font-variant="normal" fo:text-transform="none" fo:color="#534200" loext:opacity="100%" style:text-line-through-style="none" style:text-line-through-type="none" style:text-position="0% 100%" style:font-name="Nunito1" fo:font-size="16pt" fo:letter-spacing="normal" fo:language="en" fo:country="none" fo:font-style="normal" style:text-underline-style="none" fo:font-weight="bold" fo:background-color="transparent" style:font-name-asian="Nunito1" style:font-size-asian="16pt" style:font-style-asian="normal" style:font-weight-asian="bold" style:font-name-complex="Nunito1" style:font-size-complex="16pt" style:font-style-complex="normal" style:font-weight-complex="bold"/>
    </style:style>
    <style:style style:name="T11" style:family="text">
      <style:text-properties fo:font-variant="normal" fo:text-transform="none" fo:color="#534200" loext:opacity="100%" style:text-line-through-style="none" style:text-line-through-type="none" style:text-position="0% 100%" style:font-name="Nunito1" fo:font-size="12pt" fo:letter-spacing="normal" fo:language="en" fo:country="none" fo:font-style="normal" style:text-underline-style="none" fo:font-weight="normal" fo:background-color="transparent" style:font-name-asian="Nunito1" style:font-size-asian="12pt" style:font-style-asian="normal" style:font-weight-asian="normal" style:font-name-complex="Nunito1" style:font-size-complex="12pt" style:font-style-complex="normal" style:font-weight-complex="normal"/>
    </style:style>
    <style:style style:name="T12" style:family="text">
      <style:text-properties fo:font-variant="normal" fo:text-transform="none" fo:color="#534200" loext:opacity="100%" style:text-line-through-style="none" style:text-line-through-type="none" style:text-position="0% 100%" style:font-name="Nunito1" fo:font-size="14pt" fo:letter-spacing="normal" fo:language="en" fo:country="none" fo:font-style="normal" style:text-underline-style="none" fo:font-weight="bold" fo:background-color="transparent" style:font-name-asian="Nunito1" style:font-size-asian="14pt" style:font-style-asian="normal" style:font-weight-asian="bold" style:font-name-complex="Nunito1" style:font-size-complex="14pt" style:font-style-complex="normal" style:font-weight-complex="bold"/>
    </style:style>
    <style:style style:name="T13" style:family="text">
      <style:text-properties fo:font-variant="normal" fo:text-transform="none" fo:color="#534200" loext:opacity="100%" style:text-line-through-style="none" style:text-line-through-type="none" style:text-position="0% 100%" style:font-name="Merienda1" fo:font-size="65pt" fo:letter-spacing="normal" fo:language="en" fo:country="none" fo:font-style="normal" style:text-underline-style="none" fo:font-weight="bold" fo:background-color="transparent" style:font-name-asian="Merienda1" style:font-size-asian="65pt" style:font-style-asian="normal" style:font-weight-asian="bold" style:font-name-complex="Merienda1" style:font-size-complex="65pt" style:font-style-complex="normal" style:font-weight-complex="bold"/>
    </style:style>
    <style:style style:name="T14" style:family="text">
      <style:text-properties fo:font-variant="normal" fo:text-transform="none" fo:color="#7b6600" loext:opacity="100%" style:text-line-through-style="none" style:text-line-through-type="none" style:text-position="0% 100%" style:font-name="Merienda1" fo:font-size="22pt" fo:letter-spacing="normal" fo:language="en" fo:country="none" fo:font-style="normal" style:text-underline-style="none" fo:font-weight="bold" fo:background-color="transparent" style:font-name-asian="Merienda1" style:font-size-asian="22pt" style:font-style-asian="normal" style:font-weight-asian="bold" style:font-name-complex="Merienda1" style:font-size-complex="22pt" style:font-style-complex="normal" style:font-weight-complex="bold"/>
    </style:style>
    <style:style style:name="T15" style:family="text">
      <style:text-properties fo:font-variant="normal" fo:text-transform="none" fo:color="#534200" loext:opacity="100%" style:text-line-through-style="none" style:text-line-through-type="none" style:text-position="0% 100%" style:font-name="Nunito1" fo:font-size="14pt" fo:letter-spacing="normal" fo:language="en" fo:country="none" fo:font-style="normal" style:text-underline-style="solid" style:text-underline-width="auto" style:text-underline-color="font-color" fo:font-weight="normal" fo:background-color="transparent" style:font-name-asian="Nunito1" style:font-size-asian="14pt" style:font-style-asian="normal" style:font-weight-asian="normal" style:font-name-complex="Nunito1" style:font-size-complex="14pt" style:font-style-complex="normal" style:font-weight-complex="normal"/>
    </style:style>
    <style:style style:name="T16" style:family="text">
      <style:text-properties fo:font-variant="normal" fo:text-transform="none" fo:color="#7b6600" loext:opacity="100%" style:text-line-through-style="none" style:text-line-through-type="none" style:text-position="0% 100%" style:font-name="Nunito1" fo:font-size="14pt" fo:letter-spacing="normal" fo:language="en" fo:country="none" fo:font-style="normal" style:text-underline-style="none" fo:font-weight="normal" fo:background-color="transparent" style:font-name-asian="Nunito1" style:font-size-asian="14pt" style:font-style-asian="normal" style:font-weight-asian="normal" style:font-name-complex="Nunito1" style:font-size-complex="14pt" style:font-style-complex="normal" style:font-weight-complex="normal"/>
    </style:style>
    <style:style style:name="T17" style:family="text">
      <style:text-properties fo:font-variant="normal" fo:text-transform="none" fo:color="#af9300" loext:opacity="100%" style:text-line-through-style="none" style:text-line-through-type="none" style:text-position="0% 100%" style:font-name="Merienda1" fo:font-size="25pt" fo:letter-spacing="normal" fo:language="en" fo:country="none" fo:font-style="normal" style:text-underline-style="none" fo:font-weight="bold" fo:background-color="transparent" style:font-name-asian="Merienda1" style:font-size-asian="25pt" style:font-style-asian="normal" style:font-weight-asian="bold" style:font-name-complex="Merienda1" style:font-size-complex="25pt" style:font-style-complex="normal" style:font-weight-complex="bold"/>
    </style:style>
    <style:style style:name="T18" style:family="text">
      <style:text-properties fo:font-variant="normal" fo:text-transform="none" fo:color="#534200" loext:opacity="100%" style:text-line-through-style="none" style:text-line-through-type="none" style:text-position="0% 100%" style:font-name="Merienda1" fo:font-size="52pt" fo:letter-spacing="normal" fo:language="en" fo:country="none" fo:font-style="normal" style:text-underline-style="none" fo:font-weight="bold" fo:background-color="transparent" style:font-name-asian="Merienda1" style:font-size-asian="52pt" style:font-style-asian="normal" style:font-weight-asian="bold" style:font-name-complex="Merienda1" style:font-size-complex="52pt" style:font-style-complex="normal" style:font-weight-complex="bold"/>
    </style:style>
    <text:list-style style:name="L1">
      <text:list-level-style-number text:level="1" style:num-format="">
        <style:list-level-properties text:min-label-width="0.6cm"/>
        <style:text-properties fo:color="#5342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b6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342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5342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7cm" text:min-label-width="0.9cm"/>
        <style:text-properties style:font-name="Nunito1" fo:color="#5342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7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5342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23cm" text:min-label-width="0.847cm"/>
        <style:text-properties style:font-name="Nunito1" fo:color="#5342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53cm" text:min-label-width="0.917cm"/>
        <style:text-properties style:font-name="Nunito1" fo:color="#5342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8cm" text:min-label-width="0.882cm"/>
        <style:text-properties style:font-name="Nunito1" fo:color="#5342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
        <style:list-level-properties text:space-before="0.388cm" text:min-label-width="0.88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5342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88cm" text:min-label-width="0.882cm"/>
        <style:text-properties style:font-name="Nunito1" fo:color="#7b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88cm" text:min-label-width="0.882cm"/>
        <style:text-properties style:font-name="Nunito1" fo:color="#7b6600" fo:font-size="100%"/>
      </text:list-level-style-bullet>
      <text:list-level-style-bullet text:level="2" text:bullet-char="○">
        <style:list-level-properties text:space-before="1.658cm" text:min-label-width="0.882cm"/>
        <style:text-properties style:font-name="Nunito1" fo:color="#7b66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lant Selector and Planner" draw:style-name="dp1" draw:master-page-name="TITLE" presentation:presentation-page-layout-name="AL1T0">
        <draw:frame draw:name="Google Shape;1775;p37" presentation:style-name="pr1" draw:text-style-name="P2" draw:layer="layout" svg:width="16.334cm" svg:height="6.056cm" svg:x="4.532cm" svg:y="3.192cm" presentation:class="title" presentation:user-transformed="true">
          <draw:text-box>
            <text:p text:style-name="P1"><text:span text:style-name="T1">Plant Selector and Planner</text:span></text:p>
          </draw:text-box>
        </draw:frame>
        <draw:frame draw:name="Google Shape;1776;p37" presentation:style-name="pr2" draw:text-style-name="P4" draw:layer="layout" svg:width="12.107cm" svg:height="1.137cm" svg:x="6.646cm" svg:y="9.248cm" presentation:class="subtitle" presentation:user-transformed="true">
          <draw:text-box>
            <text:p text:style-name="P3"><text:span text:style-name="T2">Haley Gustafson, John Sauter, Ash Carruth</text:span></text:p>
          </draw:text-box>
        </draw:frame>
        <draw:custom-shape draw:name="Google Shape;1777;p37" draw:style-name="gr1" draw:text-style-name="P5" draw:layer="layout" svg:width="25.399cm" svg:height="0.068cm" svg:x="0cm" svg:y="11.908cm">
          <text:p text:style-name="P23"/>
          <draw:enhanced-geometry draw:mirror-horizontal="false" draw:mirror-vertical="false" drawooo:sub-view-size="79891 602" draw:text-areas="0 0 ?f0 ?f1" svg:viewBox="0 0 0 0" draw:type="ooxml-non-primitive" draw:enhanced-path="M 0 1 L 0 602 79890 602 79890 1 Z N">
            <draw:equation draw:name="f0" draw:formula="logwidth"/>
            <draw:equation draw:name="f1" draw:formula="logheight"/>
          </draw:enhanced-geometry>
        </draw:custom-shape>
        <draw:g draw:name="Google Shape;1778;p37">
          <draw:custom-shape draw:name="Google Shape;1779;p37" draw:style-name="gr1" draw:text-style-name="P5" draw:layer="layout" svg:width="1.412cm" svg:height="1.404cm" svg:x="1.329cm" svg:y="1.958cm">
            <text:p text:style-name="P23"/>
            <draw:enhanced-geometry draw:mirror-horizontal="false" draw:mirror-vertical="false" drawooo:sub-view-size="8092 8044" draw:text-areas="0 0 ?f0 ?f1" svg:viewBox="0 0 0 0" draw:type="ooxml-non-primitive" draw:enhanced-path="M 5212 1057 C 5221 1057 5229 1057 5238 1058 5724 1096 5741 1851 5741 1851 5729 2223 5545 2464 5338 2464 5255 2464 5169 2426 5089 2342 4812 2053 4754 1057 5212 1057 Z M 4705 5379 C 4850 5673 4833 6023 4662 6300 4368 6778 3775 6995 3775 6995 3775 6995 3609 6313 3941 5852 4274 5396 4705 5379 4705 5379 Z M 4346 0 C 3687 0 3005 209 2559 529 1604 1220 1651 1570 1651 1570 1651 1570 3344 1779 3703 2248 3840 2427 3537 2483 3108 2483 2404 2483 1361 2333 1361 2333 L 849 3754 C 849 3754 961 3752 1133 3752 1687 3752 2867 3774 2952 3963 3063 4210 760 4389 760 4389 L 0 7264 3204 8019 C 3204 8019 3439 8044 3772 8044 4382 8044 5322 7962 5763 7499 5763 7499 5660 5537 6142 5281 6167 5268 6191 5261 6215 5261 6634 5261 6757 7311 6757 7311 6757 7311 8092 6637 8066 5754 8045 4878 8091 3255 6103 3255 6097 3255 6092 3255 6087 3255 6087 3255 6722 2269 6138 968 5828 274 5102 0 4346 0 Z N">
              <draw:equation draw:name="f0" draw:formula="logwidth"/>
              <draw:equation draw:name="f1" draw:formula="logheight"/>
            </draw:enhanced-geometry>
          </draw:custom-shape>
          <draw:custom-shape draw:name="Google Shape;1780;p37" draw:style-name="gr2" draw:text-style-name="P6" draw:layer="layout" svg:width="2.803cm" svg:height="1.9cm" svg:x="1.528cm" svg:y="3.097cm">
            <text:p text:style-name="P23"/>
            <draw:enhanced-geometry draw:mirror-horizontal="false" draw:mirror-vertical="false" drawooo:sub-view-size="16055 10883" draw:text-areas="0 0 ?f0 ?f1" svg:viewBox="0 0 0 0" draw:type="ooxml-non-primitive" draw:enhanced-path="M 8028 0 C 5550 0 3073 97 602 291 239 321 0 679 111 1025 L 2858 9479 C 3131 10315 3911 10882 4790 10882 L 11265 10882 C 12144 10882 12924 10315 13197 9479 L 15944 1025 C 16055 679 15816 321 15454 291 12982 97 10505 0 8028 0 Z N">
              <draw:equation draw:name="f0" draw:formula="logwidth"/>
              <draw:equation draw:name="f1" draw:formula="logheight"/>
            </draw:enhanced-geometry>
          </draw:custom-shape>
          <draw:custom-shape draw:name="Google Shape;1781;p37" draw:style-name="gr3" draw:text-style-name="P7" draw:layer="layout" svg:width="2.547cm" svg:height="0.141cm" svg:x="1.663cm" svg:y="3.184cm">
            <text:p text:style-name="P23"/>
            <draw:enhanced-geometry draw:mirror-horizontal="false" draw:mirror-vertical="false" drawooo:sub-view-size="14593 811" draw:text-areas="0 0 ?f0 ?f1" svg:viewBox="0 0 0 0" draw:type="ooxml-non-primitive" draw:enhanced-path="M 7294 0 C 3268 0 0 179 0 405 0 631 3268 811 7294 811 11325 811 14592 631 14592 405 14592 179 11325 0 7294 0 Z N">
              <draw:equation draw:name="f0" draw:formula="logwidth"/>
              <draw:equation draw:name="f1" draw:formula="logheight"/>
            </draw:enhanced-geometry>
          </draw:custom-shape>
          <draw:custom-shape draw:name="Google Shape;1782;p37" draw:style-name="gr3" draw:text-style-name="P7" draw:layer="layout" svg:width="1.636cm" svg:height="1.155cm" svg:x="1.449cm" svg:y="2.535cm">
            <text:p text:style-name="P23"/>
            <draw:enhanced-geometry draw:mirror-horizontal="false" draw:mirror-vertical="false" drawooo:sub-view-size="9376 6617" draw:text-areas="0 0 ?f0 ?f1" svg:viewBox="0 0 0 0" draw:type="ooxml-non-primitive" draw:enhanced-path="M 6774 1 C 6706 1 6636 4 6565 9 3873 231 158 6126 0 6378 L 380 6616 C 418 6557 4133 662 6603 457 6659 453 6714 451 6768 451 7206 451 7575 591 7883 879 8923 1852 8902 4138 8902 4164 L 9350 4172 C 9350 4066 9376 1664 8190 551 7799 183 7324 1 6774 1 Z N">
              <draw:equation draw:name="f0" draw:formula="logwidth"/>
              <draw:equation draw:name="f1" draw:formula="logheight"/>
            </draw:enhanced-geometry>
          </draw:custom-shape>
          <draw:custom-shape draw:name="Google Shape;1783;p37" draw:style-name="gr1" draw:text-style-name="P5" draw:layer="layout" svg:width="1.488cm" svg:height="1.417cm" svg:x="0.663cm" svg:y="3.249cm">
            <text:p text:style-name="P23"/>
            <draw:enhanced-geometry draw:mirror-horizontal="false" draw:mirror-vertical="false" drawooo:sub-view-size="8527 8122" draw:text-areas="0 0 ?f0 ?f1" svg:viewBox="0 0 0 0" draw:type="ooxml-non-primitive" draw:enhanced-path="M 6341 2192 C 6389 2192 7095 2200 7149 2670 7180 2941 6875 3053 6546 3053 6284 3053 6005 2981 5869 2862 5566 2593 5818 2231 6338 2192 6338 2192 6339 2192 6341 2192 Z M 2456 3268 C 2588 3268 2721 3296 2845 3353 2845 3353 2845 3783 2401 4133 2153 4327 1832 4370 1594 4370 1403 4370 1267 4342 1267 4342 1267 4342 1463 3741 1928 3429 2087 3322 2271 3268 2456 3268 Z M 2699 1 C 2574 1 2457 3 2350 4 1467 9 840 1369 840 1369 840 1369 3131 1420 2892 1907 2680 2351 1051 2372 745 2372 713 2372 695 2372 695 2372 0 3080 269 4948 269 4948 L 1135 8121 3975 7264 C 3975 7264 4069 5055 4309 5055 4314 5055 4320 5057 4325 5059 4577 5161 4607 7153 4607 7153 L 6010 6590 C 6010 6590 5588 4214 5934 4214 5956 4214 5981 4224 6010 4244 6492 4585 6761 6270 6761 6270 6761 6270 6762 6270 6764 6270 6802 6270 7152 6244 7767 5323 8424 4342 8527 2295 7204 1757 6829 1604 6482 1549 6178 1549 5415 1549 4922 1894 4922 1894 4866 131 3603 1 2699 1 Z N">
              <draw:equation draw:name="f0" draw:formula="logwidth"/>
              <draw:equation draw:name="f1" draw:formula="logheight"/>
            </draw:enhanced-geometry>
          </draw:custom-shape>
          <draw:custom-shape draw:name="Google Shape;1784;p37" draw:style-name="gr3" draw:text-style-name="P7" draw:layer="layout" svg:width="0.952cm" svg:height="1.103cm" svg:x="2.75cm" svg:y="2.862cm">
            <text:p text:style-name="P23"/>
            <draw:enhanced-geometry draw:mirror-horizontal="false" draw:mirror-vertical="false" drawooo:sub-view-size="5457 6322" draw:text-areas="0 0 ?f0 ?f1" svg:viewBox="0 0 0 0" draw:type="ooxml-non-primitive" draw:enhanced-path="M 1566 1 C 1311 1 1078 66 871 197 82 691 1 1945 1 1997 L 448 2022 C 466 1724 615 888 1110 576 1243 493 1397 452 1570 452 1762 452 1979 503 2219 606 4036 1374 5004 6270 5012 6322 L 5456 6236 C 5413 6023 4432 1054 2393 192 2096 65 1820 1 1566 1 Z N">
              <draw:equation draw:name="f0" draw:formula="logwidth"/>
              <draw:equation draw:name="f1" draw:formula="logheight"/>
            </draw:enhanced-geometry>
          </draw:custom-shape>
          <draw:custom-shape draw:name="Google Shape;1785;p37" draw:style-name="gr1" draw:text-style-name="P5" draw:layer="layout" svg:width="1.483cm" svg:height="1.425cm" svg:x="3.013cm" svg:y="3.573cm">
            <text:p text:style-name="P23"/>
            <draw:enhanced-geometry draw:mirror-horizontal="false" draw:mirror-vertical="false" drawooo:sub-view-size="8498 8165" draw:text-areas="0 0 ?f0 ?f1" svg:viewBox="0 0 0 0" draw:type="ooxml-non-primitive" draw:enhanced-path="M 2163 2077 C 2180 2077 2189 2078 2189 2078 2709 2133 2948 2500 2637 2760 2506 2869 2251 2931 2002 2931 1656 2931 1323 2811 1365 2530 1426 2101 2031 2077 2163 2077 Z M 6006 3273 C 6201 3273 6396 3333 6561 3451 7013 3775 7192 4381 7192 4381 7192 4381 7083 4400 6924 4400 6683 4400 6328 4356 6066 4138 5631 3775 5644 3345 5644 3345 5760 3297 5883 3273 6006 3273 Z M 5681 0 C 4804 0 3714 202 3613 1826 3613 1826 3101 1446 2297 1446 2011 1446 1687 1494 1336 1626 1 2120 39 4168 662 5170 1254 6119 1603 6143 1636 6143 1638 6143 1638 6143 1638 6143 1638 6143 1958 4471 2453 4142 2482 4123 2506 4114 2528 4114 2880 4114 2381 6484 2381 6484 L 3767 7090 C 3767 7090 3861 5102 4117 5008 4122 5006 4127 5005 4132 5005 4373 5005 4394 7222 4394 7222 L 7209 8164 8177 5021 C 8177 5021 8497 3161 7827 2432 7827 2432 5861 2402 5639 1907 5435 1447 7363 1429 7668 1429 7694 1429 7708 1429 7708 1429 7708 1429 7119 52 6241 18 6076 11 5884 0 5681 0 Z N">
              <draw:equation draw:name="f0" draw:formula="logwidth"/>
              <draw:equation draw:name="f1" draw:formula="logheight"/>
            </draw:enhanced-geometry>
          </draw:custom-shape>
          <draw:custom-shape draw:name="Google Shape;1786;p37" draw:style-name="gr3" draw:text-style-name="P7" draw:layer="layout" svg:width="1.056cm" svg:height="1.118cm" svg:x="2.872cm" svg:y="2.066cm">
            <text:p text:style-name="P23"/>
            <draw:enhanced-geometry draw:mirror-horizontal="false" draw:mirror-vertical="false" drawooo:sub-view-size="6053 6408" draw:text-areas="0 0 ?f0 ?f1" svg:viewBox="0 0 0 0" draw:type="ooxml-non-primitive" draw:enhanced-path="M 3950 1 C 3614 1 3233 65 2802 223 405 1097 39 3708 0 6399 L 448 6407 C 495 3481 939 1383 2956 645 3331 508 3659 452 3945 452 5163 452 5615 1464 5639 1519 L 6053 1340 C 6046 1323 5466 1 3950 1 Z N">
              <draw:equation draw:name="f0" draw:formula="logwidth"/>
              <draw:equation draw:name="f1" draw:formula="logheight"/>
            </draw:enhanced-geometry>
          </draw:custom-shape>
          <draw:custom-shape draw:name="Google Shape;1787;p37" draw:style-name="gr1" draw:text-style-name="P5" draw:layer="layout" svg:width="1.581cm" svg:height="1.32cm" svg:x="3.232cm" svg:y="1.736cm">
            <text:p text:style-name="P23"/>
            <draw:enhanced-geometry draw:mirror-horizontal="false" draw:mirror-vertical="false" drawooo:sub-view-size="9060 7564" draw:text-areas="0 0 ?f0 ?f1" svg:viewBox="0 0 0 0" draw:type="ooxml-non-primitive" draw:enhanced-path="M 7264 1616 L 7264 1616 C 7264 1616 7264 1616 7264 1616 L 7264 1616 C 7264 1616 7264 1616 7264 1616 Z M 6346 3048 C 6408 3048 6469 3054 6531 3066 7081 3173 7490 3654 7490 3654 7490 3654 7078 3932 6625 3932 6538 3932 6451 3921 6364 3898 5818 3744 5652 3347 5652 3347 5835 3154 6087 3048 6346 3048 Z M 2288 3560 C 2615 3560 2810 3765 2670 4051 2551 4301 2077 4572 1743 4572 1586 4572 1460 4512 1416 4363 1284 3893 1984 3612 1984 3612 2093 3576 2196 3560 2288 3560 Z M 5186 0 C 5064 0 4943 20 4829 67 4010 400 2466 920 3174 2797 3174 2797 3046 2769 2837 2769 2422 2769 1688 2881 1015 3548 0 4550 879 6406 1860 7058 2510 7490 2866 7563 3032 7563 3117 7563 3152 7545 3152 7545 3152 7545 2756 5885 3067 5382 3094 5339 3123 5320 3154 5320 3479 5320 3971 7549 3971 7549 L 5481 7532 C 5481 7532 4748 5681 4940 5489 4948 5481 4958 5477 4969 5477 5213 5477 6104 7391 6104 7391 L 9060 7097 8646 3829 C 8646 3829 8173 2004 7264 1616 L 7264 1616 C 7264 1617 6074 2132 5411 2132 5259 2132 5135 2105 5059 2038 4650 1671 6744 750 6744 750 6744 750 5931 0 5186 0 Z N">
              <draw:equation draw:name="f0" draw:formula="logwidth"/>
              <draw:equation draw:name="f1" draw:formula="logheight"/>
            </draw:enhanced-geometry>
          </draw:custom-shape>
          <draw:custom-shape draw:name="Google Shape;1788;p37" draw:style-name="gr3" draw:text-style-name="P7" draw:layer="layout" svg:width="0.786cm" svg:height="1.011cm" svg:x="2.425cm" svg:y="2.209cm">
            <text:p text:style-name="P23"/>
            <draw:enhanced-geometry draw:mirror-horizontal="false" draw:mirror-vertical="false" drawooo:sub-view-size="4506 5797" draw:text-areas="0 0 ?f0 ?f1" svg:viewBox="0 0 0 0" draw:type="ooxml-non-primitive" draw:enhanced-path="M 1852 0 C 1217 0 610 316 108 695 103 921 65 1151 1 1369 499 915 1171 451 1851 451 2021 451 2191 480 2360 546 3601 1036 4002 4500 4057 5796 L 4505 5779 C 4462 4935 4360 4094 4202 3263 3848 1484 3285 426 2526 128 2300 39 2074 0 1852 0 Z N">
              <draw:equation draw:name="f0" draw:formula="logwidth"/>
              <draw:equation draw:name="f1" draw:formula="logheight"/>
            </draw:enhanced-geometry>
          </draw:custom-shape>
          <draw:custom-shape draw:name="Google Shape;1789;p37" draw:style-name="gr4" draw:text-style-name="P8" draw:layer="layout" svg:width="1.265cm" svg:height="3.261cm" svg:x="1.711cm" svg:y="0cm">
            <text:p text:style-name="P23"/>
            <draw:enhanced-geometry draw:mirror-horizontal="false" draw:mirror-vertical="false" drawooo:sub-view-size="7248 18679" draw:text-areas="0 0 ?f0 ?f1" svg:viewBox="0 0 0 0" draw:type="ooxml-non-primitive" draw:enhanced-path="M 6847 1 L 1 18542 376 18679 7248 73 7060 1 Z N">
              <draw:equation draw:name="f0" draw:formula="logwidth"/>
              <draw:equation draw:name="f1" draw:formula="logheight"/>
            </draw:enhanced-geometry>
          </draw:custom-shape>
          <draw:custom-shape draw:name="Google Shape;1790;p37" draw:style-name="gr4" draw:text-style-name="P8" draw:layer="layout" svg:width="1.264cm" svg:height="3.261cm" svg:x="2.911cm" svg:y="0cm">
            <text:p text:style-name="P23"/>
            <draw:enhanced-geometry draw:mirror-horizontal="false" draw:mirror-vertical="false" drawooo:sub-view-size="7243 18679" draw:text-areas="0 0 ?f0 ?f1" svg:viewBox="0 0 0 0" draw:type="ooxml-non-primitive" draw:enhanced-path="M 188 1 L 0 73 6867 18679 7243 18542 401 1 Z N">
              <draw:equation draw:name="f0" draw:formula="logwidth"/>
              <draw:equation draw:name="f1" draw:formula="logheight"/>
            </draw:enhanced-geometry>
          </draw:custom-shape>
        </draw:g>
        <draw:g draw:name="Google Shape;1791;p37">
          <draw:custom-shape draw:name="Google Shape;1792;p37" draw:style-name="gr3" draw:text-style-name="P7" draw:layer="layout" svg:width="0.975cm" svg:height="1.542cm" svg:x="2.233cm" svg:y="11.354cm">
            <text:p text:style-name="P23"/>
            <draw:enhanced-geometry draw:mirror-horizontal="false" draw:mirror-vertical="false" drawooo:sub-view-size="6045 9555" draw:text-areas="0 0 ?f0 ?f1" svg:viewBox="0 0 0 0" draw:type="ooxml-non-primitive" draw:enhanced-path="M 4210 1 L 4210 1 C 3413 423 2347 1323 2718 3127 2880 3912 2892 4351 2884 4565 2807 4821 2765 5085 2752 5350 2743 5631 2777 5917 2846 6190 2867 6258 2884 6326 2910 6390 2922 6424 2931 6459 2944 6493 L 2982 6587 C 3033 6710 3076 6830 3110 6958 3119 6987 3127 7022 3136 7051 3020 6894 2828 6574 2585 5998 2064 4757 1123 4483 378 4483 245 4483 118 4491 1 4505 1 4505 192 5985 1835 6642 2995 7103 3089 7269 3208 7388 3272 7760 3298 8139 3281 8514 3272 8779 3251 9043 3212 9304 3204 9368 3191 9436 3183 9500 3236 9536 3298 9554 3360 9554 3421 9554 3483 9536 3537 9500 3541 9449 3549 9402 3554 9351 3588 9073 3605 8800 3609 8523 3609 8429 3609 8335 3605 8242 3703 8092 3925 7845 4637 7295 6045 6215 5823 4740 5823 4740 L 5823 4740 C 5055 4863 3942 5303 3746 6877 3711 7188 3652 7499 3575 7806 3545 7491 3481 7175 3387 6872 3345 6740 3298 6608 3242 6480 L 3204 6386 C 3191 6356 3178 6326 3165 6297 3144 6237 3123 6177 3106 6117 3029 5870 2991 5614 2991 5354 2991 5196 3003 5042 3029 4889 3076 4688 3020 4501 3861 3251 5004 1541 4211 1 4210 1 Z N">
              <draw:equation draw:name="f0" draw:formula="logwidth"/>
              <draw:equation draw:name="f1" draw:formula="logheight"/>
            </draw:enhanced-geometry>
          </draw:custom-shape>
          <draw:custom-shape draw:name="Google Shape;1793;p37" draw:style-name="gr1" draw:text-style-name="P5" draw:layer="layout" svg:width="0.924cm" svg:height="0.302cm" svg:x="2.319cm" svg:y="12.889cm">
            <text:p text:style-name="P23"/>
            <draw:enhanced-geometry draw:mirror-horizontal="false" draw:mirror-vertical="false" drawooo:sub-view-size="5726 1877" draw:text-areas="0 0 ?f0 ?f1" svg:viewBox="0 0 0 0" draw:type="ooxml-non-primitive" draw:enhanced-path="M 2823 1 C 1680 1 553 624 31 1800 22 1826 14 1851 1 1877 L 5725 1877 C 5576 1600 5397 1339 5188 1101 4560 357 3687 1 2823 1 Z N">
              <draw:equation draw:name="f0" draw:formula="logwidth"/>
              <draw:equation draw:name="f1" draw:formula="logheight"/>
            </draw:enhanced-geometry>
          </draw:custom-shape>
          <draw:custom-shape draw:name="Google Shape;1794;p37" draw:style-name="gr1" draw:text-style-name="P5" draw:layer="layout" svg:width="0.286cm" svg:height="0.242cm" svg:x="2.32cm" svg:y="12.144cm">
            <text:p text:style-name="P23"/>
            <draw:enhanced-geometry draw:mirror-horizontal="false" draw:mirror-vertical="false" drawooo:sub-view-size="1775 1502" draw:text-areas="0 0 ?f0 ?f1" svg:viewBox="0 0 0 0" draw:type="ooxml-non-primitive" draw:enhanced-path="M 0 0 C 0 0 1126 538 1775 1502 1775 1502 1557 388 0 0 Z N">
              <draw:equation draw:name="f0" draw:formula="logwidth"/>
              <draw:equation draw:name="f1" draw:formula="logheight"/>
            </draw:enhanced-geometry>
          </draw:custom-shape>
          <draw:custom-shape draw:name="Google Shape;1795;p37" draw:style-name="gr1" draw:text-style-name="P5" draw:layer="layout" svg:width="0.199cm" svg:height="0.421cm" svg:x="2.671cm" svg:y="11.471cm">
            <text:p text:style-name="P23"/>
            <draw:enhanced-geometry draw:mirror-horizontal="false" draw:mirror-vertical="false" drawooo:sub-view-size="1238 2612" draw:text-areas="0 0 ?f0 ?f1" svg:viewBox="0 0 0 0" draw:type="ooxml-non-primitive" draw:enhanced-path="M 1238 1 C 1 1400 521 2611 521 2611 508 1259 1237 1 1238 1 Z N">
              <draw:equation draw:name="f0" draw:formula="logwidth"/>
              <draw:equation draw:name="f1" draw:formula="logheight"/>
            </draw:enhanced-geometry>
          </draw:custom-shape>
          <draw:custom-shape draw:name="Google Shape;1796;p37" draw:style-name="gr1" draw:text-style-name="P5" draw:layer="layout" svg:width="0.224cm" svg:height="0.31cm" svg:x="2.881cm" svg:y="12.203cm">
            <text:p text:style-name="P23"/>
            <draw:enhanced-geometry draw:mirror-horizontal="false" draw:mirror-vertical="false" drawooo:sub-view-size="1396 1929" draw:text-areas="0 0 ?f0 ?f1" svg:viewBox="0 0 0 0" draw:type="ooxml-non-primitive" draw:enhanced-path="M 1395 1 L 1395 1 C 1 798 94 1929 94 1929 457 828 1395 1 1395 1 Z N">
              <draw:equation draw:name="f0" draw:formula="logwidth"/>
              <draw:equation draw:name="f1" draw:formula="logheight"/>
            </draw:enhanced-geometry>
          </draw:custom-shape>
        </draw:g>
        <draw:g draw:name="Google Shape;1797;p37">
          <draw:custom-shape draw:name="Google Shape;1798;p37" draw:style-name="gr2" draw:text-style-name="P6" draw:layer="layout" svg:width="2.221cm" svg:height="1.505cm" svg:x="21.35cm" svg:y="2.455cm">
            <text:p text:style-name="P23"/>
            <draw:enhanced-geometry draw:mirror-horizontal="false" draw:mirror-vertical="false" drawooo:sub-view-size="10907 7392" draw:text-areas="0 0 ?f0 ?f1" svg:viewBox="0 0 0 0" draw:type="ooxml-non-primitive" draw:enhanced-path="M 5454 1 C 3771 1 2088 66 410 196 162 217 0 460 77 695 L 1941 6436 C 2129 7008 2658 7391 3255 7391 L 7657 7391 C 8254 7391 8783 7003 8966 6436 L 10830 695 C 10907 460 10745 217 10497 196 8819 66 7136 1 5454 1 Z N">
              <draw:equation draw:name="f0" draw:formula="logwidth"/>
              <draw:equation draw:name="f1" draw:formula="logheight"/>
            </draw:enhanced-geometry>
          </draw:custom-shape>
          <draw:custom-shape draw:name="Google Shape;1799;p37" draw:style-name="gr3" draw:text-style-name="P7" draw:layer="layout" svg:width="2.018cm" svg:height="0.112cm" svg:x="21.458cm" svg:y="2.523cm">
            <text:p text:style-name="P23"/>
            <draw:enhanced-geometry draw:mirror-horizontal="false" draw:mirror-vertical="false" drawooo:sub-view-size="9914 556" draw:text-areas="0 0 ?f0 ?f1" svg:viewBox="0 0 0 0" draw:type="ooxml-non-primitive" draw:enhanced-path="M 4957 1 C 2218 1 0 124 0 278 0 431 2218 555 4957 555 7695 555 9913 431 9913 278 9913 124 7695 1 4957 1 Z N">
              <draw:equation draw:name="f0" draw:formula="logwidth"/>
              <draw:equation draw:name="f1" draw:formula="logheight"/>
            </draw:enhanced-geometry>
          </draw:custom-shape>
          <draw:custom-shape draw:name="Google Shape;1800;p37" draw:style-name="gr4" draw:text-style-name="P8" draw:layer="layout" svg:width="1.002cm" svg:height="2.584cm" svg:x="21.496cm" svg:y="0cm">
            <text:p text:style-name="P23"/>
            <draw:enhanced-geometry draw:mirror-horizontal="false" draw:mirror-vertical="false" drawooo:sub-view-size="4924 12691" draw:text-areas="0 0 ?f0 ?f1" svg:viewBox="0 0 0 0" draw:type="ooxml-non-primitive" draw:enhanced-path="M 4650 1 L 1 12597 257 12690 4923 52 4795 1 Z N">
              <draw:equation draw:name="f0" draw:formula="logwidth"/>
              <draw:equation draw:name="f1" draw:formula="logheight"/>
            </draw:enhanced-geometry>
          </draw:custom-shape>
          <draw:custom-shape draw:name="Google Shape;1801;p37" draw:style-name="gr4" draw:text-style-name="P8" draw:layer="layout" svg:width="1.002cm" svg:height="2.584cm" svg:x="22.447cm" svg:y="0cm">
            <text:p text:style-name="P23"/>
            <draw:enhanced-geometry draw:mirror-horizontal="false" draw:mirror-vertical="false" drawooo:sub-view-size="4923 12691" draw:text-areas="0 0 ?f0 ?f1" svg:viewBox="0 0 0 0" draw:type="ooxml-non-primitive" draw:enhanced-path="M 128 1 L 0 52 4671 12690 4923 12597 273 1 Z N">
              <draw:equation draw:name="f0" draw:formula="logwidth"/>
              <draw:equation draw:name="f1" draw:formula="logheight"/>
            </draw:enhanced-geometry>
          </draw:custom-shape>
          <draw:custom-shape draw:name="Google Shape;1802;p37" draw:style-name="gr3" draw:text-style-name="P7" draw:layer="layout" svg:width="1.842cm" svg:height="2.337cm" svg:x="22.558cm" svg:y="2.534cm">
            <text:p text:style-name="P23"/>
            <draw:enhanced-geometry draw:mirror-horizontal="false" draw:mirror-vertical="false" drawooo:sub-view-size="9047 11476" draw:text-areas="0 0 ?f0 ?f1" svg:viewBox="0 0 0 0" draw:type="ooxml-non-primitive" draw:enhanced-path="M 256 1 C 77 1 0 227 137 338 5720 5009 8612 8715 8676 11287 8680 11385 8753 11466 8847 11475 8852 11475 8856 11475 8861 11475 8962 11475 9047 11393 9043 11291 9009 9769 8036 7866 6159 5636 4790 4006 2700 2010 380 48 346 18 303 1 256 1 Z N">
              <draw:equation draw:name="f0" draw:formula="logwidth"/>
              <draw:equation draw:name="f1" draw:formula="logheight"/>
            </draw:enhanced-geometry>
          </draw:custom-shape>
          <draw:custom-shape draw:name="Google Shape;1803;p37" draw:style-name="gr1" draw:text-style-name="P5" draw:layer="layout" svg:width="0.594cm" svg:height="0.307cm" svg:x="24.12cm" svg:y="4.052cm">
            <text:p text:style-name="P23"/>
            <draw:enhanced-geometry draw:mirror-horizontal="false" draw:mirror-vertical="false" drawooo:sub-view-size="2923 1511" draw:text-areas="0 0 ?f0 ?f1" svg:viewBox="0 0 0 0" draw:type="ooxml-non-primitive" draw:enhanced-path="M 862 1 C 300 1 0 314 0 314 377 1255 1019 1511 1606 1511 2303 1511 2922 1150 2922 1150 2051 242 1355 1 862 1 Z N">
              <draw:equation draw:name="f0" draw:formula="logwidth"/>
              <draw:equation draw:name="f1" draw:formula="logheight"/>
            </draw:enhanced-geometry>
          </draw:custom-shape>
          <draw:custom-shape draw:name="Google Shape;1804;p37" draw:style-name="gr1" draw:text-style-name="P5" draw:layer="layout" svg:width="0.645cm" svg:height="0.603cm" svg:x="23.525cm" svg:y="3.902cm">
            <text:p text:style-name="P23"/>
            <draw:enhanced-geometry draw:mirror-horizontal="false" draw:mirror-vertical="false" drawooo:sub-view-size="3170 2966" draw:text-areas="0 0 ?f0 ?f1" svg:viewBox="0 0 0 0" draw:type="ooxml-non-primitive" draw:enhanced-path="M 2014 1 C 1 935 1340 2965 1340 2965 3170 995 2014 1 2014 1 Z N">
              <draw:equation draw:name="f0" draw:formula="logwidth"/>
              <draw:equation draw:name="f1" draw:formula="logheight"/>
            </draw:enhanced-geometry>
          </draw:custom-shape>
          <draw:custom-shape draw:name="Google Shape;1805;p37" draw:style-name="gr1" draw:text-style-name="P5" draw:layer="layout" svg:width="0.613cm" svg:height="0.614cm" svg:x="24.001cm" svg:y="4.605cm">
            <text:p text:style-name="P23"/>
            <draw:enhanced-geometry draw:mirror-horizontal="false" draw:mirror-vertical="false" drawooo:sub-view-size="3012 3021" draw:text-areas="0 0 ?f0 ?f1" svg:viewBox="0 0 0 0" draw:type="ooxml-non-primitive" draw:enhanced-path="M 1587 0 C 0 1553 1937 3020 1941 3020 3011 555 1587 0 1587 0 Z N">
              <draw:equation draw:name="f0" draw:formula="logwidth"/>
              <draw:equation draw:name="f1" draw:formula="logheight"/>
            </draw:enhanced-geometry>
          </draw:custom-shape>
          <draw:custom-shape draw:name="Google Shape;1806;p37" draw:style-name="gr1" draw:text-style-name="P5" draw:layer="layout" svg:width="0.617cm" svg:height="0.279cm" svg:x="23.575cm" svg:y="3.321cm">
            <text:p text:style-name="P23"/>
            <draw:enhanced-geometry draw:mirror-horizontal="false" draw:mirror-vertical="false" drawooo:sub-view-size="3033 1376" draw:text-areas="0 0 ?f0 ?f1" svg:viewBox="0 0 0 0" draw:type="ooxml-non-primitive" draw:enhanced-path="M 1318 1 C 307 1 0 685 0 685 454 1198 917 1376 1339 1376 2286 1376 3033 484 3033 484 2312 126 1750 1 1318 1 Z N">
              <draw:equation draw:name="f0" draw:formula="logwidth"/>
              <draw:equation draw:name="f1" draw:formula="logheight"/>
            </draw:enhanced-geometry>
          </draw:custom-shape>
          <draw:custom-shape draw:name="Google Shape;1807;p37" draw:style-name="gr1" draw:text-style-name="P5" draw:layer="layout" svg:width="0.638cm" svg:height="0.619cm" svg:x="22.983cm" svg:y="3.271cm">
            <text:p text:style-name="P23"/>
            <draw:enhanced-geometry draw:mirror-horizontal="false" draw:mirror-vertical="false" drawooo:sub-view-size="3136 3042" draw:text-areas="0 0 ?f0 ?f1" svg:viewBox="0 0 0 0" draw:type="ooxml-non-primitive" draw:enhanced-path="M 1821 0 L 1821 0 C 0 1271 1676 3037 1672 3041 3135 781 1821 0 1821 0 Z N">
              <draw:equation draw:name="f0" draw:formula="logwidth"/>
              <draw:equation draw:name="f1" draw:formula="logheight"/>
            </draw:enhanced-geometry>
          </draw:custom-shape>
          <draw:custom-shape draw:name="Google Shape;1808;p37" draw:style-name="gr1" draw:text-style-name="P5" draw:layer="layout" svg:width="0.616cm" svg:height="0.279cm" svg:x="23.076cm" svg:y="2.838cm">
            <text:p text:style-name="P23"/>
            <draw:enhanced-geometry draw:mirror-horizontal="false" draw:mirror-vertical="false" drawooo:sub-view-size="3030 1375" draw:text-areas="0 0 ?f0 ?f1" svg:viewBox="0 0 0 0" draw:type="ooxml-non-primitive" draw:enhanced-path="M 1346 1 C 302 1 1 708 1 708 454 1202 910 1375 1325 1375 2285 1375 3029 452 3029 452 2324 119 1773 1 1346 1 Z N">
              <draw:equation draw:name="f0" draw:formula="logwidth"/>
              <draw:equation draw:name="f1" draw:formula="logheight"/>
            </draw:enhanced-geometry>
          </draw:custom-shape>
          <draw:custom-shape draw:name="Google Shape;1809;p37" draw:style-name="gr3" draw:text-style-name="P7" draw:layer="layout" svg:width="0.992cm" svg:height="2.858cm" svg:x="21.268cm" svg:y="2.51cm">
            <text:p text:style-name="P23"/>
            <draw:enhanced-geometry draw:mirror-horizontal="false" draw:mirror-vertical="false" drawooo:sub-view-size="4876 14034" draw:text-areas="0 0 ?f0 ?f1" svg:viewBox="0 0 0 0" draw:type="ooxml-non-primitive" draw:enhanced-path="M 4641 1 C 4568 1 4504 43 4475 103 3024 2841 1800 5528 1126 7589 222 10357 34 12485 567 13910 597 13997 665 14033 733 14033 849 14033 968 13927 909 13782 0 11355 1318 6782 4807 282 4876 154 4786 1 4641 1 Z N">
              <draw:equation draw:name="f0" draw:formula="logwidth"/>
              <draw:equation draw:name="f1" draw:formula="logheight"/>
            </draw:enhanced-geometry>
          </draw:custom-shape>
          <draw:custom-shape draw:name="Google Shape;1810;p37" draw:style-name="gr1" draw:text-style-name="P5" draw:layer="layout" svg:width="0.489cm" svg:height="0.398cm" svg:x="20.886cm" svg:y="4.558cm">
            <text:p text:style-name="P23"/>
            <draw:enhanced-geometry draw:mirror-horizontal="false" draw:mirror-vertical="false" drawooo:sub-view-size="2405 1959" draw:text-areas="0 0 ?f0 ?f1" svg:viewBox="0 0 0 0" draw:type="ooxml-non-primitive" draw:enhanced-path="M 1999 0 C 1512 0 669 277 1 1937 1 1937 141 1958 354 1958 1022 1958 2404 1755 2398 69 2398 69 2243 0 1999 0 Z N">
              <draw:equation draw:name="f0" draw:formula="logwidth"/>
              <draw:equation draw:name="f1" draw:formula="logheight"/>
            </draw:enhanced-geometry>
          </draw:custom-shape>
          <draw:custom-shape draw:name="Google Shape;1811;p37" draw:style-name="gr1" draw:text-style-name="P5" draw:layer="layout" svg:width="0.593cm" svg:height="0.508cm" svg:x="21.324cm" svg:y="4.305cm">
            <text:p text:style-name="P23"/>
            <draw:enhanced-geometry draw:mirror-horizontal="false" draw:mirror-vertical="false" drawooo:sub-view-size="2918 2497" draw:text-areas="0 0 ?f0 ?f1" svg:viewBox="0 0 0 0" draw:type="ooxml-non-primitive" draw:enhanced-path="M 700 1 L 700 1 C 700 1 0 1357 2432 2496 2432 2496 2918 116 700 1 Z N">
              <draw:equation draw:name="f0" draw:formula="logwidth"/>
              <draw:equation draw:name="f1" draw:formula="logheight"/>
            </draw:enhanced-geometry>
          </draw:custom-shape>
          <draw:custom-shape draw:name="Google Shape;1812;p37" draw:style-name="gr1" draw:text-style-name="P5" draw:layer="layout" svg:width="0.587cm" svg:height="0.313cm" svg:x="21.046cm" svg:y="3.704cm">
            <text:p text:style-name="P23"/>
            <draw:enhanced-geometry draw:mirror-horizontal="false" draw:mirror-vertical="false" drawooo:sub-view-size="2889 1540" draw:text-areas="0 0 ?f0 ?f1" svg:viewBox="0 0 0 0" draw:type="ooxml-non-primitive" draw:enhanced-path="M 2072 0 C 1576 0 869 251 1 1228 1 1228 586 1540 1251 1540 1859 1540 2534 1279 2888 281 2888 281 2598 0 2072 0 Z N">
              <draw:equation draw:name="f0" draw:formula="logwidth"/>
              <draw:equation draw:name="f1" draw:formula="logheight"/>
            </draw:enhanced-geometry>
          </draw:custom-shape>
          <draw:custom-shape draw:name="Google Shape;1813;p37" draw:style-name="gr1" draw:text-style-name="P5" draw:layer="layout" svg:width="0.629cm" svg:height="0.561cm" svg:x="21.58cm" svg:y="3.503cm">
            <text:p text:style-name="P23"/>
            <draw:enhanced-geometry draw:mirror-horizontal="false" draw:mirror-vertical="false" drawooo:sub-view-size="3094 2761" draw:text-areas="0 0 ?f0 ?f1" svg:viewBox="0 0 0 0" draw:type="ooxml-non-primitive" draw:enhanced-path="M 926 1 C 926 1 1 1217 2202 2761 2202 2761 3093 496 926 1 Z N">
              <draw:equation draw:name="f0" draw:formula="logwidth"/>
              <draw:equation draw:name="f1" draw:formula="logheight"/>
            </draw:enhanced-geometry>
          </draw:custom-shape>
          <draw:custom-shape draw:name="Google Shape;1814;p37" draw:style-name="gr1" draw:text-style-name="P5" draw:layer="layout" svg:width="0.591cm" svg:height="0.31cm" svg:x="21.327cm" svg:y="3.071cm">
            <text:p text:style-name="P23"/>
            <draw:enhanced-geometry draw:mirror-horizontal="false" draw:mirror-vertical="false" drawooo:sub-view-size="2905 1526" draw:text-areas="0 0 ?f0 ?f1" svg:viewBox="0 0 0 0" draw:type="ooxml-non-primitive" draw:enhanced-path="M 2066 1 C 1571 1 871 247 0 1189 0 1189 604 1526 1286 1526 1883 1526 2540 1267 2905 297 2905 297 2610 1 2066 1 Z N">
              <draw:equation draw:name="f0" draw:formula="logwidth"/>
              <draw:equation draw:name="f1" draw:formula="logheight"/>
            </draw:enhanced-geometry>
          </draw:custom-shape>
          <draw:custom-shape draw:name="Google Shape;1815;p37" draw:style-name="gr3" draw:text-style-name="P7" draw:layer="layout" svg:width="2.151cm" svg:height="0.463cm" svg:x="20.373cm" svg:y="2.157cm">
            <text:p text:style-name="P23"/>
            <draw:enhanced-geometry draw:mirror-horizontal="false" draw:mirror-vertical="false" drawooo:sub-view-size="10565 2280" draw:text-areas="0 0 ?f0 ?f1" svg:viewBox="0 0 0 0" draw:type="ooxml-non-primitive" draw:enhanced-path="M 4591 1 C 4271 1 3957 21 3650 62 2362 228 1151 782 182 1648 0 1784 137 2017 303 2017 351 2017 401 1998 447 1951 1627 920 3010 402 4577 402 5292 402 6046 510 6836 727 8018 1055 9140 1567 10163 2241 10197 2267 10240 2280 10283 2280 10483 2280 10564 2024 10402 1908 9344 1209 8180 676 6956 339 6140 114 5348 1 4591 1 Z N">
              <draw:equation draw:name="f0" draw:formula="logwidth"/>
              <draw:equation draw:name="f1" draw:formula="logheight"/>
            </draw:enhanced-geometry>
          </draw:custom-shape>
          <draw:custom-shape draw:name="Google Shape;1816;p37" draw:style-name="gr1" draw:text-style-name="P5" draw:layer="layout" svg:width="0.494cm" svg:height="0.452cm" svg:x="21.189cm" svg:y="2.269cm">
            <text:p text:style-name="P23"/>
            <draw:enhanced-geometry draw:mirror-horizontal="false" draw:mirror-vertical="false" drawooo:sub-view-size="2432 2226" draw:text-areas="0 0 ?f0 ?f1" svg:viewBox="0 0 0 0" draw:type="ooxml-non-primitive" draw:enhanced-path="M 1876 0 C 1441 0 480 239 0 2225 0 2225 2431 2221 2099 24 2099 24 2014 0 1876 0 Z N">
              <draw:equation draw:name="f0" draw:formula="logwidth"/>
              <draw:equation draw:name="f1" draw:formula="logheight"/>
            </draw:enhanced-geometry>
          </draw:custom-shape>
          <draw:custom-shape draw:name="Google Shape;1817;p37" draw:style-name="gr1" draw:text-style-name="P5" draw:layer="layout" svg:width="0.562cm" svg:height="0.317cm" svg:x="20.45cm" svg:y="1.956cm">
            <text:p text:style-name="P23"/>
            <draw:enhanced-geometry draw:mirror-horizontal="false" draw:mirror-vertical="false" drawooo:sub-view-size="2765 1562" draw:text-areas="0 0 ?f0 ?f1" svg:viewBox="0 0 0 0" draw:type="ooxml-non-primitive" draw:enhanced-path="M 584 0 C 404 0 210 10 0 30 0 30 533 1562 1800 1562 2084 1562 2405 1485 2764 1297 2764 1297 2688 0 584 0 Z N">
              <draw:equation draw:name="f0" draw:formula="logwidth"/>
              <draw:equation draw:name="f1" draw:formula="logheight"/>
            </draw:enhanced-geometry>
          </draw:custom-shape>
          <draw:custom-shape draw:name="Google Shape;1818;p37" draw:style-name="gr1" draw:text-style-name="P5" draw:layer="layout" svg:width="0.495cm" svg:height="0.452cm" svg:x="20.178cm" svg:y="2.358cm">
            <text:p text:style-name="P23"/>
            <draw:enhanced-geometry draw:mirror-horizontal="false" draw:mirror-vertical="false" drawooo:sub-view-size="2436 2226" draw:text-areas="0 0 ?f0 ?f1" svg:viewBox="0 0 0 0" draw:type="ooxml-non-primitive" draw:enhanced-path="M 1877 1 C 1442 1 480 240 0 2226 0 2226 2436 2221 2099 25 2099 25 2014 1 1877 1 Z N">
              <draw:equation draw:name="f0" draw:formula="logwidth"/>
              <draw:equation draw:name="f1" draw:formula="logheight"/>
            </draw:enhanced-geometry>
          </draw:custom-shape>
          <draw:custom-shape draw:name="Google Shape;1819;p37" draw:style-name="gr1" draw:text-style-name="P5" draw:layer="layout" svg:width="0.534cm" svg:height="0.423cm" svg:x="21.109cm" svg:y="1.771cm">
            <text:p text:style-name="P23"/>
            <draw:enhanced-geometry draw:mirror-horizontal="false" draw:mirror-vertical="false" drawooo:sub-view-size="2629 2082" draw:text-areas="0 0 ?f0 ?f1" svg:viewBox="0 0 0 0" draw:type="ooxml-non-primitive" draw:enhanced-path="M 1 1 C 1 1 59 2082 1805 2082 1945 2082 2095 2068 2257 2040 2257 2040 2628 555 1 1 Z N">
              <draw:equation draw:name="f0" draw:formula="logwidth"/>
              <draw:equation draw:name="f1" draw:formula="logheight"/>
            </draw:enhanced-geometry>
          </draw:custom-shape>
          <draw:custom-shape draw:name="Google Shape;1820;p37" draw:style-name="gr1" draw:text-style-name="P5" draw:layer="layout" svg:width="0.61cm" svg:height="0.291cm" svg:x="21.709cm" svg:y="2.443cm">
            <text:p text:style-name="P23"/>
            <draw:enhanced-geometry draw:mirror-horizontal="false" draw:mirror-vertical="false" drawooo:sub-view-size="3000 1435" draw:text-areas="0 0 ?f0 ?f1" svg:viewBox="0 0 0 0" draw:type="ooxml-non-primitive" draw:enhanced-path="M 1998 0 C 1518 0 858 207 1 911 1 911 698 1435 1485 1435 2011 1435 2576 1201 3000 420 3000 420 2681 0 1998 0 Z N">
              <draw:equation draw:name="f0" draw:formula="logwidth"/>
              <draw:equation draw:name="f1" draw:formula="logheight"/>
            </draw:enhanced-geometry>
          </draw:custom-shape>
          <draw:custom-shape draw:name="Google Shape;1821;p37" draw:style-name="gr1" draw:text-style-name="P5" draw:layer="layout" svg:width="0.642cm" svg:height="0.589cm" svg:x="21.885cm" svg:y="1.852cm">
            <text:p text:style-name="P23"/>
            <draw:enhanced-geometry draw:mirror-horizontal="false" draw:mirror-vertical="false" drawooo:sub-view-size="3158 2897" draw:text-areas="0 0 ?f0 ?f1" svg:viewBox="0 0 0 0" draw:type="ooxml-non-primitive" draw:enhanced-path="M 1170 1 L 1170 1 C 1169 1 1 2129 2082 2897 2082 2897 3157 1809 1170 1 Z N">
              <draw:equation draw:name="f0" draw:formula="logwidth"/>
              <draw:equation draw:name="f1" draw:formula="logheight"/>
            </draw:enhanced-geometry>
          </draw:custom-shape>
          <draw:custom-shape draw:name="Google Shape;1822;p37" draw:style-name="gr3" draw:text-style-name="P7" draw:layer="layout" svg:width="0.414cm" svg:height="0.494cm" svg:x="22.345cm" svg:y="2.104cm">
            <text:p text:style-name="P23"/>
            <draw:enhanced-geometry draw:mirror-horizontal="false" draw:mirror-vertical="false" drawooo:sub-view-size="2035 2429" draw:text-areas="0 0 ?f0 ?f1" svg:viewBox="0 0 0 0" draw:type="ooxml-non-primitive" draw:enhanced-path="M 638 1 C 487 1 337 37 201 108 128 142 64 185 0 236 56 381 90 531 107 688 184 599 282 526 384 475 464 433 552 411 641 411 705 411 770 422 832 445 1352 624 1532 1268 1591 1729 1613 1874 1621 2023 1621 2177 L 1621 2215 C 1617 2331 1706 2424 1822 2429 L 1830 2429 C 1937 2429 2026 2343 2035 2232 2035 2066 2026 1900 2005 1733 1937 1179 1715 317 960 57 856 19 747 1 638 1 Z N">
              <draw:equation draw:name="f0" draw:formula="logwidth"/>
              <draw:equation draw:name="f1" draw:formula="logheight"/>
            </draw:enhanced-geometry>
          </draw:custom-shape>
          <draw:custom-shape draw:name="Google Shape;1823;p37" draw:style-name="gr3" draw:text-style-name="P7" draw:layer="layout" svg:width="2.358cm" svg:height="1.555cm" svg:x="22.8cm" svg:y="2.194cm">
            <text:p text:style-name="P23"/>
            <draw:enhanced-geometry draw:mirror-horizontal="false" draw:mirror-vertical="false" drawooo:sub-view-size="11583 7639" draw:text-areas="0 0 ?f0 ?f1" svg:viewBox="0 0 0 0" draw:type="ooxml-non-primitive" draw:enhanced-path="M 4114 1 C 3106 1 2284 282 1696 579 702 1087 156 1735 130 1765 1 1919 140 2102 292 2102 345 2102 400 2079 446 2025 450 2016 962 1411 1883 946 2591 585 3333 405 4101 405 4676 405 5266 506 5867 707 9250 1837 11143 7442 11161 7497 11190 7583 11267 7638 11352 7638 11374 7638 11395 7634 11416 7625 11523 7591 11583 7476 11544 7369 11173 6307 10700 5288 10137 4315 8896 2170 7505 826 5995 319 5314 91 4684 1 4114 1 Z N">
              <draw:equation draw:name="f0" draw:formula="logwidth"/>
              <draw:equation draw:name="f1" draw:formula="logheight"/>
            </draw:enhanced-geometry>
          </draw:custom-shape>
          <draw:custom-shape draw:name="Google Shape;1824;p37" draw:style-name="gr1" draw:text-style-name="P5" draw:layer="layout" svg:width="0.61cm" svg:height="0.281cm" svg:x="24.671cm" svg:y="2.636cm">
            <text:p text:style-name="P23"/>
            <draw:enhanced-geometry draw:mirror-horizontal="false" draw:mirror-vertical="false" drawooo:sub-view-size="3000 1385" draw:text-areas="0 0 ?f0 ?f1" svg:viewBox="0 0 0 0" draw:type="ooxml-non-primitive" draw:enhanced-path="M 1496 1 C 276 1 1 829 1 829 446 1236 870 1385 1252 1385 2278 1385 2999 317 2999 317 2384 87 1891 1 1496 1 Z N">
              <draw:equation draw:name="f0" draw:formula="logwidth"/>
              <draw:equation draw:name="f1" draw:formula="logheight"/>
            </draw:enhanced-geometry>
          </draw:custom-shape>
          <draw:custom-shape draw:name="Google Shape;1825;p37" draw:style-name="gr1" draw:text-style-name="P5" draw:layer="layout" svg:width="0.566cm" svg:height="0.591cm" svg:x="23.788cm" svg:y="2.356cm">
            <text:p text:style-name="P23"/>
            <draw:enhanced-geometry draw:mirror-horizontal="false" draw:mirror-vertical="false" drawooo:sub-view-size="2782 2906" draw:text-areas="0 0 ?f0 ?f1" svg:viewBox="0 0 0 0" draw:type="ooxml-non-primitive" draw:enhanced-path="M 1280 1 C 0 1818 2175 2905 2175 2905 2781 282 1280 1 1280 1 Z N">
              <draw:equation draw:name="f0" draw:formula="logwidth"/>
              <draw:equation draw:name="f1" draw:formula="logheight"/>
            </draw:enhanced-geometry>
          </draw:custom-shape>
          <draw:custom-shape draw:name="Google Shape;1826;p37" draw:style-name="gr1" draw:text-style-name="P5" draw:layer="layout" svg:width="0.548cm" svg:height="0.58cm" svg:x="24.85cm" svg:y="3.648cm">
            <text:p text:style-name="P23"/>
            <draw:enhanced-geometry draw:mirror-horizontal="false" draw:mirror-vertical="false" drawooo:sub-view-size="2697 2854" draw:text-areas="0 0 ?f0 ?f1" svg:viewBox="0 0 0 0" draw:type="ooxml-non-primitive" draw:enhanced-path="M 1182 0 L 1182 0 C 1 1877 2223 2854 2223 2854 2696 209 1182 0 1182 0 Z N">
              <draw:equation draw:name="f0" draw:formula="logwidth"/>
              <draw:equation draw:name="f1" draw:formula="logheight"/>
            </draw:enhanced-geometry>
          </draw:custom-shape>
          <draw:custom-shape draw:name="Google Shape;1827;p37" draw:style-name="gr1" draw:text-style-name="P5" draw:layer="layout" svg:width="0.646cm" svg:height="0.606cm" svg:x="24.393cm" svg:y="3.092cm">
            <text:p text:style-name="P23"/>
            <draw:enhanced-geometry draw:mirror-horizontal="false" draw:mirror-vertical="false" drawooo:sub-view-size="3175 2978" draw:text-areas="0 0 ?f0 ?f1" svg:viewBox="0 0 0 0" draw:type="ooxml-non-primitive" draw:enhanced-path="M 1993 0 L 1993 0 C 1 981 1387 2978 1387 2978 3174 969 1993 0 1993 0 Z N">
              <draw:equation draw:name="f0" draw:formula="logwidth"/>
              <draw:equation draw:name="f1" draw:formula="logheight"/>
            </draw:enhanced-geometry>
          </draw:custom-shape>
          <draw:custom-shape draw:name="Google Shape;1828;p37" draw:style-name="gr1" draw:text-style-name="P5" draw:layer="layout" svg:width="0.558cm" svg:height="0.322cm" svg:x="23.966cm" svg:y="2.008cm">
            <text:p text:style-name="P23"/>
            <draw:enhanced-geometry draw:mirror-horizontal="false" draw:mirror-vertical="false" drawooo:sub-view-size="2744 1587" draw:text-areas="0 0 ?f0 ?f1" svg:viewBox="0 0 0 0" draw:type="ooxml-non-primitive" draw:enhanced-path="M 2259 1 C 53 1 0 1338 0 1338 352 1514 665 1587 942 1587 2232 1587 2743 20 2743 20 2571 7 2410 1 2259 1 Z N">
              <draw:equation draw:name="f0" draw:formula="logwidth"/>
              <draw:equation draw:name="f1" draw:formula="logheight"/>
            </draw:enhanced-geometry>
          </draw:custom-shape>
          <draw:custom-shape draw:name="Google Shape;1829;p37" draw:style-name="gr1" draw:text-style-name="P5" draw:layer="layout" svg:width="0.599cm" svg:height="0.302cm" svg:x="23.122cm" svg:y="2.331cm">
            <text:p text:style-name="P23"/>
            <draw:enhanced-geometry draw:mirror-horizontal="false" draw:mirror-vertical="false" drawooo:sub-view-size="2948 1489" draw:text-areas="0 0 ?f0 ?f1" svg:viewBox="0 0 0 0" draw:type="ooxml-non-primitive" draw:enhanced-path="M 900 1 C 308 1 0 340 0 340 392 1238 1012 1489 1582 1489 2305 1489 2948 1087 2948 1087 2078 234 1391 1 900 1 Z N">
              <draw:equation draw:name="f0" draw:formula="logwidth"/>
              <draw:equation draw:name="f1" draw:formula="logheight"/>
            </draw:enhanced-geometry>
          </draw:custom-shape>
          <draw:custom-shape draw:name="Google Shape;1830;p37" draw:style-name="gr1" draw:text-style-name="P5" draw:layer="layout" svg:width="0.634cm" svg:height="0.572cm" svg:x="22.941cm" svg:y="1.744cm">
            <text:p text:style-name="P23"/>
            <draw:enhanced-geometry draw:mirror-horizontal="false" draw:mirror-vertical="false" drawooo:sub-view-size="3119 2812" draw:text-areas="0 0 ?f0 ?f1" svg:viewBox="0 0 0 0" draw:type="ooxml-non-primitive" draw:enhanced-path="M 2137 0 L 2137 0 C 0 1634 977 2811 977 2811 3118 2227 2137 1 2137 0 Z N">
              <draw:equation draw:name="f0" draw:formula="logwidth"/>
              <draw:equation draw:name="f1" draw:formula="logheight"/>
            </draw:enhanced-geometry>
          </draw:custom-shape>
        </draw:g>
        <presentation:notes draw:style-name="dp2">
          <draw:page-thumbnail draw:name="Google Shape;1772;g10204474350_0_1161:notes" draw:style-name="gr5" draw:layer="layout" svg:width="16.932cm" svg:height="9.524cm" svg:x="1.059cm" svg:y="1.905cm" draw:page-number="1" presentation:class="page"/>
          <draw:frame draw:name="Google Shape;1773;g10204474350_0_1161:notes" presentation:style-name="pr3" draw:text-style-name="P9" draw:layer="layout" svg:width="15.239cm" svg:height="11.429cm" svg:x="1.905cm" svg:y="12.065cm" presentation:class="notes" presentation:placeholder="true" presentation:user-transformed="true">
            <draw:text-box/>
          </draw:frame>
        </presentation:notes>
      </draw:page>
      <draw:page draw:name="01" draw:style-name="dp3" draw:master-page-name="SECTION_5f_HEADER">
        <draw:frame draw:name="Google Shape;1835;p38" presentation:style-name="pr4" draw:text-style-name="P11" draw:layer="layout" svg:width="15.198cm" svg:height="2.337cm" svg:x="8.214cm" svg:y="5.562cm" presentation:class="title" presentation:user-transformed="true">
          <draw:text-box>
            <text:p text:style-name="P10"><text:span text:style-name="T1">Introduction</text:span></text:p>
          </draw:text-box>
        </draw:frame>
        <draw:frame draw:name="Google Shape;1836;p38" presentation:style-name="pr4" draw:text-style-name="P12" draw:layer="layout" svg:width="9.312cm" svg:height="2.337cm" svg:x="11.157cm" svg:y="2.885cm" presentation:class="title" presentation:user-transformed="true">
          <draw:text-box>
            <text:p text:style-name="P3"><text:span text:style-name="T3">01</text:span></text:p>
          </draw:text-box>
        </draw:frame>
        <draw:g draw:name="Google Shape;1838;p38">
          <draw:custom-shape draw:name="Google Shape;1839;p38" draw:style-name="gr1" draw:text-style-name="P5" draw:layer="layout" svg:width="7.563cm" svg:height="0.353cm" svg:x="0.93cm" svg:y="12.806cm">
            <text:p text:style-name="P23"/>
            <draw:enhanced-geometry draw:mirror-horizontal="true" draw:mirror-vertical="false" drawooo:sub-view-size="43648 2040" draw:text-areas="0 0 ?f0 ?f1" svg:viewBox="0 0 0 0" draw:type="ooxml-non-primitive" draw:enhanced-path="M 21822 0 C 9772 0 0 457 0 1020 0 1583 9772 2039 21822 2039 33876 2039 43648 1583 43648 1020 43648 457 33876 0 21822 0 Z N">
              <draw:equation draw:name="f0" draw:formula="logwidth"/>
              <draw:equation draw:name="f1" draw:formula="logheight"/>
            </draw:enhanced-geometry>
          </draw:custom-shape>
          <draw:custom-shape draw:name="Google Shape;1840;p38" draw:style-name="gr6" draw:text-style-name="P13" draw:layer="layout" svg:width="0.493cm" svg:height="0.429cm" svg:x="6.434cm" svg:y="11.796cm">
            <text:p text:style-name="P23"/>
            <draw:enhanced-geometry draw:mirror-horizontal="true" draw:mirror-vertical="false" drawooo:sub-view-size="2850 2484" draw:text-areas="0 0 ?f0 ?f1" svg:viewBox="0 0 0 0" draw:type="ooxml-non-primitive" draw:enhanced-path="M 1 1 L 116 2483 2756 2483 2850 73 1 1 Z N">
              <draw:equation draw:name="f0" draw:formula="logwidth"/>
              <draw:equation draw:name="f1" draw:formula="logheight"/>
            </draw:enhanced-geometry>
          </draw:custom-shape>
          <draw:custom-shape draw:name="Google Shape;1841;p38" draw:style-name="gr7" draw:text-style-name="P14" draw:layer="layout" svg:width="1.783cm" svg:height="0.848cm" svg:x="6.273cm" svg:y="12.099cm">
            <text:p text:style-name="P23"/>
            <draw:enhanced-geometry draw:mirror-horizontal="true" draw:mirror-vertical="false" drawooo:sub-view-size="10298 4900" draw:text-areas="0 0 ?f0 ?f1" svg:viewBox="0 0 0 0" draw:type="ooxml-non-primitive" draw:enhanced-path="M 6720 0 C 6602 0 6493 29 6395 101 6395 101 6105 306 5311 1022 4518 1735 3170 2204 2023 2686 543 3304 125 3923 39 4349 1 4537 26 4733 125 4899 L 10105 4899 C 10182 4767 10221 4575 10238 4345 10297 3500 10029 2153 9901 1308 9884 1210 9871 1116 9858 1031 9841 916 9832 800 9828 685 9828 168 9488 102 9314 102 9254 102 9214 109 9214 109 8950 368 8677 458 8405 458 7792 458 7188 0 6720 0 Z N">
              <draw:equation draw:name="f0" draw:formula="logwidth"/>
              <draw:equation draw:name="f1" draw:formula="logheight"/>
            </draw:enhanced-geometry>
          </draw:custom-shape>
          <draw:custom-shape draw:name="Google Shape;1842;p38" draw:style-name="gr8" draw:text-style-name="P15" draw:layer="layout" svg:width="1.773cm" svg:height="0.095cm" svg:x="6.284cm" svg:y="12.852cm">
            <text:p text:style-name="P23"/>
            <draw:enhanced-geometry draw:mirror-horizontal="true" draw:mirror-vertical="false" drawooo:sub-view-size="10238 556" draw:text-areas="0 0 ?f0 ?f1" svg:viewBox="0 0 0 0" draw:type="ooxml-non-primitive" draw:enhanced-path="M 39 1 C 1 189 26 389 125 555 L 10105 555 C 10182 423 10221 231 10238 1 Z N">
              <draw:equation draw:name="f0" draw:formula="logwidth"/>
              <draw:equation draw:name="f1" draw:formula="logheight"/>
            </draw:enhanced-geometry>
          </draw:custom-shape>
          <draw:custom-shape draw:name="Google Shape;1843;p38" draw:style-name="gr8" draw:text-style-name="P15" draw:layer="layout" svg:width="0.23cm" svg:height="0.67cm" svg:x="6.344cm" svg:y="12.278cm">
            <text:p text:style-name="P23"/>
            <draw:enhanced-geometry draw:mirror-horizontal="true" draw:mirror-vertical="false" drawooo:sub-view-size="1332 3874" draw:text-areas="0 0 ?f0 ?f1" svg:viewBox="0 0 0 0" draw:type="ooxml-non-primitive" draw:enhanced-path="M 1289 1 C 845 338 99 1080 39 2261 1 2837 172 3409 517 3874 L 816 3874 C 517 3532 244 3016 278 2274 325 1285 918 619 1332 274 1315 176 1302 82 1289 1 Z N">
              <draw:equation draw:name="f0" draw:formula="logwidth"/>
              <draw:equation draw:name="f1" draw:formula="logheight"/>
            </draw:enhanced-geometry>
          </draw:custom-shape>
          <draw:custom-shape draw:name="Google Shape;1844;p38" draw:style-name="gr8" draw:text-style-name="P15" draw:layer="layout" svg:width="0.187cm" svg:height="0.083cm" svg:x="7.069cm" svg:y="12.294cm">
            <text:p text:style-name="P23"/>
            <draw:enhanced-geometry draw:mirror-horizontal="true" draw:mirror-vertical="false" drawooo:sub-view-size="1085 484" draw:text-areas="0 0 ?f0 ?f1" svg:viewBox="0 0 0 0" draw:type="ooxml-non-primitive" draw:enhanced-path="M 230 0 C 51 0 0 278 198 326 L 820 479 C 833 484 846 484 859 484 1051 484 1085 211 897 159 L 274 6 C 259 2 244 0 230 0 Z N">
              <draw:equation draw:name="f0" draw:formula="logwidth"/>
              <draw:equation draw:name="f1" draw:formula="logheight"/>
            </draw:enhanced-geometry>
          </draw:custom-shape>
          <draw:custom-shape draw:name="Google Shape;1845;p38" draw:style-name="gr8" draw:text-style-name="P15" draw:layer="layout" svg:width="0.187cm" svg:height="0.084cm" svg:x="6.961cm" svg:y="12.203cm">
            <text:p text:style-name="P23"/>
            <draw:enhanced-geometry draw:mirror-horizontal="true" draw:mirror-vertical="false" drawooo:sub-view-size="1086 489" draw:text-areas="0 0 ?f0 ?f1" svg:viewBox="0 0 0 0" draw:type="ooxml-non-primitive" draw:enhanced-path="M 231 1 C 56 1 1 279 198 326 L 821 484 C 834 484 846 488 859 488 1051 484 1085 211 902 164 L 275 6 C 260 3 245 1 231 1 Z N">
              <draw:equation draw:name="f0" draw:formula="logwidth"/>
              <draw:equation draw:name="f1" draw:formula="logheight"/>
            </draw:enhanced-geometry>
          </draw:custom-shape>
          <draw:custom-shape draw:name="Google Shape;1846;p38" draw:style-name="gr8" draw:text-style-name="P15" draw:layer="layout" svg:width="0.187cm" svg:height="0.083cm" svg:x="7.176cm" svg:y="12.356cm">
            <text:p text:style-name="P23"/>
            <draw:enhanced-geometry draw:mirror-horizontal="true" draw:mirror-vertical="false" drawooo:sub-view-size="1086 485" draw:text-areas="0 0 ?f0 ?f1" svg:viewBox="0 0 0 0" draw:type="ooxml-non-primitive" draw:enhanced-path="M 229 1 C 52 1 0 275 194 326 L 821 480 C 833 484 846 484 859 484 1051 484 1085 211 897 160 L 275 6 C 259 3 244 1 229 1 Z N">
              <draw:equation draw:name="f0" draw:formula="logwidth"/>
              <draw:equation draw:name="f1" draw:formula="logheight"/>
            </draw:enhanced-geometry>
          </draw:custom-shape>
          <draw:custom-shape draw:name="Google Shape;1847;p38" draw:style-name="gr8" draw:text-style-name="P15" draw:layer="layout" svg:width="0.187cm" svg:height="0.083cm" svg:x="7.285cm" svg:y="12.417cm">
            <text:p text:style-name="P23"/>
            <draw:enhanced-geometry draw:mirror-horizontal="true" draw:mirror-vertical="false" drawooo:sub-view-size="1085 485" draw:text-areas="0 0 ?f0 ?f1" svg:viewBox="0 0 0 0" draw:type="ooxml-non-primitive" draw:enhanced-path="M 230 1 C 54 1 1 276 197 327 L 820 481 C 832 485 850 485 862 485 1054 481 1084 208 901 161 L 278 7 C 261 3 245 1 230 1 Z N">
              <draw:equation draw:name="f0" draw:formula="logwidth"/>
              <draw:equation draw:name="f1" draw:formula="logheight"/>
            </draw:enhanced-geometry>
          </draw:custom-shape>
          <draw:custom-shape draw:name="Google Shape;1848;p38" draw:style-name="gr8" draw:text-style-name="P15" draw:layer="layout" svg:width="0.187cm" svg:height="0.084cm" svg:x="7.403cm" svg:y="12.473cm">
            <text:p text:style-name="P23"/>
            <draw:enhanced-geometry draw:mirror-horizontal="true" draw:mirror-vertical="false" drawooo:sub-view-size="1085 489" draw:text-areas="0 0 ?f0 ?f1" svg:viewBox="0 0 0 0" draw:type="ooxml-non-primitive" draw:enhanced-path="M 230 1 C 52 1 0 279 198 326 L 820 484 C 833 484 846 488 859 488 1051 484 1085 211 902 164 L 275 6 C 259 2 244 1 230 1 Z N">
              <draw:equation draw:name="f0" draw:formula="logwidth"/>
              <draw:equation draw:name="f1" draw:formula="logheight"/>
            </draw:enhanced-geometry>
          </draw:custom-shape>
          <draw:custom-shape draw:name="Google Shape;1849;p38" draw:style-name="gr8" draw:text-style-name="P15" draw:layer="layout" svg:width="0.188cm" svg:height="0.084cm" svg:x="7.532cm" svg:y="12.521cm">
            <text:p text:style-name="P23"/>
            <draw:enhanced-geometry draw:mirror-horizontal="true" draw:mirror-vertical="false" drawooo:sub-view-size="1091 489" draw:text-areas="0 0 ?f0 ?f1" svg:viewBox="0 0 0 0" draw:type="ooxml-non-primitive" draw:enhanced-path="M 235 1 C 56 1 1 279 199 326 L 826 484 C 838 484 851 488 864 488 1056 484 1090 211 902 164 L 280 6 C 264 3 249 1 235 1 Z N">
              <draw:equation draw:name="f0" draw:formula="logwidth"/>
              <draw:equation draw:name="f1" draw:formula="logheight"/>
            </draw:enhanced-geometry>
          </draw:custom-shape>
          <draw:custom-shape draw:name="Google Shape;1850;p38" draw:style-name="gr4" draw:text-style-name="P8" draw:layer="layout" svg:width="3.956cm" svg:height="3.497cm" svg:x="3.811cm" svg:y="8.406cm">
            <text:p text:style-name="P23"/>
            <draw:enhanced-geometry draw:mirror-horizontal="true" draw:mirror-vertical="false" drawooo:sub-view-size="22838 20184" draw:text-areas="0 0 ?f0 ?f1" svg:viewBox="0 0 0 0" draw:type="ooxml-non-primitive" draw:enhanced-path="M 5481 0 C 3646 0 2287 327 1805 1168 0 4321 4722 20119 4722 20119 L 7836 20183 C 7836 20183 8625 13687 8433 10676 8262 8074 6983 7123 6944 7093 L 6944 7093 C 8360 7835 9828 8466 11342 8987 12216 9294 13108 9546 14012 9750 15121 9999 16265 10160 17369 10160 18218 10160 19043 10064 19809 9840 L 19873 9819 C 21161 9426 22057 8850 22675 8211 L 22837 7447 20662 2875 C 20099 2717 19480 2550 18823 2376 18380 2260 17915 2141 17437 2022 17164 1953 16891 1885 16614 1817 12809 885 8501 0 5481 0 Z N">
              <draw:equation draw:name="f0" draw:formula="logwidth"/>
              <draw:equation draw:name="f1" draw:formula="logheight"/>
            </draw:enhanced-geometry>
          </draw:custom-shape>
          <draw:custom-shape draw:name="Google Shape;1851;p38" draw:style-name="gr9" draw:text-style-name="P16" draw:layer="layout" svg:width="1.96cm" svg:height="2.644cm" svg:x="5.054cm" svg:y="9.059cm">
            <text:p text:style-name="P23"/>
            <draw:enhanced-geometry draw:mirror-horizontal="true" draw:mirror-vertical="false" drawooo:sub-view-size="11317 15266" draw:text-areas="0 0 ?f0 ?f1" svg:viewBox="0 0 0 0" draw:type="ooxml-non-primitive" draw:enhanced-path="M 223 0 C 142 0 1 60 1 290 1 333 5 375 14 414 18 456 52 486 95 486 L 107 486 C 154 478 184 435 176 388 171 358 167 324 167 290 167 213 188 175 210 166 217 168 224 169 231 169 307 169 349 64 278 17 L 269 13 C 257 4 244 0 227 0 Z M 567 227 C 495 227 449 326 517 380 628 452 739 525 854 597 867 606 884 610 897 610 922 610 952 597 969 572 995 533 982 482 943 456 833 384 717 311 611 239 596 231 581 227 567 227 Z M 1236 656 C 1209 656 1182 671 1165 695 1140 734 1152 785 1195 810 1306 879 1421 951 1536 1019 1549 1024 1562 1028 1579 1032 1664 1028 1694 917 1622 874 1506 806 1391 738 1280 670 1267 661 1252 656 1236 656 Z M 217 706 C 166 706 114 751 133 815 180 926 235 1049 304 1186 320 1211 345 1228 378 1228 L 378 1228 C 390 1228 402 1224 415 1220 457 1199 474 1152 453 1109 389 981 333 857 287 751 272 719 244 706 217 706 Z M 378 1228 C 377 1228 377 1228 376 1228 L 380 1228 C 380 1228 379 1228 378 1228 Z M 1923 1063 C 1847 1063 1799 1173 1882 1220 1997 1288 2116 1356 2232 1420 2244 1425 2257 1429 2270 1429 2360 1429 2389 1314 2313 1275 2197 1211 2078 1143 1967 1075 1952 1066 1937 1063 1923 1063 Z M 2621 1457 C 2592 1457 2565 1472 2547 1501 2526 1540 2543 1591 2581 1612 2701 1676 2816 1740 2935 1800 2948 1809 2961 1809 2974 1813 2977 1813 2980 1813 2983 1813 3074 1813 3099 1688 3012 1655 2897 1591 2778 1527 2662 1467 2649 1461 2635 1457 2621 1457 Z M 562 1419 C 507 1419 452 1475 483 1540 547 1668 606 1783 662 1898 675 1928 705 1945 734 1945 798 1945 837 1881 811 1826 756 1710 696 1591 632 1467 616 1433 589 1419 562 1419 Z M 3322 1825 C 3247 1825 3204 1944 3294 1983 3409 2047 3533 2107 3652 2167 3665 2171 3678 2175 3690 2175 L 3686 2175 C 3688 2175 3689 2176 3691 2176 3785 2176 3813 2051 3724 2018 3605 1958 3486 1898 3366 1838 3351 1829 3336 1825 3322 1825 Z M 4051 2182 C 4020 2182 3988 2199 3972 2231 3955 2269 3972 2320 4010 2342 4130 2397 4253 2453 4377 2512 4386 2517 4398 2517 4411 2521 4501 2521 4526 2397 4445 2359 4326 2303 4202 2248 4083 2188 4073 2184 4062 2182 4051 2182 Z M 913 2139 C 857 2139 802 2192 833 2256 892 2380 948 2504 999 2619 1016 2649 1042 2670 1076 2670 1088 2670 1097 2666 1110 2662 1152 2645 1169 2593 1152 2551 1097 2431 1042 2312 986 2188 970 2153 941 2139 913 2139 Z M 4773 2521 C 4742 2521 4712 2540 4697 2568 4680 2610 4697 2662 4740 2679 4859 2734 4983 2785 5106 2841 5115 2845 5128 2845 5141 2845 L 5141 2849 C 5230 2849 5256 2721 5175 2687 5051 2636 4927 2581 4808 2529 4796 2524 4784 2521 4773 2521 Z M 5506 2838 C 5425 2838 5383 2961 5473 2999 5597 3050 5725 3101 5844 3152 5857 3156 5866 3161 5878 3161 5968 3156 5994 3033 5908 2999 5785 2952 5665 2896 5541 2845 5529 2840 5517 2838 5506 2838 Z M 1242 2867 C 1189 2867 1133 2919 1161 2986 1212 3105 1268 3229 1315 3353 1327 3382 1357 3404 1391 3404 1400 3404 1413 3400 1425 3400 1464 3382 1485 3331 1468 3293 1421 3169 1366 3041 1315 2918 1300 2882 1271 2867 1242 2867 Z M 6244 3141 C 6161 3141 6125 3268 6215 3301 6343 3353 6467 3404 6591 3451 6599 3455 6608 3455 6621 3455 6710 3451 6736 3327 6650 3293 6527 3246 6403 3199 6279 3148 6267 3143 6255 3141 6244 3141 Z M 6987 3431 C 6907 3431 6872 3558 6966 3592 7094 3638 7218 3685 7341 3732 7350 3732 7358 3736 7369 3736 L 7369 3736 C 7403 3736 7436 3714 7448 3681 7461 3638 7440 3592 7397 3574 7273 3532 7150 3485 7022 3438 7010 3433 6998 3431 6987 3431 Z M 7369 3736 C 7369 3737 7368 3737 7367 3737 L 7371 3737 C 7371 3737 7370 3737 7369 3736 Z M 7749 3708 C 7667 3708 7635 3830 7717 3869 7849 3911 7973 3954 8096 3997 8104 4000 8114 4001 8122 4001 L 8122 4001 C 8207 3992 8229 3873 8148 3839 8028 3801 7900 3754 7772 3711 7764 3709 7756 3708 7749 3708 Z M 8122 4001 C 8122 4001 8122 4001 8122 4001 L 8126 4001 C 8125 4001 8124 4001 8122 4001 Z M 1541 3614 C 1489 3614 1435 3661 1460 3728 1511 3852 1553 3980 1600 4099 1613 4133 1643 4155 1677 4155 L 1677 4150 C 1681 4152 1686 4153 1690 4153 1694 4153 1698 4152 1703 4150 1745 4137 1771 4091 1754 4044 1711 3920 1664 3796 1617 3668 1603 3630 1572 3614 1541 3614 Z M 8500 3961 C 8416 3961 8385 4094 8480 4125 8608 4167 8736 4210 8860 4248 8868 4253 8877 4253 8886 4253 8979 4248 9001 4116 8911 4086 8787 4048 8664 4010 8532 3967 8520 3963 8510 3961 8500 3961 Z M 9262 4205 C 9176 4205 9148 4337 9244 4368 9372 4406 9500 4445 9628 4483 9636 4487 9645 4487 9653 4487 9747 4483 9764 4351 9675 4321 9547 4287 9419 4248 9291 4210 9280 4207 9271 4205 9262 4205 Z M 10030 4431 C 9940 4431 9911 4571 10012 4598 10144 4632 10276 4671 10400 4705 L 10421 4705 C 10423 4705 10424 4705 10425 4705 10520 4705 10539 4568 10442 4543 10319 4509 10186 4474 10059 4436 10048 4433 10039 4431 10030 4431 Z M 10808 4640 C 10738 4640 10707 4791 10792 4803 11040 4867 11185 4897 11185 4897 L 11202 4897 11202 4901 C 11304 4901 11317 4756 11219 4735 11219 4735 11078 4705 10831 4645 10823 4641 10815 4640 10808 4640 Z M 1807 4362 C 1798 4362 1788 4364 1779 4368 1733 4381 1711 4432 1724 4474 1767 4602 1809 4730 1843 4854 1856 4888 1886 4914 1924 4914 L 1924 4909 C 1927 4911 1930 4911 1933 4911 1939 4911 1944 4909 1950 4909 1997 4892 2018 4850 2006 4807 1967 4679 1929 4551 1886 4423 1873 4386 1841 4362 1807 4362 Z M 2033 5126 C 1982 5126 1929 5170 1954 5238 1988 5366 2018 5498 2048 5622 2057 5660 2091 5686 2129 5686 L 2146 5686 C 2193 5673 2219 5630 2210 5583 2180 5455 2146 5323 2112 5195 2103 5147 2068 5126 2033 5126 Z M 2215 5912 C 2166 5912 2117 5949 2129 6010 2155 6142 2180 6274 2197 6402 2206 6441 2240 6471 2283 6471 L 2291 6471 C 2338 6466 2372 6424 2364 6377 2342 6245 2321 6112 2296 5980 2286 5933 2251 5912 2215 5912 Z M 2333 6706 C 2290 6706 2246 6737 2249 6795 2261 6914 2274 7046 2283 7191 2287 7234 2325 7268 2368 7268 L 2372 7268 C 2419 7264 2453 7226 2449 7179 2441 7034 2428 6897 2415 6778 2407 6729 2370 6706 2333 6706 Z M 2389 7499 C 2347 7503 2308 7541 2313 7588 2321 7716 2330 7848 2334 7989 2334 8032 2372 8066 2415 8066 L 2419 8066 C 2466 8066 2505 8023 2500 7981 2496 7840 2487 7703 2479 7580 2475 7533 2436 7499 2389 7499 Z M 2433 8300 C 2391 8300 2349 8329 2351 8386 2355 8518 2360 8650 2364 8787 2364 8829 2402 8868 2445 8868 L 2449 8868 C 2496 8868 2530 8829 2530 8782 2526 8646 2522 8514 2517 8382 2515 8327 2474 8300 2433 8300 Z M 2458 9102 C 2416 9102 2372 9131 2372 9188 2377 9320 2381 9452 2381 9584 2381 9631 2419 9665 2466 9665 2513 9665 2547 9627 2547 9584 2547 9448 2543 9316 2539 9183 2539 9129 2499 9102 2458 9102 Z M 2470 9900 C 2424 9900 2389 9938 2389 9985 2394 10118 2394 10250 2394 10386 2394 10429 2432 10467 2475 10467 2522 10467 2560 10429 2560 10382 2556 10250 2556 10113 2556 9981 2551 9938 2517 9900 2470 9900 Z M 2472 10702 C 2432 10702 2398 10738 2398 10783 L 2398 11184 C 2398 11230 2435 11264 2481 11265 L 2481 11265 C 2527 11264 2564 11230 2564 11184 L 2564 10783 C 2564 10738 2530 10702 2486 10702 2484 10702 2481 10702 2479 10702 2477 10702 2475 10702 2472 10702 Z M 2481 11265 L 2481 11265 C 2480 11265 2480 11265 2479 11265 L 2483 11265 C 2483 11265 2482 11265 2481 11265 Z M 2483 11492 C 2438 11492 2394 11523 2398 11585 L 2398 11981 C 2398 12028 2436 12067 2483 12067 L 2483 12063 C 2526 12063 2564 12028 2564 11981 L 2564 11610 2564 11585 C 2571 11523 2527 11492 2483 11492 Z M 2479 12301 C 2432 12301 2394 12335 2394 12382 L 2394 12783 C 2394 12830 2432 12864 2479 12864 2522 12864 2560 12826 2560 12783 L 2560 12382 C 2560 12335 2526 12301 2479 12301 Z M 2475 13099 C 2428 13099 2394 13137 2394 13180 2389 13321 2389 13453 2389 13581 2385 13628 2424 13666 2470 13666 2513 13666 2551 13628 2556 13585 2556 13457 2560 13321 2560 13184 2560 13137 2522 13099 2475 13099 Z M 2459 13901 C 2416 13901 2385 13937 2385 13982 2381 14127 2377 14259 2377 14383 2377 14426 2411 14464 2458 14464 2505 14464 2543 14430 2543 14383 2543 14263 2547 14127 2547 13982 2547 13935 2513 13901 2466 13901 2464 13901 2461 13901 2459 13901 Z M 2453 14698 C 2412 14698 2372 14725 2372 14780 2368 14993 2364 15134 2364 15180 2360 15227 2398 15266 2445 15266 2492 15266 2526 15232 2530 15185 2530 15134 2534 14997 2539 14784 2539 14727 2495 14698 2453 14698 Z N">
              <draw:equation draw:name="f0" draw:formula="logwidth"/>
              <draw:equation draw:name="f1" draw:formula="logheight"/>
            </draw:enhanced-geometry>
          </draw:custom-shape>
          <draw:custom-shape draw:name="Google Shape;1852;p38" draw:style-name="gr10" draw:text-style-name="P17" draw:layer="layout" svg:width="1.528cm" svg:height="1.348cm" svg:x="3.811cm" svg:y="8.818cm">
            <text:p text:style-name="P23"/>
            <draw:enhanced-geometry draw:mirror-horizontal="true" draw:mirror-vertical="false" drawooo:sub-view-size="8826 7785" draw:text-areas="0 0 ?f0 ?f1" svg:viewBox="0 0 0 0" draw:type="ooxml-non-primitive" draw:enhanced-path="M 5165 1 C 4445 1805 2244 6416 0 7375 1109 7624 2253 7785 3357 7785 4206 7785 5031 7689 5797 7465 L 5861 7444 C 7149 7051 8045 6475 8663 5836 L 8825 5072 6650 500 C 6087 342 5822 175 5165 1 Z N">
              <draw:equation draw:name="f0" draw:formula="logwidth"/>
              <draw:equation draw:name="f1" draw:formula="logheight"/>
            </draw:enhanced-geometry>
          </draw:custom-shape>
          <draw:custom-shape draw:name="Google Shape;1853;p38" draw:style-name="gr9" draw:text-style-name="P16" draw:layer="layout" svg:width="1.729cm" svg:height="2.408cm" svg:x="5.134cm" svg:y="9.301cm">
            <text:p text:style-name="P23"/>
            <draw:enhanced-geometry draw:mirror-horizontal="true" draw:mirror-vertical="false" drawooo:sub-view-size="9984 13904" draw:text-areas="0 0 ?f0 ?f1" svg:viewBox="0 0 0 0" draw:type="ooxml-non-primitive" draw:enhanced-path="M 127 1 C 57 1 1 87 49 157 66 174 1508 2157 1875 4571 2242 6998 2007 13733 2007 13802 2003 13857 2045 13900 2101 13904 2156 13904 2199 13861 2199 13810 2199 13742 2438 6990 2067 4541 1785 2673 868 1061 433 383 L 433 383 C 1534 988 6550 3189 9864 3885 9915 3833 9928 3778 9983 3727 5995 2921 220 41 177 16 161 6 144 1 127 1 Z N">
              <draw:equation draw:name="f0" draw:formula="logwidth"/>
              <draw:equation draw:name="f1" draw:formula="logheight"/>
            </draw:enhanced-geometry>
          </draw:custom-shape>
          <draw:custom-shape draw:name="Google Shape;1854;p38" draw:style-name="gr9" draw:text-style-name="P16" draw:layer="layout" svg:width="0.628cm" svg:height="0.053cm" svg:x="6.384cm" svg:y="11.666cm">
            <text:p text:style-name="P23"/>
            <draw:enhanced-geometry draw:mirror-horizontal="true" draw:mirror-vertical="false" drawooo:sub-view-size="3627 309" draw:text-areas="0 0 ?f0 ?f1" svg:viewBox="0 0 0 0" draw:type="ooxml-non-primitive" draw:enhanced-path="M 96 1 C 44 1 5 42 5 95 1 146 43 193 95 193 L 3503 308 3507 308 C 3626 300 3626 125 3507 116 L 103 1 C 101 1 98 1 96 1 Z N">
              <draw:equation draw:name="f0" draw:formula="logwidth"/>
              <draw:equation draw:name="f1" draw:formula="logheight"/>
            </draw:enhanced-geometry>
          </draw:custom-shape>
          <draw:custom-shape draw:name="Google Shape;1855;p38" draw:style-name="gr6" draw:text-style-name="P13" draw:layer="layout" svg:width="0.521cm" svg:height="0.52cm" svg:x="2.162cm" svg:y="11.568cm">
            <text:p text:style-name="P23"/>
            <draw:enhanced-geometry draw:mirror-horizontal="true" draw:mirror-vertical="false" drawooo:sub-view-size="3012 3004" draw:text-areas="0 0 ?f0 ?f1" svg:viewBox="0 0 0 0" draw:type="ooxml-non-primitive" draw:enhanced-path="M 418 1 L 0 2816 2478 3004 3011 419 418 1 Z N">
              <draw:equation draw:name="f0" draw:formula="logwidth"/>
              <draw:equation draw:name="f1" draw:formula="logheight"/>
            </draw:enhanced-geometry>
          </draw:custom-shape>
          <draw:custom-shape draw:name="Google Shape;1856;p38" draw:style-name="gr7" draw:text-style-name="P14" draw:layer="layout" svg:width="1.115cm" svg:height="1.379cm" svg:x="1.522cm" svg:y="11.596cm">
            <text:p text:style-name="P23"/>
            <draw:enhanced-geometry draw:mirror-horizontal="true" draw:mirror-vertical="false" drawooo:sub-view-size="6442 7965" draw:text-areas="0 0 ?f0 ?f1" svg:viewBox="0 0 0 0" draw:type="ooxml-non-primitive" draw:enhanced-path="M 2445 0 C 2327 0 2211 39 2146 163 2146 163 2491 999 2231 1554 1967 2108 1046 2842 1685 3422 1907 3618 3076 4292 2948 5064 2948 5064 999 5874 218 7401 L 205 7427 C 120 7602 52 7781 1 7964 L 5959 7964 C 6228 7964 6441 7747 6437 7478 L 6309 1366 6305 1110 6296 858 C 6164 807 6019 752 5865 701 5780 671 5695 645 5605 620 4803 372 3856 240 3174 150 L 2854 103 2828 99 C 2828 99 2634 0 2445 0 Z N">
              <draw:equation draw:name="f0" draw:formula="logwidth"/>
              <draw:equation draw:name="f1" draw:formula="logheight"/>
            </draw:enhanced-geometry>
          </draw:custom-shape>
          <draw:custom-shape draw:name="Google Shape;1857;p38" draw:style-name="gr8" draw:text-style-name="P15" draw:layer="layout" svg:width="0.311cm" svg:height="0.213cm" svg:x="1.825cm" svg:y="12.462cm">
            <text:p text:style-name="P23"/>
            <draw:enhanced-geometry draw:mirror-horizontal="true" draw:mirror-vertical="false" drawooo:sub-view-size="1801 1234" draw:text-areas="0 0 ?f0 ?f1" svg:viewBox="0 0 0 0" draw:type="ooxml-non-primitive" draw:enhanced-path="M 99 1 C 47 1 5 42 5 90 0 146 39 188 94 193 103 193 1007 270 1608 1191 1626 1216 1655 1233 1690 1233 1707 1233 1728 1225 1741 1216 1788 1187 1800 1127 1771 1084 1114 78 145 1 107 1 104 1 102 1 99 1 Z N">
              <draw:equation draw:name="f0" draw:formula="logwidth"/>
              <draw:equation draw:name="f1" draw:formula="logheight"/>
            </draw:enhanced-geometry>
          </draw:custom-shape>
          <draw:custom-shape draw:name="Google Shape;1858;p38" draw:style-name="gr8" draw:text-style-name="P15" draw:layer="layout" svg:width="0.26cm" svg:height="0.042cm" svg:x="1.846cm" svg:y="12.457cm">
            <text:p text:style-name="P23"/>
            <draw:enhanced-geometry draw:mirror-horizontal="true" draw:mirror-vertical="false" drawooo:sub-view-size="1504 251" draw:text-areas="0 0 ?f0 ?f1" svg:viewBox="0 0 0 0" draw:type="ooxml-non-primitive" draw:enhanced-path="M 826 1 C 590 1 355 20 123 59 1 76 16 251 136 251 137 251 138 251 140 251 L 157 246 C 376 213 598 196 821 196 998 196 1176 207 1351 229 1357 230 1362 230 1367 230 1481 230 1504 54 1381 37 1197 13 1012 1 826 1 Z N">
              <draw:equation draw:name="f0" draw:formula="logwidth"/>
              <draw:equation draw:name="f1" draw:formula="logheight"/>
            </draw:enhanced-geometry>
          </draw:custom-shape>
          <draw:custom-shape draw:name="Google Shape;1859;p38" draw:style-name="gr8" draw:text-style-name="P15" draw:layer="layout" svg:width="0.598cm" svg:height="0.252cm" svg:x="1.547cm" svg:y="11.614cm">
            <text:p text:style-name="P23"/>
            <draw:enhanced-geometry draw:mirror-horizontal="true" draw:mirror-vertical="false" drawooo:sub-view-size="3455 1459" draw:text-areas="0 0 ?f0 ?f1" svg:viewBox="0 0 0 0" draw:type="ooxml-non-primitive" draw:enhanced-path="M 0 0 L 0 0 C 307 487 943 1229 2035 1417 2184 1444 2334 1458 2484 1458 2816 1458 3147 1391 3455 1259 L 3451 1003 C 3147 1147 2818 1221 2488 1221 2349 1221 2210 1208 2073 1182 1203 1033 640 482 320 43 L 0 0 Z N">
              <draw:equation draw:name="f0" draw:formula="logwidth"/>
              <draw:equation draw:name="f1" draw:formula="logheight"/>
            </draw:enhanced-geometry>
          </draw:custom-shape>
          <draw:custom-shape draw:name="Google Shape;1860;p38" draw:style-name="gr8" draw:text-style-name="P15" draw:layer="layout" svg:width="0.132cm" svg:height="0.149cm" svg:x="2.181cm" svg:y="12.136cm">
            <text:p text:style-name="P23"/>
            <draw:enhanced-geometry draw:mirror-horizontal="true" draw:mirror-vertical="false" drawooo:sub-view-size="767 866" draw:text-areas="0 0 ?f0 ?f1" svg:viewBox="0 0 0 0" draw:type="ooxml-non-primitive" draw:enhanced-path="M 565 0 C 515 0 464 24 429 79 L 80 616 C 1 743 109 866 222 866 269 866 317 845 353 795 L 707 258 C 711 245 719 236 724 224 767 98 667 0 565 0 Z N">
              <draw:equation draw:name="f0" draw:formula="logwidth"/>
              <draw:equation draw:name="f1" draw:formula="logheight"/>
            </draw:enhanced-geometry>
          </draw:custom-shape>
          <draw:custom-shape draw:name="Google Shape;1861;p38" draw:style-name="gr8" draw:text-style-name="P15" draw:layer="layout" svg:width="0.133cm" svg:height="0.15cm" svg:x="2.114cm" svg:y="12.211cm">
            <text:p text:style-name="P23"/>
            <draw:enhanced-geometry draw:mirror-horizontal="true" draw:mirror-vertical="false" drawooo:sub-view-size="773 871" draw:text-areas="0 0 ?f0 ?f1" svg:viewBox="0 0 0 0" draw:type="ooxml-non-primitive" draw:enhanced-path="M 572 0 C 523 0 474 23 439 75 L 85 613 C 0 743 112 870 228 870 275 870 323 849 358 796 L 712 259 C 720 246 725 233 729 220 772 97 674 0 572 0 Z N">
              <draw:equation draw:name="f0" draw:formula="logwidth"/>
              <draw:equation draw:name="f1" draw:formula="logheight"/>
            </draw:enhanced-geometry>
          </draw:custom-shape>
          <draw:custom-shape draw:name="Google Shape;1862;p38" draw:style-name="gr8" draw:text-style-name="P15" draw:layer="layout" svg:width="0.133cm" svg:height="0.15cm" svg:x="2.045cm" svg:y="12.309cm">
            <text:p text:style-name="P23"/>
            <draw:enhanced-geometry draw:mirror-horizontal="true" draw:mirror-vertical="false" drawooo:sub-view-size="775 871" draw:text-areas="0 0 ?f0 ?f1" svg:viewBox="0 0 0 0" draw:type="ooxml-non-primitive" draw:enhanced-path="M 572 0 C 522 0 472 23 437 76 L 88 613 C 0 743 113 871 229 871 277 871 326 849 361 796 L 715 259 C 719 246 727 233 732 221 775 97 674 0 572 0 Z N">
              <draw:equation draw:name="f0" draw:formula="logwidth"/>
              <draw:equation draw:name="f1" draw:formula="logheight"/>
            </draw:enhanced-geometry>
          </draw:custom-shape>
          <draw:custom-shape draw:name="Google Shape;1863;p38" draw:style-name="gr8" draw:text-style-name="P15" draw:layer="layout" svg:width="1.115cm" svg:height="1.258cm" svg:x="1.522cm" svg:y="11.717cm">
            <text:p text:style-name="P23"/>
            <draw:enhanced-geometry draw:mirror-horizontal="true" draw:mirror-vertical="false" drawooo:sub-view-size="6442 7265" draw:text-areas="0 0 ?f0 ?f1" svg:viewBox="0 0 0 0" draw:type="ooxml-non-primitive" draw:enhanced-path="M 5865 1 L 5946 6390 C 5946 6631 5754 6829 5515 6829 5512 6829 5510 6829 5507 6829 L 205 6727 C 120 6902 52 7081 1 7264 L 6002 7264 C 6004 7265 6007 7265 6010 7265 6249 7265 6441 7066 6441 6825 L 6300 158 C 6168 107 6023 52 5865 1 Z N">
              <draw:equation draw:name="f0" draw:formula="logwidth"/>
              <draw:equation draw:name="f1" draw:formula="logheight"/>
            </draw:enhanced-geometry>
          </draw:custom-shape>
          <draw:custom-shape draw:name="Google Shape;1864;p38" draw:style-name="gr4" draw:text-style-name="P8" draw:layer="layout" svg:width="3.035cm" svg:height="3.437cm" svg:x="2.421cm" svg:y="8.67cm">
            <text:p text:style-name="P23"/>
            <draw:enhanced-geometry draw:mirror-horizontal="true" draw:mirror-vertical="false" drawooo:sub-view-size="17519 19841" draw:text-areas="0 0 ?f0 ?f1" svg:viewBox="0 0 0 0" draw:type="ooxml-non-primitive" draw:enhanced-path="M 10264 1 C 9636 1 9013 113 8425 334 L 8301 381 C 8139 449 7985 513 7819 569 7775 585 7741 591 7712 591 7603 591 7587 495 7439 495 7420 495 7399 497 7375 501 7365 502 7355 503 7344 503 7145 503 6841 284 6633 284 6606 284 6580 287 6557 296 5081 4152 1 18645 4919 19328 8050 19764 12170 19840 14662 19840 15995 19840 16862 19818 16862 19818 L 17519 16726 C 17519 16726 16119 16577 13948 15800 12349 15229 11329 14909 8740 14909 8740 14909 15313 8349 14068 761 14034 552 12677 266 12038 176 11585 112 11155 61 10745 23 10585 8 10424 1 10264 1 Z N">
              <draw:equation draw:name="f0" draw:formula="logwidth"/>
              <draw:equation draw:name="f1" draw:formula="logheight"/>
            </draw:enhanced-geometry>
          </draw:custom-shape>
          <draw:custom-shape draw:name="Google Shape;1865;p38" draw:style-name="gr9" draw:text-style-name="P16" draw:layer="layout" svg:width="1.634cm" svg:height="2.848cm" svg:x="2.733cm" svg:y="8.821cm">
            <text:p text:style-name="P23"/>
            <draw:enhanced-geometry draw:mirror-horizontal="true" draw:mirror-vertical="false" drawooo:sub-view-size="9438 16441" draw:text-areas="0 0 ?f0 ?f1" svg:viewBox="0 0 0 0" draw:type="ooxml-non-primitive" draw:enhanced-path="M 6412 1 C 6366 1 6321 35 6330 95 6330 100 6351 240 6364 488 6368 535 6402 569 6449 569 L 6454 569 C 6500 565 6535 526 6530 479 6513 223 6496 78 6496 74 6489 24 6450 1 6412 1 Z M 6467 802 C 6424 802 6381 830 6381 885 6385 978 6385 1072 6385 1170 L 6385 1285 C 6385 1328 6424 1367 6466 1367 6469 1367 6471 1367 6473 1367 6517 1367 6552 1330 6552 1285 L 6552 1170 C 6552 1072 6547 978 6547 880 6547 828 6507 802 6467 802 Z M 6462 1601 C 6415 1601 6377 1635 6377 1682 6368 1810 6364 1947 6351 2079 6351 2126 6385 2164 6428 2168 L 6437 2168 C 6479 2168 6518 2134 6518 2092 6530 1955 6535 1819 6543 1686 6543 1644 6509 1605 6462 1601 Z M 6400 2400 C 6362 2400 6323 2424 6317 2476 6304 2603 6291 2740 6274 2868 6266 2915 6300 2958 6347 2962 L 6355 2962 6355 2966 C 6398 2962 6432 2932 6437 2889 6454 2757 6471 2625 6483 2493 6490 2433 6445 2400 6400 2400 Z M 6297 3191 C 6259 3191 6222 3214 6215 3265 6193 3393 6172 3525 6146 3657 6138 3700 6168 3742 6215 3751 L 6228 3751 C 6270 3751 6304 3725 6313 3687 6334 3559 6360 3422 6381 3290 6393 3228 6345 3191 6297 3191 Z M 6142 3995 C 6112 3995 6081 4010 6065 4045 6040 4173 6010 4305 5976 4433 5963 4476 5993 4523 6036 4536 L 6057 4536 C 6091 4531 6125 4510 6134 4472 6168 4344 6198 4212 6228 4084 6230 4028 6186 3995 6142 3995 Z M 5954 4749 C 5919 4749 5885 4768 5873 4813 5839 4941 5801 5069 5758 5193 5746 5235 5767 5286 5814 5299 5822 5303 5831 5303 5839 5303 5873 5303 5908 5278 5920 5244 5959 5116 5997 4988 6036 4856 6056 4792 6005 4749 5954 4749 Z M 5709 5516 C 5676 5516 5644 5539 5630 5572 5588 5696 5541 5824 5494 5948 5477 5990 5498 6037 5541 6054 5549 6054 5562 6058 5571 6058 L 5575 6058 C 5609 6058 5639 6037 5652 6003 5699 5879 5746 5751 5792 5628 5805 5581 5784 5534 5737 5521 5728 5517 5719 5516 5709 5516 Z M 5419 6263 C 5389 6263 5360 6278 5345 6314 5306 6404 5268 6498 5225 6587 5212 6617 5200 6647 5187 6677 5165 6720 5187 6771 5229 6788 5238 6792 5251 6796 5264 6796 5298 6796 5323 6775 5336 6745 5353 6715 5366 6685 5379 6656 5421 6562 5460 6472 5498 6378 5526 6312 5472 6263 5419 6263 Z M 5089 6990 C 5061 6990 5032 7005 5016 7039 4961 7159 4901 7278 4841 7398 4820 7440 4837 7487 4880 7509 4892 7513 4905 7517 4918 7517 L 4922 7517 C 4952 7517 4978 7500 4991 7470 5050 7351 5110 7231 5170 7112 5201 7045 5144 6990 5089 6990 Z M 4733 7706 C 4706 7706 4679 7720 4662 7752 4602 7867 4538 7986 4474 8106 4453 8144 4470 8195 4509 8217 4521 8225 4534 8225 4547 8225 L 4551 8230 C 4581 8225 4607 8208 4624 8183 4688 8063 4747 7944 4811 7829 4843 7763 4788 7706 4733 7706 Z M 4354 8411 C 4327 8411 4300 8424 4283 8456 4219 8571 4155 8686 4086 8801 4065 8844 4078 8895 4120 8916 4133 8925 4146 8929 4159 8929 L 4163 8929 C 4193 8925 4219 8912 4231 8886 4300 8771 4368 8652 4432 8537 4467 8470 4411 8411 4354 8411 Z M 3959 9107 C 3934 9107 3907 9120 3890 9151 3822 9266 3754 9381 3685 9492 3660 9535 3673 9586 3711 9607 3724 9616 3741 9620 3754 9620 L 3758 9620 C 3783 9620 3813 9603 3826 9582 3894 9466 3963 9351 4031 9236 4072 9169 4016 9107 3959 9107 Z M 3546 9795 C 3521 9795 3495 9807 3476 9838 3408 9948 3336 10064 3263 10175 3242 10213 3250 10264 3293 10290 3306 10298 3319 10302 3336 10302 L 3340 10298 C 3365 10298 3391 10285 3408 10264 3476 10149 3549 10038 3621 9923 3660 9858 3604 9795 3546 9795 Z M 3118 10472 C 3093 10472 3068 10483 3050 10511 2977 10622 2905 10738 2832 10848 2807 10887 2819 10938 2858 10964 2871 10972 2888 10976 2905 10976 L 2905 10972 C 2930 10972 2956 10959 2973 10938 3046 10827 3118 10716 3191 10601 3232 10535 3176 10472 3118 10472 Z M 2681 11142 C 2657 11142 2632 11154 2615 11181 2538 11292 2465 11407 2389 11514 2363 11548 2376 11603 2414 11629 2427 11638 2444 11642 2461 11642 2487 11638 2512 11625 2529 11608 2602 11497 2679 11386 2751 11275 2796 11209 2739 11142 2681 11142 Z M 2231 11804 C 2208 11804 2184 11815 2167 11842 2090 11953 2013 12064 1937 12171 1911 12209 1919 12260 1958 12286 1971 12294 1988 12303 2005 12303 L 2009 12299 C 2035 12299 2056 12286 2073 12265 L 2303 11936 C 2346 11872 2289 11804 2231 11804 Z M 1771 12459 C 1748 12459 1724 12470 1706 12495 1625 12610 1548 12717 1472 12823 1446 12857 1455 12913 1493 12938 1506 12947 1523 12956 1540 12956 L 1544 12951 C 1570 12951 1591 12938 1608 12917 1681 12815 1762 12704 1843 12593 1889 12528 1831 12459 1771 12459 Z M 1304 13112 C 1280 13112 1256 13122 1237 13147 1156 13258 1079 13365 1002 13467 973 13506 981 13557 1019 13583 1032 13595 1049 13600 1066 13600 L 1071 13600 C 1096 13595 1118 13587 1135 13565 1211 13463 1292 13356 1374 13246 1420 13181 1364 13112 1304 13112 Z M 830 13752 C 807 13752 783 13762 764 13787 678 13902 597 14009 520 14107 478 14158 520 14239 589 14239 614 14239 640 14227 653 14205 L 896 13885 C 945 13821 890 13752 830 13752 Z M 340 14388 C 317 14388 295 14398 277 14423 L 56 14704 30 14738 C 0 14777 9 14828 43 14858 60 14866 77 14875 98 14875 L 98 14871 C 120 14871 145 14862 162 14841 L 188 14807 C 243 14734 320 14640 405 14525 455 14460 399 14388 340 14388 Z M 232 14968 C 146 14968 117 15104 213 15131 346 15169 482 15195 619 15208 L 631 15208 C 734 15208 747 15054 640 15041 512 15028 384 15007 260 14973 250 14970 241 14968 232 14968 Z M 1025 15079 C 921 15079 913 15242 1024 15246 1143 15255 1275 15259 1425 15267 L 1429 15267 C 1430 15267 1432 15267 1433 15267 1540 15267 1543 15105 1433 15101 1284 15092 1152 15088 1037 15080 1032 15079 1029 15079 1025 15079 Z M 1834 15118 C 1787 15118 1749 15152 1745 15199 1745 15246 1779 15284 1826 15284 L 2227 15301 2231 15301 C 2333 15293 2337 15144 2235 15131 2094 15127 1962 15122 1834 15118 Z M 2628 15148 C 2521 15148 2518 15310 2628 15314 L 3024 15327 3028 15327 C 3131 15323 3135 15174 3033 15161 L 2632 15148 C 2630 15148 2629 15148 2628 15148 Z M 3434 15178 C 3327 15182 3323 15336 3425 15348 3566 15353 3698 15361 3826 15370 L 3830 15370 C 3832 15370 3833 15370 3835 15370 3941 15370 3944 15208 3835 15203 3707 15195 3574 15186 3434 15178 Z M 4227 15229 C 4124 15229 4115 15387 4223 15395 4364 15408 4496 15417 4619 15429 L 4628 15429 4628 15434 C 4629 15434 4631 15434 4632 15434 4739 15434 4746 15272 4637 15267 4513 15255 4376 15242 4236 15229 4233 15229 4230 15229 4227 15229 Z M 5022 15313 C 4925 15313 4911 15464 5016 15481 5148 15498 5276 15515 5396 15536 L 5421 15536 5421 15540 C 5524 15540 5541 15391 5438 15374 L 5426 15374 C 5306 15353 5174 15331 5037 15314 5032 15313 5027 15313 5022 15313 Z M 5812 15445 C 5717 15445 5697 15593 5801 15613 5933 15638 6061 15664 6193 15690 L 6206 15690 C 6309 15690 6321 15545 6223 15523 6095 15498 5963 15472 5831 15447 5824 15445 5818 15445 5812 15445 Z M 6594 15606 C 6505 15606 6482 15751 6582 15771 6714 15801 6846 15826 6974 15856 L 6991 15856 C 6992 15856 6994 15856 6995 15856 7094 15856 7109 15711 7008 15694 6884 15664 6752 15634 6616 15609 6608 15607 6601 15606 6594 15606 Z M 7379 15780 C 7341 15780 7309 15807 7298 15843 7290 15890 7315 15933 7362 15946 7494 15975 7627 16005 7750 16035 L 7772 16035 7772 16039 C 7870 16039 7887 15894 7789 15873 7665 15843 7533 15813 7400 15783 7393 15781 7386 15780 7379 15780 Z M 8159 15967 C 8085 15967 8053 16122 8138 16133 8275 16167 8407 16201 8527 16231 L 8548 16231 8548 16236 C 8646 16236 8663 16095 8569 16074 8446 16039 8318 16010 8181 15971 8173 15968 8166 15967 8159 15967 Z M 8937 16169 C 8850 16169 8823 16298 8910 16329 9043 16368 9175 16402 9299 16436 9303 16440 9311 16440 9320 16440 9321 16440 9323 16440 9324 16440 9419 16440 9438 16303 9341 16278 9218 16244 9090 16206 8957 16172 8950 16170 8944 16169 8937 16169 Z N">
              <draw:equation draw:name="f0" draw:formula="logwidth"/>
              <draw:equation draw:name="f1" draw:formula="logheight"/>
            </draw:enhanced-geometry>
          </draw:custom-shape>
          <draw:custom-shape draw:name="Google Shape;1866;p38" draw:style-name="gr9" draw:text-style-name="P16" draw:layer="layout" svg:width="1.624cm" svg:height="2.879cm" svg:x="2.636cm" svg:y="8.734cm">
            <text:p text:style-name="P23"/>
            <draw:enhanced-geometry draw:mirror-horizontal="true" draw:mirror-vertical="false" drawooo:sub-view-size="9380 16619" draw:text-areas="0 0 ?f0 ?f1" svg:viewBox="0 0 0 0" draw:type="ooxml-non-primitive" draw:enhanced-path="M 6181 1 C 6120 1 6059 55 6086 133 6091 145 6624 1647 6146 4223 5707 6607 4291 10425 55 15074 1 15137 45 15232 126 15232 128 15232 130 15232 132 15232 139 15232 423 15221 876 15221 1693 15221 3061 15256 4363 15454 5553 15637 6696 15961 7618 16217 8308 16413 8854 16567 9230 16614 L 9243 16614 9247 16618 C 9371 16618 9379 16435 9255 16422 8893 16379 8330 16221 7673 16034 6747 15774 5596 15449 4397 15266 3097 15066 1736 15030 911 15030 681 15030 492 15033 358 15036 2171 13018 3608 10996 4636 9017 5485 7384 6056 5780 6338 4244 6820 1617 6291 128 6270 64 6252 20 6216 1 6181 1 Z N">
              <draw:equation draw:name="f0" draw:formula="logwidth"/>
              <draw:equation draw:name="f1" draw:formula="logheight"/>
            </draw:enhanced-geometry>
          </draw:custom-shape>
          <draw:custom-shape draw:name="Google Shape;1867;p38" draw:style-name="gr9" draw:text-style-name="P16" draw:layer="layout" svg:width="0.133cm" svg:height="0.576cm" svg:x="2.607cm" svg:y="11.529cm">
            <text:p text:style-name="P23"/>
            <draw:enhanced-geometry draw:mirror-horizontal="true" draw:mirror-vertical="false" drawooo:sub-view-size="772 3332" draw:text-areas="0 0 ?f0 ?f1" svg:viewBox="0 0 0 0" draw:type="ooxml-non-primitive" draw:enhanced-path="M 663 0 C 622 0 581 25 572 81 L 13 3216 C 1 3271 39 3318 90 3331 L 107 3331 C 154 3327 193 3297 201 3250 L 760 115 C 772 43 717 0 663 0 Z N">
              <draw:equation draw:name="f0" draw:formula="logwidth"/>
              <draw:equation draw:name="f1" draw:formula="logheight"/>
            </draw:enhanced-geometry>
          </draw:custom-shape>
          <draw:custom-shape draw:name="Google Shape;1868;p38" draw:style-name="gr4" draw:text-style-name="P8" draw:layer="layout" svg:width="3.539cm" svg:height="3.419cm" svg:x="3.123cm" svg:y="3.361cm">
            <text:p text:style-name="P23"/>
            <draw:enhanced-geometry draw:mirror-horizontal="true" draw:mirror-vertical="false" drawooo:sub-view-size="20428 19738" draw:text-areas="0 0 ?f0 ?f1" svg:viewBox="0 0 0 0" draw:type="ooxml-non-primitive" draw:enhanced-path="M 5063 1 C 3506 1 2161 706 1148 2471 1 4471 977 6455 1212 6711 1779 8801 4995 10678 3673 12448 2040 14628 3261 19738 5128 19738 5296 19738 5468 19697 5644 19609 7785 18543 11628 18803 15582 17890 19540 16982 20427 12341 17996 10456 13833 7231 12055 8545 10063 3776 8907 1008 7452 198 6168 108 5790 38 5421 1 5063 1 Z N">
              <draw:equation draw:name="f0" draw:formula="logwidth"/>
              <draw:equation draw:name="f1" draw:formula="logheight"/>
            </draw:enhanced-geometry>
          </draw:custom-shape>
          <draw:custom-shape draw:name="Google Shape;1869;p38" draw:style-name="gr4" draw:text-style-name="P8" draw:layer="layout" svg:width="0.907cm" svg:height="0.653cm" svg:x="5.382cm" svg:y="2.922cm">
            <text:p text:style-name="P23"/>
            <draw:enhanced-geometry draw:mirror-horizontal="true" draw:mirror-vertical="false" drawooo:sub-view-size="5242 3777" draw:text-areas="0 0 ?f0 ?f1" svg:viewBox="0 0 0 0" draw:type="ooxml-non-primitive" draw:enhanced-path="M 3183 0 C 3002 0 2804 19 2589 60 0 560 1246 3221 1246 3221 1246 3221 2262 3777 3205 3777 3676 3777 4129 3638 4428 3221 5241 2081 5075 0 3183 0 Z N">
              <draw:equation draw:name="f0" draw:formula="logwidth"/>
              <draw:equation draw:name="f1" draw:formula="logheight"/>
            </draw:enhanced-geometry>
          </draw:custom-shape>
          <draw:custom-shape draw:name="Google Shape;1870;p38" draw:style-name="gr6" draw:text-style-name="P13" draw:layer="layout" svg:width="1.132cm" svg:height="3.782cm" svg:x="5.289cm" svg:y="5.646cm">
            <text:p text:style-name="P23"/>
            <draw:enhanced-geometry draw:mirror-horizontal="true" draw:mirror-vertical="false" drawooo:sub-view-size="6540 21830" draw:text-areas="0 0 ?f0 ?f1" svg:viewBox="0 0 0 0" draw:type="ooxml-non-primitive" draw:enhanced-path="M 4158 0 C 4123 0 4088 1 4053 3 2927 63 2048 1001 2065 2131 L 2065 2140 C 2070 2515 2078 2903 2087 3283 L 2116 4435 2172 6729 C 2215 8261 2249 9788 2253 11285 2257 11660 2249 12027 2249 12398 L 2232 12935 2227 13072 C 2223 13093 2223 13115 2223 13132 L 2223 13191 C 2215 13268 2215 13349 2206 13426 2155 14074 2053 14723 1899 15354 1741 16019 1541 16676 1306 17320 1187 17644 1059 17973 922 18293 858 18455 790 18617 717 18775 L 611 19005 560 19116 534 19167 526 19193 C 522 19196 518 19206 520 19206 520 19206 521 19206 521 19206 L 521 19206 C 1 19982 210 21027 986 21543 1275 21737 1601 21829 1923 21829 2467 21829 3000 21565 3324 21078 L 3443 20924 3545 20788 C 3609 20698 3673 20609 3737 20519 3857 20340 3980 20165 4091 19982 4317 19615 4535 19248 4731 18869 5136 18101 5478 17303 5751 16480 6036 15627 6237 14748 6352 13857 6365 13746 6378 13626 6390 13511 L 6399 13426 C 6399 13396 6403 13371 6403 13345 L 6416 13187 6459 12569 C 6480 12163 6501 11754 6510 11357 6518 11157 6523 10956 6527 10756 L 6535 10159 C 6540 9762 6540 9370 6540 8973 6540 8188 6518 7399 6501 6618 6489 6226 6471 5834 6459 5445 6442 5053 6425 4665 6403 4273 6382 3880 6361 3492 6335 3100 6309 2707 6279 2319 6245 1922 L 6245 1918 C 6154 827 5239 0 4158 0 Z N">
              <draw:equation draw:name="f0" draw:formula="logwidth"/>
              <draw:equation draw:name="f1" draw:formula="logheight"/>
            </draw:enhanced-geometry>
          </draw:custom-shape>
          <draw:custom-shape draw:name="Google Shape;1871;p38" draw:style-name="gr3" draw:text-style-name="P7" draw:layer="layout" svg:width="2.067cm" svg:height="0.692cm" svg:x="3.213cm" svg:y="7.41cm">
            <text:p text:style-name="P23"/>
            <draw:enhanced-geometry draw:mirror-horizontal="true" draw:mirror-vertical="false" drawooo:sub-view-size="11936 3998" draw:text-areas="0 0 ?f0 ?f1" svg:viewBox="0 0 0 0" draw:type="ooxml-non-primitive" draw:enhanced-path="M 9846 0 C 3170 0 1 2931 1 2931 30 3430 372 3857 854 3998 L 11001 1217 C 11935 777 11654 69 11654 69 11025 22 10423 0 9846 0 Z N">
              <draw:equation draw:name="f0" draw:formula="logwidth"/>
              <draw:equation draw:name="f1" draw:formula="logheight"/>
            </draw:enhanced-geometry>
          </draw:custom-shape>
          <draw:custom-shape draw:name="Google Shape;1872;p38" draw:style-name="gr6" draw:text-style-name="P13" draw:layer="layout" svg:width="2.012cm" svg:height="1.023cm" svg:x="3.19cm" svg:y="7.353cm">
            <text:p text:style-name="P23"/>
            <draw:enhanced-geometry draw:mirror-horizontal="true" draw:mirror-vertical="false" drawooo:sub-view-size="11616 5910" draw:text-areas="0 0 ?f0 ?f1" svg:viewBox="0 0 0 0" draw:type="ooxml-non-primitive" draw:enhanced-path="M 9930 1 C 7640 419 2048 1502 0 2534 L 192 3409 704 5269 811 5665 C 1733 5838 2673 5909 3596 5909 7650 5909 11358 4538 11615 4441 11295 3413 11031 2671 11014 2624 10933 2453 10852 2279 10766 2095 10370 1212 10075 419 9930 1 Z N">
              <draw:equation draw:name="f0" draw:formula="logwidth"/>
              <draw:equation draw:name="f1" draw:formula="logheight"/>
            </draw:enhanced-geometry>
          </draw:custom-shape>
          <draw:custom-shape draw:name="Google Shape;1873;p38" draw:style-name="gr4" draw:text-style-name="P8" draw:layer="layout" svg:width="2.091cm" svg:height="1.076cm" svg:x="3.019cm" svg:y="7.808cm">
            <text:p text:style-name="P23"/>
            <draw:enhanced-geometry draw:mirror-horizontal="true" draw:mirror-vertical="false" drawooo:sub-view-size="12072 6215" draw:text-areas="0 0 ?f0 ?f1" svg:viewBox="0 0 0 0" draw:type="ooxml-non-primitive" draw:enhanced-path="M 10489 0 C 10489 0 8634 879 5678 1604 2411 2410 449 2619 184 2645 L 150 2649 C 385 3208 496 4474 1 4973 1606 5939 4065 6214 6347 6214 9365 6214 12072 5733 12072 5733 11859 4428 11445 2947 11095 1817 10775 785 10506 47 10489 0 Z N">
              <draw:equation draw:name="f0" draw:formula="logwidth"/>
              <draw:equation draw:name="f1" draw:formula="logheight"/>
            </draw:enhanced-geometry>
          </draw:custom-shape>
          <draw:custom-shape draw:name="Google Shape;1874;p38" draw:style-name="gr9" draw:text-style-name="P16" draw:layer="layout" svg:width="1.817cm" svg:height="0.434cm" svg:x="3.24cm" svg:y="7.957cm">
            <text:p text:style-name="P23"/>
            <draw:enhanced-geometry draw:mirror-horizontal="true" draw:mirror-vertical="false" drawooo:sub-view-size="10493 2511" draw:text-areas="0 0 ?f0 ?f1" svg:viewBox="0 0 0 0" draw:type="ooxml-non-primitive" draw:enhanced-path="M 10369 1 C 10356 1 10342 4 10327 11 10284 33 10238 58 10191 79 10152 101 10135 152 10157 190 10169 220 10199 237 10229 237 L 10229 242 C 10242 242 10255 242 10267 233 10314 212 10361 186 10408 165 10492 117 10448 1 10369 1 Z M 9873 241 C 9862 241 9849 244 9837 250 9717 306 9594 357 9470 412 9389 446 9414 570 9500 570 L 9500 574 C 9512 574 9525 570 9534 561 9662 510 9785 455 9905 404 9994 363 9951 241 9873 241 Z M 9131 551 C 9121 551 9110 553 9099 557 8984 604 8856 651 8728 698 8647 732 8668 851 8753 856 L 8753 860 C 8762 860 8775 856 8783 851 8911 809 9039 762 9158 715 9254 681 9216 551 9131 551 Z M 8377 816 C 8368 816 8358 818 8348 822 8229 864 8101 903 7968 941 7876 970 7895 1103 7990 1103 7991 1103 7992 1103 7994 1103 L 7994 1103 7990 1107 C 8003 1107 8011 1107 8020 1103 8152 1065 8280 1022 8403 984 8446 967 8472 920 8455 877 8445 840 8413 816 8377 816 Z M 7619 1051 C 7610 1051 7599 1052 7589 1056 7461 1090 7333 1124 7201 1163 7107 1184 7128 1325 7226 1325 L 7222 1329 C 7230 1325 7239 1325 7248 1321 7376 1287 7508 1252 7631 1214 7735 1191 7704 1051 7619 1051 Z M 6829 1260 C 6825 1260 6821 1260 6817 1261 6693 1291 6561 1325 6429 1355 6335 1380 6352 1521 6446 1521 L 6446 1525 C 6450 1521 6458 1521 6467 1517 6599 1487 6731 1453 6855 1423 6945 1386 6918 1260 6829 1260 Z M 6045 1444 C 6043 1444 6042 1444 6040 1444 5912 1478 5780 1504 5648 1530 5550 1551 5567 1696 5665 1696 L 5682 1692 C 5814 1662 5947 1636 6075 1606 6163 1573 6135 1444 6045 1444 Z M 5279 1613 C 5273 1613 5266 1614 5260 1615 5128 1641 4995 1666 4867 1692 4767 1709 4778 1854 4876 1854 4877 1854 4879 1854 4880 1854 L 4880 1858 C 4885 1858 4893 1854 4897 1854 5030 1828 5158 1803 5290 1777 5394 1757 5370 1613 5279 1613 Z M 4491 1763 C 4486 1763 4481 1763 4475 1764 4343 1790 4211 1811 4078 1833 3980 1854 3993 1995 4095 1999 L 4108 1995 C 4236 1973 4368 1952 4501 1926 4602 1906 4584 1763 4491 1763 Z M 3694 1896 C 3692 1896 3689 1896 3686 1896 3549 1918 3422 1939 3289 1960 3184 1973 3195 2127 3298 2127 3299 2127 3301 2127 3302 2127 L 3315 2127 C 3447 2105 3579 2084 3712 2063 3811 2038 3790 1896 3694 1896 Z M 2909 2019 C 2905 2019 2901 2020 2897 2020 2760 2037 2628 2059 2500 2076 2398 2093 2406 2238 2509 2242 L 2522 2238 C 2649 2225 2782 2208 2918 2187 3025 2170 3005 2019 2909 2019 Z M 2115 2126 C 2111 2126 2107 2126 2104 2127 1963 2148 1831 2161 1707 2178 1604 2195 1613 2340 1715 2344 L 1724 2344 C 1852 2327 1984 2310 2125 2293 2232 2281 2212 2126 2115 2126 Z M 1318 2224 C 1314 2224 1310 2224 1306 2225 L 909 2268 C 800 2272 807 2434 914 2434 915 2434 916 2434 918 2434 L 926 2434 C 1046 2421 1178 2408 1323 2391 1430 2379 1418 2224 1318 2224 Z M 516 2306 C 514 2306 511 2306 508 2306 257 2332 112 2344 112 2344 1 2344 5 2511 116 2511 L 124 2511 C 124 2511 269 2498 525 2472 633 2464 620 2306 516 2306 Z N">
              <draw:equation draw:name="f0" draw:formula="logwidth"/>
              <draw:equation draw:name="f1" draw:formula="logheight"/>
            </draw:enhanced-geometry>
          </draw:custom-shape>
          <draw:custom-shape draw:name="Google Shape;1875;p38" draw:style-name="gr9" draw:text-style-name="P16" draw:layer="layout" svg:width="0.646cm" svg:height="0.673cm" svg:x="3.031cm" svg:y="8.16cm">
            <text:p text:style-name="P23"/>
            <draw:enhanced-geometry draw:mirror-horizontal="true" draw:mirror-vertical="false" drawooo:sub-view-size="3732 3889" draw:text-areas="0 0 ?f0 ?f1" svg:viewBox="0 0 0 0" draw:type="ooxml-non-primitive" draw:enhanced-path="M 90 0 C 46 0 1 33 5 92 10 139 18 190 23 237 27 280 61 310 104 310 L 116 310 C 159 305 193 263 189 216 180 169 176 122 172 75 166 24 128 0 90 0 Z M 163 535 C 115 535 66 573 78 638 104 770 129 903 163 1035 172 1069 206 1095 244 1095 246 1095 248 1095 250 1095 299 1095 338 1045 325 992 296 869 266 741 244 608 237 558 200 535 163 535 Z M 356 1310 C 303 1310 249 1357 270 1423 313 1551 359 1683 411 1803 423 1832 453 1854 487 1854 500 1854 513 1850 522 1841 564 1824 581 1777 568 1734 517 1619 475 1496 432 1368 419 1327 388 1310 356 1310 Z M 662 2048 C 607 2048 551 2107 586 2174 650 2293 722 2408 799 2519 816 2545 841 2558 867 2558 884 2558 901 2553 914 2541 952 2515 961 2464 935 2425 863 2319 795 2208 731 2093 714 2061 688 2048 662 2048 Z M 1117 2704 C 1053 2704 996 2782 1050 2843 1144 2946 1238 3044 1345 3133 1358 3146 1379 3150 1396 3150 L 1400 3150 C 1477 3150 1511 3057 1451 3005 1353 2920 1264 2831 1178 2732 1160 2713 1138 2704 1117 2704 Z M 1715 3225 C 1643 3225 1595 3328 1669 3381 1784 3453 1904 3522 2032 3581 2040 3586 2053 3590 2066 3590 2155 3590 2185 3466 2100 3428 1985 3372 1869 3308 1763 3240 1747 3230 1731 3225 1715 3225 Z M 2437 3568 C 2351 3568 2315 3700 2411 3731 2543 3773 2676 3807 2808 3833 L 2825 3833 C 2826 3833 2828 3833 2829 3833 2932 3833 2943 3683 2842 3667 2714 3645 2586 3611 2467 3573 2456 3569 2446 3568 2437 3568 Z M 3614 3713 C 3613 3713 3611 3713 3610 3714 3546 3722 3477 3722 3409 3722 3350 3722 3290 3722 3226 3718 3223 3718 3220 3717 3218 3717 3115 3717 3109 3876 3217 3884 3281 3888 3350 3888 3409 3888 3486 3888 3559 3888 3631 3880 3732 3859 3717 3713 3614 3713 Z N">
              <draw:equation draw:name="f0" draw:formula="logwidth"/>
              <draw:equation draw:name="f1" draw:formula="logheight"/>
            </draw:enhanced-geometry>
          </draw:custom-shape>
          <draw:custom-shape draw:name="Google Shape;1876;p38" draw:style-name="gr11" draw:text-style-name="P18" draw:layer="layout" svg:width="0.104cm" svg:height="0.167cm" svg:x="4.406cm" svg:y="7.888cm">
            <text:p text:style-name="P23"/>
            <draw:enhanced-geometry draw:mirror-horizontal="true" draw:mirror-vertical="false" drawooo:sub-view-size="607 971" draw:text-areas="0 0 ?f0 ?f1" svg:viewBox="0 0 0 0" draw:type="ooxml-non-primitive" draw:enhanced-path="M 152 1 C 139 1 127 3 116 8 5 51 1 298 107 563 203 804 351 970 460 970 473 970 484 968 496 964 602 921 607 669 500 409 408 173 259 1 152 1 Z N">
              <draw:equation draw:name="f0" draw:formula="logwidth"/>
              <draw:equation draw:name="f1" draw:formula="logheight"/>
            </draw:enhanced-geometry>
          </draw:custom-shape>
          <draw:custom-shape draw:name="Google Shape;1877;p38" draw:style-name="gr11" draw:text-style-name="P18" draw:layer="layout" svg:width="1.865cm" svg:height="0.59cm" svg:x="3.334cm" svg:y="7.353cm">
            <text:p text:style-name="P23"/>
            <draw:enhanced-geometry draw:mirror-horizontal="true" draw:mirror-vertical="false" drawooo:sub-view-size="10771 3409" draw:text-areas="0 0 ?f0 ?f1" svg:viewBox="0 0 0 0" draw:type="ooxml-non-primitive" draw:enhanced-path="M 9930 1 C 7644 419 2048 1502 0 2534 L 192 3409 C 2050 2844 5436 1981 8775 1981 9446 1981 10116 2016 10771 2095 10374 1212 10075 419 9930 1 Z N">
              <draw:equation draw:name="f0" draw:formula="logwidth"/>
              <draw:equation draw:name="f1" draw:formula="logheight"/>
            </draw:enhanced-geometry>
          </draw:custom-shape>
          <draw:custom-shape draw:name="Google Shape;1878;p38" draw:style-name="gr12" draw:text-style-name="P19" draw:layer="layout" svg:width="2.832cm" svg:height="3.042cm" svg:x="3.265cm" svg:y="4.874cm">
            <text:p text:style-name="P23"/>
            <draw:enhanced-geometry draw:mirror-horizontal="true" draw:mirror-vertical="false" drawooo:sub-view-size="16346 17563" draw:text-areas="0 0 ?f0 ?f1" svg:viewBox="0 0 0 0" draw:type="ooxml-non-primitive" draw:enhanced-path="M 11095 0 C 10971 0 10843 8 10711 23 10532 40 10357 62 10186 87 9653 155 9167 228 8774 296 8642 317 8523 339 8416 356 8139 403 7938 445 7836 463 7789 471 7768 480 7768 480 L 3472 2919 3063 3150 C 2888 3256 2726 3359 2577 3453 2201 3691 1886 3909 1621 4109 1340 4318 1080 4553 845 4809 0 5769 354 6545 760 8144 768 8174 777 8200 785 8225 785 8234 785 8247 789 8255 819 8375 849 8494 875 8618 909 8771 934 8921 964 9074 1020 9381 1062 9688 1101 9991 1114 10111 1131 10234 1143 10354 1190 10763 1225 11164 1263 11544 1289 11808 1314 12064 1344 12307 1391 12730 1468 13143 1579 13549 1672 13847 1788 14095 1945 14278 2607 15059 3681 15541 4052 15690 4138 15728 4189 15745 4189 15745 L 4193 15758 C 4206 15796 4219 15839 4236 15882 4287 16048 4347 16244 4406 16466 4462 16650 4509 16850 4569 17063 4607 17221 4650 17387 4692 17562 7375 15506 13756 14875 16345 14700 16294 14585 16239 14470 16187 14355 16149 14269 16111 14184 16072 14099 15710 13293 15398 12457 15147 11608 15125 11540 15108 11471 15087 11403 14997 11079 14912 10712 14831 10311 14733 9859 14648 9360 14567 8835 14532 8609 14498 8379 14469 8140 14417 7773 14375 7398 14336 7014 14332 6984 14328 6950 14323 6916 L 14306 6711 C 14302 6660 14298 6609 14294 6562 14285 6485 14281 6408 14272 6327 14225 5752 14191 5176 14174 4608 14170 4412 14157 4220 14144 4028 14123 3815 14097 3606 14068 3401 13991 2898 13859 2408 13671 1934 13342 1141 12843 509 12131 202 11824 73 11481 0 11095 0 Z N">
              <draw:equation draw:name="f0" draw:formula="logwidth"/>
              <draw:equation draw:name="f1" draw:formula="logheight"/>
            </draw:enhanced-geometry>
          </draw:custom-shape>
          <draw:custom-shape draw:name="Google Shape;1879;p38" draw:style-name="gr1" draw:text-style-name="P5" draw:layer="layout" svg:width="2.335cm" svg:height="0.817cm" svg:x="3.526cm" svg:y="6.405cm">
            <text:p text:style-name="P23"/>
            <draw:enhanced-geometry draw:mirror-horizontal="true" draw:mirror-vertical="false" drawooo:sub-view-size="13479 4718" draw:text-areas="0 0 ?f0 ?f1" svg:viewBox="0 0 0 0" draw:type="ooxml-non-primitive" draw:enhanced-path="M 13219 0 C 11811 401 9900 726 6509 1165 2896 1634 909 2781 0 3472 47 3895 124 4308 235 4718 1860 3536 4487 2700 8736 2231 10813 2005 12366 1728 13479 1476 13385 1020 13295 525 13219 0 Z N">
              <draw:equation draw:name="f0" draw:formula="logwidth"/>
              <draw:equation draw:name="f1" draw:formula="logheight"/>
            </draw:enhanced-geometry>
          </draw:custom-shape>
          <draw:custom-shape draw:name="Google Shape;1880;p38" draw:style-name="gr1" draw:text-style-name="P5" draw:layer="layout" svg:width="2.308cm" svg:height="0.837cm" svg:x="3.591cm" svg:y="6.037cm">
            <text:p text:style-name="P23"/>
            <draw:enhanced-geometry draw:mirror-horizontal="true" draw:mirror-vertical="false" drawooo:sub-view-size="13322 4838" draw:text-areas="0 0 ?f0 ?f1" svg:viewBox="0 0 0 0" draw:type="ooxml-non-primitive" draw:enhanced-path="M 13163 0 C 11777 516 10041 858 6134 1365 2500 1834 679 3067 0 3647 47 4057 86 4458 124 4837 1562 3630 4001 2786 8147 2329 10655 2056 12310 1706 13321 1429 13274 1062 13232 687 13193 303 13189 273 13185 239 13180 205 L 13163 0 Z N">
              <draw:equation draw:name="f0" draw:formula="logwidth"/>
              <draw:equation draw:name="f1" draw:formula="logheight"/>
            </draw:enhanced-geometry>
          </draw:custom-shape>
          <draw:custom-shape draw:name="Google Shape;1881;p38" draw:style-name="gr6" draw:text-style-name="P13" draw:layer="layout" svg:width="1.025cm" svg:height="1.215cm" svg:x="3.611cm" svg:y="4.874cm">
            <text:p text:style-name="P23"/>
            <draw:enhanced-geometry draw:mirror-horizontal="true" draw:mirror-vertical="false" drawooo:sub-view-size="5922 7015" draw:text-areas="0 0 ?f0 ?f1" svg:viewBox="0 0 0 0" draw:type="ooxml-non-primitive" draw:enhanced-path="M 2682 0 C 2559 0 2432 8 2300 23 2121 44 1942 66 1775 87 1242 155 756 228 359 296 231 317 108 339 1 356 1 356 1251 6583 5921 7014 5917 6984 5913 6950 5908 6916 5900 6797 5887 6681 5879 6562 5870 6485 5866 6408 5857 6327 5810 5752 5776 5176 5759 4608 5755 4412 5742 4220 5729 4028 5708 3815 5682 3606 5653 3401 5576 2898 5444 2408 5256 1934 4927 1141 4428 509 3716 207 3412 74 3069 0 2682 0 Z N">
              <draw:equation draw:name="f0" draw:formula="logwidth"/>
              <draw:equation draw:name="f1" draw:formula="logheight"/>
            </draw:enhanced-geometry>
          </draw:custom-shape>
          <draw:custom-shape draw:name="Google Shape;1882;p38" draw:style-name="gr6" draw:text-style-name="P13" draw:layer="layout" svg:width="0.516cm" svg:height="0.893cm" svg:x="5.58cm" svg:y="5.473cm">
            <text:p text:style-name="P23"/>
            <draw:enhanced-geometry draw:mirror-horizontal="true" draw:mirror-vertical="false" drawooo:sub-view-size="2983 5162" draw:text-areas="0 0 ?f0 ?f1" svg:viewBox="0 0 0 0" draw:type="ooxml-non-primitive" draw:enhanced-path="M 2573 1 C 2197 240 1886 453 1617 658 1336 862 1076 1097 841 1357 1 2317 350 3093 760 4688 764 4718 773 4744 781 4774 781 4782 785 4791 785 4799 815 4923 845 5042 871 5162 2982 3626 2739 960 2573 1 Z N">
              <draw:equation draw:name="f0" draw:formula="logwidth"/>
              <draw:equation draw:name="f1" draw:formula="logheight"/>
            </draw:enhanced-geometry>
          </draw:custom-shape>
          <draw:custom-shape draw:name="Google Shape;1883;p38" draw:style-name="gr3" draw:text-style-name="P7" draw:layer="layout" svg:width="0.756cm" svg:height="0.604cm" svg:x="4.739cm" svg:y="4.954cm">
            <text:p text:style-name="P23"/>
            <draw:enhanced-geometry draw:mirror-horizontal="true" draw:mirror-vertical="false" drawooo:sub-view-size="4369 3489" draw:text-areas="0 0 ?f0 ?f1" svg:viewBox="0 0 0 0" draw:type="ooxml-non-primitive" draw:enhanced-path="M 4368 1 L 4296 18 0 2462 C 123 2807 897 3488 1774 3488 1935 3488 2100 3465 2265 3413 3733 2952 4163 670 4368 1 Z N">
              <draw:equation draw:name="f0" draw:formula="logwidth"/>
              <draw:equation draw:name="f1" draw:formula="logheight"/>
            </draw:enhanced-geometry>
          </draw:custom-shape>
          <draw:custom-shape draw:name="Google Shape;1884;p38" draw:style-name="gr7" draw:text-style-name="P14" draw:layer="layout" svg:width="0.772cm" svg:height="0.856cm" svg:x="4.729cm" svg:y="4.937cm">
            <text:p text:style-name="P23"/>
            <draw:enhanced-geometry draw:mirror-horizontal="true" draw:mirror-vertical="false" drawooo:sub-view-size="4458 4946" draw:text-areas="0 0 ?f0 ?f1" svg:viewBox="0 0 0 0" draw:type="ooxml-non-primitive" draw:enhanced-path="M 4326 1 C 4276 1 4226 32 4217 101 4208 139 3466 4195 2050 4656 1916 4698 1790 4719 1672 4719 1489 4719 1324 4668 1171 4562 357 4016 229 2208 229 2191 223 2122 170 2088 118 2088 59 2088 0 2129 3 2208 7 2284 135 4140 1043 4750 1235 4881 1445 4946 1672 4946 1815 4946 1964 4920 2118 4869 2161 4856 2203 4839 2246 4822 3705 4144 4409 305 4439 139 4458 52 4392 1 4326 1 Z N">
              <draw:equation draw:name="f0" draw:formula="logwidth"/>
              <draw:equation draw:name="f1" draw:formula="logheight"/>
            </draw:enhanced-geometry>
          </draw:custom-shape>
          <draw:custom-shape draw:name="Google Shape;1885;p38" draw:style-name="gr3" draw:text-style-name="P7" draw:layer="layout" svg:width="1.196cm" svg:height="0.459cm" svg:x="4.198cm" svg:y="7.166cm">
            <text:p text:style-name="P23"/>
            <draw:enhanced-geometry draw:mirror-horizontal="true" draw:mirror-vertical="false" drawooo:sub-view-size="6907 2656" draw:text-areas="0 0 ?f0 ?f1" svg:viewBox="0 0 0 0" draw:type="ooxml-non-primitive" draw:enhanced-path="M 6489 0 C 5818 0 4171 127 2645 1231 1664 1943 747 2327 1 2468 86 2502 133 2519 133 2519 L 137 2536 C 154 2575 167 2613 180 2656 939 2494 1831 2101 2777 1419 4272 338 5929 231 6538 231 6688 231 6774 237 6778 237 6783 238 6788 239 6793 239 6807 239 6821 235 6834 229 6872 212 6898 178 6898 135 6906 71 6859 16 6795 11 6777 9 6667 0 6489 0 Z N">
              <draw:equation draw:name="f0" draw:formula="logwidth"/>
              <draw:equation draw:name="f1" draw:formula="logheight"/>
            </draw:enhanced-geometry>
          </draw:custom-shape>
          <draw:custom-shape draw:name="Google Shape;1886;p38" draw:style-name="gr3" draw:text-style-name="P7" draw:layer="layout" svg:width="0.939cm" svg:height="0.697cm" svg:x="4.64cm" svg:y="5.351cm">
            <text:p text:style-name="P23"/>
            <draw:enhanced-geometry draw:mirror-horizontal="true" draw:mirror-vertical="false" drawooo:sub-view-size="5426 4028" draw:text-areas="0 0 ?f0 ?f1" svg:viewBox="0 0 0 0" draw:type="ooxml-non-primitive" draw:enhanced-path="M 5272 0 C 5236 0 5200 18 5175 60 5158 85 3414 3105 2224 3660 2004 3761 1797 3802 1605 3802 806 3802 276 3087 249 3045 225 3012 194 2999 162 2999 81 2999 1 3093 65 3182 72 3192 687 4028 1613 4028 1833 4028 2071 3981 2322 3864 3576 3280 5303 299 5376 171 5425 80 5350 0 5272 0 Z N">
              <draw:equation draw:name="f0" draw:formula="logwidth"/>
              <draw:equation draw:name="f1" draw:formula="logheight"/>
            </draw:enhanced-geometry>
          </draw:custom-shape>
          <draw:custom-shape draw:name="Google Shape;1887;p38" draw:style-name="gr7" draw:text-style-name="P14" draw:layer="layout" svg:width="0.077cm" svg:height="0.068cm" svg:x="7.836cm" svg:y="9.19cm">
            <text:p text:style-name="P23"/>
            <draw:enhanced-geometry draw:mirror-horizontal="true" draw:mirror-vertical="false" drawooo:sub-view-size="450 396" draw:text-areas="0 0 ?f0 ?f1" svg:viewBox="0 0 0 0" draw:type="ooxml-non-primitive" draw:enhanced-path="M 332 0 C 312 0 292 8 273 29 273 29 192 106 47 259 0 310 34 391 103 396 128 391 150 383 162 370 303 221 384 144 384 144 449 86 395 0 332 0 Z N">
              <draw:equation draw:name="f0" draw:formula="logwidth"/>
              <draw:equation draw:name="f1" draw:formula="logheight"/>
            </draw:enhanced-geometry>
          </draw:custom-shape>
          <draw:custom-shape draw:name="Google Shape;1888;p38" draw:style-name="gr7" draw:text-style-name="P14" draw:layer="layout" svg:width="1.017cm" svg:height="3.059cm" svg:x="7.953cm" svg:y="9.315cm">
            <text:p text:style-name="P23"/>
            <draw:enhanced-geometry draw:mirror-horizontal="true" draw:mirror-vertical="false" drawooo:sub-view-size="5873 17659" draw:text-areas="0 0 ?f0 ?f1" svg:viewBox="0 0 0 0" draw:type="ooxml-non-primitive" draw:enhanced-path="M 5759 1 C 5738 1 5717 9 5699 30 5571 175 5426 341 5272 529 5242 563 5246 610 5281 640 5295 650 5309 658 5325 658 5329 658 5332 658 5336 657 L 5336 652 C 5357 652 5379 644 5392 631 5549 443 5690 277 5818 136 5872 76 5819 1 5759 1 Z M 4920 1008 C 4900 1008 4879 1016 4863 1036 4735 1203 4602 1378 4466 1561 4423 1612 4462 1689 4530 1689 L 4526 1685 C 4551 1685 4577 1676 4594 1655 4726 1471 4863 1297 4986 1139 5034 1076 4978 1008 4920 1008 Z M 4144 2060 C 4122 2060 4099 2070 4082 2094 3958 2265 3835 2448 3707 2636 3681 2670 3694 2721 3728 2747 3741 2755 3758 2760 3775 2760 L 3775 2755 C 3801 2755 3826 2743 3843 2721 3967 2538 4091 2359 4210 2184 4253 2123 4200 2060 4144 2060 Z M 3417 3148 C 3393 3148 3369 3159 3353 3186 3237 3365 3122 3553 3007 3745 2977 3800 3016 3864 3075 3864 L 3075 3860 C 3079 3861 3082 3861 3085 3861 3108 3861 3132 3848 3144 3826 3259 3634 3374 3451 3485 3271 3527 3209 3472 3148 3417 3148 Z M 2748 4272 C 2721 4272 2695 4285 2679 4316 2572 4504 2470 4696 2367 4892 2346 4931 2363 4978 2401 4999 2410 5003 2423 5007 2436 5007 L 2436 5003 C 2465 5003 2491 4990 2508 4965 2610 4773 2713 4581 2819 4393 2857 4330 2803 4272 2748 4272 Z M 2140 5429 C 2111 5429 2084 5445 2069 5472 1975 5669 1881 5865 1792 6069 1766 6121 1804 6180 1864 6180 1894 6180 1919 6163 1937 6133 2026 5933 2116 5737 2214 5545 2231 5506 2214 5455 2175 5438 2164 5432 2152 5429 2140 5429 Z M 1600 6621 C 1571 6621 1542 6636 1527 6671 1442 6871 1361 7072 1284 7281 1267 7319 1288 7366 1327 7383 1335 7387 1348 7387 1356 7387 1391 7387 1420 7366 1433 7336 1510 7132 1591 6931 1676 6731 1701 6668 1650 6621 1600 6621 Z M 1128 7841 C 1098 7841 1068 7857 1054 7895 985 8100 913 8309 849 8518 836 8560 862 8607 904 8620 909 8620 917 8624 926 8624 L 926 8620 C 960 8620 990 8599 1002 8569 1066 8360 1135 8151 1207 7951 1229 7886 1178 7841 1128 7841 Z M 740 9090 C 707 9090 676 9109 665 9153 606 9362 550 9576 499 9789 491 9832 516 9874 559 9883 L 576 9883 C 614 9883 644 9857 657 9823 704 9614 759 9405 819 9196 837 9132 788 9090 740 9090 Z M 434 10361 C 400 10361 367 10381 358 10424 316 10642 273 10859 239 11073 230 11115 260 11158 303 11162 L 316 11162 C 354 11162 388 11137 397 11098 431 10885 469 10672 516 10459 526 10397 479 10361 434 10361 Z M 217 11652 C 179 11652 145 11683 141 11721 115 11939 90 12156 68 12374 64 12416 98 12455 141 12459 L 149 12459 C 192 12459 226 12429 230 12386 247 12173 273 11956 299 11742 307 11696 273 11657 230 11653 226 11652 222 11652 217 11652 Z M 99 12953 C 60 12953 26 12986 26 13026 13 13248 4 13470 4 13683 0 13730 38 13764 81 13764 83 13764 85 13765 88 13765 128 13765 162 13728 162 13687 166 13474 171 13252 183 13035 188 12992 154 12954 107 12954 104 12954 102 12953 99 12953 Z M 85 14259 C 38 14263 4 14297 4 14340 13 14562 21 14779 34 14997 38 15040 73 15074 115 15074 L 120 15074 C 166 15069 196 15031 196 14988 183 14771 171 14553 166 14340 162 14293 128 14259 85 14259 Z M 173 15565 C 130 15565 87 15596 94 15654 115 15871 141 16093 175 16306 179 16345 213 16375 252 16375 L 265 16370 C 311 16366 341 16323 333 16281 307 16068 277 15850 252 15637 246 15588 209 15565 173 15565 Z M 362 16859 C 356 16859 351 16860 346 16861 303 16865 273 16908 282 16950 324 17168 367 17381 414 17595 422 17633 456 17658 495 17658 L 512 17658 C 555 17650 580 17607 572 17565 525 17351 478 17138 439 16925 432 16884 399 16859 362 16859 Z N">
              <draw:equation draw:name="f0" draw:formula="logwidth"/>
              <draw:equation draw:name="f1" draw:formula="logheight"/>
            </draw:enhanced-geometry>
          </draw:custom-shape>
          <draw:custom-shape draw:name="Google Shape;1889;p38" draw:style-name="gr7" draw:text-style-name="P14" draw:layer="layout" svg:width="0.075cm" svg:height="0.069cm" svg:x="7.752cm" svg:y="9.229cm">
            <text:p text:style-name="P23"/>
            <draw:enhanced-geometry draw:mirror-horizontal="true" draw:mirror-vertical="false" drawooo:sub-view-size="437 403" draw:text-areas="0 0 ?f0 ?f1" svg:viewBox="0 0 0 0" draw:type="ooxml-non-primitive" draw:enhanced-path="M 321 1 C 300 1 279 10 261 31 261 31 184 112 47 270 0 321 34 402 107 402 128 402 150 389 162 372 299 219 376 138 376 138 436 80 382 1 321 1 Z N">
              <draw:equation draw:name="f0" draw:formula="logwidth"/>
              <draw:equation draw:name="f1" draw:formula="logheight"/>
            </draw:enhanced-geometry>
          </draw:custom-shape>
          <draw:custom-shape draw:name="Google Shape;1890;p38" draw:style-name="gr7" draw:text-style-name="P14" draw:layer="layout" svg:width="0.896cm" svg:height="3.03cm" svg:x="7.863cm" svg:y="9.354cm">
            <text:p text:style-name="P23"/>
            <draw:enhanced-geometry draw:mirror-horizontal="true" draw:mirror-vertical="false" drawooo:sub-view-size="5174 17492" draw:text-areas="0 0 ?f0 ?f1" svg:viewBox="0 0 0 0" draw:type="ooxml-non-primitive" draw:enhanced-path="M 5061 1 C 5040 1 5018 10 5000 33 4880 178 4748 349 4603 536 4577 571 4586 622 4620 647 4633 660 4650 664 4667 664 L 4667 669 C 4692 669 4718 656 4731 634 4872 447 5004 280 5123 131 5173 72 5120 1 5061 1 Z M 4281 1021 C 4259 1021 4237 1030 4219 1052 4104 1219 3980 1394 3856 1581 3831 1616 3839 1667 3878 1692 3891 1701 3903 1705 3920 1705 L 3925 1709 C 3950 1705 3972 1692 3989 1671 4112 1483 4232 1308 4351 1146 4391 1085 4338 1021 4281 1021 Z M 3570 2071 C 3545 2071 3519 2084 3502 2115 3391 2289 3276 2473 3165 2661 3131 2716 3170 2780 3234 2780 L 3234 2784 C 3264 2784 3289 2767 3302 2742 3413 2554 3528 2375 3639 2200 3686 2137 3628 2071 3570 2071 Z M 2909 3175 C 2882 3175 2856 3189 2841 3215 2739 3398 2632 3586 2530 3778 2513 3816 2526 3863 2564 3885 2577 3889 2590 3893 2602 3893 L 2602 3897 C 2632 3897 2658 3876 2671 3851 2773 3659 2875 3471 2978 3292 2999 3253 2982 3206 2948 3185 2935 3178 2922 3175 2909 3175 Z M 2307 4302 C 2278 4302 2251 4318 2236 4345 2142 4533 2048 4725 1958 4921 1941 4964 1958 5011 1997 5028 2009 5036 2018 5036 2031 5036 L 2031 5041 C 2065 5041 2091 5019 2103 4989 2193 4793 2287 4601 2381 4418 2398 4375 2385 4328 2342 4311 2331 4305 2319 4302 2307 4302 Z M 1768 5456 C 1739 5456 1709 5472 1694 5510 1613 5702 1528 5898 1451 6098 1434 6141 1455 6188 1493 6205 1502 6209 1515 6209 1523 6209 L 1523 6214 C 1557 6214 1587 6192 1600 6158 1677 5958 1758 5761 1843 5570 1873 5507 1821 5456 1768 5456 Z M 1295 6652 C 1267 6652 1239 6666 1225 6700 1148 6900 1080 7101 1011 7306 994 7348 1020 7391 1058 7408 1067 7408 1075 7412 1084 7412 L 1084 7416 C 1122 7416 1156 7391 1165 7352 1229 7152 1301 6951 1374 6751 1390 6692 1342 6652 1295 6652 Z M 891 7858 C 859 7858 827 7876 815 7920 755 8120 696 8329 640 8538 632 8581 657 8624 700 8632 704 8636 713 8636 721 8636 L 721 8641 C 755 8641 790 8615 798 8577 854 8372 909 8167 969 7967 992 7902 941 7858 891 7858 Z M 565 9094 C 530 9094 496 9114 487 9161 440 9366 397 9575 355 9788 346 9831 372 9873 419 9882 L 431 9882 431 9886 C 470 9882 504 9856 512 9818 551 9609 598 9400 645 9195 662 9133 613 9094 565 9094 Z M 324 10351 C 285 10351 247 10376 239 10419 205 10628 175 10842 150 11055 141 11097 175 11136 218 11144 L 227 11144 C 269 11144 303 11114 308 11072 333 10863 363 10650 397 10445 406 10402 376 10360 333 10351 330 10351 327 10351 324 10351 Z M 155 11617 C 116 11617 81 11650 77 11690 56 11904 43 12117 30 12330 26 12373 60 12411 103 12415 L 111 12415 C 150 12415 188 12381 188 12339 201 12130 218 11916 235 11703 239 11660 210 11622 163 11618 160 11618 158 11617 155 11617 Z M 85 12896 C 46 12896 7 12922 5 12974 1 13106 1 13239 1 13375 L 1 13614 C 1 13657 39 13695 82 13695 L 86 13695 C 128 13695 163 13657 163 13614 L 163 13375 C 163 13243 163 13111 167 12978 167 12924 126 12896 85 12896 Z M 106 14172 C 103 14172 101 14173 99 14173 52 14177 18 14211 22 14258 30 14471 47 14685 64 14898 69 14936 103 14970 146 14970 L 150 14970 C 192 14966 227 14928 222 14885 205 14672 192 14459 180 14250 180 14205 145 14172 106 14172 Z M 209 15443 C 206 15443 204 15444 201 15444 158 15452 124 15491 133 15533 158 15742 188 15956 222 16169 227 16207 261 16237 299 16237 L 312 16237 C 355 16229 384 16186 380 16143 342 15934 316 15725 291 15516 287 15472 249 15443 209 15443 Z M 413 16710 C 368 16710 323 16744 333 16800 372 17009 419 17218 465 17427 474 17466 508 17491 546 17491 551 17491 555 17491 564 17487 606 17478 632 17436 623 17393 576 17184 529 16975 491 16770 480 16729 447 16710 413 16710 Z N">
              <draw:equation draw:name="f0" draw:formula="logwidth"/>
              <draw:equation draw:name="f1" draw:formula="logheight"/>
            </draw:enhanced-geometry>
          </draw:custom-shape>
          <draw:custom-shape draw:name="Google Shape;1891;p38" draw:style-name="gr7" draw:text-style-name="P14" draw:layer="layout" svg:width="0.074cm" svg:height="0.066cm" svg:x="7.806cm" svg:y="9.224cm">
            <text:p text:style-name="P23"/>
            <draw:enhanced-geometry draw:mirror-horizontal="true" draw:mirror-vertical="false" drawooo:sub-view-size="430 388" draw:text-areas="0 0 ?f0 ?f1" svg:viewBox="0 0 0 0" draw:type="ooxml-non-primitive" draw:enhanced-path="M 319 0 C 303 0 285 6 269 21 269 21 188 97 47 255 0 306 34 387 107 387 128 387 150 379 167 362 303 213 380 131 380 131 430 75 379 0 319 0 Z N">
              <draw:equation draw:name="f0" draw:formula="logwidth"/>
              <draw:equation draw:name="f1" draw:formula="logheight"/>
            </draw:enhanced-geometry>
          </draw:custom-shape>
          <draw:custom-shape draw:name="Google Shape;1892;p38" draw:style-name="gr7" draw:text-style-name="P14" draw:layer="layout" svg:width="0.947cm" svg:height="3.029cm" svg:x="7.914cm" svg:y="9.346cm">
            <text:p text:style-name="P23"/>
            <draw:enhanced-geometry draw:mirror-horizontal="true" draw:mirror-vertical="false" drawooo:sub-view-size="5468 17485" draw:text-areas="0 0 ?f0 ?f1" svg:viewBox="0 0 0 0" draw:type="ooxml-non-primitive" draw:enhanced-path="M 5353 1 C 5332 1 5311 9 5293 30 5170 175 5033 342 4884 529 4841 580 4880 657 4948 657 L 4952 661 C 4974 657 4995 649 5008 627 5157 444 5293 278 5417 133 5468 72 5413 1 5353 1 Z M 4552 1007 C 4530 1007 4508 1017 4492 1041 4368 1203 4240 1378 4108 1561 4069 1613 4108 1685 4176 1685 L 4176 1689 C 4201 1689 4227 1672 4240 1651 4368 1468 4496 1297 4619 1135 4663 1073 4608 1007 4552 1007 Z M 3807 2051 C 3783 2051 3758 2063 3741 2090 3626 2261 3506 2444 3391 2632 3365 2666 3378 2717 3412 2739 3425 2747 3442 2751 3455 2751 L 3459 2756 C 3485 2756 3510 2739 3523 2717 3643 2530 3758 2351 3873 2180 3921 2117 3865 2051 3807 2051 Z M 3122 3142 C 3094 3142 3067 3156 3050 3182 2943 3361 2832 3549 2726 3741 2709 3779 2721 3826 2756 3848 2768 3852 2781 3856 2798 3856 L 2798 3860 C 2828 3860 2854 3843 2866 3818 2973 3626 3080 3442 3186 3263 3212 3225 3199 3178 3161 3152 3148 3145 3135 3142 3122 3142 Z M 2484 4265 C 2460 4265 2435 4277 2419 4304 2320 4492 2222 4684 2124 4880 2107 4918 2120 4965 2163 4987 2171 4991 2184 4995 2197 4995 L 2201 4999 C 2231 4995 2256 4978 2269 4952 2363 4756 2461 4564 2559 4381 2588 4317 2537 4265 2484 4265 Z M 1914 5417 C 1888 5417 1863 5430 1847 5460 1757 5652 1672 5848 1587 6053 1570 6091 1587 6142 1629 6159 1638 6159 1651 6164 1659 6164 L 1664 6168 C 1698 6164 1723 6142 1732 6113 1817 5912 1907 5720 1992 5528 2015 5466 1964 5417 1914 5417 Z M 1415 6604 C 1387 6604 1359 6618 1344 6650 1267 6850 1190 7051 1118 7256 1105 7298 1126 7341 1169 7358 1177 7358 1186 7362 1194 7362 L 1199 7367 C 1233 7362 1258 7341 1271 7307 1339 7106 1416 6906 1493 6710 1512 6647 1463 6604 1415 6604 Z M 988 7808 C 955 7808 923 7826 913 7870 849 8070 785 8279 725 8488 712 8527 738 8574 781 8586 L 802 8586 806 8591 C 840 8586 870 8565 879 8531 938 8322 1002 8117 1066 7917 1092 7852 1040 7808 988 7808 Z M 634 9051 C 601 9051 569 9069 559 9111 503 9320 456 9533 410 9742 401 9785 431 9828 474 9836 L 495 9836 C 529 9836 559 9811 567 9772 610 9568 657 9359 712 9149 728 9089 680 9051 634 9051 Z M 364 10304 C 324 10304 293 10332 286 10369 247 10583 213 10796 183 11009 175 11052 205 11095 252 11099 L 260 11099 265 11103 C 303 11099 337 11069 341 11031 371 10822 405 10608 444 10399 452 10352 422 10314 380 10305 374 10304 369 10304 364 10304 Z M 178 11579 C 137 11579 106 11611 102 11649 77 11867 60 12080 43 12293 43 12340 73 12378 120 12378 L 128 12378 C 166 12378 201 12344 205 12306 218 12097 239 11884 260 11670 265 11623 235 11585 192 11581 187 11580 182 11579 178 11579 Z M 94 12860 C 51 12860 13 12894 9 12937 4 13138 0 13334 0 13534 L 0 13585 C 0 13628 34 13662 81 13662 124 13662 158 13628 158 13581 L 158 13534 C 158 13338 162 13142 171 12946 171 12899 137 12865 94 12860 Z M 94 14144 C 47 14149 13 14187 17 14230 26 14443 38 14660 56 14874 56 14916 90 14946 132 14946 L 141 14946 C 183 14946 218 14908 213 14861 196 14648 183 14434 175 14221 171 14178 137 14144 94 14144 Z M 199 15426 C 154 15426 108 15459 115 15518 141 15731 171 15944 205 16157 209 16196 243 16221 282 16226 L 294 16221 C 337 16217 367 16175 363 16132 329 15923 299 15710 277 15496 272 15448 236 15426 199 15426 Z M 393 16692 C 346 16692 297 16730 311 16793 354 17002 397 17215 448 17424 456 17458 486 17484 525 17484 L 542 17484 C 584 17471 614 17429 602 17386 555 17181 508 16968 469 16763 464 16714 429 16692 393 16692 Z N">
              <draw:equation draw:name="f0" draw:formula="logwidth"/>
              <draw:equation draw:name="f1" draw:formula="logheight"/>
            </draw:enhanced-geometry>
          </draw:custom-shape>
          <draw:custom-shape draw:name="Google Shape;1893;p38" draw:style-name="gr11" draw:text-style-name="P18" draw:layer="layout" svg:width="0.414cm" svg:height="0.253cm" svg:x="5.459cm" svg:y="7.776cm">
            <text:p text:style-name="P23"/>
            <draw:enhanced-geometry draw:mirror-horizontal="true" draw:mirror-vertical="false" drawooo:sub-view-size="2394 1467" draw:text-areas="0 0 ?f0 ?f1" svg:viewBox="0 0 0 0" draw:type="ooxml-non-primitive" draw:enhanced-path="M 1899 0 C 1490 0 922 43 581 251 1 605 60 1467 60 1467 L 2393 21 C 2393 21 2185 0 1899 0 Z N">
              <draw:equation draw:name="f0" draw:formula="logwidth"/>
              <draw:equation draw:name="f1" draw:formula="logheight"/>
            </draw:enhanced-geometry>
          </draw:custom-shape>
          <draw:custom-shape draw:name="Google Shape;1894;p38" draw:style-name="gr13" draw:text-style-name="P20" draw:layer="layout" svg:width="2.097cm" svg:height="2.124cm" svg:x="5.279cm" svg:y="7.815cm">
            <text:p text:style-name="P23"/>
            <draw:enhanced-geometry draw:mirror-horizontal="true" draw:mirror-vertical="false" drawooo:sub-view-size="12106 12264" draw:text-areas="0 0 ?f0 ?f1" svg:viewBox="0 0 0 0" draw:type="ooxml-non-primitive" draw:enhanced-path="M 4944 1 L 0 4415 393 4961 542 5166 5025 11398 5170 11598 5648 12264 C 8313 10685 10442 8745 12105 6488 L 11530 5964 11342 5793 5549 547 5366 380 4944 1 Z N">
              <draw:equation draw:name="f0" draw:formula="logwidth"/>
              <draw:equation draw:name="f1" draw:formula="logheight"/>
            </draw:enhanced-geometry>
          </draw:custom-shape>
          <draw:custom-shape draw:name="Google Shape;1895;p38" draw:style-name="gr2" draw:text-style-name="P6" draw:layer="layout" svg:width="0.893cm" svg:height="0.829cm" svg:x="6.415cm" svg:y="7.881cm">
            <text:p text:style-name="P23"/>
            <draw:enhanced-geometry draw:mirror-horizontal="true" draw:mirror-vertical="false" drawooo:sub-view-size="5158 4787" draw:text-areas="0 0 ?f0 ?f1" svg:viewBox="0 0 0 0" draw:type="ooxml-non-primitive" draw:enhanced-path="M 4974 0 L 1 4581 146 4786 5157 167 4974 0 Z N">
              <draw:equation draw:name="f0" draw:formula="logwidth"/>
              <draw:equation draw:name="f1" draw:formula="logheight"/>
            </draw:enhanced-geometry>
          </draw:custom-shape>
          <draw:custom-shape draw:name="Google Shape;1896;p38" draw:style-name="gr2" draw:text-style-name="P6" draw:layer="layout" svg:width="1.126cm" svg:height="1.006cm" svg:x="5.381cm" svg:y="8.819cm">
            <text:p text:style-name="P23"/>
            <draw:enhanced-geometry draw:mirror-horizontal="true" draw:mirror-vertical="false" drawooo:sub-view-size="6506 5810" draw:text-areas="0 0 ?f0 ?f1" svg:viewBox="0 0 0 0" draw:type="ooxml-non-primitive" draw:enhanced-path="M 6318 0 C 4211 2986 1216 4901 1 5605 L 146 5810 C 1396 5084 4386 3156 6506 171 L 6318 0 Z N">
              <draw:equation draw:name="f0" draw:formula="logwidth"/>
              <draw:equation draw:name="f1" draw:formula="logheight"/>
            </draw:enhanced-geometry>
          </draw:custom-shape>
          <draw:custom-shape draw:name="Google Shape;1897;p38" draw:style-name="gr13" draw:text-style-name="P20" draw:layer="layout" svg:width="1.108cm" svg:height="0.289cm" svg:x="6.768cm" svg:y="9.049cm">
            <text:p text:style-name="P23"/>
            <draw:enhanced-geometry draw:mirror-horizontal="true" draw:mirror-vertical="false" drawooo:sub-view-size="6399 1676" draw:text-areas="0 0 ?f0 ?f1" svg:viewBox="0 0 0 0" draw:type="ooxml-non-primitive" draw:enhanced-path="M 1978 1 C 1834 1 1689 11 1545 34 1246 81 956 183 687 332 436 473 205 648 1 848 77 1074 239 1258 448 1365 628 1228 824 1109 1029 1019 1225 938 1430 891 1639 883 1661 882 1684 881 1707 881 2098 881 2491 1017 2927 1198 3157 1296 3396 1403 3682 1497 3750 1518 3822 1539 3903 1556 L 3959 1574 4014 1582 C 4048 1591 4087 1599 4121 1603 4266 1633 4415 1650 4565 1663 4678 1671 4792 1676 4905 1676 5090 1676 5275 1664 5460 1638 5614 1620 5763 1591 5912 1552 5989 1535 6062 1514 6138 1488 6177 1475 6215 1463 6258 1446 L 6318 1420 6352 1407 C 6365 1403 6373 1399 6399 1386 L 5767 174 5759 183 5733 196 C 5712 204 5691 217 5669 226 5627 247 5580 264 5533 281 5435 320 5337 349 5238 375 4993 438 4745 467 4495 467 4423 467 4351 465 4279 460 4176 456 4074 443 3972 422 3758 379 3520 307 3268 230 2999 149 2726 85 2453 38 2295 13 2137 1 1978 1 Z N">
              <draw:equation draw:name="f0" draw:formula="logwidth"/>
              <draw:equation draw:name="f1" draw:formula="logheight"/>
            </draw:enhanced-geometry>
          </draw:custom-shape>
          <draw:custom-shape draw:name="Google Shape;1898;p38" draw:style-name="gr13" draw:text-style-name="P20" draw:layer="layout" svg:width="1.161cm" svg:height="1.123cm" svg:x="5.289cm" svg:y="7.726cm">
            <text:p text:style-name="P23"/>
            <draw:enhanced-geometry draw:mirror-horizontal="true" draw:mirror-vertical="false" drawooo:sub-view-size="6706 6484" draw:text-areas="0 0 ?f0 ?f1" svg:viewBox="0 0 0 0" draw:type="ooxml-non-primitive" draw:enhanced-path="M 2348 1 C 2343 1 2338 1 2334 1 1805 13 1259 440 670 1314 423 1685 197 2078 1 2483 L 760 2841 C 1204 1899 1967 845 2351 841 2352 841 2353 841 2354 841 2572 841 3333 1255 4304 2150 5239 3016 5776 3788 5806 4074 5857 4586 4961 5371 4309 5767 L 4740 6484 C 5059 6283 5362 6062 5648 5810 6168 5341 6706 4680 6638 3989 6557 3170 5375 2001 4872 1536 4371 1070 3125 1 2348 1 Z N">
              <draw:equation draw:name="f0" draw:formula="logwidth"/>
              <draw:equation draw:name="f1" draw:formula="logheight"/>
            </draw:enhanced-geometry>
          </draw:custom-shape>
          <draw:custom-shape draw:name="Google Shape;1899;p38" draw:style-name="gr6" draw:text-style-name="P13" draw:layer="layout" svg:width="1.673cm" svg:height="3.061cm" svg:x="3.586cm" svg:y="5.018cm">
            <text:p text:style-name="P23"/>
            <draw:enhanced-geometry draw:mirror-horizontal="true" draw:mirror-vertical="false" drawooo:sub-view-size="9658 17670" draw:text-areas="0 0 ?f0 ?f1" svg:viewBox="0 0 0 0" draw:type="ooxml-non-primitive" draw:enhanced-path="M 6757 1 C 6549 1 6338 34 6130 103 5114 435 4547 1510 4837 2538 L 4850 2577 C 4927 2841 4999 3135 5063 3434 5093 3587 5123 3741 5153 3895 5183 4048 5208 4206 5234 4364 5332 4995 5409 5639 5456 6279 5503 6923 5520 7563 5503 8186 5490 8783 5434 9380 5328 9968 5230 10519 5068 11018 4888 11350 L 4854 11410 4820 11461 4816 11470 4820 11466 4820 11466 C 4820 11466 4820 11474 4816 11478 4812 11483 4807 11487 4803 11495 4777 11530 4752 11564 4722 11598 4684 11636 4641 11683 4598 11730 4411 11918 4180 12127 3937 12340 3451 12767 2913 13189 2380 13620 L 1566 14264 C 1429 14370 1297 14481 1160 14588 1092 14643 1024 14699 956 14754 892 14805 819 14861 759 14912 L 700 14967 C 124 15467 0 16307 405 16951 694 17410 1191 17670 1705 17670 1912 17670 2121 17628 2321 17539 L 2581 17424 C 2666 17390 2751 17352 2832 17309 3003 17232 3169 17156 3331 17070 3498 16989 3664 16908 3826 16823 L 4317 16563 C 4982 16204 5631 15812 6253 15390 6599 15155 6927 14908 7247 14643 7332 14567 7418 14494 7507 14409 7601 14323 7691 14230 7793 14123 7814 14097 7844 14067 7870 14038 7895 14008 7917 13978 7947 13944 7976 13910 8002 13880 8032 13841 L 8075 13786 8096 13756 8109 13735 8224 13568 8331 13402 C 8872 12502 9145 11623 9329 10783 9499 9977 9597 9154 9627 8326 9657 7537 9640 6748 9572 5963 9512 5187 9405 4411 9256 3647 9218 3451 9184 3259 9137 3067 9094 2871 9047 2679 8992 2483 8889 2078 8761 1681 8616 1288 8318 495 7564 1 6757 1 Z N">
              <draw:equation draw:name="f0" draw:formula="logwidth"/>
              <draw:equation draw:name="f1" draw:formula="logheight"/>
            </draw:enhanced-geometry>
          </draw:custom-shape>
          <draw:custom-shape draw:name="Google Shape;1900;p38" draw:style-name="gr6" draw:text-style-name="P13" draw:layer="layout" svg:width="1.054cm" svg:height="0.873cm" svg:x="4.915cm" svg:y="7.602cm">
            <text:p text:style-name="P23"/>
            <draw:enhanced-geometry draw:mirror-horizontal="true" draw:mirror-vertical="false" drawooo:sub-view-size="6087 5046" draw:text-areas="0 0 ?f0 ?f1" svg:viewBox="0 0 0 0" draw:type="ooxml-non-primitive" draw:enhanced-path="M 4790 0 C 3732 469 994 1638 614 2474 0 3830 2500 4526 2930 4888 3061 4998 3202 5046 3347 5046 4342 5046 5566 2798 5566 2798 6087 1800 4790 0 4790 0 Z N">
              <draw:equation draw:name="f0" draw:formula="logwidth"/>
              <draw:equation draw:name="f1" draw:formula="logheight"/>
            </draw:enhanced-geometry>
          </draw:custom-shape>
          <draw:custom-shape draw:name="Google Shape;1901;p38" draw:style-name="gr11" draw:text-style-name="P18" draw:layer="layout" svg:width="0.066cm" svg:height="0.369cm" svg:x="4.387cm" svg:y="5.135cm">
            <text:p text:style-name="P23"/>
            <draw:enhanced-geometry draw:mirror-horizontal="true" draw:mirror-vertical="false" drawooo:sub-view-size="389 2134" draw:text-areas="0 0 ?f0 ?f1" svg:viewBox="0 0 0 0" draw:type="ooxml-non-primitive" draw:enhanced-path="M 117 0 C 60 0 2 40 9 119 0 861 154 1991 158 2038 166 2093 213 2133 266 2133 271 2133 276 2133 282 2132 290 2132 303 2128 311 2128 358 2106 388 2055 375 2004 375 1995 218 844 226 119 232 40 175 0 117 0 Z N">
              <draw:equation draw:name="f0" draw:formula="logwidth"/>
              <draw:equation draw:name="f1" draw:formula="logheight"/>
            </draw:enhanced-geometry>
          </draw:custom-shape>
          <draw:custom-shape draw:name="Google Shape;1902;p38" draw:style-name="gr11" draw:text-style-name="P18" draw:layer="layout" svg:width="0.352cm" svg:height="0.129cm" svg:x="4.077cm" svg:y="6.988cm">
            <text:p text:style-name="P23"/>
            <draw:enhanced-geometry draw:mirror-horizontal="true" draw:mirror-vertical="false" drawooo:sub-view-size="2035 751" draw:text-areas="0 0 ?f0 ?f1" svg:viewBox="0 0 0 0" draw:type="ooxml-non-primitive" draw:enhanced-path="M 137 1 C 0 9 0 214 137 223 145 223 1105 235 1851 734 1869 745 1891 750 1912 750 1926 750 1940 748 1954 743 1975 734 1992 722 2001 705 2035 653 2022 585 1971 551 1169 18 179 1 137 1 Z N">
              <draw:equation draw:name="f0" draw:formula="logwidth"/>
              <draw:equation draw:name="f1" draw:formula="logheight"/>
            </draw:enhanced-geometry>
          </draw:custom-shape>
          <draw:custom-shape draw:name="Google Shape;1903;p38" draw:style-name="gr11" draw:text-style-name="P18" draw:layer="layout" svg:width="0.295cm" svg:height="0.092cm" svg:x="4.091cm" svg:y="6.937cm">
            <text:p text:style-name="P23"/>
            <draw:enhanced-geometry draw:mirror-horizontal="true" draw:mirror-vertical="false" drawooo:sub-view-size="1708 536" draw:text-areas="0 0 ?f0 ?f1" svg:viewBox="0 0 0 0" draw:type="ooxml-non-primitive" draw:enhanced-path="M 1349 0 C 1048 0 533 49 100 333 1 400 63 535 158 535 177 535 198 530 219 517 609 262 1089 221 1361 221 1490 221 1573 231 1576 231 1593 231 1614 231 1631 222 1665 209 1691 175 1699 137 1708 73 1661 22 1601 13 1590 12 1495 0 1349 0 Z N">
              <draw:equation draw:name="f0" draw:formula="logwidth"/>
              <draw:equation draw:name="f1" draw:formula="logheight"/>
            </draw:enhanced-geometry>
          </draw:custom-shape>
          <draw:custom-shape draw:name="Google Shape;1904;p38" draw:style-name="gr11" draw:text-style-name="P18" draw:layer="layout" svg:width="1.034cm" svg:height="0.626cm" svg:x="4.086cm" svg:y="7.641cm">
            <text:p text:style-name="P23"/>
            <draw:enhanced-geometry draw:mirror-horizontal="true" draw:mirror-vertical="false" drawooo:sub-view-size="5973 3621" draw:text-areas="0 0 ?f0 ?f1" svg:viewBox="0 0 0 0" draw:type="ooxml-non-primitive" draw:enhanced-path="M 5809 1 C 5787 1 5764 8 5741 26 5707 47 2418 2239 107 3412 0 3469 53 3620 158 3620 172 3620 186 3618 200 3613 L 209 3609 C 2529 2431 5831 230 5865 209 5972 143 5905 1 5809 1 Z N">
              <draw:equation draw:name="f0" draw:formula="logwidth"/>
              <draw:equation draw:name="f1" draw:formula="logheight"/>
            </draw:enhanced-geometry>
          </draw:custom-shape>
          <draw:custom-shape draw:name="Google Shape;1905;p38" draw:style-name="gr9" draw:text-style-name="P16" draw:layer="layout" svg:width="0.36cm" svg:height="0.555cm" svg:x="4.823cm" svg:y="7.574cm">
            <text:p text:style-name="P23"/>
            <draw:enhanced-geometry draw:mirror-horizontal="true" draw:mirror-vertical="false" drawooo:sub-view-size="2082 3208" draw:text-areas="0 0 ?f0 ?f1" svg:viewBox="0 0 0 0" draw:type="ooxml-non-primitive" draw:enhanced-path="M 480 0 C 422 0 258 31 0 272 0 272 1459 1658 1579 3207 1579 3207 1587 3208 1602 3208 1675 3208 1899 3184 2082 2916 2082 2916 1992 1650 504 3 504 2 496 0 480 0 Z N">
              <draw:equation draw:name="f0" draw:formula="logwidth"/>
              <draw:equation draw:name="f1" draw:formula="logheight"/>
            </draw:enhanced-geometry>
          </draw:custom-shape>
          <draw:custom-shape draw:name="Google Shape;1906;p38" draw:style-name="gr6" draw:text-style-name="P13" draw:layer="layout" svg:width="0.863cm" svg:height="1.02cm" svg:x="4.799cm" svg:y="4.482cm">
            <text:p text:style-name="P23"/>
            <draw:enhanced-geometry draw:mirror-horizontal="true" draw:mirror-vertical="false" drawooo:sub-view-size="4986 5892" draw:text-areas="0 0 ?f0 ?f1" svg:viewBox="0 0 0 0" draw:type="ooxml-non-primitive" draw:enhanced-path="M 2918 1 L 1 2914 171 3213 C 453 3678 704 4164 935 4659 1037 4876 1122 5098 1195 5324 1718 5728 2191 5891 2610 5891 4180 5891 4985 3595 4820 3093 3669 1861 2918 1 2918 1 Z N">
              <draw:equation draw:name="f0" draw:formula="logwidth"/>
              <draw:equation draw:name="f1" draw:formula="logheight"/>
            </draw:enhanced-geometry>
          </draw:custom-shape>
          <draw:custom-shape draw:name="Google Shape;1907;p38" draw:style-name="gr14" draw:text-style-name="P21" draw:layer="layout" svg:width="0.47cm" svg:height="0.648cm" svg:x="5.165cm" svg:y="4.64cm">
            <text:p text:style-name="P23"/>
            <draw:enhanced-geometry draw:mirror-horizontal="true" draw:mirror-vertical="false" drawooo:sub-view-size="2718 3746" draw:text-areas="0 0 ?f0 ?f1" svg:viewBox="0 0 0 0" draw:type="ooxml-non-primitive" draw:enhanced-path="M 2718 1 L 1 2300 C 282 2765 538 3251 769 3746 2419 2466 2718 1 2718 1 Z N">
              <draw:equation draw:name="f0" draw:formula="logwidth"/>
              <draw:equation draw:name="f1" draw:formula="logheight"/>
            </draw:enhanced-geometry>
          </draw:custom-shape>
          <draw:custom-shape draw:name="Google Shape;1908;p38" draw:style-name="gr11" draw:text-style-name="P18" draw:layer="layout" svg:width="0.396cm" svg:height="0.432cm" svg:x="5.931cm" svg:y="4.528cm">
            <text:p text:style-name="P23"/>
            <draw:enhanced-geometry draw:mirror-horizontal="true" draw:mirror-vertical="false" drawooo:sub-view-size="2291 2501" draw:text-areas="0 0 ?f0 ?f1" svg:viewBox="0 0 0 0" draw:type="ooxml-non-primitive" draw:enhanced-path="M 1016 1 C 859 1 694 52 533 189 0 647 742 2501 1808 2501 1963 2501 2125 2461 2290 2373 L 1825 403 C 1825 403 1456 1 1016 1 Z N">
              <draw:equation draw:name="f0" draw:formula="logwidth"/>
              <draw:equation draw:name="f1" draw:formula="logheight"/>
            </draw:enhanced-geometry>
          </draw:custom-shape>
          <draw:custom-shape draw:name="Google Shape;1909;p38" draw:style-name="gr7" draw:text-style-name="P14" draw:layer="layout" svg:width="0.529cm" svg:height="0.447cm" svg:x="5.66cm" svg:y="4.814cm">
            <text:p text:style-name="P23"/>
            <draw:enhanced-geometry draw:mirror-horizontal="true" draw:mirror-vertical="false" drawooo:sub-view-size="3058 2586" draw:text-areas="0 0 ?f0 ?f1" svg:viewBox="0 0 0 0" draw:type="ooxml-non-primitive" draw:enhanced-path="M 1608 194 C 2075 194 2508 492 2657 958 2897 1711 2307 2394 1613 2394 1446 2394 1273 2355 1104 2267 234 1819 345 540 1275 245 1386 210 1498 194 1608 194 Z M 1606 0 C 1157 0 708 226 464 698 1 1591 687 2586 1601 2586 1731 2586 1864 2566 2000 2523 2678 2306 3058 1581 2840 902 2654 311 2131 0 1606 0 Z N">
              <draw:equation draw:name="f0" draw:formula="logwidth"/>
              <draw:equation draw:name="f1" draw:formula="logheight"/>
            </draw:enhanced-geometry>
          </draw:custom-shape>
          <draw:custom-shape draw:name="Google Shape;1910;p38" draw:style-name="gr6" draw:text-style-name="P13" draw:layer="layout" svg:width="1.317cm" svg:height="1.445cm" svg:x="5.112cm" svg:y="3.652cm">
            <text:p text:style-name="P23"/>
            <draw:enhanced-geometry draw:mirror-horizontal="true" draw:mirror-vertical="false" drawooo:sub-view-size="7606 8347" draw:text-areas="0 0 ?f0 ?f1" svg:viewBox="0 0 0 0" draw:type="ooxml-non-primitive" draw:enhanced-path="M 3812 1 C 2596 1 1422 846 798 1867 0 3168 704 4554 1305 5800 1344 5877 1386 5958 1433 6039 1472 6107 1514 6175 1561 6248 1578 6273 1595 6303 1612 6329 1689 6440 1770 6559 1856 6678 1903 6742 1949 6806 2005 6875 L 2018 6892 C 2884 8014 3681 8338 4415 8346 4418 8346 4422 8346 4425 8346 5642 8346 7584 6151 7520 5049 7477 4247 7605 4533 6820 2690 6036 852 4829 212 4829 212 4494 66 4151 1 3812 1 Z N">
              <draw:equation draw:name="f0" draw:formula="logwidth"/>
              <draw:equation draw:name="f1" draw:formula="logheight"/>
            </draw:enhanced-geometry>
          </draw:custom-shape>
          <draw:custom-shape draw:name="Google Shape;1911;p38" draw:style-name="gr14" draw:text-style-name="P21" draw:layer="layout" svg:width="0.523cm" svg:height="0.424cm" svg:x="5.253cm" svg:y="3.623cm">
            <text:p text:style-name="P23"/>
            <draw:enhanced-geometry draw:mirror-horizontal="true" draw:mirror-vertical="false" drawooo:sub-view-size="3025 2455" draw:text-areas="0 0 ?f0 ?f1" svg:viewBox="0 0 0 0" draw:type="ooxml-non-primitive" draw:enhanced-path="M 704 1 C 392 1 134 160 0 587 0 587 1464 2298 2214 2443 2256 2451 2296 2454 2334 2454 2968 2454 3025 1406 3025 1406 3025 1406 1629 1 704 1 Z N">
              <draw:equation draw:name="f0" draw:formula="logwidth"/>
              <draw:equation draw:name="f1" draw:formula="logheight"/>
            </draw:enhanced-geometry>
          </draw:custom-shape>
          <draw:custom-shape draw:name="Google Shape;1912;p38" draw:style-name="gr14" draw:text-style-name="P21" draw:layer="layout" svg:width="0.793cm" svg:height="0.377cm" svg:x="5.448cm" svg:y="3.641cm">
            <text:p text:style-name="P23"/>
            <draw:enhanced-geometry draw:mirror-horizontal="true" draw:mirror-vertical="false" drawooo:sub-view-size="4582 2181" draw:text-areas="0 0 ?f0 ?f1" svg:viewBox="0 0 0 0" draw:type="ooxml-non-primitive" draw:enhanced-path="M 3115 1 C 3115 1 1 69 244 1630 244 1630 1129 2181 2089 2181 2510 2181 2946 2075 3328 1771 4582 769 3115 1 3115 1 Z N">
              <draw:equation draw:name="f0" draw:formula="logwidth"/>
              <draw:equation draw:name="f1" draw:formula="logheight"/>
            </draw:enhanced-geometry>
          </draw:custom-shape>
          <draw:custom-shape draw:name="Google Shape;1913;p38" draw:style-name="gr14" draw:text-style-name="P21" draw:layer="layout" svg:width="0.521cm" svg:height="0.539cm" svg:x="6.107cm" svg:y="3.794cm">
            <text:p text:style-name="P23"/>
            <draw:enhanced-geometry draw:mirror-horizontal="true" draw:mirror-vertical="false" drawooo:sub-view-size="3011 3117" draw:text-areas="0 0 ?f0 ?f1" svg:viewBox="0 0 0 0" draw:type="ooxml-non-primitive" draw:enhanced-path="M 2381 0 C 2266 0 2120 25 1935 86 1005 394 1 3116 1294 3116 1347 3116 1405 3112 1466 3102 3010 2863 2797 440 2797 440 2797 440 2864 0 2381 0 Z N">
              <draw:equation draw:name="f0" draw:formula="logwidth"/>
              <draw:equation draw:name="f1" draw:formula="logheight"/>
            </draw:enhanced-geometry>
          </draw:custom-shape>
          <draw:custom-shape draw:name="Google Shape;1914;p38" draw:style-name="gr11" draw:text-style-name="P18" draw:layer="layout" svg:width="0.1cm" svg:height="0.102cm" svg:x="5.556cm" svg:y="4.729cm">
            <text:p text:style-name="P23"/>
            <draw:enhanced-geometry draw:mirror-horizontal="true" draw:mirror-vertical="false" drawooo:sub-view-size="582 597" draw:text-areas="0 0 ?f0 ?f1" svg:viewBox="0 0 0 0" draw:type="ooxml-non-primitive" draw:enhanced-path="M 489 1 C 454 1 419 23 413 71 366 353 102 442 89 446 1 473 26 596 107 596 116 596 126 595 136 591 153 587 170 579 187 570 388 489 528 310 567 97 581 37 535 1 489 1 Z N">
              <draw:equation draw:name="f0" draw:formula="logwidth"/>
              <draw:equation draw:name="f1" draw:formula="logheight"/>
            </draw:enhanced-geometry>
          </draw:custom-shape>
          <draw:custom-shape draw:name="Google Shape;1915;p38" draw:style-name="gr15" draw:text-style-name="P22" draw:layer="layout" svg:width="0.192cm" svg:height="0.246cm" svg:x="5.607cm" svg:y="4.56cm">
            <text:p text:style-name="P23"/>
            <draw:enhanced-geometry draw:mirror-horizontal="true" draw:mirror-vertical="false" drawooo:sub-view-size="1116 1426" draw:text-areas="0 0 ?f0 ?f1" svg:viewBox="0 0 0 0" draw:type="ooxml-non-primitive" draw:enhanced-path="M 874 0 C 827 0 778 39 795 101 992 1022 121 1261 87 1274 0 1302 23 1426 106 1426 112 1426 119 1425 126 1423 181 1406 232 1385 284 1364 569 1231 1115 873 949 67 942 21 908 0 874 0 Z N">
              <draw:equation draw:name="f0" draw:formula="logwidth"/>
              <draw:equation draw:name="f1" draw:formula="logheight"/>
            </draw:enhanced-geometry>
          </draw:custom-shape>
          <draw:custom-shape draw:name="Google Shape;1916;p38" draw:style-name="gr14" draw:text-style-name="P21" draw:layer="layout" svg:width="0.178cm" svg:height="0.304cm" svg:x="5.77cm" svg:y="4.36cm">
            <text:p text:style-name="P23"/>
            <draw:enhanced-geometry draw:mirror-horizontal="true" draw:mirror-vertical="false" drawooo:sub-view-size="1031 1758" draw:text-areas="0 0 ?f0 ?f1" svg:viewBox="0 0 0 0" draw:type="ooxml-non-primitive" draw:enhanced-path="M 114 0 C 58 0 1 48 24 118 109 417 318 1261 207 1577 190 1624 212 1671 254 1692 350 1735 456 1757 562 1757 644 1757 726 1744 805 1718 852 1701 898 1679 941 1654 1031 1600 976 1477 893 1477 877 1477 860 1482 843 1492 755 1545 656 1573 556 1573 505 1573 454 1566 404 1551 497 1069 212 110 199 67 186 20 150 0 114 0 Z N">
              <draw:equation draw:name="f0" draw:formula="logwidth"/>
              <draw:equation draw:name="f1" draw:formula="logheight"/>
            </draw:enhanced-geometry>
          </draw:custom-shape>
          <draw:custom-shape draw:name="Google Shape;1917;p38" draw:style-name="gr11" draw:text-style-name="P18" draw:layer="layout" svg:width="0.202cm" svg:height="0.148cm" svg:x="5.959cm" svg:y="4.695cm">
            <text:p text:style-name="P23"/>
            <draw:enhanced-geometry draw:mirror-horizontal="true" draw:mirror-vertical="false" drawooo:sub-view-size="1169 860" draw:text-areas="0 0 ?f0 ?f1" svg:viewBox="0 0 0 0" draw:type="ooxml-non-primitive" draw:enhanced-path="M 777 1 C 584 1 323 68 60 199 39 212 22 220 0 233 17 259 34 284 51 310 128 425 209 544 295 659 342 728 388 792 444 860 883 625 1169 310 1075 122 1034 41 925 1 777 1 Z N">
              <draw:equation draw:name="f0" draw:formula="logwidth"/>
              <draw:equation draw:name="f1" draw:formula="logheight"/>
            </draw:enhanced-geometry>
          </draw:custom-shape>
          <draw:custom-shape draw:name="Google Shape;1918;p38" draw:style-name="gr11" draw:text-style-name="P18" draw:layer="layout" svg:width="0.324cm" svg:height="0.186cm" svg:x="5.337cm" svg:y="4.37cm">
            <text:p text:style-name="P23"/>
            <draw:enhanced-geometry draw:mirror-horizontal="true" draw:mirror-vertical="false" drawooo:sub-view-size="1874 1079" draw:text-areas="0 0 ?f0 ?f1" svg:viewBox="0 0 0 0" draw:type="ooxml-non-primitive" draw:enhanced-path="M 1488 1 C 1294 1 1033 69 769 202 304 433 1 770 95 957 135 1039 244 1078 391 1078 584 1078 844 1011 1110 881 1575 650 1873 309 1784 121 1743 40 1635 1 1488 1 Z N">
              <draw:equation draw:name="f0" draw:formula="logwidth"/>
              <draw:equation draw:name="f1" draw:formula="logheight"/>
            </draw:enhanced-geometry>
          </draw:custom-shape>
          <draw:custom-shape draw:name="Google Shape;1919;p38" draw:style-name="gr7" draw:text-style-name="P14" draw:layer="layout" svg:width="0.528cm" svg:height="0.436cm" svg:x="5.413cm" svg:y="4.154cm">
            <text:p text:style-name="P23"/>
            <draw:enhanced-geometry draw:mirror-horizontal="true" draw:mirror-vertical="false" drawooo:sub-view-size="3050 2523" draw:text-areas="0 0 ?f0 ?f1" svg:viewBox="0 0 0 0" draw:type="ooxml-non-primitive" draw:enhanced-path="M 1505 188 C 2245 188 2818 980 2465 1721 2270 2134 1884 2336 1498 2336 1075 2336 654 2094 486 1623 286 1064 576 455 1135 254 1260 209 1385 188 1505 188 Z M 1490 0 C 676 0 0 819 311 1687 496 2202 984 2523 1501 2523 1640 2523 1781 2499 1920 2451 2977 2071 3050 604 2035 126 1852 40 1668 0 1490 0 Z N">
              <draw:equation draw:name="f0" draw:formula="logwidth"/>
              <draw:equation draw:name="f1" draw:formula="logheight"/>
            </draw:enhanced-geometry>
          </draw:custom-shape>
          <draw:custom-shape draw:name="Google Shape;1920;p38" draw:style-name="gr7" draw:text-style-name="P14" draw:layer="layout" svg:width="0.527cm" svg:height="0.436cm" svg:x="5.86cm" svg:y="4.383cm">
            <text:p text:style-name="P23"/>
            <draw:enhanced-geometry draw:mirror-horizontal="true" draw:mirror-vertical="false" drawooo:sub-view-size="3047 2523" draw:text-areas="0 0 ?f0 ?f1" svg:viewBox="0 0 0 0" draw:type="ooxml-non-primitive" draw:enhanced-path="M 1506 188 C 2245 188 2815 980 2462 1721 2269 2133 1883 2334 1497 2334 1075 2334 653 2093 483 1623 L 488 1623 C 287 1064 577 450 1136 254 1261 209 1386 188 1506 188 Z M 1491 0 C 677 0 0 819 308 1687 493 2202 980 2523 1500 2523 1640 2523 1782 2499 1921 2451 2974 2071 3047 608 2036 126 1854 40 1669 0 1491 0 Z N">
              <draw:equation draw:name="f0" draw:formula="logwidth"/>
              <draw:equation draw:name="f1" draw:formula="logheight"/>
            </draw:enhanced-geometry>
          </draw:custom-shape>
          <draw:custom-shape draw:name="Google Shape;1921;p38" draw:style-name="gr7" draw:text-style-name="P14" draw:layer="layout" svg:width="0.103cm" svg:height="0.07cm" svg:x="5.856cm" svg:y="4.454cm">
            <text:p text:style-name="P23"/>
            <draw:enhanced-geometry draw:mirror-horizontal="true" draw:mirror-vertical="false" drawooo:sub-view-size="599 407" draw:text-areas="0 0 ?f0 ?f1" svg:viewBox="0 0 0 0" draw:type="ooxml-non-primitive" draw:enhanced-path="M 479 0 C 310 0 85 74 1 351 L 180 406 C 238 217 393 187 486 187 524 187 551 192 560 193 L 598 14 C 565 6 524 0 479 0 Z N">
              <draw:equation draw:name="f0" draw:formula="logwidth"/>
              <draw:equation draw:name="f1" draw:formula="logheight"/>
            </draw:enhanced-geometry>
          </draw:custom-shape>
          <draw:custom-shape draw:name="Google Shape;1922;p38" draw:style-name="gr7" draw:text-style-name="P14" draw:layer="layout" svg:width="0.224cm" svg:height="0.174cm" svg:x="5.326cm" svg:y="4.07cm">
            <text:p text:style-name="P23"/>
            <draw:enhanced-geometry draw:mirror-horizontal="true" draw:mirror-vertical="false" drawooo:sub-view-size="1300 1008" draw:text-areas="0 0 ?f0 ?f1" svg:viewBox="0 0 0 0" draw:type="ooxml-non-primitive" draw:enhanced-path="M 1119 0 C 1098 0 1076 6 1054 19 150 518 35 800 22 851 0 915 39 983 107 1004 118 1006 128 1007 139 1007 154 1007 169 1005 184 1000 218 987 244 958 256 923 265 906 389 672 1173 237 1300 172 1231 0 1119 0 Z N">
              <draw:equation draw:name="f0" draw:formula="logwidth"/>
              <draw:equation draw:name="f1" draw:formula="logheight"/>
            </draw:enhanced-geometry>
          </draw:custom-shape>
          <draw:custom-shape draw:name="Google Shape;1923;p38" draw:style-name="gr7" draw:text-style-name="P14" draw:layer="layout" svg:width="0.12cm" svg:height="0.088cm" svg:x="6.218cm" svg:y="4.596cm">
            <text:p text:style-name="P23"/>
            <draw:enhanced-geometry draw:mirror-horizontal="true" draw:mirror-vertical="false" drawooo:sub-view-size="700 516" draw:text-areas="0 0 ?f0 ?f1" svg:viewBox="0 0 0 0" draw:type="ooxml-non-primitive" draw:enhanced-path="M 564 0 C 552 0 539 3 525 8 512 17 175 162 30 371 0 414 13 469 56 499 70 510 90 516 109 516 119 516 128 514 137 512 158 503 171 490 184 478 278 341 516 217 602 179 699 138 655 0 564 0 Z N">
              <draw:equation draw:name="f0" draw:formula="logwidth"/>
              <draw:equation draw:name="f1" draw:formula="logheight"/>
            </draw:enhanced-geometry>
          </draw:custom-shape>
          <draw:custom-shape draw:name="Google Shape;1924;p38" draw:style-name="gr14" draw:text-style-name="P21" draw:layer="layout" svg:width="0.201cm" svg:height="0.152cm" svg:x="5.727cm" svg:y="4.033cm">
            <text:p text:style-name="P23"/>
            <draw:enhanced-geometry draw:mirror-horizontal="true" draw:mirror-vertical="false" drawooo:sub-view-size="1168 884" draw:text-areas="0 0 ?f0 ?f1" svg:viewBox="0 0 0 0" draw:type="ooxml-non-primitive" draw:enhanced-path="M 873 1 C 847 1 819 3 789 9 226 120 43 662 43 662 1 749 89 883 202 883 251 883 304 858 354 794 525 577 640 504 870 398 1168 258 1119 1 873 1 Z N">
              <draw:equation draw:name="f0" draw:formula="logwidth"/>
              <draw:equation draw:name="f1" draw:formula="logheight"/>
            </draw:enhanced-geometry>
          </draw:custom-shape>
          <draw:custom-shape draw:name="Google Shape;1925;p38" draw:style-name="gr14" draw:text-style-name="P21" draw:layer="layout" svg:width="0.231cm" svg:height="0.106cm" svg:x="6.108cm" svg:y="4.262cm">
            <text:p text:style-name="P23"/>
            <draw:enhanced-geometry draw:mirror-horizontal="true" draw:mirror-vertical="false" drawooo:sub-view-size="1339 616" draw:text-areas="0 0 ?f0 ?f1" svg:viewBox="0 0 0 0" draw:type="ooxml-non-primitive" draw:enhanced-path="M 870 1 C 675 1 408 49 179 264 0 430 66 615 247 615 304 615 372 597 447 554 669 431 797 379 1066 367 1339 354 1279 60 1143 34 1143 34 1031 1 870 1 Z N">
              <draw:equation draw:name="f0" draw:formula="logwidth"/>
              <draw:equation draw:name="f1" draw:formula="logheight"/>
            </draw:enhanced-geometry>
          </draw:custom-shape>
          <draw:custom-shape draw:name="Google Shape;1926;p38" draw:style-name="gr6" draw:text-style-name="P13" draw:layer="layout" svg:width="0.471cm" svg:height="0.534cm" svg:x="4.873cm" svg:y="3.951cm">
            <text:p text:style-name="P23"/>
            <draw:enhanced-geometry draw:mirror-horizontal="true" draw:mirror-vertical="false" drawooo:sub-view-size="2724 3085" draw:text-areas="0 0 ?f0 ?f1" svg:viewBox="0 0 0 0" draw:type="ooxml-non-primitive" draw:enhanced-path="M 977 0 C 973 0 969 0 965 0 77 26 1 947 1 947 L 1148 3084 C 2723 2689 1864 0 977 0 Z N">
              <draw:equation draw:name="f0" draw:formula="logwidth"/>
              <draw:equation draw:name="f1" draw:formula="logheight"/>
            </draw:enhanced-geometry>
          </draw:custom-shape>
          <draw:custom-shape draw:name="Google Shape;1927;p38" draw:style-name="gr7" draw:text-style-name="P14" draw:layer="layout" svg:width="0.536cm" svg:height="0.446cm" svg:x="4.715cm" svg:y="4.318cm">
            <text:p text:style-name="P23"/>
            <draw:enhanced-geometry draw:mirror-horizontal="true" draw:mirror-vertical="false" drawooo:sub-view-size="3098 2581" draw:text-areas="0 0 ?f0 ?f1" svg:viewBox="0 0 0 0" draw:type="ooxml-non-primitive" draw:enhanced-path="M 1576 0 C 1533 0 1490 2 1447 7 1430 75 1430 135 1409 203 1470 192 1531 187 1592 187 2054 187 2478 479 2633 928 2808 1440 2586 1998 2112 2254 1948 2342 1770 2384 1593 2384 1259 2384 932 2234 718 1956 393 1529 419 928 790 535 978 373 969 267 935 173 L 935 173 C 1 723 120 2105 1131 2493 1287 2553 1444 2580 1595 2580 2419 2580 3098 1766 2820 894 2646 348 2124 0 1576 0 Z N">
              <draw:equation draw:name="f0" draw:formula="logwidth"/>
              <draw:equation draw:name="f1" draw:formula="logheight"/>
            </draw:enhanced-geometry>
          </draw:custom-shape>
          <draw:custom-shape draw:name="Google Shape;1928;p38" draw:style-name="gr14" draw:text-style-name="P21" draw:layer="layout" svg:width="0.142cm" svg:height="0.241cm" svg:x="5.081cm" svg:y="4.067cm">
            <text:p text:style-name="P23"/>
            <draw:enhanced-geometry draw:mirror-horizontal="true" draw:mirror-vertical="false" drawooo:sub-view-size="824 1396" draw:text-areas="0 0 ?f0 ?f1" svg:viewBox="0 0 0 0" draw:type="ooxml-non-primitive" draw:enhanced-path="M 651 1 C 636 1 621 6 606 17 0 460 154 1296 158 1331 166 1370 199 1395 238 1395 241 1395 244 1395 247 1395 252 1390 256 1390 264 1386 294 1373 316 1339 307 1305 277 1109 286 913 328 725 529 785 700 849 700 849 710 853 720 855 729 855 739 855 749 853 759 849 823 823 823 733 759 708 751 704 580 640 375 580 435 405 550 251 695 141 765 92 715 1 651 1 Z N">
              <draw:equation draw:name="f0" draw:formula="logwidth"/>
              <draw:equation draw:name="f1" draw:formula="logheight"/>
            </draw:enhanced-geometry>
          </draw:custom-shape>
          <draw:custom-shape draw:name="Google Shape;1929;p38" draw:style-name="gr14" draw:text-style-name="P21" draw:layer="layout" svg:width="0.088cm" svg:height="0.108cm" svg:x="5.7cm" svg:y="4.333cm">
            <text:p text:style-name="P23"/>
            <draw:enhanced-geometry draw:mirror-horizontal="true" draw:mirror-vertical="false" drawooo:sub-view-size="512 630" draw:text-areas="0 0 ?f0 ?f1" svg:viewBox="0 0 0 0" draw:type="ooxml-non-primitive" draw:enhanced-path="M 158 1 C 138 1 119 5 102 14 9 61 0 236 85 402 152 539 264 629 354 629 374 629 393 625 410 616 503 569 512 394 431 227 361 91 248 1 158 1 Z N">
              <draw:equation draw:name="f0" draw:formula="logwidth"/>
              <draw:equation draw:name="f1" draw:formula="logheight"/>
            </draw:enhanced-geometry>
          </draw:custom-shape>
          <draw:custom-shape draw:name="Google Shape;1930;p38" draw:style-name="gr14" draw:text-style-name="P21" draw:layer="layout" svg:width="0.089cm" svg:height="0.108cm" svg:x="6.018cm" svg:y="4.504cm">
            <text:p text:style-name="P23"/>
            <draw:enhanced-geometry draw:mirror-horizontal="true" draw:mirror-vertical="false" drawooo:sub-view-size="517 631" draw:text-areas="0 0 ?f0 ?f1" svg:viewBox="0 0 0 0" draw:type="ooxml-non-primitive" draw:enhanced-path="M 161 1 C 142 1 124 5 107 13 9 64 1 239 86 405 157 543 268 630 360 630 379 630 398 627 415 618 508 571 517 397 432 226 361 89 250 1 161 1 Z N">
              <draw:equation draw:name="f0" draw:formula="logwidth"/>
              <draw:equation draw:name="f1" draw:formula="logheight"/>
            </draw:enhanced-geometry>
          </draw:custom-shape>
        </draw:g>
        <draw:g draw:name="Google Shape;1931;p38">
          <draw:custom-shape draw:name="Google Shape;1932;p38" draw:style-name="gr2" draw:text-style-name="P6" draw:layer="layout" svg:width="1.89cm" svg:height="1.28cm" svg:x="20.398cm" svg:y="2.089cm">
            <text:p text:style-name="P23"/>
            <draw:enhanced-geometry draw:mirror-horizontal="false" draw:mirror-vertical="false" drawooo:sub-view-size="10907 7392" draw:text-areas="0 0 ?f0 ?f1" svg:viewBox="0 0 0 0" draw:type="ooxml-non-primitive" draw:enhanced-path="M 5454 1 C 3771 1 2088 66 410 196 162 217 0 460 77 695 L 1941 6436 C 2129 7008 2658 7391 3255 7391 L 7657 7391 C 8254 7391 8783 7003 8966 6436 L 10830 695 C 10907 460 10745 217 10497 196 8819 66 7136 1 5454 1 Z N">
              <draw:equation draw:name="f0" draw:formula="logwidth"/>
              <draw:equation draw:name="f1" draw:formula="logheight"/>
            </draw:enhanced-geometry>
          </draw:custom-shape>
          <draw:custom-shape draw:name="Google Shape;1933;p38" draw:style-name="gr3" draw:text-style-name="P7" draw:layer="layout" svg:width="1.717cm" svg:height="0.095cm" svg:x="20.49cm" svg:y="2.147cm">
            <text:p text:style-name="P23"/>
            <draw:enhanced-geometry draw:mirror-horizontal="false" draw:mirror-vertical="false" drawooo:sub-view-size="9914 556" draw:text-areas="0 0 ?f0 ?f1" svg:viewBox="0 0 0 0" draw:type="ooxml-non-primitive" draw:enhanced-path="M 4957 1 C 2218 1 0 124 0 278 0 431 2218 555 4957 555 7695 555 9913 431 9913 278 9913 124 7695 1 4957 1 Z N">
              <draw:equation draw:name="f0" draw:formula="logwidth"/>
              <draw:equation draw:name="f1" draw:formula="logheight"/>
            </draw:enhanced-geometry>
          </draw:custom-shape>
          <draw:custom-shape draw:name="Google Shape;1934;p38" draw:style-name="gr4" draw:text-style-name="P8" draw:layer="layout" svg:width="0.852cm" svg:height="2.199cm" svg:x="20.522cm" svg:y="0cm">
            <text:p text:style-name="P23"/>
            <draw:enhanced-geometry draw:mirror-horizontal="false" draw:mirror-vertical="false" drawooo:sub-view-size="4924 12691" draw:text-areas="0 0 ?f0 ?f1" svg:viewBox="0 0 0 0" draw:type="ooxml-non-primitive" draw:enhanced-path="M 4650 1 L 1 12597 257 12690 4923 52 4795 1 Z N">
              <draw:equation draw:name="f0" draw:formula="logwidth"/>
              <draw:equation draw:name="f1" draw:formula="logheight"/>
            </draw:enhanced-geometry>
          </draw:custom-shape>
          <draw:custom-shape draw:name="Google Shape;1935;p38" draw:style-name="gr4" draw:text-style-name="P8" draw:layer="layout" svg:width="0.852cm" svg:height="2.199cm" svg:x="21.331cm" svg:y="0cm">
            <text:p text:style-name="P23"/>
            <draw:enhanced-geometry draw:mirror-horizontal="false" draw:mirror-vertical="false" drawooo:sub-view-size="4923 12691" draw:text-areas="0 0 ?f0 ?f1" svg:viewBox="0 0 0 0" draw:type="ooxml-non-primitive" draw:enhanced-path="M 128 1 L 0 52 4671 12690 4923 12597 273 1 Z N">
              <draw:equation draw:name="f0" draw:formula="logwidth"/>
              <draw:equation draw:name="f1" draw:formula="logheight"/>
            </draw:enhanced-geometry>
          </draw:custom-shape>
          <draw:custom-shape draw:name="Google Shape;1936;p38" draw:style-name="gr3" draw:text-style-name="P7" draw:layer="layout" svg:width="1.567cm" svg:height="1.988cm" svg:x="21.425cm" svg:y="2.157cm">
            <text:p text:style-name="P23"/>
            <draw:enhanced-geometry draw:mirror-horizontal="false" draw:mirror-vertical="false" drawooo:sub-view-size="9047 11476" draw:text-areas="0 0 ?f0 ?f1" svg:viewBox="0 0 0 0" draw:type="ooxml-non-primitive" draw:enhanced-path="M 256 1 C 77 1 0 227 137 338 5720 5009 8612 8715 8676 11287 8680 11385 8753 11466 8847 11475 8852 11475 8856 11475 8861 11475 8962 11475 9047 11393 9043 11291 9009 9769 8036 7866 6159 5636 4790 4006 2700 2010 380 48 346 18 303 1 256 1 Z N">
              <draw:equation draw:name="f0" draw:formula="logwidth"/>
              <draw:equation draw:name="f1" draw:formula="logheight"/>
            </draw:enhanced-geometry>
          </draw:custom-shape>
          <draw:custom-shape draw:name="Google Shape;1937;p38" draw:style-name="gr1" draw:text-style-name="P5" draw:layer="layout" svg:width="0.506cm" svg:height="0.261cm" svg:x="22.755cm" svg:y="3.448cm">
            <text:p text:style-name="P23"/>
            <draw:enhanced-geometry draw:mirror-horizontal="false" draw:mirror-vertical="false" drawooo:sub-view-size="2923 1511" draw:text-areas="0 0 ?f0 ?f1" svg:viewBox="0 0 0 0" draw:type="ooxml-non-primitive" draw:enhanced-path="M 862 1 C 300 1 0 314 0 314 377 1255 1019 1511 1606 1511 2303 1511 2922 1150 2922 1150 2051 242 1355 1 862 1 Z N">
              <draw:equation draw:name="f0" draw:formula="logwidth"/>
              <draw:equation draw:name="f1" draw:formula="logheight"/>
            </draw:enhanced-geometry>
          </draw:custom-shape>
          <draw:custom-shape draw:name="Google Shape;1938;p38" draw:style-name="gr1" draw:text-style-name="P5" draw:layer="layout" svg:width="0.548cm" svg:height="0.513cm" svg:x="22.248cm" svg:y="3.32cm">
            <text:p text:style-name="P23"/>
            <draw:enhanced-geometry draw:mirror-horizontal="false" draw:mirror-vertical="false" drawooo:sub-view-size="3170 2966" draw:text-areas="0 0 ?f0 ?f1" svg:viewBox="0 0 0 0" draw:type="ooxml-non-primitive" draw:enhanced-path="M 2014 1 C 1 935 1340 2965 1340 2965 3170 995 2014 1 2014 1 Z N">
              <draw:equation draw:name="f0" draw:formula="logwidth"/>
              <draw:equation draw:name="f1" draw:formula="logheight"/>
            </draw:enhanced-geometry>
          </draw:custom-shape>
          <draw:custom-shape draw:name="Google Shape;1939;p38" draw:style-name="gr1" draw:text-style-name="P5" draw:layer="layout" svg:width="0.521cm" svg:height="0.523cm" svg:x="22.654cm" svg:y="3.919cm">
            <text:p text:style-name="P23"/>
            <draw:enhanced-geometry draw:mirror-horizontal="false" draw:mirror-vertical="false" drawooo:sub-view-size="3012 3021" draw:text-areas="0 0 ?f0 ?f1" svg:viewBox="0 0 0 0" draw:type="ooxml-non-primitive" draw:enhanced-path="M 1587 0 C 0 1553 1937 3020 1941 3020 3011 555 1587 0 1587 0 Z N">
              <draw:equation draw:name="f0" draw:formula="logwidth"/>
              <draw:equation draw:name="f1" draw:formula="logheight"/>
            </draw:enhanced-geometry>
          </draw:custom-shape>
          <draw:custom-shape draw:name="Google Shape;1940;p38" draw:style-name="gr1" draw:text-style-name="P5" draw:layer="layout" svg:width="0.525cm" svg:height="0.238cm" svg:x="22.291cm" svg:y="2.826cm">
            <text:p text:style-name="P23"/>
            <draw:enhanced-geometry draw:mirror-horizontal="false" draw:mirror-vertical="false" drawooo:sub-view-size="3033 1376" draw:text-areas="0 0 ?f0 ?f1" svg:viewBox="0 0 0 0" draw:type="ooxml-non-primitive" draw:enhanced-path="M 1318 1 C 307 1 0 685 0 685 454 1198 917 1376 1339 1376 2286 1376 3033 484 3033 484 2312 126 1750 1 1318 1 Z N">
              <draw:equation draw:name="f0" draw:formula="logwidth"/>
              <draw:equation draw:name="f1" draw:formula="logheight"/>
            </draw:enhanced-geometry>
          </draw:custom-shape>
          <draw:custom-shape draw:name="Google Shape;1941;p38" draw:style-name="gr1" draw:text-style-name="P5" draw:layer="layout" svg:width="0.543cm" svg:height="0.526cm" svg:x="21.787cm" svg:y="2.784cm">
            <text:p text:style-name="P23"/>
            <draw:enhanced-geometry draw:mirror-horizontal="false" draw:mirror-vertical="false" drawooo:sub-view-size="3136 3042" draw:text-areas="0 0 ?f0 ?f1" svg:viewBox="0 0 0 0" draw:type="ooxml-non-primitive" draw:enhanced-path="M 1821 0 L 1821 0 C 0 1271 1676 3037 1672 3041 3135 781 1821 0 1821 0 Z N">
              <draw:equation draw:name="f0" draw:formula="logwidth"/>
              <draw:equation draw:name="f1" draw:formula="logheight"/>
            </draw:enhanced-geometry>
          </draw:custom-shape>
          <draw:custom-shape draw:name="Google Shape;1942;p38" draw:style-name="gr1" draw:text-style-name="P5" draw:layer="layout" svg:width="0.524cm" svg:height="0.237cm" svg:x="21.867cm" svg:y="2.415cm">
            <text:p text:style-name="P23"/>
            <draw:enhanced-geometry draw:mirror-horizontal="false" draw:mirror-vertical="false" drawooo:sub-view-size="3030 1375" draw:text-areas="0 0 ?f0 ?f1" svg:viewBox="0 0 0 0" draw:type="ooxml-non-primitive" draw:enhanced-path="M 1346 1 C 302 1 1 708 1 708 454 1202 910 1375 1325 1375 2285 1375 3029 452 3029 452 2324 119 1773 1 1346 1 Z N">
              <draw:equation draw:name="f0" draw:formula="logwidth"/>
              <draw:equation draw:name="f1" draw:formula="logheight"/>
            </draw:enhanced-geometry>
          </draw:custom-shape>
          <draw:custom-shape draw:name="Google Shape;1943;p38" draw:style-name="gr3" draw:text-style-name="P7" draw:layer="layout" svg:width="0.844cm" svg:height="2.432cm" svg:x="20.328cm" svg:y="2.136cm">
            <text:p text:style-name="P23"/>
            <draw:enhanced-geometry draw:mirror-horizontal="false" draw:mirror-vertical="false" drawooo:sub-view-size="4876 14034" draw:text-areas="0 0 ?f0 ?f1" svg:viewBox="0 0 0 0" draw:type="ooxml-non-primitive" draw:enhanced-path="M 4641 1 C 4568 1 4504 43 4475 103 3024 2841 1800 5528 1126 7589 222 10357 34 12485 567 13910 597 13997 665 14033 733 14033 849 14033 968 13927 909 13782 0 11355 1318 6782 4807 282 4876 154 4786 1 4641 1 Z N">
              <draw:equation draw:name="f0" draw:formula="logwidth"/>
              <draw:equation draw:name="f1" draw:formula="logheight"/>
            </draw:enhanced-geometry>
          </draw:custom-shape>
          <draw:custom-shape draw:name="Google Shape;1944;p38" draw:style-name="gr1" draw:text-style-name="P5" draw:layer="layout" svg:width="0.416cm" svg:height="0.339cm" svg:x="20.003cm" svg:y="3.878cm">
            <text:p text:style-name="P23"/>
            <draw:enhanced-geometry draw:mirror-horizontal="false" draw:mirror-vertical="false" drawooo:sub-view-size="2405 1959" draw:text-areas="0 0 ?f0 ?f1" svg:viewBox="0 0 0 0" draw:type="ooxml-non-primitive" draw:enhanced-path="M 1999 0 C 1512 0 669 277 1 1937 1 1937 141 1958 354 1958 1022 1958 2404 1755 2398 69 2398 69 2243 0 1999 0 Z N">
              <draw:equation draw:name="f0" draw:formula="logwidth"/>
              <draw:equation draw:name="f1" draw:formula="logheight"/>
            </draw:enhanced-geometry>
          </draw:custom-shape>
          <draw:custom-shape draw:name="Google Shape;1945;p38" draw:style-name="gr1" draw:text-style-name="P5" draw:layer="layout" svg:width="0.505cm" svg:height="0.432cm" svg:x="20.376cm" svg:y="3.663cm">
            <text:p text:style-name="P23"/>
            <draw:enhanced-geometry draw:mirror-horizontal="false" draw:mirror-vertical="false" drawooo:sub-view-size="2918 2497" draw:text-areas="0 0 ?f0 ?f1" svg:viewBox="0 0 0 0" draw:type="ooxml-non-primitive" draw:enhanced-path="M 700 1 L 700 1 C 700 1 0 1357 2432 2496 2432 2496 2918 116 700 1 Z N">
              <draw:equation draw:name="f0" draw:formula="logwidth"/>
              <draw:equation draw:name="f1" draw:formula="logheight"/>
            </draw:enhanced-geometry>
          </draw:custom-shape>
          <draw:custom-shape draw:name="Google Shape;1946;p38" draw:style-name="gr1" draw:text-style-name="P5" draw:layer="layout" svg:width="0.5cm" svg:height="0.266cm" svg:x="20.139cm" svg:y="3.152cm">
            <text:p text:style-name="P23"/>
            <draw:enhanced-geometry draw:mirror-horizontal="false" draw:mirror-vertical="false" drawooo:sub-view-size="2889 1540" draw:text-areas="0 0 ?f0 ?f1" svg:viewBox="0 0 0 0" draw:type="ooxml-non-primitive" draw:enhanced-path="M 2072 0 C 1576 0 869 251 1 1228 1 1228 586 1540 1251 1540 1859 1540 2534 1279 2888 281 2888 281 2598 0 2072 0 Z N">
              <draw:equation draw:name="f0" draw:formula="logwidth"/>
              <draw:equation draw:name="f1" draw:formula="logheight"/>
            </draw:enhanced-geometry>
          </draw:custom-shape>
          <draw:custom-shape draw:name="Google Shape;1947;p38" draw:style-name="gr1" draw:text-style-name="P5" draw:layer="layout" svg:width="0.535cm" svg:height="0.478cm" svg:x="20.594cm" svg:y="2.981cm">
            <text:p text:style-name="P23"/>
            <draw:enhanced-geometry draw:mirror-horizontal="false" draw:mirror-vertical="false" drawooo:sub-view-size="3094 2761" draw:text-areas="0 0 ?f0 ?f1" svg:viewBox="0 0 0 0" draw:type="ooxml-non-primitive" draw:enhanced-path="M 926 1 C 926 1 1 1217 2202 2761 2202 2761 3093 496 926 1 Z N">
              <draw:equation draw:name="f0" draw:formula="logwidth"/>
              <draw:equation draw:name="f1" draw:formula="logheight"/>
            </draw:enhanced-geometry>
          </draw:custom-shape>
          <draw:custom-shape draw:name="Google Shape;1948;p38" draw:style-name="gr1" draw:text-style-name="P5" draw:layer="layout" svg:width="0.503cm" svg:height="0.264cm" svg:x="20.378cm" svg:y="2.613cm">
            <text:p text:style-name="P23"/>
            <draw:enhanced-geometry draw:mirror-horizontal="false" draw:mirror-vertical="false" drawooo:sub-view-size="2905 1526" draw:text-areas="0 0 ?f0 ?f1" svg:viewBox="0 0 0 0" draw:type="ooxml-non-primitive" draw:enhanced-path="M 2066 1 C 1571 1 871 247 0 1189 0 1189 604 1526 1286 1526 1883 1526 2540 1267 2905 297 2905 297 2610 1 2066 1 Z N">
              <draw:equation draw:name="f0" draw:formula="logwidth"/>
              <draw:equation draw:name="f1" draw:formula="logheight"/>
            </draw:enhanced-geometry>
          </draw:custom-shape>
          <draw:custom-shape draw:name="Google Shape;1949;p38" draw:style-name="gr3" draw:text-style-name="P7" draw:layer="layout" svg:width="1.83cm" svg:height="0.394cm" svg:x="19.566cm" svg:y="1.836cm">
            <text:p text:style-name="P23"/>
            <draw:enhanced-geometry draw:mirror-horizontal="false" draw:mirror-vertical="false" drawooo:sub-view-size="10565 2280" draw:text-areas="0 0 ?f0 ?f1" svg:viewBox="0 0 0 0" draw:type="ooxml-non-primitive" draw:enhanced-path="M 4591 1 C 4271 1 3957 21 3650 62 2362 228 1151 782 182 1648 0 1784 137 2017 303 2017 351 2017 401 1998 447 1951 1627 920 3010 402 4577 402 5292 402 6046 510 6836 727 8018 1055 9140 1567 10163 2241 10197 2267 10240 2280 10283 2280 10483 2280 10564 2024 10402 1908 9344 1209 8180 676 6956 339 6140 114 5348 1 4591 1 Z N">
              <draw:equation draw:name="f0" draw:formula="logwidth"/>
              <draw:equation draw:name="f1" draw:formula="logheight"/>
            </draw:enhanced-geometry>
          </draw:custom-shape>
          <draw:custom-shape draw:name="Google Shape;1950;p38" draw:style-name="gr1" draw:text-style-name="P5" draw:layer="layout" svg:width="0.421cm" svg:height="0.385cm" svg:x="20.26cm" svg:y="1.931cm">
            <text:p text:style-name="P23"/>
            <draw:enhanced-geometry draw:mirror-horizontal="false" draw:mirror-vertical="false" drawooo:sub-view-size="2432 2226" draw:text-areas="0 0 ?f0 ?f1" svg:viewBox="0 0 0 0" draw:type="ooxml-non-primitive" draw:enhanced-path="M 1876 0 C 1441 0 480 239 0 2225 0 2225 2431 2221 2099 24 2099 24 2014 0 1876 0 Z N">
              <draw:equation draw:name="f0" draw:formula="logwidth"/>
              <draw:equation draw:name="f1" draw:formula="logheight"/>
            </draw:enhanced-geometry>
          </draw:custom-shape>
          <draw:custom-shape draw:name="Google Shape;1951;p38" draw:style-name="gr1" draw:text-style-name="P5" draw:layer="layout" svg:width="0.478cm" svg:height="0.27cm" svg:x="19.632cm" svg:y="1.664cm">
            <text:p text:style-name="P23"/>
            <draw:enhanced-geometry draw:mirror-horizontal="false" draw:mirror-vertical="false" drawooo:sub-view-size="2765 1562" draw:text-areas="0 0 ?f0 ?f1" svg:viewBox="0 0 0 0" draw:type="ooxml-non-primitive" draw:enhanced-path="M 584 0 C 404 0 210 10 0 30 0 30 533 1562 1800 1562 2084 1562 2405 1485 2764 1297 2764 1297 2688 0 584 0 Z N">
              <draw:equation draw:name="f0" draw:formula="logwidth"/>
              <draw:equation draw:name="f1" draw:formula="logheight"/>
            </draw:enhanced-geometry>
          </draw:custom-shape>
          <draw:custom-shape draw:name="Google Shape;1952;p38" draw:style-name="gr1" draw:text-style-name="P5" draw:layer="layout" svg:width="0.421cm" svg:height="0.385cm" svg:x="19.4cm" svg:y="2.007cm">
            <text:p text:style-name="P23"/>
            <draw:enhanced-geometry draw:mirror-horizontal="false" draw:mirror-vertical="false" drawooo:sub-view-size="2436 2226" draw:text-areas="0 0 ?f0 ?f1" svg:viewBox="0 0 0 0" draw:type="ooxml-non-primitive" draw:enhanced-path="M 1877 1 C 1442 1 480 240 0 2226 0 2226 2436 2221 2099 25 2099 25 2014 1 1877 1 Z N">
              <draw:equation draw:name="f0" draw:formula="logwidth"/>
              <draw:equation draw:name="f1" draw:formula="logheight"/>
            </draw:enhanced-geometry>
          </draw:custom-shape>
          <draw:custom-shape draw:name="Google Shape;1953;p38" draw:style-name="gr1" draw:text-style-name="P5" draw:layer="layout" svg:width="0.455cm" svg:height="0.36cm" svg:x="20.192cm" svg:y="1.507cm">
            <text:p text:style-name="P23"/>
            <draw:enhanced-geometry draw:mirror-horizontal="false" draw:mirror-vertical="false" drawooo:sub-view-size="2629 2082" draw:text-areas="0 0 ?f0 ?f1" svg:viewBox="0 0 0 0" draw:type="ooxml-non-primitive" draw:enhanced-path="M 1 1 C 1 1 59 2082 1805 2082 1945 2082 2095 2068 2257 2040 2257 2040 2628 555 1 1 Z N">
              <draw:equation draw:name="f0" draw:formula="logwidth"/>
              <draw:equation draw:name="f1" draw:formula="logheight"/>
            </draw:enhanced-geometry>
          </draw:custom-shape>
          <draw:custom-shape draw:name="Google Shape;1954;p38" draw:style-name="gr1" draw:text-style-name="P5" draw:layer="layout" svg:width="0.519cm" svg:height="0.248cm" svg:x="20.703cm" svg:y="2.079cm">
            <text:p text:style-name="P23"/>
            <draw:enhanced-geometry draw:mirror-horizontal="false" draw:mirror-vertical="false" drawooo:sub-view-size="3000 1435" draw:text-areas="0 0 ?f0 ?f1" svg:viewBox="0 0 0 0" draw:type="ooxml-non-primitive" draw:enhanced-path="M 1998 0 C 1518 0 858 207 1 911 1 911 698 1435 1485 1435 2011 1435 2576 1201 3000 420 3000 420 2681 0 1998 0 Z N">
              <draw:equation draw:name="f0" draw:formula="logwidth"/>
              <draw:equation draw:name="f1" draw:formula="logheight"/>
            </draw:enhanced-geometry>
          </draw:custom-shape>
          <draw:custom-shape draw:name="Google Shape;1955;p38" draw:style-name="gr1" draw:text-style-name="P5" draw:layer="layout" svg:width="0.546cm" svg:height="0.501cm" svg:x="20.853cm" svg:y="1.576cm">
            <text:p text:style-name="P23"/>
            <draw:enhanced-geometry draw:mirror-horizontal="false" draw:mirror-vertical="false" drawooo:sub-view-size="3158 2897" draw:text-areas="0 0 ?f0 ?f1" svg:viewBox="0 0 0 0" draw:type="ooxml-non-primitive" draw:enhanced-path="M 1170 1 L 1170 1 C 1169 1 1 2129 2082 2897 2082 2897 3157 1809 1170 1 Z N">
              <draw:equation draw:name="f0" draw:formula="logwidth"/>
              <draw:equation draw:name="f1" draw:formula="logheight"/>
            </draw:enhanced-geometry>
          </draw:custom-shape>
          <draw:custom-shape draw:name="Google Shape;1956;p38" draw:style-name="gr3" draw:text-style-name="P7" draw:layer="layout" svg:width="0.352cm" svg:height="0.42cm" svg:x="21.244cm" svg:y="1.791cm">
            <text:p text:style-name="P23"/>
            <draw:enhanced-geometry draw:mirror-horizontal="false" draw:mirror-vertical="false" drawooo:sub-view-size="2035 2429" draw:text-areas="0 0 ?f0 ?f1" svg:viewBox="0 0 0 0" draw:type="ooxml-non-primitive" draw:enhanced-path="M 638 1 C 487 1 337 37 201 108 128 142 64 185 0 236 56 381 90 531 107 688 184 599 282 526 384 475 464 433 552 411 641 411 705 411 770 422 832 445 1352 624 1532 1268 1591 1729 1613 1874 1621 2023 1621 2177 L 1621 2215 C 1617 2331 1706 2424 1822 2429 L 1830 2429 C 1937 2429 2026 2343 2035 2232 2035 2066 2026 1900 2005 1733 1937 1179 1715 317 960 57 856 19 747 1 638 1 Z N">
              <draw:equation draw:name="f0" draw:formula="logwidth"/>
              <draw:equation draw:name="f1" draw:formula="logheight"/>
            </draw:enhanced-geometry>
          </draw:custom-shape>
          <draw:custom-shape draw:name="Google Shape;1957;p38" draw:style-name="gr3" draw:text-style-name="P7" draw:layer="layout" svg:width="2.007cm" svg:height="1.323cm" svg:x="21.631cm" svg:y="1.867cm">
            <text:p text:style-name="P23"/>
            <draw:enhanced-geometry draw:mirror-horizontal="false" draw:mirror-vertical="false" drawooo:sub-view-size="11583 7639" draw:text-areas="0 0 ?f0 ?f1" svg:viewBox="0 0 0 0" draw:type="ooxml-non-primitive" draw:enhanced-path="M 4114 1 C 3106 1 2284 282 1696 579 702 1087 156 1735 130 1765 1 1919 140 2102 292 2102 345 2102 400 2079 446 2025 450 2016 962 1411 1883 946 2591 585 3333 405 4101 405 4676 405 5266 506 5867 707 9250 1837 11143 7442 11161 7497 11190 7583 11267 7638 11352 7638 11374 7638 11395 7634 11416 7625 11523 7591 11583 7476 11544 7369 11173 6307 10700 5288 10137 4315 8896 2170 7505 826 5995 319 5314 91 4684 1 4114 1 Z N">
              <draw:equation draw:name="f0" draw:formula="logwidth"/>
              <draw:equation draw:name="f1" draw:formula="logheight"/>
            </draw:enhanced-geometry>
          </draw:custom-shape>
          <draw:custom-shape draw:name="Google Shape;1958;p38" draw:style-name="gr1" draw:text-style-name="P5" draw:layer="layout" svg:width="0.519cm" svg:height="0.239cm" svg:x="23.224cm" svg:y="2.243cm">
            <text:p text:style-name="P23"/>
            <draw:enhanced-geometry draw:mirror-horizontal="false" draw:mirror-vertical="false" drawooo:sub-view-size="3000 1385" draw:text-areas="0 0 ?f0 ?f1" svg:viewBox="0 0 0 0" draw:type="ooxml-non-primitive" draw:enhanced-path="M 1496 1 C 276 1 1 829 1 829 446 1236 870 1385 1252 1385 2278 1385 2999 317 2999 317 2384 87 1891 1 1496 1 Z N">
              <draw:equation draw:name="f0" draw:formula="logwidth"/>
              <draw:equation draw:name="f1" draw:formula="logheight"/>
            </draw:enhanced-geometry>
          </draw:custom-shape>
          <draw:custom-shape draw:name="Google Shape;1959;p38" draw:style-name="gr1" draw:text-style-name="P5" draw:layer="layout" svg:width="0.481cm" svg:height="0.503cm" svg:x="22.472cm" svg:y="2.005cm">
            <text:p text:style-name="P23"/>
            <draw:enhanced-geometry draw:mirror-horizontal="false" draw:mirror-vertical="false" drawooo:sub-view-size="2782 2906" draw:text-areas="0 0 ?f0 ?f1" svg:viewBox="0 0 0 0" draw:type="ooxml-non-primitive" draw:enhanced-path="M 1280 1 C 0 1818 2175 2905 2175 2905 2781 282 1280 1 1280 1 Z N">
              <draw:equation draw:name="f0" draw:formula="logwidth"/>
              <draw:equation draw:name="f1" draw:formula="logheight"/>
            </draw:enhanced-geometry>
          </draw:custom-shape>
          <draw:custom-shape draw:name="Google Shape;1960;p38" draw:style-name="gr1" draw:text-style-name="P5" draw:layer="layout" svg:width="0.466cm" svg:height="0.494cm" svg:x="23.377cm" svg:y="3.105cm">
            <text:p text:style-name="P23"/>
            <draw:enhanced-geometry draw:mirror-horizontal="false" draw:mirror-vertical="false" drawooo:sub-view-size="2697 2854" draw:text-areas="0 0 ?f0 ?f1" svg:viewBox="0 0 0 0" draw:type="ooxml-non-primitive" draw:enhanced-path="M 1182 0 L 1182 0 C 1 1877 2223 2854 2223 2854 2696 209 1182 0 1182 0 Z N">
              <draw:equation draw:name="f0" draw:formula="logwidth"/>
              <draw:equation draw:name="f1" draw:formula="logheight"/>
            </draw:enhanced-geometry>
          </draw:custom-shape>
          <draw:custom-shape draw:name="Google Shape;1961;p38" draw:style-name="gr1" draw:text-style-name="P5" draw:layer="layout" svg:width="0.549cm" svg:height="0.515cm" svg:x="22.988cm" svg:y="2.631cm">
            <text:p text:style-name="P23"/>
            <draw:enhanced-geometry draw:mirror-horizontal="false" draw:mirror-vertical="false" drawooo:sub-view-size="3175 2978" draw:text-areas="0 0 ?f0 ?f1" svg:viewBox="0 0 0 0" draw:type="ooxml-non-primitive" draw:enhanced-path="M 1993 0 L 1993 0 C 1 981 1387 2978 1387 2978 3174 969 1993 0 1993 0 Z N">
              <draw:equation draw:name="f0" draw:formula="logwidth"/>
              <draw:equation draw:name="f1" draw:formula="logheight"/>
            </draw:enhanced-geometry>
          </draw:custom-shape>
          <draw:custom-shape draw:name="Google Shape;1962;p38" draw:style-name="gr1" draw:text-style-name="P5" draw:layer="layout" svg:width="0.475cm" svg:height="0.274cm" svg:x="22.624cm" svg:y="1.709cm">
            <text:p text:style-name="P23"/>
            <draw:enhanced-geometry draw:mirror-horizontal="false" draw:mirror-vertical="false" drawooo:sub-view-size="2744 1587" draw:text-areas="0 0 ?f0 ?f1" svg:viewBox="0 0 0 0" draw:type="ooxml-non-primitive" draw:enhanced-path="M 2259 1 C 53 1 0 1338 0 1338 352 1514 665 1587 942 1587 2232 1587 2743 20 2743 20 2571 7 2410 1 2259 1 Z N">
              <draw:equation draw:name="f0" draw:formula="logwidth"/>
              <draw:equation draw:name="f1" draw:formula="logheight"/>
            </draw:enhanced-geometry>
          </draw:custom-shape>
          <draw:custom-shape draw:name="Google Shape;1963;p38" draw:style-name="gr1" draw:text-style-name="P5" draw:layer="layout" svg:width="0.51cm" svg:height="0.257cm" svg:x="21.905cm" svg:y="1.984cm">
            <text:p text:style-name="P23"/>
            <draw:enhanced-geometry draw:mirror-horizontal="false" draw:mirror-vertical="false" drawooo:sub-view-size="2948 1489" draw:text-areas="0 0 ?f0 ?f1" svg:viewBox="0 0 0 0" draw:type="ooxml-non-primitive" draw:enhanced-path="M 900 1 C 308 1 0 340 0 340 392 1238 1012 1489 1582 1489 2305 1489 2948 1087 2948 1087 2078 234 1391 1 900 1 Z N">
              <draw:equation draw:name="f0" draw:formula="logwidth"/>
              <draw:equation draw:name="f1" draw:formula="logheight"/>
            </draw:enhanced-geometry>
          </draw:custom-shape>
          <draw:custom-shape draw:name="Google Shape;1964;p38" draw:style-name="gr1" draw:text-style-name="P5" draw:layer="layout" svg:width="0.54cm" svg:height="0.486cm" svg:x="21.752cm" svg:y="1.484cm">
            <text:p text:style-name="P23"/>
            <draw:enhanced-geometry draw:mirror-horizontal="false" draw:mirror-vertical="false" drawooo:sub-view-size="3119 2812" draw:text-areas="0 0 ?f0 ?f1" svg:viewBox="0 0 0 0" draw:type="ooxml-non-primitive" draw:enhanced-path="M 2137 0 L 2137 0 C 0 1634 977 2811 977 2811 3118 2227 2137 1 2137 0 Z N">
              <draw:equation draw:name="f0" draw:formula="logwidth"/>
              <draw:equation draw:name="f1" draw:formula="logheight"/>
            </draw:enhanced-geometry>
          </draw:custom-shape>
        </draw:g>
        <presentation:notes draw:style-name="dp2">
          <draw:page-thumbnail draw:name="Google Shape;1832;g10204474350_0_602:notes" draw:style-name="gr5" draw:layer="layout" svg:width="16.932cm" svg:height="9.524cm" svg:x="1.059cm" svg:y="1.905cm" draw:page-number="2" presentation:class="page"/>
          <draw:frame draw:name="Google Shape;1833;g10204474350_0_602:notes" presentation:style-name="pr5" draw:text-style-name="P24" draw:layer="layout" svg:width="15.239cm" svg:height="11.429cm" svg:x="1.905cm" svg:y="12.065cm" presentation:class="notes" presentation:user-transformed="true">
            <draw:text-box>
              <text:p text:style-name="P23"><text:span text:style-name="T4">Nursery managers waste a lot of time dealing with customers who have only a vague idea of what plants they want for their garden. <text:s/>Much time could be saved if the gardener could first look through a catalogue of suitable plants and choose the ones needed.</text:span></text:p>
              <text:p text:style-name="P23"><text:span text:style-name="T4"/></text:p>
              <text:p text:style-name="P23"><text:span text:style-name="T4">This application fills that need by providing a gardener with a list of plants, searchable by various desirable qualities, such as hardiness and sunlight requirements. <text:s/>The resulting list can be sent to the nursery manager or carried to the nursery by the gardener.</text:span></text:p>
              <text:p text:style-name="P23"><text:span text:style-name="T4"/></text:p>
            </draw:text-box>
          </draw:frame>
        </presentation:notes>
      </draw:page>
      <draw:page draw:name="Concept" draw:style-name="dp3" draw:master-page-name="ONE_5f_COLUMN_5f_TEXT">
        <draw:custom-shape draw:name="Google Shape;1969;p39" draw:style-name="gr16" draw:text-style-name="P25" draw:layer="layout" svg:width="8.867cm" svg:height="8.867cm" svg:x="12.428cm" svg:y="2.358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970;p39" presentation:style-name="pr6" draw:text-style-name="P27" draw:layer="layout" svg:width="9.227cm" svg:height="8.709cm" svg:x="2cm" svg:y="3.428cm" presentation:class="outline" presentation:user-transformed="true">
          <draw:text-box>
            <text:p text:style-name="P23"><text:span text:style-name="T5"/></text:p>
            <text:list text:style-name="L7">
              <text:list-item>
                <text:p text:style-name="P26"><text:span text:style-name="T6">Description</text:span></text:p>
              </text:list-item>
              <text:list-item>
                <text:p text:style-name="P23"><text:span text:style-name="T6">Why we picked this</text:span></text:p>
              </text:list-item>
              <text:list-item>
                <text:p text:style-name="P23"><text:span text:style-name="T6">User Story</text:span></text:p>
              </text:list-item>
            </text:list>
            <text:p text:style-name="P26"><text:span text:style-name="T7"/></text:p>
          </draw:text-box>
        </draw:frame>
        <draw:frame draw:name="Google Shape;1971;p39" presentation:style-name="pr7" draw:text-style-name="P28" draw:layer="layout" svg:width="21.399cm" svg:height="1.59cm" svg:x="1.859cm" svg:y="1.162cm" presentation:class="title" presentation:user-transformed="true">
          <draw:text-box>
            <text:p text:style-name="P23"><text:span text:style-name="T8">Concept</text:span></text:p>
          </draw:text-box>
        </draw:frame>
        <draw:g draw:name="Google Shape;1972;p39">
          <draw:custom-shape draw:name="Google Shape;1973;p39" draw:style-name="gr3" draw:text-style-name="P7" draw:layer="layout" svg:width="3.663cm" svg:height="3.899cm" svg:x="21.693cm" svg:y="-0.201cm">
            <text:p text:style-name="P23"/>
            <draw:enhanced-geometry draw:mirror-horizontal="true" draw:mirror-vertical="false" drawooo:sub-view-size="13428 14295" draw:text-areas="0 0 ?f0 ?f1" svg:viewBox="0 0 0 0" draw:type="ooxml-non-primitive" draw:enhanced-path="M 350 0 L 0 469 C 2001 3762 4040 6739 5801 8830 8501 12029 10958 13867 13108 14289 13124 14292 13141 14294 13157 14294 13288 14294 13404 14191 13419 14055 13428 13914 13330 13794 13193 13769 9704 13074 5358 8412 350 0 Z N">
              <draw:equation draw:name="f0" draw:formula="logwidth"/>
              <draw:equation draw:name="f1" draw:formula="logheight"/>
            </draw:enhanced-geometry>
          </draw:custom-shape>
          <draw:custom-shape draw:name="Google Shape;1974;p39" draw:style-name="gr1" draw:text-style-name="P5" draw:layer="layout" svg:width="1.238cm" svg:height="1.184cm" svg:x="22.311cm" svg:y="2.932cm">
            <text:p text:style-name="P23"/>
            <draw:enhanced-geometry draw:mirror-horizontal="true" draw:mirror-vertical="false" drawooo:sub-view-size="4540 4343" draw:text-areas="0 0 ?f0 ?f1" svg:viewBox="0 0 0 0" draw:type="ooxml-non-primitive" draw:enhanced-path="M 1818 1 C 1818 1 1 1229 2291 4343 2291 4343 4539 1664 1818 1 Z N">
              <draw:equation draw:name="f0" draw:formula="logwidth"/>
              <draw:equation draw:name="f1" draw:formula="logheight"/>
            </draw:enhanced-geometry>
          </draw:custom-shape>
          <draw:custom-shape draw:name="Google Shape;1975;p39" draw:style-name="gr1" draw:text-style-name="P5" draw:layer="layout" svg:width="1.189cm" svg:height="0.545cm" svg:x="22.207cm" svg:y="2.175cm">
            <text:p text:style-name="P23"/>
            <draw:enhanced-geometry draw:mirror-horizontal="true" draw:mirror-vertical="false" drawooo:sub-view-size="4360 2002" draw:text-areas="0 0 ?f0 ?f1" svg:viewBox="0 0 0 0" draw:type="ooxml-non-primitive" draw:enhanced-path="M 2056 1 C 1376 1 642 301 0 1230 0 1230 462 2001 1644 2001 2307 2001 3197 1758 4360 999 4360 999 3297 1 2056 1 Z N">
              <draw:equation draw:name="f0" draw:formula="logwidth"/>
              <draw:equation draw:name="f1" draw:formula="logheight"/>
            </draw:enhanced-geometry>
          </draw:custom-shape>
          <draw:custom-shape draw:name="Google Shape;1976;p39" draw:style-name="gr3" draw:text-style-name="P7" draw:layer="layout" svg:width="0.854cm" svg:height="0.098cm" svg:x="22.575cm" svg:y="2.433cm">
            <text:p text:style-name="P23"/>
            <draw:enhanced-geometry draw:mirror-horizontal="true" draw:mirror-vertical="false" drawooo:sub-view-size="3133 364" draw:text-areas="0 0 ?f0 ?f1" svg:viewBox="0 0 0 0" draw:type="ooxml-non-primitive" draw:enhanced-path="M 3023 1 C 3022 1 3020 1 3019 1 L 106 201 C 1 206 7 364 110 364 112 364 113 364 114 364 L 119 364 3028 163 C 3133 155 3126 1 3023 1 Z N">
              <draw:equation draw:name="f0" draw:formula="logwidth"/>
              <draw:equation draw:name="f1" draw:formula="logheight"/>
            </draw:enhanced-geometry>
          </draw:custom-shape>
          <draw:custom-shape draw:name="Google Shape;1977;p39" draw:style-name="gr1" draw:text-style-name="P5" draw:layer="layout" svg:width="1.143cm" svg:height="0.562cm" svg:x="21.047cm" svg:y="3.314cm">
            <text:p text:style-name="P23"/>
            <draw:enhanced-geometry draw:mirror-horizontal="true" draw:mirror-vertical="false" drawooo:sub-view-size="4194 2064" draw:text-areas="0 0 ?f0 ?f1" svg:viewBox="0 0 0 0" draw:type="ooxml-non-primitive" draw:enhanced-path="M 1631 1 C 1145 1 599 167 0 599 0 599 299 2063 2507 2063 2978 2063 3534 1997 4193 1836 4193 1836 3245 1 1631 1 Z N">
              <draw:equation draw:name="f0" draw:formula="logwidth"/>
              <draw:equation draw:name="f1" draw:formula="logheight"/>
            </draw:enhanced-geometry>
          </draw:custom-shape>
          <draw:custom-shape draw:name="Google Shape;1978;p39" draw:style-name="gr1" draw:text-style-name="P5" draw:layer="layout" svg:width="1.125cm" svg:height="1.158cm" svg:x="23.572cm" svg:y="1.685cm">
            <text:p text:style-name="P23"/>
            <draw:enhanced-geometry draw:mirror-horizontal="true" draw:mirror-vertical="false" drawooo:sub-view-size="4126 4249" draw:text-areas="0 0 ?f0 ?f1" svg:viewBox="0 0 0 0" draw:type="ooxml-non-primitive" draw:enhanced-path="M 2129 0 C 2129 0 1 546 1105 4249 1105 4249 4125 2491 2129 0 Z N">
              <draw:equation draw:name="f0" draw:formula="logwidth"/>
              <draw:equation draw:name="f1" draw:formula="logheight"/>
            </draw:enhanced-geometry>
          </draw:custom-shape>
          <draw:custom-shape draw:name="Google Shape;1979;p39" draw:style-name="gr1" draw:text-style-name="P5" draw:layer="layout" svg:width="1.182cm" svg:height="0.538cm" svg:x="23.223cm" svg:y="0.961cm">
            <text:p text:style-name="P23"/>
            <draw:enhanced-geometry draw:mirror-horizontal="true" draw:mirror-vertical="false" drawooo:sub-view-size="4335 1977" draw:text-areas="0 0 ?f0 ?f1" svg:viewBox="0 0 0 0" draw:type="ooxml-non-primitive" draw:enhanced-path="M 1860 0 C 1284 0 649 233 1 889 1 889 418 1976 2018 1976 2614 1976 3372 1826 4334 1413 4334 1413 3277 0 1860 0 Z N">
              <draw:equation draw:name="f0" draw:formula="logwidth"/>
              <draw:equation draw:name="f1" draw:formula="logheight"/>
            </draw:enhanced-geometry>
          </draw:custom-shape>
          <draw:custom-shape draw:name="Google Shape;1980;p39" draw:style-name="gr1" draw:text-style-name="P5" draw:layer="layout" svg:width="1.112cm" svg:height="1.151cm" svg:x="24.332cm" svg:y="0.583cm">
            <text:p text:style-name="P23"/>
            <draw:enhanced-geometry draw:mirror-horizontal="true" draw:mirror-vertical="false" drawooo:sub-view-size="4081 4223" draw:text-areas="0 0 ?f0 ?f1" svg:viewBox="0 0 0 0" draw:type="ooxml-non-primitive" draw:enhanced-path="M 2137 0 C 2137 0 1 504 1037 4223 L 1037 4223 C 1040 4219 4080 2522 2137 0 Z M 1037 4223 C 1037 4223 1037 4223 1037 4223 1037 4223 1037 4223 1037 4223 Z N">
              <draw:equation draw:name="f0" draw:formula="logwidth"/>
              <draw:equation draw:name="f1" draw:formula="logheight"/>
            </draw:enhanced-geometry>
          </draw:custom-shape>
          <draw:custom-shape draw:name="Google Shape;1981;p39" draw:style-name="gr3" draw:text-style-name="P7" draw:layer="layout" svg:width="0.136cm" svg:height="0.867cm" svg:x="22.941cm" svg:y="2.91cm">
            <text:p text:style-name="P23"/>
            <draw:enhanced-geometry draw:mirror-horizontal="true" draw:mirror-vertical="false" drawooo:sub-view-size="503 3182" draw:text-areas="0 0 ?f0 ?f1" svg:viewBox="0 0 0 0" draw:type="ooxml-non-primitive" draw:enhanced-path="M 89 0 C 45 0 1 32 8 89 L 341 3113 C 345 3152 379 3181 422 3181 L 430 3181 C 473 3177 503 3139 498 3092 L 170 72 C 164 23 127 0 89 0 Z N">
              <draw:equation draw:name="f0" draw:formula="logwidth"/>
              <draw:equation draw:name="f1" draw:formula="logheight"/>
            </draw:enhanced-geometry>
          </draw:custom-shape>
          <draw:custom-shape draw:name="Google Shape;1982;p39" draw:style-name="gr3" draw:text-style-name="P7" draw:layer="layout" svg:width="0.775cm" svg:height="0.24cm" svg:x="21.445cm" svg:y="3.456cm">
            <text:p text:style-name="P23"/>
            <draw:enhanced-geometry draw:mirror-horizontal="true" draw:mirror-vertical="false" drawooo:sub-view-size="2843 882" draw:text-areas="0 0 ?f0 ?f1" svg:viewBox="0 0 0 0" draw:type="ooxml-non-primitive" draw:enhanced-path="M 111 0 C 26 0 1 129 91 157 L 2714 878 C 2719 882 2723 882 2731 882 2825 882 2842 750 2753 724 L 134 3 C 126 1 118 0 111 0 Z N">
              <draw:equation draw:name="f0" draw:formula="logwidth"/>
              <draw:equation draw:name="f1" draw:formula="logheight"/>
            </draw:enhanced-geometry>
          </draw:custom-shape>
          <draw:custom-shape draw:name="Google Shape;1983;p39" draw:style-name="gr3" draw:text-style-name="P7" draw:layer="layout" svg:width="0.191cm" svg:height="0.777cm" svg:x="24.091cm" svg:y="1.662cm">
            <text:p text:style-name="P23"/>
            <draw:enhanced-geometry draw:mirror-horizontal="true" draw:mirror-vertical="false" drawooo:sub-view-size="704 2853" draw:text-areas="0 0 ?f0 ?f1" svg:viewBox="0 0 0 0" draw:type="ooxml-non-primitive" draw:enhanced-path="M 609 0 C 574 0 539 22 533 72 L 9 2759 C 0 2801 30 2844 73 2853 L 90 2853 C 124 2853 158 2827 166 2789 L 687 101 C 704 38 656 0 609 0 Z N">
              <draw:equation draw:name="f0" draw:formula="logwidth"/>
              <draw:equation draw:name="f1" draw:formula="logheight"/>
            </draw:enhanced-geometry>
          </draw:custom-shape>
          <draw:custom-shape draw:name="Google Shape;1984;p39" draw:style-name="gr3" draw:text-style-name="P7" draw:layer="layout" svg:width="0.819cm" svg:height="0.128cm" svg:x="23.614cm" svg:y="1.181cm">
            <text:p text:style-name="P23"/>
            <draw:enhanced-geometry draw:mirror-horizontal="true" draw:mirror-vertical="false" drawooo:sub-view-size="3005 474" draw:text-areas="0 0 ?f0 ?f1" svg:viewBox="0 0 0 0" draw:type="ooxml-non-primitive" draw:enhanced-path="M 113 0 C 14 0 0 150 104 163 L 2911 474 2919 474 C 2958 474 2992 444 3000 406 3005 359 2971 320 2928 316 L 121 0 C 118 0 116 0 113 0 Z N">
              <draw:equation draw:name="f0" draw:formula="logwidth"/>
              <draw:equation draw:name="f1" draw:formula="logheight"/>
            </draw:enhanced-geometry>
          </draw:custom-shape>
          <draw:custom-shape draw:name="Google Shape;1985;p39" draw:style-name="gr3" draw:text-style-name="P7" draw:layer="layout" svg:width="0.2cm" svg:height="0.779cm" svg:x="24.839cm" svg:y="0.562cm">
            <text:p text:style-name="P23"/>
            <draw:enhanced-geometry draw:mirror-horizontal="true" draw:mirror-vertical="false" drawooo:sub-view-size="738 2860" draw:text-areas="0 0 ?f0 ?f1" svg:viewBox="0 0 0 0" draw:type="ooxml-non-primitive" draw:enhanced-path="M 649 1 C 616 1 583 19 572 61 L 9 2761 C 1 2808 26 2851 69 2859 L 86 2859 C 125 2859 159 2833 167 2795 L 730 91 C 738 35 693 1 649 1 Z N">
              <draw:equation draw:name="f0" draw:formula="logwidth"/>
              <draw:equation draw:name="f1" draw:formula="logheight"/>
            </draw:enhanced-geometry>
          </draw:custom-shape>
        </draw:g>
        <presentation:notes draw:style-name="dp2">
          <draw:page-thumbnail draw:name="Google Shape;1966;g10204474350_0_410:notes" draw:style-name="gr5" draw:layer="layout" svg:width="16.932cm" svg:height="9.524cm" svg:x="1.059cm" svg:y="1.905cm" draw:page-number="3" presentation:class="page"/>
          <draw:frame draw:name="Google Shape;1967;g10204474350_0_410:notes" presentation:style-name="pr8" draw:text-style-name="P24" draw:layer="layout" svg:width="15.239cm" svg:height="11.429cm" svg:x="1.905cm" svg:y="12.065cm" presentation:class="notes" presentation:user-transformed="true">
            <draw:text-box>
              <text:p text:style-name="P23"><text:span text:style-name="T4">Description</text:span></text:p>
              <text:p text:style-name="P23"><text:span text:style-name="T4"/></text:p>
              <text:p text:style-name="P23"><text:span text:style-name="T4">A plant database searcher in which a user can retrieve a list of plants that fall under desired criteria – hardiness zone, sun exposure, herbaceous/shrub/tree, evergreen/deciduous (for woody shrubs/trees), and bloom time. The user can then add plants to a personal collection that they can print and take on a trip to a nursery.</text:span></text:p>
              <text:p text:style-name="P23"><text:span text:style-name="T4"/></text:p>
              <text:p text:style-name="P23"><text:span text:style-name="T4">Motivation for Development</text:span></text:p>
              <text:p text:style-name="P23"><text:span text:style-name="T4"/></text:p>
              <text:p text:style-name="P23"><text:span text:style-name="T4">Amateur gardeners often go to plant nurseries and ask for plants that meet certain criteria. It can be difficult to narrow down the immense number of choices at a nursery while meeting all desired criteria. If a gardener were able to search a list of plants by desired criteria and develop a list of plants that meet their needs, they could take their list to a nursery and ask if their desired plants are available, rather than asking the nursery to narrow their choices down for them, expediting the process for everyone.</text:span></text:p>
              <text:p text:style-name="P23"><text:span text:style-name="T4"/></text:p>
              <text:p text:style-name="P23"><text:span text:style-name="T4">User Stories</text:span></text:p>
              <text:p text:style-name="P23"><text:span text:style-name="T4"/></text:p>
              <text:p text:style-name="P23"><text:span text:style-name="T4">As a gardener, / I want to search for plants filtered by certain criteria</text:span></text:p>
              <text:p text:style-name="P23"><text:span text:style-name="T4">So that I can choose plants that suit my gardening needs</text:span></text:p>
              <text:p text:style-name="P23"><text:span text:style-name="T4"/></text:p>
              <text:p text:style-name="P23"><text:span text:style-name="T4">As a user, / I want to add plants to a personal collection</text:span></text:p>
              <text:p text:style-name="P23"><text:span text:style-name="T4">So that I can print that list to take with me to a nursery</text:span></text:p>
              <text:p text:style-name="P23"><text:span text:style-name="T4"/></text:p>
              <text:p text:style-name="P23"><text:span text:style-name="T4">As a Nursery Manager, / I want to provide my customers with the plants that meet their needs without wasting a lot of time.</text:span></text:p>
              <text:p text:style-name="P23"><text:span text:style-name="T4"/></text:p>
              <text:p text:style-name="P23"><text:span text:style-name="T4"/></text:p>
            </draw:text-box>
          </draw:frame>
        </presentation:notes>
      </draw:page>
      <draw:page draw:name="Process" draw:style-name="dp3" draw:master-page-name="TITLE_5f_AND_5f_BODY" presentation:presentation-page-layout-name="AL2T1">
        <draw:frame draw:name="Google Shape;1990;p40" presentation:style-name="pr9" draw:text-style-name="P29" draw:layer="layout" svg:width="21.399cm" svg:height="1.59cm" svg:x="2cm" svg:y="1.236cm" presentation:class="title" presentation:user-transformed="true">
          <draw:text-box>
            <text:p text:style-name="P3"><text:span text:style-name="T8">Process</text:span></text:p>
          </draw:text-box>
        </draw:frame>
        <draw:frame draw:name="Google Shape;1991;p40" presentation:style-name="pr10" draw:text-style-name="P31" draw:layer="layout" svg:width="21.399cm" svg:height="9.659cm" svg:x="2cm" svg:y="3.141cm" presentation:class="outline" presentation:user-transformed="true">
          <draw:text-box>
            <text:p text:style-name="P23"><text:span text:style-name="T9"/></text:p>
            <text:list text:style-name="L11">
              <text:list-item>
                <text:p text:style-name="P30"><text:span text:style-name="T10">Technologies Used:</text:span><text:span text:style-name="T11"> </text:span><text:span text:style-name="T7">Foundation for Sites, Node.js, Express.js, Handlebars.js, MySQL, GitHub, Heroku, JawsDB, Sequelize, and nodemailer</text:span></text:p>
              </text:list-item>
            </text:list>
            <text:list text:style-name="L12">
              <text:list-item>
                <text:p text:style-name="P30"><text:span text:style-name="T10">Breakdown of tasks and Roles: </text:span><text:span text:style-name="T7">See notes.</text:span></text:p>
              </text:list-item>
            </text:list>
            <text:list text:style-name="L13">
              <text:list-item>
                <text:p text:style-name="P30"><text:span text:style-name="T10">Challenges: </text:span><text:span text:style-name="T7">We were unable to locate an API for garden plant data, so we created the database by hand.</text:span></text:p>
              </text:list-item>
              <text:list-item>
                <text:p text:style-name="P30"><text:span text:style-name="T10">Successes:</text:span><text:span text:style-name="T12"> </text:span><text:span text:style-name="T7">The secrecy requirements of nodemailer provided us an opportunity to learn how to keep information that is not API key confidential.</text:span></text:p>
              </text:list-item>
            </text:list>
            <text:p text:style-name="P26"><text:span text:style-name="T11"/></text:p>
          </draw:text-box>
        </draw:frame>
        <presentation:notes draw:style-name="dp2">
          <draw:page-thumbnail draw:name="Google Shape;1987;g10204474350_0_88:notes" draw:style-name="gr5" draw:layer="layout" svg:width="16.932cm" svg:height="9.524cm" svg:x="1.059cm" svg:y="1.905cm" draw:page-number="4" presentation:class="page"/>
          <draw:frame draw:name="Google Shape;1988;g10204474350_0_88:notes" presentation:style-name="pr11" draw:text-style-name="P24" draw:layer="layout" svg:width="15.239cm" svg:height="11.429cm" svg:x="1.905cm" svg:y="12.065cm" presentation:class="notes" presentation:user-transformed="true">
            <draw:text-box>
              <text:p text:style-name="P23"><text:span text:style-name="T4">Technologies Used:</text:span></text:p>
              <text:p text:style-name="P23"><text:span text:style-name="T4">Foundation for Sites, Node.js, Express.js, Handlebars.js, MySQL, GitHub, Heroku, JawsDB, Sequelize, and nodemailer</text:span></text:p>
              <text:p text:style-name="P23"><text:span text:style-name="T4"/></text:p>
              <text:p text:style-name="P23"><text:span text:style-name="T4">Breakdown of Tasks and Roles:</text:span></text:p>
              <text:p text:style-name="P23"><text:span text:style-name="T4">1. Design user flows: what pages will each type of user see, and what actions can be taken on each</text:span></text:p>
              <text:p text:style-name="P23"><text:span text:style-name="T4">2. Design data structures to support the user actions</text:span></text:p>
              <text:p text:style-name="P23"><text:span text:style-name="T4">3. Populate the plant database</text:span></text:p>
              <text:p text:style-name="P23"><text:span text:style-name="T4">4. Design and code the server: this includes specifying the paths</text:span></text:p>
              <text:p text:style-name="P23"><text:span text:style-name="T4">5. Construct and lay out the user pages based on the user flow design, using the paths to the server</text:span></text:p>
              <text:p text:style-name="P23"><text:span text:style-name="T4">6. Test and debug</text:span></text:p>
              <text:p text:style-name="P23"><text:span text:style-name="T4">7. Deploy to Heroku</text:span></text:p>
              <text:p text:style-name="P23"><text:span text:style-name="T4">8. Present the application to the class</text:span></text:p>
              <text:p text:style-name="P23"><text:span text:style-name="T4"/></text:p>
              <text:p text:style-name="P23"><text:span text:style-name="T4">Challenges:</text:span></text:p>
              <text:p text:style-name="P23"><text:span text:style-name="T4">We were unable to locate an API for garden plant data, so we created the database by hand.</text:span></text:p>
              <text:p text:style-name="P23"><text:span text:style-name="T4"/></text:p>
              <text:p text:style-name="P23"><text:span text:style-name="T4">Successes:</text:span></text:p>
              <text:p text:style-name="P23"><text:span text:style-name="T4">The secrecy requirements of nodemailer provided us an opportunity to learn how to keep information that is not API key confidential.</text:span></text:p>
              <text:p text:style-name="P23"><text:span text:style-name="T4"/></text:p>
            </draw:text-box>
          </draw:frame>
        </presentation:notes>
      </draw:page>
      <draw:page draw:name="02" draw:style-name="dp3" draw:master-page-name="CUSTOM_5f_2">
        <draw:frame draw:name="Google Shape;1996;p41" presentation:style-name="pr12" draw:text-style-name="P32" draw:layer="layout" svg:width="15.198cm" svg:height="2.337cm" svg:x="8.214cm" svg:y="5.316cm" presentation:class="title" presentation:user-transformed="true">
          <draw:text-box>
            <text:p text:style-name="P23"><text:span text:style-name="T13">Demo</text:span></text:p>
          </draw:text-box>
        </draw:frame>
        <draw:frame draw:name="Google Shape;1997;p41" presentation:style-name="pr12" draw:text-style-name="P34" draw:layer="layout" svg:width="5.288cm" svg:height="2.337cm" svg:x="2.925cm" svg:y="5.316cm" presentation:class="title" presentation:user-transformed="true">
          <draw:text-box>
            <text:p text:style-name="P33"><text:span text:style-name="T3">02</text:span></text:p>
          </draw:text-box>
        </draw:frame>
        <draw:frame draw:name="Google Shape;1998;p41" presentation:style-name="pr13" draw:text-style-name="P35" draw:layer="layout" svg:width="12.886cm" svg:height="1.147cm" svg:x="8.214cm" svg:y="7.824cm" presentation:class="subtitle" presentation:user-transformed="true">
          <draw:text-box>
            <text:p text:style-name="P23"><text:span text:style-name="T2">You can enter a subtitle here if you need it</text:span></text:p>
          </draw:text-box>
        </draw:frame>
        <draw:g draw:name="Google Shape;1999;p41">
          <draw:g draw:name="Google Shape;2000;p41">
            <draw:custom-shape draw:name="Google Shape;2001;p41" draw:style-name="gr4" draw:text-style-name="P8" draw:layer="layout" svg:width="0.958cm" svg:height="3.261cm" svg:x="1.747cm" svg:y="-0.23cm">
              <text:p text:style-name="P23"/>
              <draw:enhanced-geometry draw:mirror-horizontal="false" draw:mirror-vertical="false" drawooo:sub-view-size="7248 18679" draw:text-areas="0 0 ?f0 ?f1" svg:viewBox="0 0 0 0" draw:type="ooxml-non-primitive" draw:enhanced-path="M 6847 1 L 1 18542 376 18679 7248 73 7060 1 Z N">
                <draw:equation draw:name="f0" draw:formula="logwidth"/>
                <draw:equation draw:name="f1" draw:formula="logheight"/>
              </draw:enhanced-geometry>
            </draw:custom-shape>
            <draw:custom-shape draw:name="Google Shape;2002;p41" draw:style-name="gr4" draw:text-style-name="P8" draw:layer="layout" svg:width="0.958cm" svg:height="3.261cm" svg:x="2.656cm" svg:y="-0.23cm">
              <text:p text:style-name="P23"/>
              <draw:enhanced-geometry draw:mirror-horizontal="false" draw:mirror-vertical="false" drawooo:sub-view-size="7243 18679" draw:text-areas="0 0 ?f0 ?f1" svg:viewBox="0 0 0 0" draw:type="ooxml-non-primitive" draw:enhanced-path="M 188 1 L 0 73 6867 18679 7243 18542 401 1 Z N">
                <draw:equation draw:name="f0" draw:formula="logwidth"/>
                <draw:equation draw:name="f1" draw:formula="logheight"/>
              </draw:enhanced-geometry>
            </draw:custom-shape>
          </draw:g>
          <draw:custom-shape draw:name="Google Shape;2003;p41" draw:style-name="gr13" draw:text-style-name="P20" draw:layer="layout" svg:width="2.006cm" svg:height="1.798cm" svg:x="1.685cm" svg:y="2.423cm">
            <text:p text:style-name="P23"/>
            <draw:enhanced-geometry draw:mirror-horizontal="false" draw:mirror-vertical="false" drawooo:sub-view-size="12958 11614" draw:text-areas="0 0 ?f0 ?f1" svg:viewBox="0 0 0 0" draw:type="ooxml-non-primitive" draw:enhanced-path="M 0 1 C 0 12 1 23 1 34 L 1 34 C 1 12 0 1 0 1 Z M 12958 1 L 12958 1 C 12958 1 12957 12 12956 34 L 12956 34 C 12957 23 12958 12 12958 1 Z M 1 34 C 29 712 566 11613 6476 11613 12385 11613 12928 717 12956 34 L 12956 34 C 12887 937 10012 1660 6476 1660 2945 1660 70 936 1 34 Z N">
              <draw:equation draw:name="f0" draw:formula="logwidth"/>
              <draw:equation draw:name="f1" draw:formula="logheight"/>
            </draw:enhanced-geometry>
          </draw:custom-shape>
          <draw:custom-shape draw:name="Google Shape;2004;p41" draw:style-name="gr4" draw:text-style-name="P8" draw:layer="layout" svg:width="0.905cm" svg:height="1.54cm" draw:transform="rotate (1.0471975511966) translate (1.795cm 3.293cm)">
            <text:p text:style-name="P23"/>
            <draw:enhanced-geometry draw:mirror-horizontal="false" draw:mirror-vertical="false" drawooo:sub-view-size="7243 18679" draw:text-areas="0 0 ?f0 ?f1" svg:viewBox="0 0 0 0" draw:type="ooxml-non-primitive" draw:enhanced-path="M 188 1 L 0 73 6867 18679 7243 18542 401 1 Z N">
              <draw:equation draw:name="f0" draw:formula="logwidth"/>
              <draw:equation draw:name="f1" draw:formula="logheight"/>
            </draw:enhanced-geometry>
          </draw:custom-shape>
          <draw:custom-shape draw:name="Google Shape;2005;p41" draw:style-name="gr17" draw:text-style-name="P36" draw:layer="layout" svg:width="2.006cm" svg:height="0.514cm" svg:x="1.685cm" svg:y="2.165cm">
            <text:p text:style-name="P23"/>
            <draw:enhanced-geometry draw:mirror-horizontal="false" draw:mirror-vertical="false" drawooo:sub-view-size="12958 3324" draw:text-areas="0 0 ?f0 ?f1" svg:viewBox="0 0 0 0" draw:type="ooxml-non-primitive" draw:enhanced-path="M 6476 0 C 2896 0 0 747 0 1665 0 2577 2896 3324 6476 3324 10056 3324 12958 2577 12958 1665 12958 747 10056 0 6476 0 Z N">
              <draw:equation draw:name="f0" draw:formula="logwidth"/>
              <draw:equation draw:name="f1" draw:formula="logheight"/>
            </draw:enhanced-geometry>
          </draw:custom-shape>
          <draw:custom-shape draw:name="Google Shape;2006;p41" draw:style-name="gr12" draw:text-style-name="P19" draw:layer="layout" svg:width="1.577cm" svg:height="1.057cm" svg:x="0.596cm" svg:y="1.531cm">
            <text:p text:style-name="P23"/>
            <draw:enhanced-geometry draw:mirror-horizontal="false" draw:mirror-vertical="false" drawooo:sub-view-size="10189 6834" draw:text-areas="0 0 ?f0 ?f1" svg:viewBox="0 0 0 0" draw:type="ooxml-non-primitive" draw:enhanced-path="M 1457 1 C 440 1 626 109 371 172 0 264 833 1010 1294 1751 1756 2492 7058 6397 7987 6768 8101 6814 8221 6834 8343 6834 9212 6834 10188 5804 10033 5559 10033 5559 7246 264 3717 81 2619 23 1916 1 1457 1 Z N">
              <draw:equation draw:name="f0" draw:formula="logwidth"/>
              <draw:equation draw:name="f1" draw:formula="logheight"/>
            </draw:enhanced-geometry>
          </draw:custom-shape>
          <draw:custom-shape draw:name="Google Shape;2007;p41" draw:style-name="gr1" draw:text-style-name="P5" draw:layer="layout" svg:width="0.848cm" svg:height="0.704cm" svg:x="1.1cm" svg:y="1.731cm">
            <text:p text:style-name="P23"/>
            <draw:enhanced-geometry draw:mirror-horizontal="false" draw:mirror-vertical="false" drawooo:sub-view-size="5479 4550" draw:text-areas="0 0 ?f0 ?f1" svg:viewBox="0 0 0 0" draw:type="ooxml-non-primitive" draw:enhanced-path="M 1 1 L 1 1 C 502 343 993 679 1466 1032 1945 1386 2418 1739 2862 2121 3318 2492 3752 2891 4191 3296 4630 3695 5034 4128 5479 4550 5222 3991 4898 3472 4510 2999 4316 2760 4111 2532 3900 2309 3678 2104 3455 1888 3222 1694 2748 1300 2241 958 1699 668 1169 365 594 137 1 1 Z N">
              <draw:equation draw:name="f0" draw:formula="logwidth"/>
              <draw:equation draw:name="f1" draw:formula="logheight"/>
            </draw:enhanced-geometry>
          </draw:custom-shape>
          <draw:custom-shape draw:name="Google Shape;2008;p41" draw:style-name="gr3" draw:text-style-name="P7" draw:layer="layout" svg:width="1.481cm" svg:height="1.551cm" svg:x="0.781cm" svg:y="2.113cm">
            <text:p text:style-name="P23"/>
            <draw:enhanced-geometry draw:mirror-horizontal="false" draw:mirror-vertical="false" drawooo:sub-view-size="9567 10022" draw:text-areas="0 0 ?f0 ?f1" svg:viewBox="0 0 0 0" draw:type="ooxml-non-primitive" draw:enhanced-path="M 5313 1 C 3531 1 1597 866 1027 3094 1 7090 1614 7586 1779 8772 1886 9543 2273 10022 2584 10022 2705 10022 2814 9949 2891 9792 3146 9287 3016 3207 6945 3207 7320 3207 7733 3263 8187 3384 8187 3384 9566 3276 8506 1378 8038 542 6723 1 5313 1 Z N">
              <draw:equation draw:name="f0" draw:formula="logwidth"/>
              <draw:equation draw:name="f1" draw:formula="logheight"/>
            </draw:enhanced-geometry>
          </draw:custom-shape>
          <draw:custom-shape draw:name="Google Shape;2009;p41" draw:style-name="gr12" draw:text-style-name="P19" draw:layer="layout" svg:width="0.861cm" svg:height="0.331cm" svg:x="1.171cm" svg:y="2.314cm">
            <text:p text:style-name="P23"/>
            <draw:enhanced-geometry draw:mirror-horizontal="false" draw:mirror-vertical="false" drawooo:sub-view-size="5565 2141" draw:text-areas="0 0 ?f0 ?f1" svg:viewBox="0 0 0 0" draw:type="ooxml-non-primitive" draw:enhanced-path="M 3558 0 C 3181 0 2805 54 2440 157 1910 305 1420 556 998 903 570 1228 228 1656 0 2141 382 1810 799 1513 1237 1263 1665 1017 2115 824 2589 693 2703 658 2822 630 2948 607 3062 579 3181 556 3301 539 L 3666 487 C 3786 482 3911 476 4036 465 4110 458 4183 455 4256 455 4307 455 4357 456 4407 459 L 4789 465 C 5045 470 5296 504 5564 504 5331 385 5085 276 4835 191 4584 134 4322 43 4054 31 3889 10 3723 0 3558 0 Z N">
              <draw:equation draw:name="f0" draw:formula="logwidth"/>
              <draw:equation draw:name="f1" draw:formula="logheight"/>
            </draw:enhanced-geometry>
          </draw:custom-shape>
          <draw:custom-shape draw:name="Google Shape;2010;p41" draw:style-name="gr3" draw:text-style-name="P7" draw:layer="layout" svg:width="1.049cm" svg:height="1.288cm" svg:x="1.459cm" svg:y="1.082cm">
            <text:p text:style-name="P23"/>
            <draw:enhanced-geometry draw:mirror-horizontal="false" draw:mirror-vertical="false" drawooo:sub-view-size="6779 8322" draw:text-areas="0 0 ?f0 ?f1" svg:viewBox="0 0 0 0" draw:type="ooxml-non-primitive" draw:enhanced-path="M 1923 1 C 1602 1 1489 751 1489 751 1 4650 4276 8322 4276 8322 L 6779 7809 C 6688 2421 2788 842 2230 193 2111 55 2010 1 1923 1 Z N">
              <draw:equation draw:name="f0" draw:formula="logwidth"/>
              <draw:equation draw:name="f1" draw:formula="logheight"/>
            </draw:enhanced-geometry>
          </draw:custom-shape>
          <draw:custom-shape draw:name="Google Shape;2011;p41" draw:style-name="gr12" draw:text-style-name="P19" draw:layer="layout" svg:width="0.56cm" svg:height="0.862cm" svg:x="1.873cm" svg:y="1.41cm">
            <text:p text:style-name="P23"/>
            <draw:enhanced-geometry draw:mirror-horizontal="false" draw:mirror-vertical="false" drawooo:sub-view-size="3621 5570" draw:text-areas="0 0 ?f0 ?f1" svg:viewBox="0 0 0 0" draw:type="ooxml-non-primitive" draw:enhanced-path="M 0 0 L 0 0 C 388 399 747 827 1066 1277 1391 1722 1682 2189 1967 2657 2258 3124 2520 3609 2794 4093 2925 4339 3062 4584 3198 4834 3335 5080 3466 5330 3620 5570 3580 5285 3518 5011 3455 4732 3370 4458 3290 4185 3193 3917 2993 3375 2742 2862 2446 2372 2150 1876 1796 1414 1397 998 998 593 536 217 0 0 Z N">
              <draw:equation draw:name="f0" draw:formula="logwidth"/>
              <draw:equation draw:name="f1" draw:formula="logheight"/>
            </draw:enhanced-geometry>
          </draw:custom-shape>
          <draw:custom-shape draw:name="Google Shape;2012;p41" draw:style-name="gr12" draw:text-style-name="P19" draw:layer="layout" svg:width="0.675cm" svg:height="1.418cm" svg:x="2.451cm" svg:y="0.905cm">
            <text:p text:style-name="P23"/>
            <draw:enhanced-geometry draw:mirror-horizontal="false" draw:mirror-vertical="false" drawooo:sub-view-size="4368 9160" draw:text-areas="0 0 ?f0 ?f1" svg:viewBox="0 0 0 0" draw:type="ooxml-non-primitive" draw:enhanced-path="M 1874 1 C 1802 1 1729 70 1579 130 1118 312 1488 1242 747 2359 0 3471 280 8487 377 8955 407 9108 685 9160 1042 9160 1757 9160 2788 8955 2788 8955 2788 8955 4367 3750 3067 1709 2183 316 2029 1 1874 1 Z N">
              <draw:equation draw:name="f0" draw:formula="logwidth"/>
              <draw:equation draw:name="f1" draw:formula="logheight"/>
            </draw:enhanced-geometry>
          </draw:custom-shape>
          <draw:custom-shape draw:name="Google Shape;2013;p41" draw:style-name="gr1" draw:text-style-name="P5" draw:layer="layout" svg:width="0.132cm" svg:height="1.035cm" svg:x="2.672cm" svg:y="1.281cm">
            <text:p text:style-name="P23"/>
            <draw:enhanced-geometry draw:mirror-horizontal="false" draw:mirror-vertical="false" drawooo:sub-view-size="862 6688" draw:text-areas="0 0 ?f0 ?f1" svg:viewBox="0 0 0 0" draw:type="ooxml-non-primitive" draw:enhanced-path="M 553 0 C 468 570 417 1129 382 1688 L 280 3358 C 246 3911 223 4464 177 5023 132 5576 86 6123 1 6687 308 6203 479 5644 605 5085 730 4527 804 3962 833 3392 861 2822 856 2252 810 1688 776 1118 690 553 553 0 Z N">
              <draw:equation draw:name="f0" draw:formula="logwidth"/>
              <draw:equation draw:name="f1" draw:formula="logheight"/>
            </draw:enhanced-geometry>
          </draw:custom-shape>
          <draw:custom-shape draw:name="Google Shape;2014;p41" draw:style-name="gr3" draw:text-style-name="P7" draw:layer="layout" svg:width="1.237cm" svg:height="0.856cm" svg:x="2.797cm" svg:y="1.558cm">
            <text:p text:style-name="P23"/>
            <draw:enhanced-geometry draw:mirror-horizontal="false" draw:mirror-vertical="false" drawooo:sub-view-size="7993 5536" draw:text-areas="0 0 ?f0 ?f1" svg:viewBox="0 0 0 0" draw:type="ooxml-non-primitive" draw:enhanced-path="M 5013 1 C 83 1 0 4368 0 4368 0 4368 2406 5535 3213 5535 3371 5535 3467 5490 3472 5383 3495 4727 6510 1860 7063 1763 7102 1757 7140 1754 7176 1754 7443 1754 7659 1900 7801 1900 7924 1900 7993 1792 7993 1392 7993 463 6317 93 6317 93 5848 30 5414 1 5013 1 Z N">
              <draw:equation draw:name="f0" draw:formula="logwidth"/>
              <draw:equation draw:name="f1" draw:formula="logheight"/>
            </draw:enhanced-geometry>
          </draw:custom-shape>
          <draw:custom-shape draw:name="Google Shape;2015;p41" draw:style-name="gr12" draw:text-style-name="P19" draw:layer="layout" svg:width="0.69cm" svg:height="0.651cm" svg:x="2.995cm" svg:y="1.698cm">
            <text:p text:style-name="P23"/>
            <draw:enhanced-geometry draw:mirror-horizontal="false" draw:mirror-vertical="false" drawooo:sub-view-size="4459 4208" draw:text-areas="0 0 ?f0 ?f1" svg:viewBox="0 0 0 0" draw:type="ooxml-non-primitive" draw:enhanced-path="M 4104 0 C 3664 0 3220 104 2811 274 2281 491 1802 810 1398 1215 999 1620 674 2093 440 2606 309 2857 240 3130 149 3393 81 3661 29 3934 1 4208 149 3968 269 3729 400 3495 L 611 3153 C 674 3039 742 2925 816 2817 1101 2384 1426 1979 1791 1608 2532 867 3450 320 4459 24 4341 8 4223 0 4104 0 Z N">
              <draw:equation draw:name="f0" draw:formula="logwidth"/>
              <draw:equation draw:name="f1" draw:formula="logheight"/>
            </draw:enhanced-geometry>
          </draw:custom-shape>
          <draw:custom-shape draw:name="Google Shape;2016;p41" draw:style-name="gr12" draw:text-style-name="P19" draw:layer="layout" svg:width="1.624cm" svg:height="1.64cm" svg:x="2.97cm" svg:y="2.138cm">
            <text:p text:style-name="P23"/>
            <draw:enhanced-geometry draw:mirror-horizontal="false" draw:mirror-vertical="false" drawooo:sub-view-size="10496 10599" draw:text-areas="0 0 ?f0 ?f1" svg:viewBox="0 0 0 0" draw:type="ooxml-non-primitive" draw:enhanced-path="M 5324 0 C 2542 0 1488 2111 1488 2111 L 1 3872 1580 4060 3438 3040 C 3520 3024 3599 3017 3676 3017 5891 3017 6396 9285 6038 10006 5857 10368 5831 10598 6013 10598 6205 10598 6626 10345 7337 9727 8734 8518 10495 994 6687 156 6193 47 5739 0 5324 0 Z N">
              <draw:equation draw:name="f0" draw:formula="logwidth"/>
              <draw:equation draw:name="f1" draw:formula="logheight"/>
            </draw:enhanced-geometry>
          </draw:custom-shape>
          <draw:custom-shape draw:name="Google Shape;2017;p41" draw:style-name="gr1" draw:text-style-name="P5" draw:layer="layout" svg:width="0.977cm" svg:height="0.853cm" svg:x="3.232cm" svg:y="2.261cm">
            <text:p text:style-name="P23"/>
            <draw:enhanced-geometry draw:mirror-horizontal="false" draw:mirror-vertical="false" drawooo:sub-view-size="6312 5515" draw:text-areas="0 0 ?f0 ?f1" svg:viewBox="0 0 0 0" draw:type="ooxml-non-primitive" draw:enhanced-path="M 3259 0 C 2915 0 2572 38 2235 110 1340 315 519 828 1 1541 668 1005 1466 657 2315 538 2520 512 2727 499 2934 499 3140 499 3347 512 3552 538 3757 566 3957 606 4156 652 4339 697 4516 777 4670 885 4994 1085 5228 1398 5416 1758 5599 2117 5707 2521 5798 2932 5958 3764 6003 4636 5992 5514 6232 4653 6311 3758 6226 2869 6186 2407 6072 1957 5889 1535 5696 1079 5382 697 4977 418 4766 281 4538 184 4299 127 4185 99 4065 76 3951 59 3837 47 3723 19 3609 13 3493 4 3376 0 3259 0 Z N">
              <draw:equation draw:name="f0" draw:formula="logwidth"/>
              <draw:equation draw:name="f1" draw:formula="logheight"/>
            </draw:enhanced-geometry>
          </draw:custom-shape>
          <draw:custom-shape draw:name="Google Shape;2018;p41" draw:style-name="gr12" draw:text-style-name="P19" draw:layer="layout" svg:width="1.074cm" svg:height="1.054cm" svg:x="1.7cm" svg:y="2.223cm">
            <text:p text:style-name="P23"/>
            <draw:enhanced-geometry draw:mirror-horizontal="false" draw:mirror-vertical="false" drawooo:sub-view-size="6943 6811" draw:text-areas="0 0 ?f0 ?f1" svg:viewBox="0 0 0 0" draw:type="ooxml-non-primitive" draw:enhanced-path="M 4195 1 C 3808 1 3364 57 2856 186 2856 186 0 1930 1323 6246 1323 6246 1323 6810 1597 6810 1671 6810 1763 6770 1881 6668 2414 6201 3955 2386 4582 2386 4614 2386 4643 2395 4669 2415 5228 2837 5017 2905 5017 2905 5017 2905 5475 2992 5923 2992 6084 2992 6243 2981 6379 2951 6834 2851 6943 1 4195 1 Z N">
              <draw:equation draw:name="f0" draw:formula="logwidth"/>
              <draw:equation draw:name="f1" draw:formula="logheight"/>
            </draw:enhanced-geometry>
          </draw:custom-shape>
          <draw:custom-shape draw:name="Google Shape;2019;p41" draw:style-name="gr3" draw:text-style-name="P7" draw:layer="layout" svg:width="1.062cm" svg:height="1.441cm" svg:x="2.38cm" svg:y="2.093cm">
            <text:p text:style-name="P23"/>
            <draw:enhanced-geometry draw:mirror-horizontal="false" draw:mirror-vertical="false" drawooo:sub-view-size="6865 9314" draw:text-areas="0 0 ?f0 ?f1" svg:viewBox="0 0 0 0" draw:type="ooxml-non-primitive" draw:enhanced-path="M 4063 0 C 3848 0 3717 71 3717 71 3717 71 1 259 1021 4529 2047 8804 1859 8804 2138 9175 2208 9268 2319 9314 2446 9314 2830 9314 3370 8897 3438 8063 3529 6946 6864 3491 5798 1508 5117 229 4452 0 4063 0 Z N">
              <draw:equation draw:name="f0" draw:formula="logwidth"/>
              <draw:equation draw:name="f1" draw:formula="logheight"/>
            </draw:enhanced-geometry>
          </draw:custom-shape>
          <draw:custom-shape draw:name="Google Shape;2020;p41" draw:style-name="gr12" draw:text-style-name="P19" draw:layer="layout" svg:width="0.206cm" svg:height="1.021cm" svg:x="2.749cm" svg:y="2.104cm">
            <text:p text:style-name="P23"/>
            <draw:enhanced-geometry draw:mirror-horizontal="false" draw:mirror-vertical="false" drawooo:sub-view-size="1335 6596" draw:text-areas="0 0 ?f0 ?f1" svg:viewBox="0 0 0 0" draw:type="ooxml-non-primitive" draw:enhanced-path="M 1334 0 L 1334 0 C 918 405 628 935 428 1482 234 2029 109 2600 57 3181 0 3757 0 4332 63 4908 109 5484 223 6048 405 6596 479 5450 502 4344 610 3232 662 2685 742 2143 844 1602 958 1055 1123 519 1334 0 Z N">
              <draw:equation draw:name="f0" draw:formula="logwidth"/>
              <draw:equation draw:name="f1" draw:formula="logheight"/>
            </draw:enhanced-geometry>
          </draw:custom-shape>
          <draw:custom-shape draw:name="Google Shape;2021;p41" draw:style-name="gr1" draw:text-style-name="P5" draw:layer="layout" svg:width="0.482cm" svg:height="0.495cm" svg:x="2.027cm" svg:y="2.252cm">
            <text:p text:style-name="P23"/>
            <draw:enhanced-geometry draw:mirror-horizontal="false" draw:mirror-vertical="false" drawooo:sub-view-size="3119 3205" draw:text-areas="0 0 ?f0 ?f1" svg:viewBox="0 0 0 0" draw:type="ooxml-non-primitive" draw:enhanced-path="M 2196 1 C 2078 1 1959 12 1842 35 1391 144 987 400 707 771 439 1118 245 1517 143 1945 29 2355 0 2783 52 3205 223 2823 377 2452 548 2093 713 1751 912 1420 1140 1118 1357 833 1642 605 1973 451 2303 303 2691 269 3119 258 2839 86 2520 1 2196 1 Z N">
              <draw:equation draw:name="f0" draw:formula="logwidth"/>
              <draw:equation draw:name="f1" draw:formula="logheight"/>
            </draw:enhanced-geometry>
          </draw:custom-shape>
        </draw:g>
        <draw:g draw:name="Google Shape;2022;p41">
          <draw:custom-shape draw:name="Google Shape;2023;p41" draw:style-name="gr1" draw:text-style-name="P5" draw:layer="layout" svg:width="1.991cm" svg:height="1.796cm" svg:x="20.083cm" svg:y="3.673cm">
            <text:p text:style-name="P23"/>
            <draw:enhanced-geometry draw:mirror-horizontal="false" draw:mirror-vertical="false" drawooo:sub-view-size="10005 9029" draw:text-areas="0 0 ?f0 ?f1" svg:viewBox="0 0 0 0" draw:type="ooxml-non-primitive" draw:enhanced-path="M 5165 1 C 2687 1 1 2101 1039 4699 2387 8073 7224 9029 7224 9029 7224 9029 10005 2541 7224 605 6625 188 5904 1 5165 1 Z N">
              <draw:equation draw:name="f0" draw:formula="logwidth"/>
              <draw:equation draw:name="f1" draw:formula="logheight"/>
            </draw:enhanced-geometry>
          </draw:custom-shape>
          <draw:custom-shape draw:name="Google Shape;2024;p41" draw:style-name="gr3" draw:text-style-name="P7" draw:layer="layout" svg:width="1.428cm" svg:height="3.464cm" svg:x="20.683cm" svg:y="3.77cm">
            <text:p text:style-name="P23"/>
            <draw:enhanced-geometry draw:mirror-horizontal="false" draw:mirror-vertical="false" drawooo:sub-view-size="7179 17408" draw:text-areas="0 0 ?f0 ?f1" svg:viewBox="0 0 0 0" draw:type="ooxml-non-primitive" draw:enhanced-path="M 118 1 C 59 1 0 63 38 132 55 158 1574 2956 3182 6458 4670 9687 6534 14195 6999 17330 7003 17373 7042 17403 7084 17407 L 7097 17403 C 7144 17399 7178 17352 7170 17305 6705 14148 4832 9623 3344 6385 1731 2875 209 73 192 47 174 14 146 1 118 1 Z N">
              <draw:equation draw:name="f0" draw:formula="logwidth"/>
              <draw:equation draw:name="f1" draw:formula="logheight"/>
            </draw:enhanced-geometry>
          </draw:custom-shape>
          <draw:custom-shape draw:name="Google Shape;2025;p41" draw:style-name="gr3" draw:text-style-name="P7" draw:layer="layout" svg:width="1.157cm" svg:height="1.391cm" svg:x="20.348cm" svg:y="4.013cm">
            <text:p text:style-name="P23"/>
            <draw:enhanced-geometry draw:mirror-horizontal="false" draw:mirror-vertical="false" drawooo:sub-view-size="5819 6995" draw:text-areas="0 0 ?f0 ?f1" svg:viewBox="0 0 0 0" draw:type="ooxml-non-primitive" draw:enhanced-path="M 133 1 C 59 1 1 104 82 161 116 191 3528 3032 5631 6947 5648 6977 5678 6994 5712 6994 5781 6994 5819 6922 5789 6866 3669 2917 227 55 193 25 173 8 153 1 133 1 Z N">
              <draw:equation draw:name="f0" draw:formula="logwidth"/>
              <draw:equation draw:name="f1" draw:formula="logheight"/>
            </draw:enhanced-geometry>
          </draw:custom-shape>
          <draw:custom-shape draw:name="Google Shape;2026;p41" draw:style-name="gr3" draw:text-style-name="P7" draw:layer="layout" svg:width="1.262cm" svg:height="0.932cm" svg:x="20.26cm" svg:y="4.529cm">
            <text:p text:style-name="P23"/>
            <draw:enhanced-geometry draw:mirror-horizontal="false" draw:mirror-vertical="false" drawooo:sub-view-size="6345 4686" draw:text-areas="0 0 ?f0 ?f1" svg:viewBox="0 0 0 0" draw:type="ooxml-non-primitive" draw:enhanced-path="M 122 1 C 31 1 0 139 100 173 108 173 889 425 2028 1103 3073 1726 4647 2847 6178 4656 6195 4673 6221 4686 6246 4686 6268 4686 6289 4677 6302 4664 6340 4635 6344 4579 6314 4541 4762 2715 3171 1581 2109 949 957 263 185 15 155 7 143 3 132 1 122 1 Z N">
              <draw:equation draw:name="f0" draw:formula="logwidth"/>
              <draw:equation draw:name="f1" draw:formula="logheight"/>
            </draw:enhanced-geometry>
          </draw:custom-shape>
          <draw:custom-shape draw:name="Google Shape;2027;p41" draw:style-name="gr3" draw:text-style-name="P7" draw:layer="layout" svg:width="0.27cm" svg:height="1.56cm" svg:x="21.167cm" svg:y="3.695cm">
            <text:p text:style-name="P23"/>
            <draw:enhanced-geometry draw:mirror-horizontal="false" draw:mirror-vertical="false" drawooo:sub-view-size="1361 7843" draw:text-areas="0 0 ?f0 ?f1" svg:viewBox="0 0 0 0" draw:type="ooxml-non-primitive" draw:enhanced-path="M 527 0 C 487 0 447 24 439 76 435 118 0 4324 1182 7783 1194 7817 1224 7843 1263 7843 1271 7843 1284 7843 1293 7839 1339 7822 1361 7775 1348 7728 179 4307 610 135 614 93 619 33 573 0 527 0 Z N">
              <draw:equation draw:name="f0" draw:formula="logwidth"/>
              <draw:equation draw:name="f1" draw:formula="logheight"/>
            </draw:enhanced-geometry>
          </draw:custom-shape>
          <draw:custom-shape draw:name="Google Shape;2028;p41" draw:style-name="gr3" draw:text-style-name="P7" draw:layer="layout" svg:width="0.299cm" svg:height="1.418cm" svg:x="21.389cm" svg:y="3.975cm">
            <text:p text:style-name="P23"/>
            <draw:enhanced-geometry draw:mirror-horizontal="false" draw:mirror-vertical="false" drawooo:sub-view-size="1507 7128" draw:text-areas="0 0 ?f0 ?f1" svg:viewBox="0 0 0 0" draw:type="ooxml-non-primitive" draw:enhanced-path="M 1388 0 C 1361 0 1334 13 1314 43 1297 73 896 751 576 1962 278 3075 0 4863 363 7051 367 7093 406 7128 448 7128 L 465 7128 C 512 7119 542 7072 534 7025 180 4867 453 3110 743 2013 1058 828 1463 141 1468 132 1506 64 1448 0 1388 0 Z N">
              <draw:equation draw:name="f0" draw:formula="logwidth"/>
              <draw:equation draw:name="f1" draw:formula="logheight"/>
            </draw:enhanced-geometry>
          </draw:custom-shape>
          <draw:custom-shape draw:name="Google Shape;2029;p41" draw:style-name="gr1" draw:text-style-name="P5" draw:layer="layout" svg:width="2.001cm" svg:height="1.77cm" svg:x="22.06cm" svg:y="3.875cm">
            <text:p text:style-name="P23"/>
            <draw:enhanced-geometry draw:mirror-horizontal="false" draw:mirror-vertical="false" drawooo:sub-view-size="10055 8896" draw:text-areas="0 0 ?f0 ?f1" svg:viewBox="0 0 0 0" draw:type="ooxml-non-primitive" draw:enhanced-path="M 4729 0 C 4078 0 3442 152 2892 488 0 2258 2393 8895 2393 8895 2393 8895 7277 8230 8825 4941 10055 2322 7277 0 4729 0 Z N">
              <draw:equation draw:name="f0" draw:formula="logwidth"/>
              <draw:equation draw:name="f1" draw:formula="logheight"/>
            </draw:enhanced-geometry>
          </draw:custom-shape>
          <draw:custom-shape draw:name="Google Shape;2030;p41" draw:style-name="gr3" draw:text-style-name="P7" draw:layer="layout" svg:width="1.322cm" svg:height="3.18cm" svg:x="22.15cm" svg:y="3.997cm">
            <text:p text:style-name="P23"/>
            <draw:enhanced-geometry draw:mirror-horizontal="false" draw:mirror-vertical="false" drawooo:sub-view-size="6648 15978" draw:text-areas="0 0 ?f0 ?f1" svg:viewBox="0 0 0 0" draw:type="ooxml-non-primitive" draw:enhanced-path="M 6526 0 C 6502 0 6477 11 6458 37 5281 1722 4210 3484 3263 5309 2333 7097 1587 8820 1049 10428 376 12437 21 14275 0 15892 0 15939 39 15977 90 15977 92 15977 94 15977 96 15977 140 15977 175 15937 175 15892 218 12275 1962 8189 3417 5395 4364 3573 5426 1820 6599 140 6648 72 6589 0 6526 0 Z N">
              <draw:equation draw:name="f0" draw:formula="logwidth"/>
              <draw:equation draw:name="f1" draw:formula="logheight"/>
            </draw:enhanced-geometry>
          </draw:custom-shape>
          <draw:custom-shape draw:name="Google Shape;2031;p41" draw:style-name="gr3" draw:text-style-name="P7" draw:layer="layout" svg:width="1.234cm" svg:height="1.322cm" svg:x="22.555cm" svg:y="4.26cm">
            <text:p text:style-name="P23"/>
            <draw:enhanced-geometry draw:mirror-horizontal="false" draw:mirror-vertical="false" drawooo:sub-view-size="6204 6646" draw:text-areas="0 0 ?f0 ?f1" svg:viewBox="0 0 0 0" draw:type="ooxml-non-primitive" draw:enhanced-path="M 6078 1 C 6062 1 6045 6 6028 17 5994 43 2389 2696 39 6514 1 6573 43 6646 112 6646 141 6646 171 6633 188 6607 2517 2820 6096 184 6130 158 6203 102 6151 1 6078 1 Z N">
              <draw:equation draw:name="f0" draw:formula="logwidth"/>
              <draw:equation draw:name="f1" draw:formula="logheight"/>
            </draw:enhanced-geometry>
          </draw:custom-shape>
          <draw:custom-shape draw:name="Google Shape;2032;p41" draw:style-name="gr3" draw:text-style-name="P7" draw:layer="layout" svg:width="1.313cm" svg:height="0.858cm" svg:x="22.536cm" svg:y="4.779cm">
            <text:p text:style-name="P23"/>
            <draw:enhanced-geometry draw:mirror-horizontal="false" draw:mirror-vertical="false" drawooo:sub-view-size="6599 4316" draw:text-areas="0 0 ?f0 ?f1" svg:viewBox="0 0 0 0" draw:type="ooxml-non-primitive" draw:enhanced-path="M 6476 0 C 6468 0 6459 1 6450 4 6420 12 5631 213 4441 831 3345 1394 1690 2435 35 4167 1 4201 1 4256 35 4290 52 4307 73 4316 95 4316 120 4316 142 4307 159 4286 1797 2576 3435 1548 4518 989 5691 379 6484 174 6493 174 6599 147 6571 0 6476 0 Z N">
              <draw:equation draw:name="f0" draw:formula="logwidth"/>
              <draw:equation draw:name="f1" draw:formula="logheight"/>
            </draw:enhanced-geometry>
          </draw:custom-shape>
          <draw:custom-shape draw:name="Google Shape;2033;p41" draw:style-name="gr3" draw:text-style-name="P7" draw:layer="layout" svg:width="0.31cm" svg:height="1.549cm" svg:x="22.632cm" svg:y="3.888cm">
            <text:p text:style-name="P23"/>
            <draw:enhanced-geometry draw:mirror-horizontal="false" draw:mirror-vertical="false" drawooo:sub-view-size="1562 7788" draw:text-areas="0 0 ?f0 ?f1" svg:viewBox="0 0 0 0" draw:type="ooxml-non-primitive" draw:enhanced-path="M 1287 1 C 1242 1 1197 32 1199 93 1204 136 1383 4320 18 7668 1 7711 22 7762 65 7783 73 7788 86 7788 99 7788 133 7788 167 7766 180 7736 1562 4350 1374 127 1374 84 1372 28 1330 1 1287 1 Z N">
              <draw:equation draw:name="f0" draw:formula="logwidth"/>
              <draw:equation draw:name="f1" draw:formula="logheight"/>
            </draw:enhanced-geometry>
          </draw:custom-shape>
          <draw:custom-shape draw:name="Google Shape;2034;p41" draw:style-name="gr3" draw:text-style-name="P7" draw:layer="layout" svg:width="0.242cm" svg:height="1.426cm" svg:x="22.457cm" svg:y="4.145cm">
            <text:p text:style-name="P23"/>
            <draw:enhanced-geometry draw:mirror-horizontal="false" draw:mirror-vertical="false" drawooo:sub-view-size="1219 7169" draw:text-areas="0 0 ?f0 ?f1" svg:viewBox="0 0 0 0" draw:type="ooxml-non-primitive" draw:enhanced-path="M 116 0 C 58 0 0 59 37 127 42 136 404 844 647 2047 873 3156 1035 4926 558 7058 545 7110 575 7156 622 7165 626 7167 629 7168 632 7168 636 7168 639 7167 643 7165 681 7165 720 7139 728 7101 1219 4934 1048 3134 818 2008 566 780 208 76 191 50 174 15 145 0 116 0 Z N">
              <draw:equation draw:name="f0" draw:formula="logwidth"/>
              <draw:equation draw:name="f1" draw:formula="logheight"/>
            </draw:enhanced-geometry>
          </draw:custom-shape>
          <draw:custom-shape draw:name="Google Shape;2035;p41" draw:style-name="gr1" draw:text-style-name="P5" draw:layer="layout" svg:width="1.817cm" svg:height="1.887cm" svg:x="21.337cm" svg:y="2.491cm">
            <text:p text:style-name="P23"/>
            <draw:enhanced-geometry draw:mirror-horizontal="false" draw:mirror-vertical="false" drawooo:sub-view-size="9132 9486" draw:text-areas="0 0 ?f0 ?f1" svg:viewBox="0 0 0 0" draw:type="ooxml-non-primitive" draw:enhanced-path="M 3765 0 C 1862 0 1 1062 3 3173 7 6807 4145 9486 4145 9486 4145 9486 9131 4491 7263 1663 6532 553 5137 0 3765 0 Z N">
              <draw:equation draw:name="f0" draw:formula="logwidth"/>
              <draw:equation draw:name="f1" draw:formula="logheight"/>
            </draw:enhanced-geometry>
          </draw:custom-shape>
          <draw:custom-shape draw:name="Google Shape;2036;p41" draw:style-name="gr3" draw:text-style-name="P7" draw:layer="layout" svg:width="0.2cm" svg:height="3.733cm" svg:x="22.008cm" svg:y="2.497cm">
            <text:p text:style-name="P23"/>
            <draw:enhanced-geometry draw:mirror-horizontal="false" draw:mirror-vertical="false" drawooo:sub-view-size="1010 18760" draw:text-areas="0 0 ?f0 ?f1" svg:viewBox="0 0 0 0" draw:type="ooxml-non-primitive" draw:enhanced-path="M 97 1 C 49 1 0 36 7 99 12 128 387 3289 587 7141 771 10689 839 15569 105 18653 97 18700 127 18747 174 18759 L 195 18759 C 233 18759 268 18730 276 18691 1010 15590 946 10694 762 7132 562 3276 187 107 182 77 176 25 137 1 97 1 Z N">
              <draw:equation draw:name="f0" draw:formula="logwidth"/>
              <draw:equation draw:name="f1" draw:formula="logheight"/>
            </draw:enhanced-geometry>
          </draw:custom-shape>
          <draw:custom-shape draw:name="Google Shape;2037;p41" draw:style-name="gr3" draw:text-style-name="P7" draw:layer="layout" svg:width="0.569cm" svg:height="1.705cm" svg:x="21.607cm" svg:y="2.601cm">
            <text:p text:style-name="P23"/>
            <draw:enhanced-geometry draw:mirror-horizontal="false" draw:mirror-vertical="false" drawooo:sub-view-size="2862 8569" draw:text-areas="0 0 ?f0 ?f1" svg:viewBox="0 0 0 0" draw:type="ooxml-non-primitive" draw:enhanced-path="M 118 0 C 59 0 0 62 38 132 59 170 2179 4073 2682 8492 2687 8535 2725 8569 2772 8569 L 2781 8569 C 2828 8560 2862 8518 2857 8471 2350 4018 213 85 192 47 174 14 146 0 118 0 Z N">
              <draw:equation draw:name="f0" draw:formula="logwidth"/>
              <draw:equation draw:name="f1" draw:formula="logheight"/>
            </draw:enhanced-geometry>
          </draw:custom-shape>
          <draw:custom-shape draw:name="Google Shape;2038;p41" draw:style-name="gr3" draw:text-style-name="P7" draw:layer="layout" svg:width="0.843cm" svg:height="1.319cm" svg:x="21.331cm" svg:y="3.046cm">
            <text:p text:style-name="P23"/>
            <draw:enhanced-geometry draw:mirror-horizontal="false" draw:mirror-vertical="false" drawooo:sub-view-size="4240 6633" draw:text-areas="0 0 ?f0 ?f1" svg:viewBox="0 0 0 0" draw:type="ooxml-non-primitive" draw:enhanced-path="M 127 0 C 56 0 0 96 72 158 76 162 712 687 1518 1736 2260 2700 3301 4325 4060 6573 4068 6607 4103 6632 4141 6632 4150 6632 4162 6628 4171 6624 4214 6607 4239 6560 4222 6513 3459 4244 2401 2597 1650 1621 835 559 208 42 183 21 165 6 145 0 127 0 Z N">
              <draw:equation draw:name="f0" draw:formula="logwidth"/>
              <draw:equation draw:name="f1" draw:formula="logheight"/>
            </draw:enhanced-geometry>
          </draw:custom-shape>
          <draw:custom-shape draw:name="Google Shape;2039;p41" draw:style-name="gr3" draw:text-style-name="P7" draw:layer="layout" svg:width="0.47cm" svg:height="1.507cm" svg:x="22.134cm" svg:y="2.636cm">
            <text:p text:style-name="P23"/>
            <draw:enhanced-geometry draw:mirror-horizontal="false" draw:mirror-vertical="false" drawooo:sub-view-size="2365 7577" draw:text-areas="0 0 ?f0 ?f1" svg:viewBox="0 0 0 0" draw:type="ooxml-non-primitive" draw:enhanced-path="M 2247 0 C 2218 0 2188 15 2171 52 2150 86 192 3835 5 7487 0 7534 39 7572 86 7576 L 94 7576 C 137 7576 175 7538 180 7495 363 3882 2308 167 2325 133 2365 62 2306 0 2247 0 Z N">
              <draw:equation draw:name="f0" draw:formula="logwidth"/>
              <draw:equation draw:name="f1" draw:formula="logheight"/>
            </draw:enhanced-geometry>
          </draw:custom-shape>
          <draw:custom-shape draw:name="Google Shape;2040;p41" draw:style-name="gr3" draw:text-style-name="P7" draw:layer="layout" svg:width="0.731cm" svg:height="1.258cm" svg:x="22.138cm" svg:y="3.034cm">
            <text:p text:style-name="P23"/>
            <draw:enhanced-geometry draw:mirror-horizontal="false" draw:mirror-vertical="false" drawooo:sub-view-size="3676 6325" draw:text-areas="0 0 ?f0 ?f1" svg:viewBox="0 0 0 0" draw:type="ooxml-non-primitive" draw:enhanced-path="M 3553 0 C 3537 0 3520 5 3502 16 3477 38 2845 532 2099 1543 1412 2482 491 4051 13 6218 0 6265 30 6312 81 6325 L 99 6325 C 141 6325 175 6295 184 6256 653 4119 1557 2575 2235 1654 2969 656 3605 157 3609 153 3675 94 3625 0 3553 0 Z N">
              <draw:equation draw:name="f0" draw:formula="logwidth"/>
              <draw:equation draw:name="f1" draw:formula="logheight"/>
            </draw:enhanced-geometry>
          </draw:custom-shape>
          <draw:custom-shape draw:name="Google Shape;2041;p41" draw:style-name="gr2" draw:text-style-name="P6" draw:layer="layout" svg:width="1.832cm" svg:height="1.921cm" svg:x="21.178cm" svg:y="6.052cm">
            <text:p text:style-name="P23"/>
            <draw:enhanced-geometry draw:mirror-horizontal="false" draw:mirror-vertical="false" drawooo:sub-view-size="9206 9654" draw:text-areas="0 0 ?f0 ?f1" svg:viewBox="0 0 0 0" draw:type="ooxml-non-primitive" draw:enhanced-path="M 342 0 C 150 0 1 167 22 359 L 103 1058 163 1557 180 1711 193 1813 278 2555 312 2811 320 2901 397 3554 397 3571 427 3831 713 6275 811 7090 956 8361 C 1033 8992 1540 9487 2176 9546 2970 9618 3768 9653 4566 9653 5387 9653 6210 9616 7030 9542 7665 9482 8173 8988 8250 8352 L 8463 6522 8493 6275 8779 3831 8809 3571 8809 3554 8885 2901 8898 2811 8928 2555 9013 1813 9026 1711 9043 1557 9103 1058 9184 359 C 9205 171 9060 5 8873 0 Z N">
              <draw:equation draw:name="f0" draw:formula="logwidth"/>
              <draw:equation draw:name="f1" draw:formula="logheight"/>
            </draw:enhanced-geometry>
          </draw:custom-shape>
          <draw:custom-shape draw:name="Google Shape;2042;p41" draw:style-name="gr13" draw:text-style-name="P20" draw:layer="layout" svg:width="1.547cm" svg:height="0.161cm" svg:x="21.32cm" svg:y="7.301cm">
            <text:p text:style-name="P23"/>
            <draw:enhanced-geometry draw:mirror-horizontal="false" draw:mirror-vertical="false" drawooo:sub-view-size="7777 816" draw:text-areas="0 0 ?f0 ?f1" svg:viewBox="0 0 0 0" draw:type="ooxml-non-primitive" draw:enhanced-path="M 1 1 L 95 816 7751 248 7777 1 Z N">
              <draw:equation draw:name="f0" draw:formula="logwidth"/>
              <draw:equation draw:name="f1" draw:formula="logheight"/>
            </draw:enhanced-geometry>
          </draw:custom-shape>
          <draw:custom-shape draw:name="Google Shape;2043;p41" draw:style-name="gr13" draw:text-style-name="P20" draw:layer="layout" svg:width="1.791cm" svg:height="0.129cm" svg:x="21.198cm" svg:y="6.263cm">
            <text:p text:style-name="P23"/>
            <draw:enhanced-geometry draw:mirror-horizontal="false" draw:mirror-vertical="false" drawooo:sub-view-size="9005 653" draw:text-areas="0 0 ?f0 ?f1" svg:viewBox="0 0 0 0" draw:type="ooxml-non-primitive" draw:enhanced-path="M 1 0 L 60 499 77 653 8928 653 8945 499 9005 0 Z N">
              <draw:equation draw:name="f0" draw:formula="logwidth"/>
              <draw:equation draw:name="f1" draw:formula="logheight"/>
            </draw:enhanced-geometry>
          </draw:custom-shape>
          <draw:custom-shape draw:name="Google Shape;2044;p41" draw:style-name="gr13" draw:text-style-name="P20" draw:layer="layout" svg:width="1.705cm" svg:height="0.129cm" svg:x="21.241cm" svg:y="6.629cm">
            <text:p text:style-name="P23"/>
            <draw:enhanced-geometry draw:mirror-horizontal="false" draw:mirror-vertical="false" drawooo:sub-view-size="8570 654" draw:text-areas="0 0 ?f0 ?f1" svg:viewBox="0 0 0 0" draw:type="ooxml-non-primitive" draw:enhanced-path="M 0 1 L 77 654 8493 654 8569 1 Z N">
              <draw:equation draw:name="f0" draw:formula="logwidth"/>
              <draw:equation draw:name="f1" draw:formula="logheight"/>
            </draw:enhanced-geometry>
          </draw:custom-shape>
          <draw:custom-shape draw:name="Google Shape;2045;p41" draw:style-name="gr4" draw:text-style-name="P8" draw:layer="layout" svg:width="1.674cm" svg:height="0.132cm" svg:x="21.256cm" svg:y="7.168cm">
            <text:p text:style-name="P23"/>
            <draw:enhanced-geometry draw:mirror-horizontal="false" draw:mirror-vertical="false" drawooo:sub-view-size="8417 670" draw:text-areas="0 0 ?f0 ?f1" svg:viewBox="0 0 0 0" draw:type="ooxml-non-primitive" draw:enhanced-path="M 1 0 L 91 670 8327 670 8417 0 Z N">
              <draw:equation draw:name="f0" draw:formula="logwidth"/>
              <draw:equation draw:name="f1" draw:formula="logheight"/>
            </draw:enhanced-geometry>
          </draw:custom-shape>
          <draw:custom-shape draw:name="Google Shape;2046;p41" draw:style-name="gr4" draw:text-style-name="P8" draw:layer="layout" svg:width="2.056cm" svg:height="0.132cm" svg:x="21.072cm" svg:y="9.44cm">
            <text:p text:style-name="P23"/>
            <draw:enhanced-geometry draw:mirror-horizontal="false" draw:mirror-vertical="false" drawooo:sub-view-size="10332 670" draw:text-areas="0 0 ?f0 ?f1" svg:viewBox="0 0 0 0" draw:type="ooxml-non-primitive" draw:enhanced-path="M 0 0 L 111 670 10220 670 10331 0 Z N">
              <draw:equation draw:name="f0" draw:formula="logwidth"/>
              <draw:equation draw:name="f1" draw:formula="logheight"/>
            </draw:enhanced-geometry>
          </draw:custom-shape>
          <draw:custom-shape draw:name="Google Shape;2047;p41" draw:style-name="gr4" draw:text-style-name="P8" draw:layer="layout" svg:width="0.88cm" svg:height="4.675cm" svg:x="20.627cm" svg:y="7.301cm">
            <text:p text:style-name="P23"/>
            <draw:enhanced-geometry draw:mirror-horizontal="false" draw:mirror-vertical="false" drawooo:sub-view-size="4428 23491" draw:text-areas="0 0 ?f0 ?f1" svg:viewBox="0 0 0 0" draw:type="ooxml-non-primitive" draw:enhanced-path="M 3801 1 L 0 23490 525 23490 4428 1 Z N">
              <draw:equation draw:name="f0" draw:formula="logwidth"/>
              <draw:equation draw:name="f1" draw:formula="logheight"/>
            </draw:enhanced-geometry>
          </draw:custom-shape>
          <draw:custom-shape draw:name="Google Shape;2048;p41" draw:style-name="gr4" draw:text-style-name="P8" draw:layer="layout" svg:width="0.88cm" svg:height="4.675cm" svg:x="22.681cm" svg:y="7.301cm">
            <text:p text:style-name="P23"/>
            <draw:enhanced-geometry draw:mirror-horizontal="false" draw:mirror-vertical="false" drawooo:sub-view-size="4428 23491" draw:text-areas="0 0 ?f0 ?f1" svg:viewBox="0 0 0 0" draw:type="ooxml-non-primitive" draw:enhanced-path="M 0 1 L 3903 23490 4428 23490 627 1 Z N">
              <draw:equation draw:name="f0" draw:formula="logwidth"/>
              <draw:equation draw:name="f1" draw:formula="logheight"/>
            </draw:enhanced-geometry>
          </draw:custom-shape>
        </draw:g>
        <presentation:notes draw:style-name="dp2">
          <draw:page-thumbnail draw:name="Google Shape;1993;g10204474350_0_1816:notes" draw:style-name="gr5" draw:layer="layout" svg:width="16.932cm" svg:height="9.524cm" svg:x="1.059cm" svg:y="1.905cm" draw:page-number="5" presentation:class="page"/>
          <draw:frame draw:name="Google Shape;1994;g10204474350_0_1816:notes" presentation:style-name="pr14" draw:text-style-name="P24" draw:layer="layout" svg:width="15.239cm" svg:height="11.429cm" svg:x="1.905cm" svg:y="12.065cm" presentation:class="notes" presentation:user-transformed="true">
            <draw:text-box>
              <text:p text:style-name="P23"><text:span text:style-name="T4">1. Sign up a nursery manager, he adds a plant, logs off.</text:span></text:p>
              <text:p text:style-name="P23"><text:span text:style-name="T4">2. Sign up a gardener, she searches for plants, finds the plant added, sends email.</text:span></text:p>
              <text:p text:style-name="P23"><text:span text:style-name="T4">3. Log in the nursery manager, he views the gardener’s selection.</text:span></text:p>
              <text:p text:style-name="P23"><text:span text:style-name="T4"/></text:p>
            </draw:text-box>
          </draw:frame>
        </presentation:notes>
      </draw:page>
      <draw:page draw:name="Get in the Zone" draw:style-name="dp3" draw:master-page-name="BLANK_5f_1_5f_1_5f_1_5f_1_5f_1">
        <draw:frame draw:name="Google Shape;2053;p42" presentation:style-name="pr15" draw:text-style-name="P37" draw:layer="layout" svg:width="6.403cm" svg:height="1.465cm" svg:x="2cm" svg:y="4.138cm" presentation:class="title" presentation:user-transformed="true">
          <draw:text-box>
            <text:p text:style-name="P3"><text:span text:style-name="T14">Expansion</text:span></text:p>
          </draw:text-box>
        </draw:frame>
        <draw:frame draw:name="Google Shape;2054;p42" presentation:style-name="pr16" draw:text-style-name="P38" draw:layer="layout" svg:width="6.403cm" svg:height="2.088cm" svg:x="2cm" svg:y="5.604cm" presentation:class="subtitle" presentation:user-transformed="true">
          <draw:text-box>
            <text:p text:style-name="P3"><text:span text:style-name="T7">Expansion of the plant database and selection criteria. <text:s/></text:span></text:p>
            <text:p text:style-name="P3"><text:span text:style-name="T7"/></text:p>
            <text:p text:style-name="P3"><text:span text:style-name="T7"/></text:p>
          </draw:text-box>
        </draw:frame>
        <draw:frame draw:name="Google Shape;2055;p42" presentation:style-name="pr15" draw:text-style-name="P37" draw:layer="layout" svg:width="6.403cm" svg:height="1.465cm" svg:x="9.498cm" svg:y="4.138cm" presentation:class="title" presentation:user-transformed="true">
          <draw:text-box>
            <text:p text:style-name="P3"><text:span text:style-name="T14">Support</text:span></text:p>
          </draw:text-box>
        </draw:frame>
        <draw:frame draw:name="Google Shape;2056;p42" presentation:style-name="pr16" draw:text-style-name="P38" draw:layer="layout" svg:width="6.403cm" svg:height="1.778cm" svg:x="9.498cm" svg:y="5.604cm" presentation:class="subtitle" presentation:user-transformed="true">
          <draw:text-box>
            <text:p text:style-name="P3"><text:span text:style-name="T7">Adding support for multiple nurseries.</text:span></text:p>
          </draw:text-box>
        </draw:frame>
        <draw:frame draw:name="Google Shape;2057;p42" presentation:style-name="pr15" draw:text-style-name="P37" draw:layer="layout" svg:width="6.403cm" svg:height="1.465cm" svg:x="5.974cm" svg:y="8.227cm" presentation:class="title" presentation:user-transformed="true">
          <draw:text-box>
            <text:p text:style-name="P3"><text:span text:style-name="T14">More Info</text:span></text:p>
          </draw:text-box>
        </draw:frame>
        <draw:frame draw:name="Google Shape;2058;p42" presentation:style-name="pr16" draw:text-style-name="P38" draw:layer="layout" svg:width="6.403cm" svg:height="2.088cm" svg:x="5.974cm" svg:y="9.693cm" presentation:class="subtitle" presentation:user-transformed="true">
          <draw:text-box>
            <text:p text:style-name="P3"><text:span text:style-name="T7">Addition of plant location and number available at the nursury</text:span></text:p>
          </draw:text-box>
        </draw:frame>
        <draw:frame draw:name="Google Shape;2059;p42" presentation:style-name="pr17" draw:text-style-name="P29" draw:layer="layout" svg:width="21.399cm" svg:height="1.59cm" svg:x="2cm" svg:y="1.236cm" presentation:class="title" presentation:user-transformed="true">
          <draw:text-box>
            <text:p text:style-name="P3"><text:span text:style-name="T8">Directions for Future Development</text:span></text:p>
          </draw:text-box>
        </draw:frame>
        <draw:frame draw:name="Google Shape;2060;p42" presentation:style-name="pr15" draw:text-style-name="P37" draw:layer="layout" svg:width="6.403cm" svg:height="1.465cm" svg:x="16.996cm" svg:y="4.138cm" presentation:class="title" presentation:user-transformed="true">
          <draw:text-box>
            <text:p text:style-name="P3"><text:span text:style-name="T14">Eye Candy!</text:span></text:p>
          </draw:text-box>
        </draw:frame>
        <draw:frame draw:name="Google Shape;2061;p42" presentation:style-name="pr16" draw:text-style-name="P38" draw:layer="layout" svg:width="6.403cm" svg:height="1.346cm" svg:x="16.996cm" svg:y="5.604cm" presentation:class="subtitle" presentation:user-transformed="true">
          <draw:text-box>
            <text:p text:style-name="P3"><text:span text:style-name="T7">Addition of plant pictures</text:span></text:p>
          </draw:text-box>
        </draw:frame>
        <draw:frame draw:name="Google Shape;2062;p42" presentation:style-name="pr15" draw:text-style-name="P37" draw:layer="layout" svg:width="6.403cm" svg:height="1.465cm" svg:x="13.333cm" svg:y="8.227cm" presentation:class="title" presentation:user-transformed="true">
          <draw:text-box>
            <text:p text:style-name="P3"><text:span text:style-name="T14">Get in the Zone</text:span></text:p>
          </draw:text-box>
        </draw:frame>
        <draw:frame draw:name="Google Shape;2063;p42" presentation:style-name="pr16" draw:text-style-name="P38" draw:layer="layout" svg:width="6.403cm" svg:height="2.818cm" svg:x="13.333cm" svg:y="9.693cm" presentation:class="subtitle" presentation:user-transformed="true">
          <draw:text-box>
            <text:p text:style-name="P3"><text:span text:style-name="T7">Addition of garden zones and the number of each kind of plant needed in each zone.</text:span></text:p>
          </draw:text-box>
        </draw:frame>
        <draw:custom-shape draw:name="Google Shape;2064;p42" draw:style-name="gr12" draw:text-style-name="P19" draw:layer="layout" svg:width="3.843cm" svg:height="1.506cm" svg:x="-0.133cm" svg:y="11.474cm">
          <text:p text:style-name="P23"/>
          <draw:enhanced-geometry draw:mirror-horizontal="false" draw:mirror-vertical="false" drawooo:sub-view-size="18666 7316" draw:text-areas="0 0 ?f0 ?f1" svg:viewBox="0 0 0 0" draw:type="ooxml-non-primitive" draw:enhanced-path="M 6330 0 C 2751 0 3579 3835 3579 3835 3579 3835 2614 3238 1762 3238 1336 3238 938 3387 704 3835 0 5174 1472 7316 1472 7316 L 16878 7316 C 16878 7316 18665 5878 17475 4667 17116 4299 16656 4171 16190 4171 15114 4171 14003 4854 14003 4854 14003 4854 14703 2491 12621 2044 12418 2000 12226 1980 12046 1980 10387 1980 9717 3660 9717 3660 9717 3660 9909 0 6330 0 Z N">
            <draw:equation draw:name="f0" draw:formula="logwidth"/>
            <draw:equation draw:name="f1" draw:formula="logheight"/>
          </draw:enhanced-geometry>
        </draw:custom-shape>
        <draw:custom-shape draw:name="Google Shape;2065;p42" draw:style-name="gr1" draw:text-style-name="P5" draw:layer="layout" svg:width="3.786cm" svg:height="1.506cm" svg:x="-1.056cm" svg:y="11.474cm">
          <text:p text:style-name="P23"/>
          <draw:enhanced-geometry draw:mirror-horizontal="false" draw:mirror-vertical="false" drawooo:sub-view-size="18385 7316" draw:text-areas="0 0 ?f0 ?f1" svg:viewBox="0 0 0 0" draw:type="ooxml-non-primitive" draw:enhanced-path="M 6049 0 C 2470 0 3302 3835 3302 3835 3302 3835 2611 3462 1909 3462 1449 3462 983 3623 704 4155 0 5494 1190 7316 1190 7316 L 16593 7316 C 16593 7316 18384 5878 17194 4667 16835 4300 16377 4172 15911 4172 14833 4172 13718 4859 13718 4859 13718 4859 14422 2491 12340 2044 12136 2000 11945 1980 11765 1980 10105 1980 9435 3660 9435 3660 9435 3660 9627 0 6049 0 Z N">
            <draw:equation draw:name="f0" draw:formula="logwidth"/>
            <draw:equation draw:name="f1" draw:formula="logheight"/>
          </draw:enhanced-geometry>
        </draw:custom-shape>
        <draw:custom-shape draw:name="Google Shape;2066;p42" draw:style-name="gr12" draw:text-style-name="P19" draw:layer="layout" svg:width="3.844cm" svg:height="1.506cm" svg:x="20.116cm" svg:y="11.474cm">
          <text:p text:style-name="P23"/>
          <draw:enhanced-geometry draw:mirror-horizontal="false" draw:mirror-vertical="false" drawooo:sub-view-size="18667 7316" draw:text-areas="0 0 ?f0 ?f1" svg:viewBox="0 0 0 0" draw:type="ooxml-non-primitive" draw:enhanced-path="M 6331 0 C 2752 0 3579 3835 3579 3835 3579 3835 2615 3238 1763 3238 1337 3238 939 3387 705 3835 1 5174 1472 7316 1472 7316 L 16875 7316 C 16875 7316 18666 5878 17476 4667 17116 4299 16657 4171 16190 4171 15113 4171 14000 4854 14000 4854 14000 4854 14704 2491 12622 2044 12418 2000 12226 1980 12046 1980 10387 1980 9717 3656 9717 3656 9717 3656 9909 0 6331 0 Z N">
            <draw:equation draw:name="f0" draw:formula="logwidth"/>
            <draw:equation draw:name="f1" draw:formula="logheight"/>
          </draw:enhanced-geometry>
        </draw:custom-shape>
        <draw:custom-shape draw:name="Google Shape;2067;p42" draw:style-name="gr1" draw:text-style-name="P5" draw:layer="layout" svg:width="3.843cm" svg:height="1.506cm" svg:x="19.023cm" svg:y="11.474cm">
          <text:p text:style-name="P23"/>
          <draw:enhanced-geometry draw:mirror-horizontal="false" draw:mirror-vertical="false" drawooo:sub-view-size="18662 7316" draw:text-areas="0 0 ?f0 ?f1" svg:viewBox="0 0 0 0" draw:type="ooxml-non-primitive" draw:enhanced-path="M 6326 0 C 2748 0 3579 3835 3579 3835 3579 3835 2612 3238 1761 3238 1335 3238 938 3387 704 3835 1 5174 1472 7316 1472 7316 L 16870 7316 C 16870 7316 18662 5878 17472 4667 17112 4299 16652 4171 16186 4171 15108 4171 13995 4854 13995 4854 13995 4854 14699 2491 12618 2044 12414 2000 12222 1980 12041 1980 10383 1980 9713 3656 9713 3656 9713 3656 9905 0 6326 0 Z N">
            <draw:equation draw:name="f0" draw:formula="logwidth"/>
            <draw:equation draw:name="f1" draw:formula="logheight"/>
          </draw:enhanced-geometry>
        </draw:custom-shape>
        <draw:g draw:name="Google Shape;2068;p42">
          <draw:custom-shape draw:name="Google Shape;2069;p42" draw:style-name="gr1" draw:text-style-name="P5" draw:layer="layout" svg:width="1.169cm" svg:height="1.162cm" svg:x="22.247cm" svg:y="1.621cm">
            <text:p text:style-name="P23"/>
            <draw:enhanced-geometry draw:mirror-horizontal="false" draw:mirror-vertical="false" drawooo:sub-view-size="8092 8044" draw:text-areas="0 0 ?f0 ?f1" svg:viewBox="0 0 0 0" draw:type="ooxml-non-primitive" draw:enhanced-path="M 5212 1057 C 5221 1057 5229 1057 5238 1058 5724 1096 5741 1851 5741 1851 5729 2223 5545 2464 5338 2464 5255 2464 5169 2426 5089 2342 4812 2053 4754 1057 5212 1057 Z M 4705 5379 C 4850 5673 4833 6023 4662 6300 4368 6778 3775 6995 3775 6995 3775 6995 3609 6313 3941 5852 4274 5396 4705 5379 4705 5379 Z M 4346 0 C 3687 0 3005 209 2559 529 1604 1220 1651 1570 1651 1570 1651 1570 3344 1779 3703 2248 3840 2427 3537 2483 3108 2483 2404 2483 1361 2333 1361 2333 L 849 3754 C 849 3754 961 3752 1133 3752 1687 3752 2867 3774 2952 3963 3063 4210 760 4389 760 4389 L 0 7264 3204 8019 C 3204 8019 3439 8044 3772 8044 4382 8044 5322 7962 5763 7499 5763 7499 5660 5537 6142 5281 6167 5268 6191 5261 6215 5261 6634 5261 6757 7311 6757 7311 6757 7311 8092 6637 8066 5754 8045 4878 8091 3255 6103 3255 6097 3255 6092 3255 6087 3255 6087 3255 6722 2269 6138 968 5828 274 5102 0 4346 0 Z N">
              <draw:equation draw:name="f0" draw:formula="logwidth"/>
              <draw:equation draw:name="f1" draw:formula="logheight"/>
            </draw:enhanced-geometry>
          </draw:custom-shape>
          <draw:custom-shape draw:name="Google Shape;2070;p42" draw:style-name="gr2" draw:text-style-name="P6" draw:layer="layout" svg:width="2.32cm" svg:height="1.572cm" svg:x="22.411cm" svg:y="2.564cm">
            <text:p text:style-name="P23"/>
            <draw:enhanced-geometry draw:mirror-horizontal="false" draw:mirror-vertical="false" drawooo:sub-view-size="16055 10883" draw:text-areas="0 0 ?f0 ?f1" svg:viewBox="0 0 0 0" draw:type="ooxml-non-primitive" draw:enhanced-path="M 8028 0 C 5550 0 3073 97 602 291 239 321 0 679 111 1025 L 2858 9479 C 3131 10315 3911 10882 4790 10882 L 11265 10882 C 12144 10882 12924 10315 13197 9479 L 15944 1025 C 16055 679 15816 321 15454 291 12982 97 10505 0 8028 0 Z N">
              <draw:equation draw:name="f0" draw:formula="logwidth"/>
              <draw:equation draw:name="f1" draw:formula="logheight"/>
            </draw:enhanced-geometry>
          </draw:custom-shape>
          <draw:custom-shape draw:name="Google Shape;2071;p42" draw:style-name="gr3" draw:text-style-name="P7" draw:layer="layout" svg:width="2.109cm" svg:height="0.116cm" svg:x="22.523cm" svg:y="2.636cm">
            <text:p text:style-name="P23"/>
            <draw:enhanced-geometry draw:mirror-horizontal="false" draw:mirror-vertical="false" drawooo:sub-view-size="14593 811" draw:text-areas="0 0 ?f0 ?f1" svg:viewBox="0 0 0 0" draw:type="ooxml-non-primitive" draw:enhanced-path="M 7294 0 C 3268 0 0 179 0 405 0 631 3268 811 7294 811 11325 811 14592 631 14592 405 14592 179 11325 0 7294 0 Z N">
              <draw:equation draw:name="f0" draw:formula="logwidth"/>
              <draw:equation draw:name="f1" draw:formula="logheight"/>
            </draw:enhanced-geometry>
          </draw:custom-shape>
          <draw:custom-shape draw:name="Google Shape;2072;p42" draw:style-name="gr3" draw:text-style-name="P7" draw:layer="layout" svg:width="1.355cm" svg:height="0.956cm" svg:x="22.346cm" svg:y="2.099cm">
            <text:p text:style-name="P23"/>
            <draw:enhanced-geometry draw:mirror-horizontal="false" draw:mirror-vertical="false" drawooo:sub-view-size="9376 6617" draw:text-areas="0 0 ?f0 ?f1" svg:viewBox="0 0 0 0" draw:type="ooxml-non-primitive" draw:enhanced-path="M 6774 1 C 6706 1 6636 4 6565 9 3873 231 158 6126 0 6378 L 380 6616 C 418 6557 4133 662 6603 457 6659 453 6714 451 6768 451 7206 451 7575 591 7883 879 8923 1852 8902 4138 8902 4164 L 9350 4172 C 9350 4066 9376 1664 8190 551 7799 183 7324 1 6774 1 Z N">
              <draw:equation draw:name="f0" draw:formula="logwidth"/>
              <draw:equation draw:name="f1" draw:formula="logheight"/>
            </draw:enhanced-geometry>
          </draw:custom-shape>
          <draw:custom-shape draw:name="Google Shape;2073;p42" draw:style-name="gr1" draw:text-style-name="P5" draw:layer="layout" svg:width="1.232cm" svg:height="1.173cm" svg:x="21.695cm" svg:y="2.689cm">
            <text:p text:style-name="P23"/>
            <draw:enhanced-geometry draw:mirror-horizontal="false" draw:mirror-vertical="false" drawooo:sub-view-size="8527 8122" draw:text-areas="0 0 ?f0 ?f1" svg:viewBox="0 0 0 0" draw:type="ooxml-non-primitive" draw:enhanced-path="M 6341 2192 C 6389 2192 7095 2200 7149 2670 7180 2941 6875 3053 6546 3053 6284 3053 6005 2981 5869 2862 5566 2593 5818 2231 6338 2192 6338 2192 6339 2192 6341 2192 Z M 2456 3268 C 2588 3268 2721 3296 2845 3353 2845 3353 2845 3783 2401 4133 2153 4327 1832 4370 1594 4370 1403 4370 1267 4342 1267 4342 1267 4342 1463 3741 1928 3429 2087 3322 2271 3268 2456 3268 Z M 2699 1 C 2574 1 2457 3 2350 4 1467 9 840 1369 840 1369 840 1369 3131 1420 2892 1907 2680 2351 1051 2372 745 2372 713 2372 695 2372 695 2372 0 3080 269 4948 269 4948 L 1135 8121 3975 7264 C 3975 7264 4069 5055 4309 5055 4314 5055 4320 5057 4325 5059 4577 5161 4607 7153 4607 7153 L 6010 6590 C 6010 6590 5588 4214 5934 4214 5956 4214 5981 4224 6010 4244 6492 4585 6761 6270 6761 6270 6761 6270 6762 6270 6764 6270 6802 6270 7152 6244 7767 5323 8424 4342 8527 2295 7204 1757 6829 1604 6482 1549 6178 1549 5415 1549 4922 1894 4922 1894 4866 131 3603 1 2699 1 Z N">
              <draw:equation draw:name="f0" draw:formula="logwidth"/>
              <draw:equation draw:name="f1" draw:formula="logheight"/>
            </draw:enhanced-geometry>
          </draw:custom-shape>
          <draw:custom-shape draw:name="Google Shape;2074;p42" draw:style-name="gr3" draw:text-style-name="P7" draw:layer="layout" svg:width="0.788cm" svg:height="0.913cm" svg:x="23.423cm" svg:y="2.369cm">
            <text:p text:style-name="P23"/>
            <draw:enhanced-geometry draw:mirror-horizontal="false" draw:mirror-vertical="false" drawooo:sub-view-size="5457 6322" draw:text-areas="0 0 ?f0 ?f1" svg:viewBox="0 0 0 0" draw:type="ooxml-non-primitive" draw:enhanced-path="M 1566 1 C 1311 1 1078 66 871 197 82 691 1 1945 1 1997 L 448 2022 C 466 1724 615 888 1110 576 1243 493 1397 452 1570 452 1762 452 1979 503 2219 606 4036 1374 5004 6270 5012 6322 L 5456 6236 C 5413 6023 4432 1054 2393 192 2096 65 1820 1 1566 1 Z N">
              <draw:equation draw:name="f0" draw:formula="logwidth"/>
              <draw:equation draw:name="f1" draw:formula="logheight"/>
            </draw:enhanced-geometry>
          </draw:custom-shape>
          <draw:custom-shape draw:name="Google Shape;2075;p42" draw:style-name="gr1" draw:text-style-name="P5" draw:layer="layout" svg:width="1.228cm" svg:height="1.179cm" svg:x="23.641cm" svg:y="2.958cm">
            <text:p text:style-name="P23"/>
            <draw:enhanced-geometry draw:mirror-horizontal="false" draw:mirror-vertical="false" drawooo:sub-view-size="8498 8165" draw:text-areas="0 0 ?f0 ?f1" svg:viewBox="0 0 0 0" draw:type="ooxml-non-primitive" draw:enhanced-path="M 2163 2077 C 2180 2077 2189 2078 2189 2078 2709 2133 2948 2500 2637 2760 2506 2869 2251 2931 2002 2931 1656 2931 1323 2811 1365 2530 1426 2101 2031 2077 2163 2077 Z M 6006 3273 C 6201 3273 6396 3333 6561 3451 7013 3775 7192 4381 7192 4381 7192 4381 7083 4400 6924 4400 6683 4400 6328 4356 6066 4138 5631 3775 5644 3345 5644 3345 5760 3297 5883 3273 6006 3273 Z M 5681 0 C 4804 0 3714 202 3613 1826 3613 1826 3101 1446 2297 1446 2011 1446 1687 1494 1336 1626 1 2120 39 4168 662 5170 1254 6119 1603 6143 1636 6143 1638 6143 1638 6143 1638 6143 1638 6143 1958 4471 2453 4142 2482 4123 2506 4114 2528 4114 2880 4114 2381 6484 2381 6484 L 3767 7090 C 3767 7090 3861 5102 4117 5008 4122 5006 4127 5005 4132 5005 4373 5005 4394 7222 4394 7222 L 7209 8164 8177 5021 C 8177 5021 8497 3161 7827 2432 7827 2432 5861 2402 5639 1907 5435 1447 7363 1429 7668 1429 7694 1429 7708 1429 7708 1429 7708 1429 7119 52 6241 18 6076 11 5884 0 5681 0 Z N">
              <draw:equation draw:name="f0" draw:formula="logwidth"/>
              <draw:equation draw:name="f1" draw:formula="logheight"/>
            </draw:enhanced-geometry>
          </draw:custom-shape>
          <draw:custom-shape draw:name="Google Shape;2076;p42" draw:style-name="gr3" draw:text-style-name="P7" draw:layer="layout" svg:width="0.874cm" svg:height="0.925cm" svg:x="23.524cm" svg:y="1.711cm">
            <text:p text:style-name="P23"/>
            <draw:enhanced-geometry draw:mirror-horizontal="false" draw:mirror-vertical="false" drawooo:sub-view-size="6053 6408" draw:text-areas="0 0 ?f0 ?f1" svg:viewBox="0 0 0 0" draw:type="ooxml-non-primitive" draw:enhanced-path="M 3950 1 C 3614 1 3233 65 2802 223 405 1097 39 3708 0 6399 L 448 6407 C 495 3481 939 1383 2956 645 3331 508 3659 452 3945 452 5163 452 5615 1464 5639 1519 L 6053 1340 C 6046 1323 5466 1 3950 1 Z N">
              <draw:equation draw:name="f0" draw:formula="logwidth"/>
              <draw:equation draw:name="f1" draw:formula="logheight"/>
            </draw:enhanced-geometry>
          </draw:custom-shape>
          <draw:custom-shape draw:name="Google Shape;2077;p42" draw:style-name="gr1" draw:text-style-name="P5" draw:layer="layout" svg:width="1.309cm" svg:height="1.093cm" svg:x="23.822cm" svg:y="1.437cm">
            <text:p text:style-name="P23"/>
            <draw:enhanced-geometry draw:mirror-horizontal="false" draw:mirror-vertical="false" drawooo:sub-view-size="9060 7564" draw:text-areas="0 0 ?f0 ?f1" svg:viewBox="0 0 0 0" draw:type="ooxml-non-primitive" draw:enhanced-path="M 7264 1616 L 7264 1616 C 7264 1616 7264 1616 7264 1616 L 7264 1616 C 7264 1616 7264 1616 7264 1616 Z M 6346 3048 C 6408 3048 6469 3054 6531 3066 7081 3173 7490 3654 7490 3654 7490 3654 7078 3932 6625 3932 6538 3932 6451 3921 6364 3898 5818 3744 5652 3347 5652 3347 5835 3154 6087 3048 6346 3048 Z M 2288 3560 C 2615 3560 2810 3765 2670 4051 2551 4301 2077 4572 1743 4572 1586 4572 1460 4512 1416 4363 1284 3893 1984 3612 1984 3612 2093 3576 2196 3560 2288 3560 Z M 5186 0 C 5064 0 4943 20 4829 67 4010 400 2466 920 3174 2797 3174 2797 3046 2769 2837 2769 2422 2769 1688 2881 1015 3548 0 4550 879 6406 1860 7058 2510 7490 2866 7563 3032 7563 3117 7563 3152 7545 3152 7545 3152 7545 2756 5885 3067 5382 3094 5339 3123 5320 3154 5320 3479 5320 3971 7549 3971 7549 L 5481 7532 C 5481 7532 4748 5681 4940 5489 4948 5481 4958 5477 4969 5477 5213 5477 6104 7391 6104 7391 L 9060 7097 8646 3829 C 8646 3829 8173 2004 7264 1616 L 7264 1616 C 7264 1617 6074 2132 5411 2132 5259 2132 5135 2105 5059 2038 4650 1671 6744 750 6744 750 6744 750 5931 0 5186 0 Z N">
              <draw:equation draw:name="f0" draw:formula="logwidth"/>
              <draw:equation draw:name="f1" draw:formula="logheight"/>
            </draw:enhanced-geometry>
          </draw:custom-shape>
          <draw:custom-shape draw:name="Google Shape;2078;p42" draw:style-name="gr3" draw:text-style-name="P7" draw:layer="layout" svg:width="0.65cm" svg:height="0.837cm" svg:x="23.154cm" svg:y="1.829cm">
            <text:p text:style-name="P23"/>
            <draw:enhanced-geometry draw:mirror-horizontal="false" draw:mirror-vertical="false" drawooo:sub-view-size="4506 5797" draw:text-areas="0 0 ?f0 ?f1" svg:viewBox="0 0 0 0" draw:type="ooxml-non-primitive" draw:enhanced-path="M 1852 0 C 1217 0 610 316 108 695 103 921 65 1151 1 1369 499 915 1171 451 1851 451 2021 451 2191 480 2360 546 3601 1036 4002 4500 4057 5796 L 4505 5779 C 4462 4935 4360 4094 4202 3263 3848 1484 3285 426 2526 128 2300 39 2074 0 1852 0 Z N">
              <draw:equation draw:name="f0" draw:formula="logwidth"/>
              <draw:equation draw:name="f1" draw:formula="logheight"/>
            </draw:enhanced-geometry>
          </draw:custom-shape>
          <draw:custom-shape draw:name="Google Shape;2079;p42" draw:style-name="gr4" draw:text-style-name="P8" draw:layer="layout" svg:width="1.047cm" svg:height="2.7cm" svg:x="22.563cm" svg:y="0cm">
            <text:p text:style-name="P23"/>
            <draw:enhanced-geometry draw:mirror-horizontal="false" draw:mirror-vertical="false" drawooo:sub-view-size="7248 18679" draw:text-areas="0 0 ?f0 ?f1" svg:viewBox="0 0 0 0" draw:type="ooxml-non-primitive" draw:enhanced-path="M 6847 1 L 1 18542 376 18679 7248 73 7060 1 Z N">
              <draw:equation draw:name="f0" draw:formula="logwidth"/>
              <draw:equation draw:name="f1" draw:formula="logheight"/>
            </draw:enhanced-geometry>
          </draw:custom-shape>
          <draw:custom-shape draw:name="Google Shape;2080;p42" draw:style-name="gr4" draw:text-style-name="P8" draw:layer="layout" svg:width="1.046cm" svg:height="2.7cm" svg:x="23.557cm" svg:y="0cm">
            <text:p text:style-name="P23"/>
            <draw:enhanced-geometry draw:mirror-horizontal="false" draw:mirror-vertical="false" drawooo:sub-view-size="7243 18679" draw:text-areas="0 0 ?f0 ?f1" svg:viewBox="0 0 0 0" draw:type="ooxml-non-primitive" draw:enhanced-path="M 188 1 L 0 73 6867 18679 7243 18542 401 1 Z N">
              <draw:equation draw:name="f0" draw:formula="logwidth"/>
              <draw:equation draw:name="f1" draw:formula="logheight"/>
            </draw:enhanced-geometry>
          </draw:custom-shape>
        </draw:g>
        <presentation:notes draw:style-name="dp2">
          <draw:page-thumbnail draw:name="Google Shape;2050;g10204474350_0_1360:notes" draw:style-name="gr5" draw:layer="layout" svg:width="16.932cm" svg:height="9.524cm" svg:x="1.059cm" svg:y="1.905cm" draw:page-number="6" presentation:class="page"/>
          <draw:frame draw:name="Google Shape;2051;g10204474350_0_1360:notes" presentation:style-name="pr18" draw:text-style-name="P24" draw:layer="layout" svg:width="15.239cm" svg:height="11.429cm" svg:x="1.905cm" svg:y="12.065cm" presentation:class="notes" presentation:user-transformed="true">
            <draw:text-box>
              <text:p text:style-name="P23"><text:span text:style-name="T4">Expansion of the plant database and selection criteria. <text:s/></text:span></text:p>
              <text:p text:style-name="P23"><text:span text:style-name="T4"/></text:p>
              <text:p text:style-name="P23"><text:span text:style-name="T4">Support of multiple nurseries. <text:s/></text:span></text:p>
              <text:p text:style-name="P23"><text:span text:style-name="T4"/></text:p>
              <text:p text:style-name="P23"><text:span text:style-name="T4">Addition of plant pictures. <text:s/></text:span></text:p>
              <text:p text:style-name="P23"><text:span text:style-name="T4"/></text:p>
              <text:p text:style-name="P23"><text:span text:style-name="T4">Addition of plant location and number available in a nursery. <text:s/></text:span></text:p>
              <text:p text:style-name="P23"><text:span text:style-name="T4"/></text:p>
              <text:p text:style-name="P23"><text:span text:style-name="T4">Addition of garden zones and the number of each kind of plant needed in each zone.</text:span></text:p>
              <text:p text:style-name="P23"><text:span text:style-name="T4"/></text:p>
              <text:p text:style-name="P23"><text:span text:style-name="T4"/></text:p>
            </draw:text-box>
          </draw:frame>
        </presentation:notes>
      </draw:page>
      <draw:page draw:name="Links" draw:style-name="dp3" draw:master-page-name="CUSTOM_5f_1">
        <draw:frame draw:name="Google Shape;2085;p43" presentation:style-name="pr19" draw:text-style-name="P29" draw:layer="layout" svg:width="14.088cm" svg:height="1.921cm" svg:x="5.655cm" svg:y="7.421cm" presentation:class="title" presentation:user-transformed="true">
          <draw:text-box>
            <text:p text:style-name="P3"><text:span text:style-name="T8">Links</text:span></text:p>
          </draw:text-box>
        </draw:frame>
        <draw:frame draw:name="Google Shape;2086;p43" presentation:style-name="pr20" draw:text-style-name="P40" draw:layer="layout" svg:width="15.442cm" svg:height="3.296cm" svg:x="5.242cm" svg:y="9.343cm" presentation:class="subtitle" presentation:user-transformed="true">
          <draw:text-box>
            <text:list text:style-name="L16">
              <text:list-item>
                <text:p text:style-name="P39"><text:span text:style-name="T12">Deployed:</text:span><text:span text:style-name="T7"> </text:span><text:span text:style-name="T15"><text:a xlink:href="https://beautiful-yosemite-29690.herokuapp.com/" xlink:type="simple">https://beautiful-yosemite-29690.herokuapp.com/</text:a></text:span></text:p>
              </text:list-item>
            </text:list>
            <text:list text:style-name="L17">
              <text:list-item>
                <text:list>
                  <text:list-item>
                    <text:p text:style-name="P39"><text:span text:style-name="T16"><text:s/></text:span></text:p>
                  </text:list-item>
                </text:list>
              </text:list-item>
              <text:list-item>
                <text:p text:style-name="P39"><text:span text:style-name="T12">GitHub repo: </text:span><text:span text:style-name="T7">https://github.com/JohnSauter/plant_selection_planner</text:span></text:p>
              </text:list-item>
            </text:list>
          </draw:text-box>
        </draw:frame>
        <draw:custom-shape draw:name="Google Shape;2087;p43" draw:style-name="gr18" draw:text-style-name="P41" draw:layer="layout" svg:width="21.427cm" svg:height="5.792cm" svg:x="1.986cm" svg:y="1.48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082;g10204474350_0_1392:notes" draw:style-name="gr5" draw:layer="layout" svg:width="16.932cm" svg:height="9.524cm" svg:x="1.059cm" svg:y="1.905cm" draw:page-number="7" presentation:class="page"/>
          <draw:frame draw:name="Google Shape;2083;g10204474350_0_1392:notes" presentation:style-name="pr21" draw:text-style-name="P24" draw:layer="layout" svg:width="15.239cm" svg:height="11.429cm" svg:x="1.905cm" svg:y="12.065cm" presentation:class="notes" presentation:user-transformed="true">
            <draw:text-box>
              <text:p text:style-name="P23"><text:span text:style-name="T4">Heroku:</text:span></text:p>
              <text:p text:style-name="P23"><text:span text:style-name="T4"/></text:p>
              <text:p text:style-name="P23"><text:span text:style-name="T4">https://beautiful-yosemite-29690.herokuapp.com/</text:span></text:p>
              <text:p text:style-name="P23"><text:span text:style-name="T4"/></text:p>
              <text:p text:style-name="P23"><text:span text:style-name="T4">Github repro:</text:span></text:p>
              <text:p text:style-name="P23"><text:span text:style-name="T4"/></text:p>
              <text:p text:style-name="P23"><text:span text:style-name="T4">https://github.com/JohnSauter/plant_selection_planner</text:span></text:p>
              <text:p text:style-name="P23"><text:span text:style-name="T4"/></text:p>
            </draw:text-box>
          </draw:frame>
        </presentation:notes>
      </draw:page>
      <draw:page draw:name="Step by step" draw:style-name="dp3" draw:master-page-name="CUSTOM_5f_3">
        <draw:frame draw:name="Google Shape;2092;p44" presentation:style-name="pr22" draw:text-style-name="P29" draw:layer="layout" svg:width="21.399cm" svg:height="1.59cm" svg:x="2cm" svg:y="1.236cm" presentation:class="title" presentation:user-transformed="true">
          <draw:text-box>
            <text:p text:style-name="P3"><text:span text:style-name="T8">Step by step</text:span></text:p>
          </draw:text-box>
        </draw:frame>
        <draw:custom-shape draw:name="Google Shape;2093;p44" draw:style-name="gr19" draw:text-style-name="P27" draw:layer="layout" svg:width="7.891cm" svg:height="1.465cm" svg:x="1.986cm" svg:y="3.494cm">
          <text:p text:style-name="P33"><text:span text:style-name="T14">Get free s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4;p44" draw:style-name="gr20" draw:text-style-name="P27" draw:layer="layout" svg:width="6.043cm" svg:height="1.346cm" svg:x="3.834cm" svg:y="4.749cm">
          <text:p text:style-name="P33"><text:span text:style-name="T7">Neptune is the farthest planet from the S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5;p44" draw:style-name="gr21" draw:text-style-name="P42" draw:layer="layout" svg:width="1.845cm" svg:height="1.845cm" svg:x="10.58cm" svg:y="3.695cm">
          <text:p text:style-name="P3"><text:span text:style-name="T17">0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6;p44" draw:style-name="gr19" draw:text-style-name="P27" draw:layer="layout" svg:width="7.891cm" svg:height="1.465cm" svg:x="1.986cm" svg:y="6.39cm">
          <text:p text:style-name="P33"><text:span text:style-name="T14">Plant the s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7;p44" draw:style-name="gr20" draw:text-style-name="P27" draw:layer="layout" svg:width="6.043cm" svg:height="1.346cm" svg:x="3.834cm" svg:y="7.644cm">
          <text:p text:style-name="P33"><text:span text:style-name="T7">Mercury is the closest planet to the S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8;p44" draw:style-name="gr19" draw:text-style-name="P27" draw:layer="layout" svg:width="7.891cm" svg:height="1.465cm" svg:x="1.986cm" svg:y="9.286cm">
          <text:p text:style-name="P33"><text:span text:style-name="T14">Let them g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9;p44" draw:style-name="gr20" draw:text-style-name="P27" draw:layer="layout" svg:width="6.043cm" svg:height="1.346cm" svg:x="3.834cm" svg:y="10.54cm">
          <text:p text:style-name="P33"><text:span text:style-name="T7">Jupiter is the biggest planet of them 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0;p44" draw:style-name="gr19" draw:text-style-name="P27" draw:layer="layout" svg:width="7.891cm" svg:height="1.465cm" svg:x="15.522cm" svg:y="3.494cm">
          <text:p text:style-name="P23"><text:span text:style-name="T14">Wash and d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1;p44" draw:style-name="gr20" draw:text-style-name="P27" draw:layer="layout" svg:width="6.043cm" svg:height="1.346cm" svg:x="15.522cm" svg:y="4.749cm">
          <text:p text:style-name="P23"><text:span text:style-name="T7">Saturn is the only planet with r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2;p44" draw:style-name="gr19" draw:text-style-name="P27" draw:layer="layout" svg:width="7.891cm" svg:height="1.465cm" svg:x="15.522cm" svg:y="6.39cm">
          <text:p text:style-name="P23"><text:span text:style-name="T14">Collect the see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3;p44" draw:style-name="gr20" draw:text-style-name="P27" draw:layer="layout" svg:width="6.043cm" svg:height="1.346cm" svg:x="15.522cm" svg:y="7.644cm">
          <text:p text:style-name="P23"><text:span text:style-name="T7">Mars is actually a very cold pl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4;p44" draw:style-name="gr19" draw:text-style-name="P27" draw:layer="layout" svg:width="7.891cm" svg:height="1.465cm" svg:x="15.522cm" svg:y="9.286cm">
          <text:p text:style-name="P23"><text:span text:style-name="T14">Enjoy the 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5;p44" draw:style-name="gr20" draw:text-style-name="P27" draw:layer="layout" svg:width="6.043cm" svg:height="1.346cm" svg:x="15.522cm" svg:y="10.54cm">
          <text:p text:style-name="P23"><text:span text:style-name="T7">Venus is the second planet from the Su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6;p44" draw:style-name="gr21" draw:text-style-name="P42" draw:layer="layout" svg:width="1.845cm" svg:height="1.845cm" svg:x="12.975cm" svg:y="3.695cm">
          <text:p text:style-name="P3"><text:span text:style-name="T17">06</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07;p44" draw:style-name="gr21" draw:text-style-name="P42" draw:layer="layout" svg:width="1.845cm" svg:height="1.845cm" svg:x="10.58cm" svg:y="6.396cm">
          <text:p text:style-name="P3"><text:span text:style-name="T17">0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08;p44" draw:style-name="gr21" draw:text-style-name="P42" draw:layer="layout" svg:width="1.845cm" svg:height="1.845cm" svg:x="12.975cm" svg:y="6.396cm">
          <text:p text:style-name="P3"><text:span text:style-name="T17">05</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09;p44" draw:style-name="gr21" draw:text-style-name="P42" draw:layer="layout" svg:width="1.845cm" svg:height="1.845cm" svg:x="10.58cm" svg:y="9.096cm">
          <text:p text:style-name="P3"><text:span text:style-name="T17">0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0;p44" draw:style-name="gr21" draw:text-style-name="P42" draw:layer="layout" svg:width="1.845cm" svg:height="1.845cm" svg:x="12.975cm" svg:y="9.096cm">
          <text:p text:style-name="P3"><text:span text:style-name="T17">04</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1;p44" draw:style-name="gr22" draw:text-style-name="P43" draw:layer="layout" svg:width="1.124cm" svg:height="0.652cm" draw:transform="rotate (-1.5707963267949) translate (12.155cm 5.541cm)">
          <text:p/>
          <draw:enhanced-geometry draw:mirror-horizontal="true" draw:mirror-vertical="false" draw:text-areas="0 0 ?f5 ?f6" svg:viewBox="0 0 0 0" draw:type="ooxml-curvedConnector3" draw:modifiers="3798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112;p44" draw:style-name="gr22" draw:text-style-name="P43" draw:layer="layout" svg:width="1.124cm" svg:height="0.652cm" draw:transform="rotate (-1.5707963267949) translate (12.155cm 7.971cm)">
          <text:p/>
          <draw:enhanced-geometry draw:mirror-horizontal="false" draw:mirror-vertical="false" draw:text-areas="0 0 ?f5 ?f6" svg:viewBox="0 0 0 0" draw:type="ooxml-curvedConnector3" draw:modifiers="6201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113;p44" draw:style-name="gr22" draw:text-style-name="P43" draw:layer="layout" svg:width="0.269cm" svg:height="1.742cm" draw:transform="rotate (-1.5707963267949) translate (13.898cm 10.672cm)">
          <text:p/>
          <draw:enhanced-geometry draw:mirror-horizontal="true" draw:mirror-vertical="false" draw:text-areas="0 0 ?f5 ?f6" svg:viewBox="0 0 0 0" draw:type="ooxml-curvedConnector3" draw:modifiers="250863"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114;p44" draw:style-name="gr22" draw:text-style-name="P43" draw:layer="layout" svg:width="1.124cm" svg:height="0.652cm" draw:transform="rotate (1.5707963267949) translate (13.245cm 9.096cm)">
          <text:p/>
          <draw:enhanced-geometry draw:mirror-horizontal="true" draw:mirror-vertical="false" draw:text-areas="0 0 ?f5 ?f6" svg:viewBox="0 0 0 0" draw:type="ooxml-curvedConnector3" draw:modifiers="3798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2115;p44" draw:style-name="gr22" draw:text-style-name="P43" draw:layer="layout" svg:width="1.394cm" svg:height="1.304cm" draw:transform="rotate (1.5707963267949) translate (13.245cm 6.666cm)">
          <text:p/>
          <draw:enhanced-geometry draw:mirror-horizontal="false" draw:mirror-vertical="false" draw:text-areas="0 0 ?f5 ?f6" svg:viewBox="0 0 0 0" draw:type="ooxml-curvedConnector3" draw:modifiers="5001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name="Google Shape;2116;p44">
          <draw:custom-shape draw:name="Google Shape;2117;p44" draw:style-name="gr1" draw:text-style-name="P5" draw:layer="layout" svg:width="0.987cm" svg:height="0.981cm" svg:x="1.128cm" svg:y="1.369cm">
            <text:p text:style-name="P23"/>
            <draw:enhanced-geometry draw:mirror-horizontal="false" draw:mirror-vertical="false" drawooo:sub-view-size="8092 8044" draw:text-areas="0 0 ?f0 ?f1" svg:viewBox="0 0 0 0" draw:type="ooxml-non-primitive" draw:enhanced-path="M 5212 1057 C 5221 1057 5229 1057 5238 1058 5724 1096 5741 1851 5741 1851 5729 2223 5545 2464 5338 2464 5255 2464 5169 2426 5089 2342 4812 2053 4754 1057 5212 1057 Z M 4705 5379 C 4850 5673 4833 6023 4662 6300 4368 6778 3775 6995 3775 6995 3775 6995 3609 6313 3941 5852 4274 5396 4705 5379 4705 5379 Z M 4346 0 C 3687 0 3005 209 2559 529 1604 1220 1651 1570 1651 1570 1651 1570 3344 1779 3703 2248 3840 2427 3537 2483 3108 2483 2404 2483 1361 2333 1361 2333 L 849 3754 C 849 3754 961 3752 1133 3752 1687 3752 2867 3774 2952 3963 3063 4210 760 4389 760 4389 L 0 7264 3204 8019 C 3204 8019 3439 8044 3772 8044 4382 8044 5322 7962 5763 7499 5763 7499 5660 5537 6142 5281 6167 5268 6191 5261 6215 5261 6634 5261 6757 7311 6757 7311 6757 7311 8092 6637 8066 5754 8045 4878 8091 3255 6103 3255 6097 3255 6092 3255 6087 3255 6087 3255 6722 2269 6138 968 5828 274 5102 0 4346 0 Z N">
              <draw:equation draw:name="f0" draw:formula="logwidth"/>
              <draw:equation draw:name="f1" draw:formula="logheight"/>
            </draw:enhanced-geometry>
          </draw:custom-shape>
          <draw:custom-shape draw:name="Google Shape;2118;p44" draw:style-name="gr13" draw:text-style-name="P20" draw:layer="layout" svg:width="1.959cm" svg:height="1.328cm" svg:x="1.267cm" svg:y="2.165cm">
            <text:p text:style-name="P23"/>
            <draw:enhanced-geometry draw:mirror-horizontal="false" draw:mirror-vertical="false" drawooo:sub-view-size="16055 10883" draw:text-areas="0 0 ?f0 ?f1" svg:viewBox="0 0 0 0" draw:type="ooxml-non-primitive" draw:enhanced-path="M 8028 0 C 5550 0 3073 97 602 291 239 321 0 679 111 1025 L 2858 9479 C 3131 10315 3911 10882 4790 10882 L 11265 10882 C 12144 10882 12924 10315 13197 9479 L 15944 1025 C 16055 679 15816 321 15454 291 12982 97 10505 0 8028 0 Z N">
              <draw:equation draw:name="f0" draw:formula="logwidth"/>
              <draw:equation draw:name="f1" draw:formula="logheight"/>
            </draw:enhanced-geometry>
          </draw:custom-shape>
          <draw:custom-shape draw:name="Google Shape;2119;p44" draw:style-name="gr3" draw:text-style-name="P7" draw:layer="layout" svg:width="1.781cm" svg:height="0.098cm" svg:x="1.362cm" svg:y="2.226cm">
            <text:p text:style-name="P23"/>
            <draw:enhanced-geometry draw:mirror-horizontal="false" draw:mirror-vertical="false" drawooo:sub-view-size="14593 811" draw:text-areas="0 0 ?f0 ?f1" svg:viewBox="0 0 0 0" draw:type="ooxml-non-primitive" draw:enhanced-path="M 7294 0 C 3268 0 0 179 0 405 0 631 3268 811 7294 811 11325 811 14592 631 14592 405 14592 179 11325 0 7294 0 Z N">
              <draw:equation draw:name="f0" draw:formula="logwidth"/>
              <draw:equation draw:name="f1" draw:formula="logheight"/>
            </draw:enhanced-geometry>
          </draw:custom-shape>
          <draw:custom-shape draw:name="Google Shape;2120;p44" draw:style-name="gr3" draw:text-style-name="P7" draw:layer="layout" svg:width="1.144cm" svg:height="0.807cm" svg:x="1.213cm" svg:y="1.772cm">
            <text:p text:style-name="P23"/>
            <draw:enhanced-geometry draw:mirror-horizontal="false" draw:mirror-vertical="false" drawooo:sub-view-size="9376 6617" draw:text-areas="0 0 ?f0 ?f1" svg:viewBox="0 0 0 0" draw:type="ooxml-non-primitive" draw:enhanced-path="M 6774 1 C 6706 1 6636 4 6565 9 3873 231 158 6126 0 6378 L 380 6616 C 418 6557 4133 662 6603 457 6659 453 6714 451 6768 451 7206 451 7575 591 7883 879 8923 1852 8902 4138 8902 4164 L 9350 4172 C 9350 4066 9376 1664 8190 551 7799 183 7324 1 6774 1 Z N">
              <draw:equation draw:name="f0" draw:formula="logwidth"/>
              <draw:equation draw:name="f1" draw:formula="logheight"/>
            </draw:enhanced-geometry>
          </draw:custom-shape>
          <draw:custom-shape draw:name="Google Shape;2121;p44" draw:style-name="gr1" draw:text-style-name="P5" draw:layer="layout" svg:width="1.04cm" svg:height="0.991cm" svg:x="0.663cm" svg:y="2.271cm">
            <text:p text:style-name="P23"/>
            <draw:enhanced-geometry draw:mirror-horizontal="false" draw:mirror-vertical="false" drawooo:sub-view-size="8527 8122" draw:text-areas="0 0 ?f0 ?f1" svg:viewBox="0 0 0 0" draw:type="ooxml-non-primitive" draw:enhanced-path="M 6341 2192 C 6389 2192 7095 2200 7149 2670 7180 2941 6875 3053 6546 3053 6284 3053 6005 2981 5869 2862 5566 2593 5818 2231 6338 2192 6338 2192 6339 2192 6341 2192 Z M 2456 3268 C 2588 3268 2721 3296 2845 3353 2845 3353 2845 3783 2401 4133 2153 4327 1832 4370 1594 4370 1403 4370 1267 4342 1267 4342 1267 4342 1463 3741 1928 3429 2087 3322 2271 3268 2456 3268 Z M 2699 1 C 2574 1 2457 3 2350 4 1467 9 840 1369 840 1369 840 1369 3131 1420 2892 1907 2680 2351 1051 2372 745 2372 713 2372 695 2372 695 2372 0 3080 269 4948 269 4948 L 1135 8121 3975 7264 C 3975 7264 4069 5055 4309 5055 4314 5055 4320 5057 4325 5059 4577 5161 4607 7153 4607 7153 L 6010 6590 C 6010 6590 5588 4214 5934 4214 5956 4214 5981 4224 6010 4244 6492 4585 6761 6270 6761 6270 6761 6270 6762 6270 6764 6270 6802 6270 7152 6244 7767 5323 8424 4342 8527 2295 7204 1757 6829 1604 6482 1549 6178 1549 5415 1549 4922 1894 4922 1894 4866 131 3603 1 2699 1 Z N">
              <draw:equation draw:name="f0" draw:formula="logwidth"/>
              <draw:equation draw:name="f1" draw:formula="logheight"/>
            </draw:enhanced-geometry>
          </draw:custom-shape>
          <draw:custom-shape draw:name="Google Shape;2122;p44" draw:style-name="gr3" draw:text-style-name="P7" draw:layer="layout" svg:width="0.665cm" svg:height="0.771cm" svg:x="2.122cm" svg:y="2.001cm">
            <text:p text:style-name="P23"/>
            <draw:enhanced-geometry draw:mirror-horizontal="false" draw:mirror-vertical="false" drawooo:sub-view-size="5457 6322" draw:text-areas="0 0 ?f0 ?f1" svg:viewBox="0 0 0 0" draw:type="ooxml-non-primitive" draw:enhanced-path="M 1566 1 C 1311 1 1078 66 871 197 82 691 1 1945 1 1997 L 448 2022 C 466 1724 615 888 1110 576 1243 493 1397 452 1570 452 1762 452 1979 503 2219 606 4036 1374 5004 6270 5012 6322 L 5456 6236 C 5413 6023 4432 1054 2393 192 2096 65 1820 1 1566 1 Z N">
              <draw:equation draw:name="f0" draw:formula="logwidth"/>
              <draw:equation draw:name="f1" draw:formula="logheight"/>
            </draw:enhanced-geometry>
          </draw:custom-shape>
          <draw:custom-shape draw:name="Google Shape;2123;p44" draw:style-name="gr1" draw:text-style-name="P5" draw:layer="layout" svg:width="1.036cm" svg:height="0.996cm" svg:x="2.306cm" svg:y="2.498cm">
            <text:p text:style-name="P23"/>
            <draw:enhanced-geometry draw:mirror-horizontal="false" draw:mirror-vertical="false" drawooo:sub-view-size="8498 8165" draw:text-areas="0 0 ?f0 ?f1" svg:viewBox="0 0 0 0" draw:type="ooxml-non-primitive" draw:enhanced-path="M 2163 2077 C 2180 2077 2189 2078 2189 2078 2709 2133 2948 2500 2637 2760 2506 2869 2251 2931 2002 2931 1656 2931 1323 2811 1365 2530 1426 2101 2031 2077 2163 2077 Z M 6006 3273 C 6201 3273 6396 3333 6561 3451 7013 3775 7192 4381 7192 4381 7192 4381 7083 4400 6924 4400 6683 4400 6328 4356 6066 4138 5631 3775 5644 3345 5644 3345 5760 3297 5883 3273 6006 3273 Z M 5681 0 C 4804 0 3714 202 3613 1826 3613 1826 3101 1446 2297 1446 2011 1446 1687 1494 1336 1626 1 2120 39 4168 662 5170 1254 6119 1603 6143 1636 6143 1638 6143 1638 6143 1638 6143 1638 6143 1958 4471 2453 4142 2482 4123 2506 4114 2528 4114 2880 4114 2381 6484 2381 6484 L 3767 7090 C 3767 7090 3861 5102 4117 5008 4122 5006 4127 5005 4132 5005 4373 5005 4394 7222 4394 7222 L 7209 8164 8177 5021 C 8177 5021 8497 3161 7827 2432 7827 2432 5861 2402 5639 1907 5435 1447 7363 1429 7668 1429 7694 1429 7708 1429 7708 1429 7708 1429 7119 52 6241 18 6076 11 5884 0 5681 0 Z N">
              <draw:equation draw:name="f0" draw:formula="logwidth"/>
              <draw:equation draw:name="f1" draw:formula="logheight"/>
            </draw:enhanced-geometry>
          </draw:custom-shape>
          <draw:custom-shape draw:name="Google Shape;2124;p44" draw:style-name="gr3" draw:text-style-name="P7" draw:layer="layout" svg:width="0.738cm" svg:height="0.781cm" svg:x="2.207cm" svg:y="1.445cm">
            <text:p text:style-name="P23"/>
            <draw:enhanced-geometry draw:mirror-horizontal="false" draw:mirror-vertical="false" drawooo:sub-view-size="6053 6408" draw:text-areas="0 0 ?f0 ?f1" svg:viewBox="0 0 0 0" draw:type="ooxml-non-primitive" draw:enhanced-path="M 3950 1 C 3614 1 3233 65 2802 223 405 1097 39 3708 0 6399 L 448 6407 C 495 3481 939 1383 2956 645 3331 508 3659 452 3945 452 5163 452 5615 1464 5639 1519 L 6053 1340 C 6046 1323 5466 1 3950 1 Z N">
              <draw:equation draw:name="f0" draw:formula="logwidth"/>
              <draw:equation draw:name="f1" draw:formula="logheight"/>
            </draw:enhanced-geometry>
          </draw:custom-shape>
          <draw:custom-shape draw:name="Google Shape;2125;p44" draw:style-name="gr1" draw:text-style-name="P5" draw:layer="layout" svg:width="1.105cm" svg:height="0.922cm" svg:x="2.459cm" svg:y="1.214cm">
            <text:p text:style-name="P23"/>
            <draw:enhanced-geometry draw:mirror-horizontal="false" draw:mirror-vertical="false" drawooo:sub-view-size="9060 7564" draw:text-areas="0 0 ?f0 ?f1" svg:viewBox="0 0 0 0" draw:type="ooxml-non-primitive" draw:enhanced-path="M 7264 1616 L 7264 1616 C 7264 1616 7264 1616 7264 1616 L 7264 1616 C 7264 1616 7264 1616 7264 1616 Z M 6346 3048 C 6408 3048 6469 3054 6531 3066 7081 3173 7490 3654 7490 3654 7490 3654 7078 3932 6625 3932 6538 3932 6451 3921 6364 3898 5818 3744 5652 3347 5652 3347 5835 3154 6087 3048 6346 3048 Z M 2288 3560 C 2615 3560 2810 3765 2670 4051 2551 4301 2077 4572 1743 4572 1586 4572 1460 4512 1416 4363 1284 3893 1984 3612 1984 3612 2093 3576 2196 3560 2288 3560 Z M 5186 0 C 5064 0 4943 20 4829 67 4010 400 2466 920 3174 2797 3174 2797 3046 2769 2837 2769 2422 2769 1688 2881 1015 3548 0 4550 879 6406 1860 7058 2510 7490 2866 7563 3032 7563 3117 7563 3152 7545 3152 7545 3152 7545 2756 5885 3067 5382 3094 5339 3123 5320 3154 5320 3479 5320 3971 7549 3971 7549 L 5481 7532 C 5481 7532 4748 5681 4940 5489 4948 5481 4958 5477 4969 5477 5213 5477 6104 7391 6104 7391 L 9060 7097 8646 3829 C 8646 3829 8173 2004 7264 1616 L 7264 1616 C 7264 1617 6074 2132 5411 2132 5259 2132 5135 2105 5059 2038 4650 1671 6744 750 6744 750 6744 750 5931 0 5186 0 Z N">
              <draw:equation draw:name="f0" draw:formula="logwidth"/>
              <draw:equation draw:name="f1" draw:formula="logheight"/>
            </draw:enhanced-geometry>
          </draw:custom-shape>
          <draw:custom-shape draw:name="Google Shape;2126;p44" draw:style-name="gr3" draw:text-style-name="P7" draw:layer="layout" svg:width="0.549cm" svg:height="0.707cm" svg:x="1.895cm" svg:y="1.544cm">
            <text:p text:style-name="P23"/>
            <draw:enhanced-geometry draw:mirror-horizontal="false" draw:mirror-vertical="false" drawooo:sub-view-size="4506 5797" draw:text-areas="0 0 ?f0 ?f1" svg:viewBox="0 0 0 0" draw:type="ooxml-non-primitive" draw:enhanced-path="M 1852 0 C 1217 0 610 316 108 695 103 921 65 1151 1 1369 499 915 1171 451 1851 451 2021 451 2191 480 2360 546 3601 1036 4002 4500 4057 5796 L 4505 5779 C 4462 4935 4360 4094 4202 3263 3848 1484 3285 426 2526 128 2300 39 2074 0 1852 0 Z N">
              <draw:equation draw:name="f0" draw:formula="logwidth"/>
              <draw:equation draw:name="f1" draw:formula="logheight"/>
            </draw:enhanced-geometry>
          </draw:custom-shape>
          <draw:custom-shape draw:name="Google Shape;2127;p44" draw:style-name="gr4" draw:text-style-name="P8" draw:layer="layout" svg:width="0.884cm" svg:height="2.279cm" svg:x="1.396cm" svg:y="0cm">
            <text:p text:style-name="P23"/>
            <draw:enhanced-geometry draw:mirror-horizontal="false" draw:mirror-vertical="false" drawooo:sub-view-size="7248 18679" draw:text-areas="0 0 ?f0 ?f1" svg:viewBox="0 0 0 0" draw:type="ooxml-non-primitive" draw:enhanced-path="M 6847 1 L 1 18542 376 18679 7248 73 7060 1 Z N">
              <draw:equation draw:name="f0" draw:formula="logwidth"/>
              <draw:equation draw:name="f1" draw:formula="logheight"/>
            </draw:enhanced-geometry>
          </draw:custom-shape>
          <draw:custom-shape draw:name="Google Shape;2128;p44" draw:style-name="gr4" draw:text-style-name="P8" draw:layer="layout" svg:width="0.883cm" svg:height="2.279cm" svg:x="2.235cm" svg:y="0cm">
            <text:p text:style-name="P23"/>
            <draw:enhanced-geometry draw:mirror-horizontal="false" draw:mirror-vertical="false" drawooo:sub-view-size="7243 18679" draw:text-areas="0 0 ?f0 ?f1" svg:viewBox="0 0 0 0" draw:type="ooxml-non-primitive" draw:enhanced-path="M 188 1 L 0 73 6867 18679 7243 18542 401 1 Z N">
              <draw:equation draw:name="f0" draw:formula="logwidth"/>
              <draw:equation draw:name="f1" draw:formula="logheight"/>
            </draw:enhanced-geometry>
          </draw:custom-shape>
        </draw:g>
        <presentation:notes draw:style-name="dp2">
          <draw:page-thumbnail draw:name="Google Shape;2089;g10204474350_0_3499:notes" draw:style-name="gr5" draw:layer="layout" svg:width="16.932cm" svg:height="9.524cm" svg:x="1.059cm" svg:y="1.905cm" draw:page-number="8" presentation:class="page"/>
          <draw:frame draw:name="Google Shape;2090;g10204474350_0_3499:notes" presentation:style-name="pr23" draw:text-style-name="P9" draw:layer="layout" svg:width="15.239cm" svg:height="11.429cm" svg:x="1.905cm" svg:y="12.065cm" presentation:class="notes" presentation:placeholder="true" presentation:user-transformed="true">
            <draw:text-box/>
          </draw:frame>
        </presentation:notes>
      </draw:page>
      <draw:page draw:name="Thanks!" draw:style-name="dp3" draw:master-page-name="BLANK_5f_1_5f_1_5f_1_5f_1_5f_1_5f_1_5f_2">
        <draw:frame draw:name="Google Shape;2133;p45" presentation:style-name="pr24" draw:text-style-name="P38" draw:layer="layout" svg:width="11.927cm" svg:height="3.681cm" svg:x="6.736cm" svg:y="4.037cm" presentation:class="subtitle" presentation:user-transformed="true">
          <draw:text-box>
            <text:p text:style-name="P3"><text:span text:style-name="T7">Do you have any questions?</text:span></text:p>
            <text:p text:style-name="P44"><text:span text:style-name="T7"/></text:p>
            <text:p text:style-name="P3"><text:span text:style-name="T7">+91 <text:s/>620 421 838 </text:span></text:p>
            <text:p text:style-name="P3"><text:span text:style-name="T7">yourcompany.com</text:span></text:p>
          </draw:text-box>
        </draw:frame>
        <draw:frame draw:name="Google Shape;2134;p45" presentation:style-name="pr25" draw:text-style-name="P45" draw:layer="layout" svg:width="11.899cm" svg:height="2.771cm" svg:x="6.75cm" svg:y="1.486cm" presentation:class="title" presentation:user-transformed="true">
          <draw:text-box>
            <text:p text:style-name="P3"><text:span text:style-name="T18">Thanks!</text:span></text:p>
          </draw:text-box>
        </draw:frame>
        <draw:g draw:name="Google Shape;2135;p45">
          <draw:g draw:name="Google Shape;2136;p45">
            <draw:custom-shape draw:name="Google Shape;2137;p45" draw:style-name="gr2" draw:text-style-name="P6" draw:layer="layout" svg:width="2.624cm" svg:height="1.778cm" svg:x="19.614cm" svg:y="2.901cm">
              <text:p text:style-name="P23"/>
              <draw:enhanced-geometry draw:mirror-horizontal="false" draw:mirror-vertical="false" drawooo:sub-view-size="10907 7392" draw:text-areas="0 0 ?f0 ?f1" svg:viewBox="0 0 0 0" draw:type="ooxml-non-primitive" draw:enhanced-path="M 5454 1 C 3771 1 2088 66 410 196 162 217 0 460 77 695 L 1941 6436 C 2129 7008 2658 7391 3255 7391 L 7657 7391 C 8254 7391 8783 7003 8966 6436 L 10830 695 C 10907 460 10745 217 10497 196 8819 66 7136 1 5454 1 Z N">
                <draw:equation draw:name="f0" draw:formula="logwidth"/>
                <draw:equation draw:name="f1" draw:formula="logheight"/>
              </draw:enhanced-geometry>
            </draw:custom-shape>
            <draw:custom-shape draw:name="Google Shape;2138;p45" draw:style-name="gr3" draw:text-style-name="P7" draw:layer="layout" svg:width="2.385cm" svg:height="0.133cm" svg:x="19.741cm" svg:y="2.982cm">
              <text:p text:style-name="P23"/>
              <draw:enhanced-geometry draw:mirror-horizontal="false" draw:mirror-vertical="false" drawooo:sub-view-size="9914 556" draw:text-areas="0 0 ?f0 ?f1" svg:viewBox="0 0 0 0" draw:type="ooxml-non-primitive" draw:enhanced-path="M 4957 1 C 2218 1 0 124 0 278 0 431 2218 555 4957 555 7695 555 9913 431 9913 278 9913 124 7695 1 4957 1 Z N">
                <draw:equation draw:name="f0" draw:formula="logwidth"/>
                <draw:equation draw:name="f1" draw:formula="logheight"/>
              </draw:enhanced-geometry>
            </draw:custom-shape>
            <draw:custom-shape draw:name="Google Shape;2139;p45" draw:style-name="gr4" draw:text-style-name="P8" draw:layer="layout" svg:width="1.184cm" svg:height="3.054cm" svg:x="19.786cm" svg:y="0cm">
              <text:p text:style-name="P23"/>
              <draw:enhanced-geometry draw:mirror-horizontal="false" draw:mirror-vertical="false" drawooo:sub-view-size="4924 12691" draw:text-areas="0 0 ?f0 ?f1" svg:viewBox="0 0 0 0" draw:type="ooxml-non-primitive" draw:enhanced-path="M 4650 1 L 1 12597 257 12690 4923 52 4795 1 Z N">
                <draw:equation draw:name="f0" draw:formula="logwidth"/>
                <draw:equation draw:name="f1" draw:formula="logheight"/>
              </draw:enhanced-geometry>
            </draw:custom-shape>
            <draw:custom-shape draw:name="Google Shape;2140;p45" draw:style-name="gr4" draw:text-style-name="P8" draw:layer="layout" svg:width="1.184cm" svg:height="3.054cm" svg:x="20.909cm" svg:y="0cm">
              <text:p text:style-name="P23"/>
              <draw:enhanced-geometry draw:mirror-horizontal="false" draw:mirror-vertical="false" drawooo:sub-view-size="4923 12691" draw:text-areas="0 0 ?f0 ?f1" svg:viewBox="0 0 0 0" draw:type="ooxml-non-primitive" draw:enhanced-path="M 128 1 L 0 52 4671 12690 4923 12597 273 1 Z N">
                <draw:equation draw:name="f0" draw:formula="logwidth"/>
                <draw:equation draw:name="f1" draw:formula="logheight"/>
              </draw:enhanced-geometry>
            </draw:custom-shape>
            <draw:custom-shape draw:name="Google Shape;2141;p45" draw:style-name="gr3" draw:text-style-name="P7" draw:layer="layout" svg:width="2.177cm" svg:height="2.761cm" svg:x="21.041cm" svg:y="2.995cm">
              <text:p text:style-name="P23"/>
              <draw:enhanced-geometry draw:mirror-horizontal="false" draw:mirror-vertical="false" drawooo:sub-view-size="9047 11476" draw:text-areas="0 0 ?f0 ?f1" svg:viewBox="0 0 0 0" draw:type="ooxml-non-primitive" draw:enhanced-path="M 256 1 C 77 1 0 227 137 338 5720 5009 8612 8715 8676 11287 8680 11385 8753 11466 8847 11475 8852 11475 8856 11475 8861 11475 8962 11475 9047 11393 9043 11291 9009 9769 8036 7866 6159 5636 4790 4006 2700 2010 380 48 346 18 303 1 256 1 Z N">
                <draw:equation draw:name="f0" draw:formula="logwidth"/>
                <draw:equation draw:name="f1" draw:formula="logheight"/>
              </draw:enhanced-geometry>
            </draw:custom-shape>
            <draw:custom-shape draw:name="Google Shape;2142;p45" draw:style-name="gr1" draw:text-style-name="P5" draw:layer="layout" svg:width="0.703cm" svg:height="0.363cm" svg:x="22.887cm" svg:y="4.788cm">
              <text:p text:style-name="P23"/>
              <draw:enhanced-geometry draw:mirror-horizontal="false" draw:mirror-vertical="false" drawooo:sub-view-size="2923 1511" draw:text-areas="0 0 ?f0 ?f1" svg:viewBox="0 0 0 0" draw:type="ooxml-non-primitive" draw:enhanced-path="M 862 1 C 300 1 0 314 0 314 377 1255 1019 1511 1606 1511 2303 1511 2922 1150 2922 1150 2051 242 1355 1 862 1 Z N">
                <draw:equation draw:name="f0" draw:formula="logwidth"/>
                <draw:equation draw:name="f1" draw:formula="logheight"/>
              </draw:enhanced-geometry>
            </draw:custom-shape>
            <draw:custom-shape draw:name="Google Shape;2143;p45" draw:style-name="gr1" draw:text-style-name="P5" draw:layer="layout" svg:width="0.762cm" svg:height="0.713cm" svg:x="22.184cm" svg:y="4.611cm">
              <text:p text:style-name="P23"/>
              <draw:enhanced-geometry draw:mirror-horizontal="false" draw:mirror-vertical="false" drawooo:sub-view-size="3170 2966" draw:text-areas="0 0 ?f0 ?f1" svg:viewBox="0 0 0 0" draw:type="ooxml-non-primitive" draw:enhanced-path="M 2014 1 C 1 935 1340 2965 1340 2965 3170 995 2014 1 2014 1 Z N">
                <draw:equation draw:name="f0" draw:formula="logwidth"/>
                <draw:equation draw:name="f1" draw:formula="logheight"/>
              </draw:enhanced-geometry>
            </draw:custom-shape>
            <draw:custom-shape draw:name="Google Shape;2144;p45" draw:style-name="gr1" draw:text-style-name="P5" draw:layer="layout" svg:width="0.724cm" svg:height="0.726cm" svg:x="22.746cm" svg:y="5.442cm">
              <text:p text:style-name="P23"/>
              <draw:enhanced-geometry draw:mirror-horizontal="false" draw:mirror-vertical="false" drawooo:sub-view-size="3012 3021" draw:text-areas="0 0 ?f0 ?f1" svg:viewBox="0 0 0 0" draw:type="ooxml-non-primitive" draw:enhanced-path="M 1587 0 C 0 1553 1937 3020 1941 3020 3011 555 1587 0 1587 0 Z N">
                <draw:equation draw:name="f0" draw:formula="logwidth"/>
                <draw:equation draw:name="f1" draw:formula="logheight"/>
              </draw:enhanced-geometry>
            </draw:custom-shape>
            <draw:custom-shape draw:name="Google Shape;2145;p45" draw:style-name="gr1" draw:text-style-name="P5" draw:layer="layout" svg:width="0.729cm" svg:height="0.33cm" svg:x="22.243cm" svg:y="3.925cm">
              <text:p text:style-name="P23"/>
              <draw:enhanced-geometry draw:mirror-horizontal="false" draw:mirror-vertical="false" drawooo:sub-view-size="3033 1376" draw:text-areas="0 0 ?f0 ?f1" svg:viewBox="0 0 0 0" draw:type="ooxml-non-primitive" draw:enhanced-path="M 1318 1 C 307 1 0 685 0 685 454 1198 917 1376 1339 1376 2286 1376 3033 484 3033 484 2312 126 1750 1 1318 1 Z N">
                <draw:equation draw:name="f0" draw:formula="logwidth"/>
                <draw:equation draw:name="f1" draw:formula="logheight"/>
              </draw:enhanced-geometry>
            </draw:custom-shape>
            <draw:custom-shape draw:name="Google Shape;2146;p45" draw:style-name="gr1" draw:text-style-name="P5" draw:layer="layout" svg:width="0.754cm" svg:height="0.731cm" svg:x="21.543cm" svg:y="3.866cm">
              <text:p text:style-name="P23"/>
              <draw:enhanced-geometry draw:mirror-horizontal="false" draw:mirror-vertical="false" drawooo:sub-view-size="3136 3042" draw:text-areas="0 0 ?f0 ?f1" svg:viewBox="0 0 0 0" draw:type="ooxml-non-primitive" draw:enhanced-path="M 1821 0 L 1821 0 C 0 1271 1676 3037 1672 3041 3135 781 1821 0 1821 0 Z N">
                <draw:equation draw:name="f0" draw:formula="logwidth"/>
                <draw:equation draw:name="f1" draw:formula="logheight"/>
              </draw:enhanced-geometry>
            </draw:custom-shape>
            <draw:custom-shape draw:name="Google Shape;2147;p45" draw:style-name="gr1" draw:text-style-name="P5" draw:layer="layout" svg:width="0.728cm" svg:height="0.33cm" svg:x="21.654cm" svg:y="3.354cm">
              <text:p text:style-name="P23"/>
              <draw:enhanced-geometry draw:mirror-horizontal="false" draw:mirror-vertical="false" drawooo:sub-view-size="3030 1375" draw:text-areas="0 0 ?f0 ?f1" svg:viewBox="0 0 0 0" draw:type="ooxml-non-primitive" draw:enhanced-path="M 1346 1 C 302 1 1 708 1 708 454 1202 910 1375 1325 1375 2285 1375 3029 452 3029 452 2324 119 1773 1 1346 1 Z N">
                <draw:equation draw:name="f0" draw:formula="logwidth"/>
                <draw:equation draw:name="f1" draw:formula="logheight"/>
              </draw:enhanced-geometry>
            </draw:custom-shape>
            <draw:custom-shape draw:name="Google Shape;2148;p45" draw:style-name="gr3" draw:text-style-name="P7" draw:layer="layout" svg:width="1.173cm" svg:height="3.377cm" svg:x="19.516cm" svg:y="2.966cm">
              <text:p text:style-name="P23"/>
              <draw:enhanced-geometry draw:mirror-horizontal="false" draw:mirror-vertical="false" drawooo:sub-view-size="4876 14034" draw:text-areas="0 0 ?f0 ?f1" svg:viewBox="0 0 0 0" draw:type="ooxml-non-primitive" draw:enhanced-path="M 4641 1 C 4568 1 4504 43 4475 103 3024 2841 1800 5528 1126 7589 222 10357 34 12485 567 13910 597 13997 665 14033 733 14033 849 14033 968 13927 909 13782 0 11355 1318 6782 4807 282 4876 154 4786 1 4641 1 Z N">
                <draw:equation draw:name="f0" draw:formula="logwidth"/>
                <draw:equation draw:name="f1" draw:formula="logheight"/>
              </draw:enhanced-geometry>
            </draw:custom-shape>
            <draw:custom-shape draw:name="Google Shape;2149;p45" draw:style-name="gr1" draw:text-style-name="P5" draw:layer="layout" svg:width="0.578cm" svg:height="0.471cm" svg:x="19.065cm" svg:y="5.386cm">
              <text:p text:style-name="P23"/>
              <draw:enhanced-geometry draw:mirror-horizontal="false" draw:mirror-vertical="false" drawooo:sub-view-size="2405 1959" draw:text-areas="0 0 ?f0 ?f1" svg:viewBox="0 0 0 0" draw:type="ooxml-non-primitive" draw:enhanced-path="M 1999 0 C 1512 0 669 277 1 1937 1 1937 141 1958 354 1958 1022 1958 2404 1755 2398 69 2398 69 2243 0 1999 0 Z N">
                <draw:equation draw:name="f0" draw:formula="logwidth"/>
                <draw:equation draw:name="f1" draw:formula="logheight"/>
              </draw:enhanced-geometry>
            </draw:custom-shape>
            <draw:custom-shape draw:name="Google Shape;2150;p45" draw:style-name="gr1" draw:text-style-name="P5" draw:layer="layout" svg:width="0.701cm" svg:height="0.6cm" svg:x="19.583cm" svg:y="5.087cm">
              <text:p text:style-name="P23"/>
              <draw:enhanced-geometry draw:mirror-horizontal="false" draw:mirror-vertical="false" drawooo:sub-view-size="2918 2497" draw:text-areas="0 0 ?f0 ?f1" svg:viewBox="0 0 0 0" draw:type="ooxml-non-primitive" draw:enhanced-path="M 700 1 L 700 1 C 700 1 0 1357 2432 2496 2432 2496 2918 116 700 1 Z N">
                <draw:equation draw:name="f0" draw:formula="logwidth"/>
                <draw:equation draw:name="f1" draw:formula="logheight"/>
              </draw:enhanced-geometry>
            </draw:custom-shape>
            <draw:custom-shape draw:name="Google Shape;2151;p45" draw:style-name="gr1" draw:text-style-name="P5" draw:layer="layout" svg:width="0.694cm" svg:height="0.37cm" svg:x="19.254cm" svg:y="4.377cm">
              <text:p text:style-name="P23"/>
              <draw:enhanced-geometry draw:mirror-horizontal="false" draw:mirror-vertical="false" drawooo:sub-view-size="2889 1540" draw:text-areas="0 0 ?f0 ?f1" svg:viewBox="0 0 0 0" draw:type="ooxml-non-primitive" draw:enhanced-path="M 2072 0 C 1576 0 869 251 1 1228 1 1228 586 1540 1251 1540 1859 1540 2534 1279 2888 281 2888 281 2598 0 2072 0 Z N">
                <draw:equation draw:name="f0" draw:formula="logwidth"/>
                <draw:equation draw:name="f1" draw:formula="logheight"/>
              </draw:enhanced-geometry>
            </draw:custom-shape>
            <draw:custom-shape draw:name="Google Shape;2152;p45" draw:style-name="gr1" draw:text-style-name="P5" draw:layer="layout" svg:width="0.744cm" svg:height="0.664cm" svg:x="19.886cm" svg:y="4.14cm">
              <text:p text:style-name="P23"/>
              <draw:enhanced-geometry draw:mirror-horizontal="false" draw:mirror-vertical="false" drawooo:sub-view-size="3094 2761" draw:text-areas="0 0 ?f0 ?f1" svg:viewBox="0 0 0 0" draw:type="ooxml-non-primitive" draw:enhanced-path="M 926 1 C 926 1 1 1217 2202 2761 2202 2761 3093 496 926 1 Z N">
                <draw:equation draw:name="f0" draw:formula="logwidth"/>
                <draw:equation draw:name="f1" draw:formula="logheight"/>
              </draw:enhanced-geometry>
            </draw:custom-shape>
            <draw:custom-shape draw:name="Google Shape;2153;p45" draw:style-name="gr1" draw:text-style-name="P5" draw:layer="layout" svg:width="0.698cm" svg:height="0.366cm" svg:x="19.586cm" svg:y="3.629cm">
              <text:p text:style-name="P23"/>
              <draw:enhanced-geometry draw:mirror-horizontal="false" draw:mirror-vertical="false" drawooo:sub-view-size="2905 1526" draw:text-areas="0 0 ?f0 ?f1" svg:viewBox="0 0 0 0" draw:type="ooxml-non-primitive" draw:enhanced-path="M 2066 1 C 1571 1 871 247 0 1189 0 1189 604 1526 1286 1526 1883 1526 2540 1267 2905 297 2905 297 2610 1 2066 1 Z N">
                <draw:equation draw:name="f0" draw:formula="logwidth"/>
                <draw:equation draw:name="f1" draw:formula="logheight"/>
              </draw:enhanced-geometry>
            </draw:custom-shape>
            <draw:custom-shape draw:name="Google Shape;2154;p45" draw:style-name="gr3" draw:text-style-name="P7" draw:layer="layout" svg:width="2.542cm" svg:height="0.548cm" svg:x="18.459cm" svg:y="2.549cm">
              <text:p text:style-name="P23"/>
              <draw:enhanced-geometry draw:mirror-horizontal="false" draw:mirror-vertical="false" drawooo:sub-view-size="10565 2280" draw:text-areas="0 0 ?f0 ?f1" svg:viewBox="0 0 0 0" draw:type="ooxml-non-primitive" draw:enhanced-path="M 4591 1 C 4271 1 3957 21 3650 62 2362 228 1151 782 182 1648 0 1784 137 2017 303 2017 351 2017 401 1998 447 1951 1627 920 3010 402 4577 402 5292 402 6046 510 6836 727 8018 1055 9140 1567 10163 2241 10197 2267 10240 2280 10283 2280 10483 2280 10564 2024 10402 1908 9344 1209 8180 676 6956 339 6140 114 5348 1 4591 1 Z N">
                <draw:equation draw:name="f0" draw:formula="logwidth"/>
                <draw:equation draw:name="f1" draw:formula="logheight"/>
              </draw:enhanced-geometry>
            </draw:custom-shape>
            <draw:custom-shape draw:name="Google Shape;2155;p45" draw:style-name="gr1" draw:text-style-name="P5" draw:layer="layout" svg:width="0.584cm" svg:height="0.535cm" svg:x="19.423cm" svg:y="2.681cm">
              <text:p text:style-name="P23"/>
              <draw:enhanced-geometry draw:mirror-horizontal="false" draw:mirror-vertical="false" drawooo:sub-view-size="2432 2226" draw:text-areas="0 0 ?f0 ?f1" svg:viewBox="0 0 0 0" draw:type="ooxml-non-primitive" draw:enhanced-path="M 1876 0 C 1441 0 480 239 0 2225 0 2225 2431 2221 2099 24 2099 24 2014 0 1876 0 Z N">
                <draw:equation draw:name="f0" draw:formula="logwidth"/>
                <draw:equation draw:name="f1" draw:formula="logheight"/>
              </draw:enhanced-geometry>
            </draw:custom-shape>
            <draw:custom-shape draw:name="Google Shape;2156;p45" draw:style-name="gr1" draw:text-style-name="P5" draw:layer="layout" svg:width="0.665cm" svg:height="0.375cm" svg:x="18.55cm" svg:y="2.311cm">
              <text:p text:style-name="P23"/>
              <draw:enhanced-geometry draw:mirror-horizontal="false" draw:mirror-vertical="false" drawooo:sub-view-size="2765 1562" draw:text-areas="0 0 ?f0 ?f1" svg:viewBox="0 0 0 0" draw:type="ooxml-non-primitive" draw:enhanced-path="M 584 0 C 404 0 210 10 0 30 0 30 533 1562 1800 1562 2084 1562 2405 1485 2764 1297 2764 1297 2688 0 584 0 Z N">
                <draw:equation draw:name="f0" draw:formula="logwidth"/>
                <draw:equation draw:name="f1" draw:formula="logheight"/>
              </draw:enhanced-geometry>
            </draw:custom-shape>
            <draw:custom-shape draw:name="Google Shape;2157;p45" draw:style-name="gr1" draw:text-style-name="P5" draw:layer="layout" svg:width="0.585cm" svg:height="0.535cm" svg:x="18.229cm" svg:y="2.787cm">
              <text:p text:style-name="P23"/>
              <draw:enhanced-geometry draw:mirror-horizontal="false" draw:mirror-vertical="false" drawooo:sub-view-size="2436 2226" draw:text-areas="0 0 ?f0 ?f1" svg:viewBox="0 0 0 0" draw:type="ooxml-non-primitive" draw:enhanced-path="M 1877 1 C 1442 1 480 240 0 2226 0 2226 2436 2221 2099 25 2099 25 2014 1 1877 1 Z N">
                <draw:equation draw:name="f0" draw:formula="logwidth"/>
                <draw:equation draw:name="f1" draw:formula="logheight"/>
              </draw:enhanced-geometry>
            </draw:custom-shape>
            <draw:custom-shape draw:name="Google Shape;2158;p45" draw:style-name="gr1" draw:text-style-name="P5" draw:layer="layout" svg:width="0.632cm" svg:height="0.5cm" svg:x="19.328cm" svg:y="2.092cm">
              <text:p text:style-name="P23"/>
              <draw:enhanced-geometry draw:mirror-horizontal="false" draw:mirror-vertical="false" drawooo:sub-view-size="2629 2082" draw:text-areas="0 0 ?f0 ?f1" svg:viewBox="0 0 0 0" draw:type="ooxml-non-primitive" draw:enhanced-path="M 1 1 C 1 1 59 2082 1805 2082 1945 2082 2095 2068 2257 2040 2257 2040 2628 555 1 1 Z N">
                <draw:equation draw:name="f0" draw:formula="logwidth"/>
                <draw:equation draw:name="f1" draw:formula="logheight"/>
              </draw:enhanced-geometry>
            </draw:custom-shape>
            <draw:custom-shape draw:name="Google Shape;2159;p45" draw:style-name="gr1" draw:text-style-name="P5" draw:layer="layout" svg:width="0.721cm" svg:height="0.344cm" svg:x="20.038cm" svg:y="2.887cm">
              <text:p text:style-name="P23"/>
              <draw:enhanced-geometry draw:mirror-horizontal="false" draw:mirror-vertical="false" drawooo:sub-view-size="3000 1435" draw:text-areas="0 0 ?f0 ?f1" svg:viewBox="0 0 0 0" draw:type="ooxml-non-primitive" draw:enhanced-path="M 1998 0 C 1518 0 858 207 1 911 1 911 698 1435 1485 1435 2011 1435 2576 1201 3000 420 3000 420 2681 0 1998 0 Z N">
                <draw:equation draw:name="f0" draw:formula="logwidth"/>
                <draw:equation draw:name="f1" draw:formula="logheight"/>
              </draw:enhanced-geometry>
            </draw:custom-shape>
            <draw:custom-shape draw:name="Google Shape;2160;p45" draw:style-name="gr1" draw:text-style-name="P5" draw:layer="layout" svg:width="0.759cm" svg:height="0.696cm" svg:x="20.246cm" svg:y="2.189cm">
              <text:p text:style-name="P23"/>
              <draw:enhanced-geometry draw:mirror-horizontal="false" draw:mirror-vertical="false" drawooo:sub-view-size="3158 2897" draw:text-areas="0 0 ?f0 ?f1" svg:viewBox="0 0 0 0" draw:type="ooxml-non-primitive" draw:enhanced-path="M 1170 1 L 1170 1 C 1169 1 1 2129 2082 2897 2082 2897 3157 1809 1170 1 Z N">
                <draw:equation draw:name="f0" draw:formula="logwidth"/>
                <draw:equation draw:name="f1" draw:formula="logheight"/>
              </draw:enhanced-geometry>
            </draw:custom-shape>
            <draw:custom-shape draw:name="Google Shape;2161;p45" draw:style-name="gr3" draw:text-style-name="P7" draw:layer="layout" svg:width="0.489cm" svg:height="0.584cm" svg:x="20.789cm" svg:y="2.486cm">
              <text:p text:style-name="P23"/>
              <draw:enhanced-geometry draw:mirror-horizontal="false" draw:mirror-vertical="false" drawooo:sub-view-size="2035 2429" draw:text-areas="0 0 ?f0 ?f1" svg:viewBox="0 0 0 0" draw:type="ooxml-non-primitive" draw:enhanced-path="M 638 1 C 487 1 337 37 201 108 128 142 64 185 0 236 56 381 90 531 107 688 184 599 282 526 384 475 464 433 552 411 641 411 705 411 770 422 832 445 1352 624 1532 1268 1591 1729 1613 1874 1621 2023 1621 2177 L 1621 2215 C 1617 2331 1706 2424 1822 2429 L 1830 2429 C 1937 2429 2026 2343 2035 2232 2035 2066 2026 1900 2005 1733 1937 1179 1715 317 960 57 856 19 747 1 638 1 Z N">
                <draw:equation draw:name="f0" draw:formula="logwidth"/>
                <draw:equation draw:name="f1" draw:formula="logheight"/>
              </draw:enhanced-geometry>
            </draw:custom-shape>
            <draw:custom-shape draw:name="Google Shape;2162;p45" draw:style-name="gr3" draw:text-style-name="P7" draw:layer="layout" svg:width="2.787cm" svg:height="1.838cm" svg:x="21.327cm" svg:y="2.593cm">
              <text:p text:style-name="P23"/>
              <draw:enhanced-geometry draw:mirror-horizontal="false" draw:mirror-vertical="false" drawooo:sub-view-size="11583 7639" draw:text-areas="0 0 ?f0 ?f1" svg:viewBox="0 0 0 0" draw:type="ooxml-non-primitive" draw:enhanced-path="M 4114 1 C 3106 1 2284 282 1696 579 702 1087 156 1735 130 1765 1 1919 140 2102 292 2102 345 2102 400 2079 446 2025 450 2016 962 1411 1883 946 2591 585 3333 405 4101 405 4676 405 5266 506 5867 707 9250 1837 11143 7442 11161 7497 11190 7583 11267 7638 11352 7638 11374 7638 11395 7634 11416 7625 11523 7591 11583 7476 11544 7369 11173 6307 10700 5288 10137 4315 8896 2170 7505 826 5995 319 5314 91 4684 1 4114 1 Z N">
                <draw:equation draw:name="f0" draw:formula="logwidth"/>
                <draw:equation draw:name="f1" draw:formula="logheight"/>
              </draw:enhanced-geometry>
            </draw:custom-shape>
            <draw:custom-shape draw:name="Google Shape;2163;p45" draw:style-name="gr1" draw:text-style-name="P5" draw:layer="layout" svg:width="0.721cm" svg:height="0.332cm" svg:x="23.539cm" svg:y="3.115cm">
              <text:p text:style-name="P23"/>
              <draw:enhanced-geometry draw:mirror-horizontal="false" draw:mirror-vertical="false" drawooo:sub-view-size="3000 1385" draw:text-areas="0 0 ?f0 ?f1" svg:viewBox="0 0 0 0" draw:type="ooxml-non-primitive" draw:enhanced-path="M 1496 1 C 276 1 1 829 1 829 446 1236 870 1385 1252 1385 2278 1385 2999 317 2999 317 2384 87 1891 1 1496 1 Z N">
                <draw:equation draw:name="f0" draw:formula="logwidth"/>
                <draw:equation draw:name="f1" draw:formula="logheight"/>
              </draw:enhanced-geometry>
            </draw:custom-shape>
            <draw:custom-shape draw:name="Google Shape;2164;p45" draw:style-name="gr1" draw:text-style-name="P5" draw:layer="layout" svg:width="0.669cm" svg:height="0.698cm" svg:x="22.495cm" svg:y="2.784cm">
              <text:p text:style-name="P23"/>
              <draw:enhanced-geometry draw:mirror-horizontal="false" draw:mirror-vertical="false" drawooo:sub-view-size="2782 2906" draw:text-areas="0 0 ?f0 ?f1" svg:viewBox="0 0 0 0" draw:type="ooxml-non-primitive" draw:enhanced-path="M 1280 1 C 0 1818 2175 2905 2175 2905 2781 282 1280 1 1280 1 Z N">
                <draw:equation draw:name="f0" draw:formula="logwidth"/>
                <draw:equation draw:name="f1" draw:formula="logheight"/>
              </draw:enhanced-geometry>
            </draw:custom-shape>
            <draw:custom-shape draw:name="Google Shape;2165;p45" draw:style-name="gr1" draw:text-style-name="P5" draw:layer="layout" svg:width="0.648cm" svg:height="0.686cm" svg:x="23.75cm" svg:y="4.311cm">
              <text:p text:style-name="P23"/>
              <draw:enhanced-geometry draw:mirror-horizontal="false" draw:mirror-vertical="false" drawooo:sub-view-size="2697 2854" draw:text-areas="0 0 ?f0 ?f1" svg:viewBox="0 0 0 0" draw:type="ooxml-non-primitive" draw:enhanced-path="M 1182 0 L 1182 0 C 1 1877 2223 2854 2223 2854 2696 209 1182 0 1182 0 Z N">
                <draw:equation draw:name="f0" draw:formula="logwidth"/>
                <draw:equation draw:name="f1" draw:formula="logheight"/>
              </draw:enhanced-geometry>
            </draw:custom-shape>
            <draw:custom-shape draw:name="Google Shape;2166;p45" draw:style-name="gr1" draw:text-style-name="P5" draw:layer="layout" svg:width="0.763cm" svg:height="0.716cm" svg:x="23.21cm" svg:y="3.654cm">
              <text:p text:style-name="P23"/>
              <draw:enhanced-geometry draw:mirror-horizontal="false" draw:mirror-vertical="false" drawooo:sub-view-size="3175 2978" draw:text-areas="0 0 ?f0 ?f1" svg:viewBox="0 0 0 0" draw:type="ooxml-non-primitive" draw:enhanced-path="M 1993 0 L 1993 0 C 1 981 1387 2978 1387 2978 3174 969 1993 0 1993 0 Z N">
                <draw:equation draw:name="f0" draw:formula="logwidth"/>
                <draw:equation draw:name="f1" draw:formula="logheight"/>
              </draw:enhanced-geometry>
            </draw:custom-shape>
            <draw:custom-shape draw:name="Google Shape;2167;p45" draw:style-name="gr1" draw:text-style-name="P5" draw:layer="layout" svg:width="0.66cm" svg:height="0.381cm" svg:x="22.705cm" svg:y="2.373cm">
              <text:p text:style-name="P23"/>
              <draw:enhanced-geometry draw:mirror-horizontal="false" draw:mirror-vertical="false" drawooo:sub-view-size="2744 1587" draw:text-areas="0 0 ?f0 ?f1" svg:viewBox="0 0 0 0" draw:type="ooxml-non-primitive" draw:enhanced-path="M 2259 1 C 53 1 0 1338 0 1338 352 1514 665 1587 942 1587 2232 1587 2743 20 2743 20 2571 7 2410 1 2259 1 Z N">
                <draw:equation draw:name="f0" draw:formula="logwidth"/>
                <draw:equation draw:name="f1" draw:formula="logheight"/>
              </draw:enhanced-geometry>
            </draw:custom-shape>
            <draw:custom-shape draw:name="Google Shape;2168;p45" draw:style-name="gr1" draw:text-style-name="P5" draw:layer="layout" svg:width="0.709cm" svg:height="0.357cm" svg:x="21.707cm" svg:y="2.755cm">
              <text:p text:style-name="P23"/>
              <draw:enhanced-geometry draw:mirror-horizontal="false" draw:mirror-vertical="false" drawooo:sub-view-size="2948 1489" draw:text-areas="0 0 ?f0 ?f1" svg:viewBox="0 0 0 0" draw:type="ooxml-non-primitive" draw:enhanced-path="M 900 1 C 308 1 0 340 0 340 392 1238 1012 1489 1582 1489 2305 1489 2948 1087 2948 1087 2078 234 1391 1 900 1 Z N">
                <draw:equation draw:name="f0" draw:formula="logwidth"/>
                <draw:equation draw:name="f1" draw:formula="logheight"/>
              </draw:enhanced-geometry>
            </draw:custom-shape>
            <draw:custom-shape draw:name="Google Shape;2169;p45" draw:style-name="gr1" draw:text-style-name="P5" draw:layer="layout" svg:width="0.75cm" svg:height="0.676cm" svg:x="21.494cm" svg:y="2.061cm">
              <text:p text:style-name="P23"/>
              <draw:enhanced-geometry draw:mirror-horizontal="false" draw:mirror-vertical="false" drawooo:sub-view-size="3119 2812" draw:text-areas="0 0 ?f0 ?f1" svg:viewBox="0 0 0 0" draw:type="ooxml-non-primitive" draw:enhanced-path="M 2137 0 L 2137 0 C 0 1634 977 2811 977 2811 3118 2227 2137 1 2137 0 Z N">
                <draw:equation draw:name="f0" draw:formula="logwidth"/>
                <draw:equation draw:name="f1" draw:formula="logheight"/>
              </draw:enhanced-geometry>
            </draw:custom-shape>
          </draw:g>
          <draw:custom-shape draw:name="Google Shape;2170;p45" draw:style-name="gr1" draw:text-style-name="P5" draw:layer="layout" svg:width="0.761cm" svg:height="0.705cm" svg:x="19.35cm" svg:y="5.971cm">
            <text:p text:style-name="P23"/>
            <draw:enhanced-geometry draw:mirror-horizontal="false" draw:mirror-vertical="false" drawooo:sub-view-size="3166 2931" draw:text-areas="0 0 ?f0 ?f1" svg:viewBox="0 0 0 0" draw:type="ooxml-non-primitive" draw:enhanced-path="M 1114 0 C 1114 0 1 1045 1912 2931 1916 2931 3166 845 1114 0 Z N">
              <draw:equation draw:name="f0" draw:formula="logwidth"/>
              <draw:equation draw:name="f1" draw:formula="logheight"/>
            </draw:enhanced-geometry>
          </draw:custom-shape>
        </draw:g>
        <draw:g draw:name="Google Shape;2171;p45">
          <draw:custom-shape draw:name="Google Shape;2172;p45" draw:style-name="gr1" draw:text-style-name="P5" draw:layer="layout" svg:width="2.237cm" svg:height="2.018cm" svg:x="2.852cm" svg:y="3.613cm">
            <text:p text:style-name="P23"/>
            <draw:enhanced-geometry draw:mirror-horizontal="false" draw:mirror-vertical="false" drawooo:sub-view-size="10005 9029" draw:text-areas="0 0 ?f0 ?f1" svg:viewBox="0 0 0 0" draw:type="ooxml-non-primitive" draw:enhanced-path="M 5165 1 C 2687 1 1 2101 1039 4699 2387 8073 7224 9029 7224 9029 7224 9029 10005 2541 7224 605 6625 188 5904 1 5165 1 Z N">
              <draw:equation draw:name="f0" draw:formula="logwidth"/>
              <draw:equation draw:name="f1" draw:formula="logheight"/>
            </draw:enhanced-geometry>
          </draw:custom-shape>
          <draw:custom-shape draw:name="Google Shape;2173;p45" draw:style-name="gr3" draw:text-style-name="P7" draw:layer="layout" svg:width="1.605cm" svg:height="3.892cm" svg:x="3.526cm" svg:y="3.721cm">
            <text:p text:style-name="P23"/>
            <draw:enhanced-geometry draw:mirror-horizontal="false" draw:mirror-vertical="false" drawooo:sub-view-size="7179 17408" draw:text-areas="0 0 ?f0 ?f1" svg:viewBox="0 0 0 0" draw:type="ooxml-non-primitive" draw:enhanced-path="M 118 1 C 59 1 0 63 38 132 55 158 1574 2956 3182 6458 4670 9687 6534 14195 6999 17330 7003 17373 7042 17403 7084 17407 L 7097 17403 C 7144 17399 7178 17352 7170 17305 6705 14148 4832 9623 3344 6385 1731 2875 209 73 192 47 174 14 146 1 118 1 Z N">
              <draw:equation draw:name="f0" draw:formula="logwidth"/>
              <draw:equation draw:name="f1" draw:formula="logheight"/>
            </draw:enhanced-geometry>
          </draw:custom-shape>
          <draw:custom-shape draw:name="Google Shape;2174;p45" draw:style-name="gr3" draw:text-style-name="P7" draw:layer="layout" svg:width="1.3cm" svg:height="1.563cm" svg:x="3.15cm" svg:y="3.994cm">
            <text:p text:style-name="P23"/>
            <draw:enhanced-geometry draw:mirror-horizontal="false" draw:mirror-vertical="false" drawooo:sub-view-size="5819 6995" draw:text-areas="0 0 ?f0 ?f1" svg:viewBox="0 0 0 0" draw:type="ooxml-non-primitive" draw:enhanced-path="M 133 1 C 59 1 1 104 82 161 116 191 3528 3032 5631 6947 5648 6977 5678 6994 5712 6994 5781 6994 5819 6922 5789 6866 3669 2917 227 55 193 25 173 8 153 1 133 1 Z N">
              <draw:equation draw:name="f0" draw:formula="logwidth"/>
              <draw:equation draw:name="f1" draw:formula="logheight"/>
            </draw:enhanced-geometry>
          </draw:custom-shape>
          <draw:custom-shape draw:name="Google Shape;2175;p45" draw:style-name="gr3" draw:text-style-name="P7" draw:layer="layout" svg:width="1.418cm" svg:height="1.047cm" svg:x="3.052cm" svg:y="4.573cm">
            <text:p text:style-name="P23"/>
            <draw:enhanced-geometry draw:mirror-horizontal="false" draw:mirror-vertical="false" drawooo:sub-view-size="6345 4686" draw:text-areas="0 0 ?f0 ?f1" svg:viewBox="0 0 0 0" draw:type="ooxml-non-primitive" draw:enhanced-path="M 122 1 C 31 1 0 139 100 173 108 173 889 425 2028 1103 3073 1726 4647 2847 6178 4656 6195 4673 6221 4686 6246 4686 6268 4686 6289 4677 6302 4664 6340 4635 6344 4579 6314 4541 4762 2715 3171 1581 2109 949 957 263 185 15 155 7 143 3 132 1 122 1 Z N">
              <draw:equation draw:name="f0" draw:formula="logwidth"/>
              <draw:equation draw:name="f1" draw:formula="logheight"/>
            </draw:enhanced-geometry>
          </draw:custom-shape>
          <draw:custom-shape draw:name="Google Shape;2176;p45" draw:style-name="gr3" draw:text-style-name="P7" draw:layer="layout" svg:width="0.303cm" svg:height="1.753cm" svg:x="4.071cm" svg:y="3.638cm">
            <text:p text:style-name="P23"/>
            <draw:enhanced-geometry draw:mirror-horizontal="false" draw:mirror-vertical="false" drawooo:sub-view-size="1361 7843" draw:text-areas="0 0 ?f0 ?f1" svg:viewBox="0 0 0 0" draw:type="ooxml-non-primitive" draw:enhanced-path="M 527 0 C 487 0 447 24 439 76 435 118 0 4324 1182 7783 1194 7817 1224 7843 1263 7843 1271 7843 1284 7843 1293 7839 1339 7822 1361 7775 1348 7728 179 4307 610 135 614 93 619 33 573 0 527 0 Z N">
              <draw:equation draw:name="f0" draw:formula="logwidth"/>
              <draw:equation draw:name="f1" draw:formula="logheight"/>
            </draw:enhanced-geometry>
          </draw:custom-shape>
          <draw:custom-shape draw:name="Google Shape;2177;p45" draw:style-name="gr3" draw:text-style-name="P7" draw:layer="layout" svg:width="0.336cm" svg:height="1.593cm" svg:x="4.32cm" svg:y="3.951cm">
            <text:p text:style-name="P23"/>
            <draw:enhanced-geometry draw:mirror-horizontal="false" draw:mirror-vertical="false" drawooo:sub-view-size="1507 7128" draw:text-areas="0 0 ?f0 ?f1" svg:viewBox="0 0 0 0" draw:type="ooxml-non-primitive" draw:enhanced-path="M 1388 0 C 1361 0 1334 13 1314 43 1297 73 896 751 576 1962 278 3075 0 4863 363 7051 367 7093 406 7128 448 7128 L 465 7128 C 512 7119 542 7072 534 7025 180 4867 453 3110 743 2013 1058 828 1463 141 1468 132 1506 64 1448 0 1388 0 Z N">
              <draw:equation draw:name="f0" draw:formula="logwidth"/>
              <draw:equation draw:name="f1" draw:formula="logheight"/>
            </draw:enhanced-geometry>
          </draw:custom-shape>
          <draw:custom-shape draw:name="Google Shape;2178;p45" draw:style-name="gr1" draw:text-style-name="P5" draw:layer="layout" svg:width="2.248cm" svg:height="1.988cm" svg:x="5.074cm" svg:y="3.839cm">
            <text:p text:style-name="P23"/>
            <draw:enhanced-geometry draw:mirror-horizontal="false" draw:mirror-vertical="false" drawooo:sub-view-size="10055 8896" draw:text-areas="0 0 ?f0 ?f1" svg:viewBox="0 0 0 0" draw:type="ooxml-non-primitive" draw:enhanced-path="M 4729 0 C 4078 0 3442 152 2892 488 0 2258 2393 8895 2393 8895 2393 8895 7277 8230 8825 4941 10055 2322 7277 0 4729 0 Z N">
              <draw:equation draw:name="f0" draw:formula="logwidth"/>
              <draw:equation draw:name="f1" draw:formula="logheight"/>
            </draw:enhanced-geometry>
          </draw:custom-shape>
          <draw:custom-shape draw:name="Google Shape;2179;p45" draw:style-name="gr3" draw:text-style-name="P7" draw:layer="layout" svg:width="1.486cm" svg:height="3.572cm" svg:x="5.175cm" svg:y="3.976cm">
            <text:p text:style-name="P23"/>
            <draw:enhanced-geometry draw:mirror-horizontal="false" draw:mirror-vertical="false" drawooo:sub-view-size="6648 15978" draw:text-areas="0 0 ?f0 ?f1" svg:viewBox="0 0 0 0" draw:type="ooxml-non-primitive" draw:enhanced-path="M 6526 0 C 6502 0 6477 11 6458 37 5281 1722 4210 3484 3263 5309 2333 7097 1587 8820 1049 10428 376 12437 21 14275 0 15892 0 15939 39 15977 90 15977 92 15977 94 15977 96 15977 140 15977 175 15937 175 15892 218 12275 1962 8189 3417 5395 4364 3573 5426 1820 6599 140 6648 72 6589 0 6526 0 Z N">
              <draw:equation draw:name="f0" draw:formula="logwidth"/>
              <draw:equation draw:name="f1" draw:formula="logheight"/>
            </draw:enhanced-geometry>
          </draw:custom-shape>
          <draw:custom-shape draw:name="Google Shape;2180;p45" draw:style-name="gr3" draw:text-style-name="P7" draw:layer="layout" svg:width="1.386cm" svg:height="1.485cm" svg:x="5.629cm" svg:y="4.272cm">
            <text:p text:style-name="P23"/>
            <draw:enhanced-geometry draw:mirror-horizontal="false" draw:mirror-vertical="false" drawooo:sub-view-size="6204 6646" draw:text-areas="0 0 ?f0 ?f1" svg:viewBox="0 0 0 0" draw:type="ooxml-non-primitive" draw:enhanced-path="M 6078 1 C 6062 1 6045 6 6028 17 5994 43 2389 2696 39 6514 1 6573 43 6646 112 6646 141 6646 171 6633 188 6607 2517 2820 6096 184 6130 158 6203 102 6151 1 6078 1 Z N">
              <draw:equation draw:name="f0" draw:formula="logwidth"/>
              <draw:equation draw:name="f1" draw:formula="logheight"/>
            </draw:enhanced-geometry>
          </draw:custom-shape>
          <draw:custom-shape draw:name="Google Shape;2181;p45" draw:style-name="gr3" draw:text-style-name="P7" draw:layer="layout" svg:width="1.475cm" svg:height="0.964cm" svg:x="5.608cm" svg:y="4.855cm">
            <text:p text:style-name="P23"/>
            <draw:enhanced-geometry draw:mirror-horizontal="false" draw:mirror-vertical="false" drawooo:sub-view-size="6599 4316" draw:text-areas="0 0 ?f0 ?f1" svg:viewBox="0 0 0 0" draw:type="ooxml-non-primitive" draw:enhanced-path="M 6476 0 C 6468 0 6459 1 6450 4 6420 12 5631 213 4441 831 3345 1394 1690 2435 35 4167 1 4201 1 4256 35 4290 52 4307 73 4316 95 4316 120 4316 142 4307 159 4286 1797 2576 3435 1548 4518 989 5691 379 6484 174 6493 174 6599 147 6571 0 6476 0 Z N">
              <draw:equation draw:name="f0" draw:formula="logwidth"/>
              <draw:equation draw:name="f1" draw:formula="logheight"/>
            </draw:enhanced-geometry>
          </draw:custom-shape>
          <draw:custom-shape draw:name="Google Shape;2182;p45" draw:style-name="gr3" draw:text-style-name="P7" draw:layer="layout" svg:width="0.348cm" svg:height="1.741cm" svg:x="5.716cm" svg:y="3.854cm">
            <text:p text:style-name="P23"/>
            <draw:enhanced-geometry draw:mirror-horizontal="false" draw:mirror-vertical="false" drawooo:sub-view-size="1562 7788" draw:text-areas="0 0 ?f0 ?f1" svg:viewBox="0 0 0 0" draw:type="ooxml-non-primitive" draw:enhanced-path="M 1287 1 C 1242 1 1197 32 1199 93 1204 136 1383 4320 18 7668 1 7711 22 7762 65 7783 73 7788 86 7788 99 7788 133 7788 167 7766 180 7736 1562 4350 1374 127 1374 84 1372 28 1330 1 1287 1 Z N">
              <draw:equation draw:name="f0" draw:formula="logwidth"/>
              <draw:equation draw:name="f1" draw:formula="logheight"/>
            </draw:enhanced-geometry>
          </draw:custom-shape>
          <draw:custom-shape draw:name="Google Shape;2183;p45" draw:style-name="gr3" draw:text-style-name="P7" draw:layer="layout" svg:width="0.272cm" svg:height="1.602cm" svg:x="5.519cm" svg:y="4.142cm">
            <text:p text:style-name="P23"/>
            <draw:enhanced-geometry draw:mirror-horizontal="false" draw:mirror-vertical="false" drawooo:sub-view-size="1219 7169" draw:text-areas="0 0 ?f0 ?f1" svg:viewBox="0 0 0 0" draw:type="ooxml-non-primitive" draw:enhanced-path="M 116 0 C 58 0 0 59 37 127 42 136 404 844 647 2047 873 3156 1035 4926 558 7058 545 7110 575 7156 622 7165 626 7167 629 7168 632 7168 636 7168 639 7167 643 7165 681 7165 720 7139 728 7101 1219 4934 1048 3134 818 2008 566 780 208 76 191 50 174 15 145 0 116 0 Z N">
              <draw:equation draw:name="f0" draw:formula="logwidth"/>
              <draw:equation draw:name="f1" draw:formula="logheight"/>
            </draw:enhanced-geometry>
          </draw:custom-shape>
          <draw:custom-shape draw:name="Google Shape;2184;p45" draw:style-name="gr1" draw:text-style-name="P5" draw:layer="layout" svg:width="2.041cm" svg:height="2.12cm" svg:x="4.261cm" svg:y="2.285cm">
            <text:p text:style-name="P23"/>
            <draw:enhanced-geometry draw:mirror-horizontal="false" draw:mirror-vertical="false" drawooo:sub-view-size="9132 9486" draw:text-areas="0 0 ?f0 ?f1" svg:viewBox="0 0 0 0" draw:type="ooxml-non-primitive" draw:enhanced-path="M 3765 0 C 1862 0 1 1062 3 3173 7 6807 4145 9486 4145 9486 4145 9486 9131 4491 7263 1663 6532 553 5137 0 3765 0 Z N">
              <draw:equation draw:name="f0" draw:formula="logwidth"/>
              <draw:equation draw:name="f1" draw:formula="logheight"/>
            </draw:enhanced-geometry>
          </draw:custom-shape>
          <draw:custom-shape draw:name="Google Shape;2185;p45" draw:style-name="gr3" draw:text-style-name="P7" draw:layer="layout" svg:width="0.225cm" svg:height="4.194cm" svg:x="5.016cm" svg:y="2.291cm">
            <text:p text:style-name="P23"/>
            <draw:enhanced-geometry draw:mirror-horizontal="false" draw:mirror-vertical="false" drawooo:sub-view-size="1010 18760" draw:text-areas="0 0 ?f0 ?f1" svg:viewBox="0 0 0 0" draw:type="ooxml-non-primitive" draw:enhanced-path="M 97 1 C 49 1 0 36 7 99 12 128 387 3289 587 7141 771 10689 839 15569 105 18653 97 18700 127 18747 174 18759 L 195 18759 C 233 18759 268 18730 276 18691 1010 15590 946 10694 762 7132 562 3276 187 107 182 77 176 25 137 1 97 1 Z N">
              <draw:equation draw:name="f0" draw:formula="logwidth"/>
              <draw:equation draw:name="f1" draw:formula="logheight"/>
            </draw:enhanced-geometry>
          </draw:custom-shape>
          <draw:custom-shape draw:name="Google Shape;2186;p45" draw:style-name="gr3" draw:text-style-name="P7" draw:layer="layout" svg:width="0.639cm" svg:height="1.915cm" svg:x="4.565cm" svg:y="2.408cm">
            <text:p text:style-name="P23"/>
            <draw:enhanced-geometry draw:mirror-horizontal="false" draw:mirror-vertical="false" drawooo:sub-view-size="2862 8569" draw:text-areas="0 0 ?f0 ?f1" svg:viewBox="0 0 0 0" draw:type="ooxml-non-primitive" draw:enhanced-path="M 118 0 C 59 0 0 62 38 132 59 170 2179 4073 2682 8492 2687 8535 2725 8569 2772 8569 L 2781 8569 C 2828 8560 2862 8518 2857 8471 2350 4018 213 85 192 47 174 14 146 0 118 0 Z N">
              <draw:equation draw:name="f0" draw:formula="logwidth"/>
              <draw:equation draw:name="f1" draw:formula="logheight"/>
            </draw:enhanced-geometry>
          </draw:custom-shape>
          <draw:custom-shape draw:name="Google Shape;2187;p45" draw:style-name="gr3" draw:text-style-name="P7" draw:layer="layout" svg:width="0.947cm" svg:height="1.482cm" svg:x="4.255cm" svg:y="2.908cm">
            <text:p text:style-name="P23"/>
            <draw:enhanced-geometry draw:mirror-horizontal="false" draw:mirror-vertical="false" drawooo:sub-view-size="4240 6633" draw:text-areas="0 0 ?f0 ?f1" svg:viewBox="0 0 0 0" draw:type="ooxml-non-primitive" draw:enhanced-path="M 127 0 C 56 0 0 96 72 158 76 162 712 687 1518 1736 2260 2700 3301 4325 4060 6573 4068 6607 4103 6632 4141 6632 4150 6632 4162 6628 4171 6624 4214 6607 4239 6560 4222 6513 3459 4244 2401 2597 1650 1621 835 559 208 42 183 21 165 6 145 0 127 0 Z N">
              <draw:equation draw:name="f0" draw:formula="logwidth"/>
              <draw:equation draw:name="f1" draw:formula="logheight"/>
            </draw:enhanced-geometry>
          </draw:custom-shape>
          <draw:custom-shape draw:name="Google Shape;2188;p45" draw:style-name="gr3" draw:text-style-name="P7" draw:layer="layout" svg:width="0.528cm" svg:height="1.694cm" svg:x="5.157cm" svg:y="2.448cm">
            <text:p text:style-name="P23"/>
            <draw:enhanced-geometry draw:mirror-horizontal="false" draw:mirror-vertical="false" drawooo:sub-view-size="2365 7577" draw:text-areas="0 0 ?f0 ?f1" svg:viewBox="0 0 0 0" draw:type="ooxml-non-primitive" draw:enhanced-path="M 2247 0 C 2218 0 2188 15 2171 52 2150 86 192 3835 5 7487 0 7534 39 7572 86 7576 L 94 7576 C 137 7576 175 7538 180 7495 363 3882 2308 167 2325 133 2365 62 2306 0 2247 0 Z N">
              <draw:equation draw:name="f0" draw:formula="logwidth"/>
              <draw:equation draw:name="f1" draw:formula="logheight"/>
            </draw:enhanced-geometry>
          </draw:custom-shape>
          <draw:custom-shape draw:name="Google Shape;2189;p45" draw:style-name="gr3" draw:text-style-name="P7" draw:layer="layout" svg:width="0.821cm" svg:height="1.414cm" svg:x="5.161cm" svg:y="2.894cm">
            <text:p text:style-name="P23"/>
            <draw:enhanced-geometry draw:mirror-horizontal="false" draw:mirror-vertical="false" drawooo:sub-view-size="3676 6325" draw:text-areas="0 0 ?f0 ?f1" svg:viewBox="0 0 0 0" draw:type="ooxml-non-primitive" draw:enhanced-path="M 3553 0 C 3537 0 3520 5 3502 16 3477 38 2845 532 2099 1543 1412 2482 491 4051 13 6218 0 6265 30 6312 81 6325 L 99 6325 C 141 6325 175 6295 184 6256 653 4119 1557 2575 2235 1654 2969 656 3605 157 3609 153 3675 94 3625 0 3553 0 Z N">
              <draw:equation draw:name="f0" draw:formula="logwidth"/>
              <draw:equation draw:name="f1" draw:formula="logheight"/>
            </draw:enhanced-geometry>
          </draw:custom-shape>
          <draw:custom-shape draw:name="Google Shape;2190;p45" draw:style-name="gr2" draw:text-style-name="P6" draw:layer="layout" svg:width="2.058cm" svg:height="2.158cm" svg:x="4.083cm" svg:y="6.285cm">
            <text:p text:style-name="P23"/>
            <draw:enhanced-geometry draw:mirror-horizontal="false" draw:mirror-vertical="false" drawooo:sub-view-size="9206 9654" draw:text-areas="0 0 ?f0 ?f1" svg:viewBox="0 0 0 0" draw:type="ooxml-non-primitive" draw:enhanced-path="M 342 0 C 150 0 1 167 22 359 L 103 1058 163 1557 180 1711 193 1813 278 2555 312 2811 320 2901 397 3554 397 3571 427 3831 713 6275 811 7090 956 8361 C 1033 8992 1540 9487 2176 9546 2970 9618 3768 9653 4566 9653 5387 9653 6210 9616 7030 9542 7665 9482 8173 8988 8250 8352 L 8463 6522 8493 6275 8779 3831 8809 3571 8809 3554 8885 2901 8898 2811 8928 2555 9013 1813 9026 1711 9043 1557 9103 1058 9184 359 C 9205 171 9060 5 8873 0 Z N">
              <draw:equation draw:name="f0" draw:formula="logwidth"/>
              <draw:equation draw:name="f1" draw:formula="logheight"/>
            </draw:enhanced-geometry>
          </draw:custom-shape>
          <draw:custom-shape draw:name="Google Shape;2191;p45" draw:style-name="gr13" draw:text-style-name="P20" draw:layer="layout" svg:width="1.738cm" svg:height="0.181cm" svg:x="4.243cm" svg:y="7.688cm">
            <text:p text:style-name="P23"/>
            <draw:enhanced-geometry draw:mirror-horizontal="false" draw:mirror-vertical="false" drawooo:sub-view-size="7777 816" draw:text-areas="0 0 ?f0 ?f1" svg:viewBox="0 0 0 0" draw:type="ooxml-non-primitive" draw:enhanced-path="M 1 1 L 95 816 7751 248 7777 1 Z N">
              <draw:equation draw:name="f0" draw:formula="logwidth"/>
              <draw:equation draw:name="f1" draw:formula="logheight"/>
            </draw:enhanced-geometry>
          </draw:custom-shape>
          <draw:custom-shape draw:name="Google Shape;2192;p45" draw:style-name="gr13" draw:text-style-name="P20" draw:layer="layout" svg:width="2.013cm" svg:height="0.145cm" svg:x="4.105cm" svg:y="6.522cm">
            <text:p text:style-name="P23"/>
            <draw:enhanced-geometry draw:mirror-horizontal="false" draw:mirror-vertical="false" drawooo:sub-view-size="9005 653" draw:text-areas="0 0 ?f0 ?f1" svg:viewBox="0 0 0 0" draw:type="ooxml-non-primitive" draw:enhanced-path="M 1 0 L 60 499 77 653 8928 653 8945 499 9005 0 Z N">
              <draw:equation draw:name="f0" draw:formula="logwidth"/>
              <draw:equation draw:name="f1" draw:formula="logheight"/>
            </draw:enhanced-geometry>
          </draw:custom-shape>
          <draw:custom-shape draw:name="Google Shape;2193;p45" draw:style-name="gr13" draw:text-style-name="P20" draw:layer="layout" svg:width="1.916cm" svg:height="0.145cm" svg:x="4.154cm" svg:y="6.934cm">
            <text:p text:style-name="P23"/>
            <draw:enhanced-geometry draw:mirror-horizontal="false" draw:mirror-vertical="false" drawooo:sub-view-size="8570 654" draw:text-areas="0 0 ?f0 ?f1" svg:viewBox="0 0 0 0" draw:type="ooxml-non-primitive" draw:enhanced-path="M 0 1 L 77 654 8493 654 8569 1 Z N">
              <draw:equation draw:name="f0" draw:formula="logwidth"/>
              <draw:equation draw:name="f1" draw:formula="logheight"/>
            </draw:enhanced-geometry>
          </draw:custom-shape>
          <draw:custom-shape draw:name="Google Shape;2194;p45" draw:style-name="gr4" draw:text-style-name="P8" draw:layer="layout" svg:width="1.881cm" svg:height="0.149cm" svg:x="4.171cm" svg:y="7.539cm">
            <text:p text:style-name="P23"/>
            <draw:enhanced-geometry draw:mirror-horizontal="false" draw:mirror-vertical="false" drawooo:sub-view-size="8417 670" draw:text-areas="0 0 ?f0 ?f1" svg:viewBox="0 0 0 0" draw:type="ooxml-non-primitive" draw:enhanced-path="M 1 0 L 91 670 8327 670 8417 0 Z N">
              <draw:equation draw:name="f0" draw:formula="logwidth"/>
              <draw:equation draw:name="f1" draw:formula="logheight"/>
            </draw:enhanced-geometry>
          </draw:custom-shape>
          <draw:custom-shape draw:name="Google Shape;2195;p45" draw:style-name="gr4" draw:text-style-name="P8" draw:layer="layout" svg:width="2.31cm" svg:height="0.149cm" svg:x="3.964cm" svg:y="10.091cm">
            <text:p text:style-name="P23"/>
            <draw:enhanced-geometry draw:mirror-horizontal="false" draw:mirror-vertical="false" drawooo:sub-view-size="10332 670" draw:text-areas="0 0 ?f0 ?f1" svg:viewBox="0 0 0 0" draw:type="ooxml-non-primitive" draw:enhanced-path="M 0 0 L 111 670 10220 670 10331 0 Z N">
              <draw:equation draw:name="f0" draw:formula="logwidth"/>
              <draw:equation draw:name="f1" draw:formula="logheight"/>
            </draw:enhanced-geometry>
          </draw:custom-shape>
          <draw:custom-shape draw:name="Google Shape;2196;p45" draw:style-name="gr4" draw:text-style-name="P8" draw:layer="layout" svg:width="0.989cm" svg:height="5.253cm" svg:x="3.464cm" svg:y="7.688cm">
            <text:p text:style-name="P23"/>
            <draw:enhanced-geometry draw:mirror-horizontal="false" draw:mirror-vertical="false" drawooo:sub-view-size="4428 23491" draw:text-areas="0 0 ?f0 ?f1" svg:viewBox="0 0 0 0" draw:type="ooxml-non-primitive" draw:enhanced-path="M 3801 1 L 0 23490 525 23490 4428 1 Z N">
              <draw:equation draw:name="f0" draw:formula="logwidth"/>
              <draw:equation draw:name="f1" draw:formula="logheight"/>
            </draw:enhanced-geometry>
          </draw:custom-shape>
          <draw:custom-shape draw:name="Google Shape;2197;p45" draw:style-name="gr4" draw:text-style-name="P8" draw:layer="layout" svg:width="0.989cm" svg:height="5.253cm" svg:x="5.772cm" svg:y="7.688cm">
            <text:p text:style-name="P23"/>
            <draw:enhanced-geometry draw:mirror-horizontal="false" draw:mirror-vertical="false" drawooo:sub-view-size="4428 23491" draw:text-areas="0 0 ?f0 ?f1" svg:viewBox="0 0 0 0" draw:type="ooxml-non-primitive" draw:enhanced-path="M 0 1 L 3903 23490 4428 23490 627 1 Z N">
              <draw:equation draw:name="f0" draw:formula="logwidth"/>
              <draw:equation draw:name="f1" draw:formula="logheight"/>
            </draw:enhanced-geometry>
          </draw:custom-shape>
        </draw:g>
        <draw:custom-shape draw:name="Google Shape;2198;p45" draw:style-name="gr8" draw:text-style-name="P15" draw:layer="layout" svg:width="1.752cm" svg:height="1.752cm" svg:x="8.712cm" svg:y="7.719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99;p45" draw:style-name="gr8" draw:text-style-name="P15" draw:layer="layout" svg:width="1.752cm" svg:height="1.752cm" svg:x="10.786cm" svg:y="7.719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00;p45" draw:style-name="gr8" draw:text-style-name="P15" draw:layer="layout" svg:width="1.752cm" svg:height="1.752cm" svg:x="12.86cm" svg:y="7.719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01;p45" draw:style-name="gr8" draw:text-style-name="P15" draw:layer="layout" svg:width="1.752cm" svg:height="1.752cm" svg:x="14.935cm" svg:y="7.719cm">
          <text:p text:style-name="P23"/>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02;p45" draw:style-name="gr23" draw:text-style-name="P47" draw:layer="layout" svg:width="8.332cm" svg:height="0.742cm" svg:x="8.533cm" svg:y="11.642cm">
          <text:p text:style-name="P46"><text:span text:style-name="T11">Please keep this slide for at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03;p45">
          <draw:custom-shape draw:name="Google Shape;2204;p45" draw:style-name="gr12" draw:text-style-name="P19" draw:layer="layout" svg:width="1.033cm" svg:height="1.031cm" svg:x="13.211cm" svg:y="8.079cm">
            <text:p text:style-name="P23"/>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2205;p45" draw:style-name="gr12" draw:text-style-name="P19" draw:layer="layout" svg:width="0.602cm" svg:height="1.032cm" svg:x="13.66cm" svg:y="8.079cm">
            <text:p text:style-name="P23"/>
            <draw:enhanced-geometry draw:mirror-horizontal="false" draw:mirror-vertical="false" drawooo:sub-view-size="7941 13602" draw:text-areas="0 0 ?f0 ?f1" svg:viewBox="0 0 0 0" draw:type="ooxml-non-primitive" draw:enhanced-path="M 896 0 C 593 0 304 15 1 58 3393 505 5919 3378 5919 6799 5919 10220 3393 13093 1 13541 306 13581 610 13601 909 13601 4431 13601 7441 10865 7681 7247 7940 3320 4822 0 896 0 Z N">
              <draw:equation draw:name="f0" draw:formula="logwidth"/>
              <draw:equation draw:name="f1" draw:formula="logheight"/>
            </draw:enhanced-geometry>
          </draw:custom-shape>
          <draw:custom-shape draw:name="Google Shape;2206;p45" draw:style-name="gr24" draw:text-style-name="P48" draw:layer="layout" svg:width="0.113cm" svg:height="0.338cm" svg:x="13.457cm" svg:y="8.504cm">
            <text:p text:style-name="P23"/>
            <draw:enhanced-geometry draw:mirror-horizontal="false" draw:mirror-vertical="false" drawooo:sub-view-size="1502 4461" draw:text-areas="0 0 ?f0 ?f1" svg:viewBox="0 0 0 0" draw:type="ooxml-non-primitive" draw:enhanced-path="M 58 0 C 29 0 0 29 0 58 L 0 4403 C 0 4432 29 4461 58 4461 L 1444 4461 C 1473 4461 1502 4446 1502 4403 L 1502 58 C 1502 29 1473 0 1444 0 Z N">
              <draw:equation draw:name="f0" draw:formula="logwidth"/>
              <draw:equation draw:name="f1" draw:formula="logheight"/>
            </draw:enhanced-geometry>
          </draw:custom-shape>
          <draw:custom-shape draw:name="Google Shape;2207;p45" draw:style-name="gr24" draw:text-style-name="P48" draw:layer="layout" svg:width="0.159cm" svg:height="0.136cm" svg:x="13.411cm" svg:y="8.302cm">
            <text:p text:style-name="P23"/>
            <draw:enhanced-geometry draw:mirror-horizontal="false" draw:mirror-vertical="false" drawooo:sub-view-size="2109 1811" draw:text-areas="0 0 ?f0 ?f1" svg:viewBox="0 0 0 0" draw:type="ooxml-non-primitive" draw:enhanced-path="M 1208 0 C 987 0 761 83 578 266 1 829 405 1810 1214 1810 1704 1810 2109 1406 2109 901 2109 355 1668 0 1208 0 Z N">
              <draw:equation draw:name="f0" draw:formula="logwidth"/>
              <draw:equation draw:name="f1" draw:formula="logheight"/>
            </draw:enhanced-geometry>
          </draw:custom-shape>
          <draw:custom-shape draw:name="Google Shape;2208;p45" draw:style-name="gr24" draw:text-style-name="P48" draw:layer="layout" svg:width="0.361cm" svg:height="0.339cm" svg:x="13.682cm" svg:y="8.504cm">
            <text:p text:style-name="P23"/>
            <draw:enhanced-geometry draw:mirror-horizontal="false" draw:mirror-vertical="false" drawooo:sub-view-size="4765 4477" draw:text-areas="0 0 ?f0 ?f1" svg:viewBox="0 0 0 0" draw:type="ooxml-non-primitive" draw:enhanced-path="M 2716 1 C 2701 1 2686 1 2671 1 2180 1 1718 145 1314 434 1304 441 1294 444 1284 444 1248 444 1213 410 1213 376 L 1213 59 C 1213 30 1170 1 1141 1 L 58 1 C 29 1 1 30 1 59 L 1 4389 C 1 4433 29 4462 58 4462 L 1430 4462 C 1473 4462 1502 4433 1502 4389 L 1502 2859 C 1502 2354 1617 1502 2382 1502 3133 1502 3249 2354 3249 2859 L 3249 4404 C 3249 4433 3277 4462 3321 4462 L 3321 4476 4692 4476 C 4721 4476 4750 4433 4750 4404 L 4750 2383 C 4764 1806 4591 1243 4259 766 3893 287 3320 1 2716 1 Z N">
              <draw:equation draw:name="f0" draw:formula="logwidth"/>
              <draw:equation draw:name="f1" draw:formula="logheight"/>
            </draw:enhanced-geometry>
          </draw:custom-shape>
        </draw:g>
        <draw:g draw:name="Google Shape;2209;p45">
          <draw:custom-shape draw:name="Google Shape;2210;p45" draw:style-name="gr2" draw:text-style-name="P6" draw:layer="layout" svg:width="1.031cm" svg:height="1.031cm" svg:x="15.33cm" svg:y="8.079cm">
            <text:p text:style-name="P23"/>
            <draw:enhanced-geometry draw:mirror-horizontal="false" draw:mirror-vertical="false" drawooo:sub-view-size="13599 13599" draw:text-areas="0 0 ?f0 ?f1" svg:viewBox="0 0 0 0" draw:type="ooxml-non-primitive" draw:enhanced-path="M 6800 0 C 3047 0 1 3046 1 6799 1 10552 3047 13598 6800 13598 10553 13598 13599 10552 13599 6799 13599 3046 10553 0 6800 0 Z N">
              <draw:equation draw:name="f0" draw:formula="logwidth"/>
              <draw:equation draw:name="f1" draw:formula="logheight"/>
            </draw:enhanced-geometry>
          </draw:custom-shape>
          <draw:custom-shape draw:name="Google Shape;2211;p45" draw:style-name="gr2" draw:text-style-name="P6" draw:layer="layout" svg:width="0.602cm" svg:height="1.032cm" svg:x="15.779cm" svg:y="8.079cm">
            <text:p text:style-name="P23"/>
            <draw:enhanced-geometry draw:mirror-horizontal="false" draw:mirror-vertical="false" drawooo:sub-view-size="7941 13602" draw:text-areas="0 0 ?f0 ?f1" svg:viewBox="0 0 0 0" draw:type="ooxml-non-primitive" draw:enhanced-path="M 896 0 C 593 0 304 15 1 58 3393 505 5919 3378 5919 6799 5919 10220 3393 13093 1 13541 306 13581 610 13601 909 13601 4431 13601 7441 10865 7681 7247 7940 3320 4822 0 896 0 Z N">
              <draw:equation draw:name="f0" draw:formula="logwidth"/>
              <draw:equation draw:name="f1" draw:formula="logheight"/>
            </draw:enhanced-geometry>
          </draw:custom-shape>
          <draw:custom-shape draw:name="Google Shape;2212;p45" draw:style-name="gr24" draw:text-style-name="P48" draw:layer="layout" svg:width="0.659cm" svg:height="0.542cm" svg:x="15.551cm" svg:y="8.346cm">
            <text:p text:style-name="P23"/>
            <draw:enhanced-geometry draw:mirror-horizontal="false" draw:mirror-vertical="false" drawooo:sub-view-size="8688 7151" draw:text-areas="0 0 ?f0 ?f1" svg:viewBox="0 0 0 0" draw:type="ooxml-non-primitive" draw:enhanced-path="M 5678 0 C 4639 0 3643 810 3652 2026 L 3652 2070 3551 2070 C 3219 2012 2887 1940 2570 1839 1819 1579 1155 1160 592 612 L 390 410 C 375 395 358 388 342 388 312 388 284 410 275 438 L 202 727 C 0 1492 318 2301 982 2734 852 2734 708 2719 578 2690 L 332 2633 C 327 2631 321 2630 315 2630 278 2630 246 2667 246 2705 L 289 2950 C 390 3513 751 3990 1256 4221 1314 4249 1299 4336 1242 4350 L 967 4350 C 910 4365 881 4408 910 4452 L 1040 4697 C 1314 5173 1790 5491 2324 5563 2382 5577 2397 5650 2353 5693 1891 6025 1357 6256 794 6357 L 188 6458 C 116 6472 116 6559 174 6588 L 751 6804 C 1328 7035 1949 7151 2570 7151 5385 7136 7680 4870 7694 2055 L 7694 2026 7694 1983 7694 1969 C 7896 1839 8070 1680 8243 1507 L 8647 1088 C 8687 1048 8653 971 8591 971 8586 971 8580 971 8575 973 L 8012 1117 7824 1146 C 7820 1147 7816 1147 7812 1147 7761 1147 7728 1070 7781 1030 7839 973 7896 915 7954 857 L 8402 366 C 8439 329 8401 259 8353 259 8346 259 8338 261 8330 265 L 7709 467 C 7521 525 7334 583 7131 612 7117 612 7088 597 7074 583 6667 180 6168 0 5678 0 Z N">
              <draw:equation draw:name="f0" draw:formula="logwidth"/>
              <draw:equation draw:name="f1" draw:formula="logheight"/>
            </draw:enhanced-geometry>
          </draw:custom-shape>
        </draw:g>
        <draw:g draw:name="Google Shape;2213;p45">
          <draw:g draw:name="Google Shape;2214;p45">
            <draw:custom-shape draw:name="Google Shape;2215;p45" draw:style-name="gr13" draw:text-style-name="P20" draw:layer="layout" svg:width="1.033cm" svg:height="1.031cm" svg:x="11.137cm" svg:y="8.079cm">
              <text:p text:style-name="P23"/>
              <draw:enhanced-geometry draw:mirror-horizontal="false" draw:mirror-vertical="false" drawooo:sub-view-size="13613 13599" draw:text-areas="0 0 ?f0 ?f1" svg:viewBox="0 0 0 0" draw:type="ooxml-non-primitive" draw:enhanced-path="M 6814 0 C 3046 0 0 3046 0 6799 0 10552 3046 13598 6814 13598 10567 13598 13613 10552 13613 6799 13613 3046 10567 0 6814 0 Z N">
                <draw:equation draw:name="f0" draw:formula="logwidth"/>
                <draw:equation draw:name="f1" draw:formula="logheight"/>
              </draw:enhanced-geometry>
            </draw:custom-shape>
            <draw:custom-shape draw:name="Google Shape;2216;p45" draw:style-name="gr13" draw:text-style-name="P20" draw:layer="layout" svg:width="0.601cm" svg:height="1.033cm" svg:x="11.587cm" svg:y="8.079cm">
              <text:p text:style-name="P23"/>
              <draw:enhanced-geometry draw:mirror-horizontal="false" draw:mirror-vertical="false" drawooo:sub-view-size="7926 13613" draw:text-areas="0 0 ?f0 ?f1" svg:viewBox="0 0 0 0" draw:type="ooxml-non-primitive" draw:enhanced-path="M 881 0 C 884 0 886 0 888 0 L 888 0 C 891 0 893 0 896 0 Z M 888 0 L 888 0 C 588 0 301 15 1 58 3393 491 5934 3378 5934 6799 5934 10220 3393 13107 1 13555 299 13594 595 13612 887 13612 4418 13612 7441 10873 7680 7247 7926 3323 4826 4 888 0 Z N">
                <draw:equation draw:name="f0" draw:formula="logwidth"/>
                <draw:equation draw:name="f1" draw:formula="logheight"/>
              </draw:enhanced-geometry>
            </draw:custom-shape>
          </draw:g>
          <draw:g draw:name="Google Shape;2217;p45">
            <draw:custom-shape draw:name="Google Shape;2218;p45" draw:style-name="gr24" draw:text-style-name="P48" draw:layer="layout" svg:width="0.585cm" svg:height="0.585cm" svg:x="11.37cm" svg:y="8.303cm">
              <text:p text:style-name="P23"/>
              <draw:enhanced-geometry draw:mirror-horizontal="false" draw:mirror-vertical="false" drawooo:sub-view-size="12288 12287" draw:text-areas="0 0 ?f0 ?f1" svg:viewBox="0 0 0 0" draw:type="ooxml-non-primitive" draw:enhanced-path="M 10053 1117 C 10669 1117 11171 1617 11171 2233 11170 2850 10669 3351 10053 3351 9438 3351 8937 2850 8937 2233 8937 1617 9438 1117 10053 1117 Z M 6144 2233 C 8300 2233 10053 3988 10053 6144 10053 8299 8300 10054 6144 10054 3989 10054 2234 8299 2234 6144 2234 3988 3987 2233 6144 2233 Z M 1675 1 C 752 1 0 751 0 1676 L 0 10611 C 0 11536 752 12286 1675 12286 L 10612 12286 C 11536 12286 12288 11536 12288 10611 L 12288 1676 C 12288 752 11536 1 10612 1 Z N">
                <draw:equation draw:name="f0" draw:formula="logwidth"/>
                <draw:equation draw:name="f1" draw:formula="logheight"/>
              </draw:enhanced-geometry>
            </draw:custom-shape>
            <draw:custom-shape draw:name="Google Shape;2219;p45" draw:style-name="gr24" draw:text-style-name="P48" draw:layer="layout" svg:width="0.265cm" svg:height="0.265cm" svg:x="11.529cm" svg:y="8.462cm">
              <text:p text:style-name="P23"/>
              <draw:enhanced-geometry draw:mirror-horizontal="false" draw:mirror-vertical="false" drawooo:sub-view-size="5588 5585" draw:text-areas="0 0 ?f0 ?f1" svg:viewBox="0 0 0 0" draw:type="ooxml-non-primitive" draw:enhanced-path="M 2794 0 C 1255 0 1 1252 1 2793 1 4332 1255 5585 2794 5585 4333 5585 5587 4332 5587 2793 5587 1252 4333 0 2794 0 Z N">
                <draw:equation draw:name="f0" draw:formula="logwidth"/>
                <draw:equation draw:name="f1" draw:formula="logheight"/>
              </draw:enhanced-geometry>
            </draw:custom-shape>
          </draw:g>
        </draw:g>
        <draw:g draw:name="Google Shape;2220;p45">
          <draw:custom-shape draw:name="Google Shape;2221;p45" draw:style-name="gr9" draw:text-style-name="P16" draw:layer="layout" svg:width="1.033cm" svg:height="1.031cm" svg:x="9.063cm" svg:y="8.079cm">
            <text:p text:style-name="P23"/>
            <draw:enhanced-geometry draw:mirror-horizontal="false" draw:mirror-vertical="false" drawooo:sub-view-size="13613 13599" draw:text-areas="0 0 ?f0 ?f1" svg:viewBox="0 0 0 0" draw:type="ooxml-non-primitive" draw:enhanced-path="M 6799 0 C 3046 0 0 3046 0 6799 0 10552 3046 13598 6799 13598 10567 13598 13613 10552 13613 6799 13613 3046 10567 0 6799 0 Z N">
              <draw:equation draw:name="f0" draw:formula="logwidth"/>
              <draw:equation draw:name="f1" draw:formula="logheight"/>
            </draw:enhanced-geometry>
          </draw:custom-shape>
          <draw:custom-shape draw:name="Google Shape;2222;p45" draw:style-name="gr9" draw:text-style-name="P16" draw:layer="layout" svg:width="0.601cm" svg:height="1.032cm" svg:x="9.512cm" svg:y="8.079cm">
            <text:p text:style-name="P23"/>
            <draw:enhanced-geometry draw:mirror-horizontal="false" draw:mirror-vertical="false" drawooo:sub-view-size="7926 13602" draw:text-areas="0 0 ?f0 ?f1" svg:viewBox="0 0 0 0" draw:type="ooxml-non-primitive" draw:enhanced-path="M 881 0 C 593 0 290 15 1 58 3379 505 5919 3378 5919 6799 5919 10220 3379 13093 1 13541 306 13581 610 13601 909 13601 4431 13601 7440 10865 7666 7247 7926 3320 4822 0 881 0 Z N">
              <draw:equation draw:name="f0" draw:formula="logwidth"/>
              <draw:equation draw:name="f1" draw:formula="logheight"/>
            </draw:enhanced-geometry>
          </draw:custom-shape>
          <draw:custom-shape draw:name="Google Shape;2223;p45" draw:style-name="gr24" draw:text-style-name="P48" draw:layer="layout" svg:width="0.561cm" svg:height="0.809cm" svg:x="9.243cm" svg:y="8.302cm">
            <text:p text:style-name="P23"/>
            <draw:enhanced-geometry draw:mirror-horizontal="false" draw:mirror-vertical="false" drawooo:sub-view-size="7407 10668" draw:text-areas="0 0 ?f0 ?f1" svg:viewBox="0 0 0 0" draw:type="ooxml-non-primitive" draw:enhanced-path="M 6208 0 C 4086 14 2079 1732 2079 3854 L 2079 4114 C 2079 4129 2051 4157 2036 4157 L 174 4157 C 73 4157 1 4230 1 4331 L 1 6048 C 1 6149 73 6236 174 6236 L 2036 6236 C 2051 6236 2079 6251 2079 6279 L 2079 10220 C 2079 10235 2079 10249 2108 10264 2743 10495 3422 10624 4100 10668 4129 10668 4144 10639 4144 10624 L 4144 6279 C 4144 6251 4158 6236 4187 6236 L 7218 6236 C 7319 6236 7406 6149 7406 6048 L 7406 4331 C 7406 4230 7319 4143 7218 4143 L 4187 4143 C 4158 4143 4144 4129 4144 4100 L 4144 3854 C 4144 2714 5068 2079 6208 2079 L 7218 2079 C 7319 2079 7406 1992 7406 1891 L 7406 173 C 7406 72 7319 0 7218 0 Z N">
              <draw:equation draw:name="f0" draw:formula="logwidth"/>
              <draw:equation draw:name="f1" draw:formula="logheight"/>
            </draw:enhanced-geometry>
          </draw:custom-shape>
        </draw:g>
        <presentation:notes draw:style-name="dp2">
          <draw:page-thumbnail draw:name="Google Shape;2130;g10204474350_0_1795:notes" draw:style-name="gr5" draw:layer="layout" svg:width="16.932cm" svg:height="9.524cm" svg:x="1.059cm" svg:y="1.905cm" draw:page-number="9" presentation:class="page"/>
          <draw:frame draw:name="Google Shape;2131;g10204474350_0_1795:notes" presentation:style-name="pr26"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Merienda" svg:font-family="Merienda" style:font-pitch="variable"/>
    <style:font-face style:name="Merienda1" svg:font-family="Merienda"/>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unito" svg:font-family="Nunito" style:font-pitch="variable"/>
    <style:font-face style:name="Nunito1" svg:font-family="Nunito"/>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80000000553661C88B6C8D2A2A4.png" xlink:type="simple" xlink:show="embed" xlink:actuate="onLoad"/>
    <draw:fill-image draw:name="Bitmap_20_2" draw:display-name="Bitmap 2" xlink:href="Pictures/1000000000000800000005552BAE65E9C6782AD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e6d8"/>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e6d8"/>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e6d8"/>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e6d8"/>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fe6d8"/>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background" style:display-name="BLANK_1_1_1_1_1-background" style:family="presentation">
      <style:graphic-properties draw:stroke="none" draw:fill="solid" draw:fill-color="#ffe6d8"/>
      <style:text-properties style:letter-kerning="true"/>
    </style:style>
    <style:style style:name="BLANK_5f_1_5f_1_5f_1_5f_1_5f_1-backgroundobjects" style:display-name="BLANK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notes" style:display-name="BLANK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outline1" style:display-name="BLANK_1_1_1_1_1-outline1" style:family="presentation">
      <style:graphic-properties draw:stroke="none" draw:fill="none" draw:auto-grow-height="false" draw:fit-to-size="false" style:shrink-to-fit="true">
        <text:list-style style:name="BLANK_5f_1_5f_1_5f_1_5f_1_5f_1-outline1" style:display-name="BLANK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outline2" style:display-name="BLANK_1_1_1_1_1-outline2" style:family="presentation" style:parent-style-name="BLANK_5f_1_5f_1_5f_1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3" style:display-name="BLANK_1_1_1_1_1-outline3" style:family="presentation" style:parent-style-name="BLANK_5f_1_5f_1_5f_1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4" style:display-name="BLANK_1_1_1_1_1-outline4" style:family="presentation" style:parent-style-name="BLANK_5f_1_5f_1_5f_1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5" style:display-name="BLANK_1_1_1_1_1-outline5" style:family="presentation" style:parent-style-name="BLANK_5f_1_5f_1_5f_1_5f_1_5f_1-outline4">
      <style:paragraph-properties fo:margin-top="0.1cm" fo:margin-bottom="0cm"/>
      <style:text-properties fo:font-size="20pt" style:font-size-asian="20pt" style:font-size-complex="20pt"/>
    </style:style>
    <style:style style:name="BLANK_5f_1_5f_1_5f_1_5f_1_5f_1-outline6" style:display-name="BLANK_1_1_1_1_1-outline6" style:family="presentation" style:parent-style-name="BLANK_5f_1_5f_1_5f_1_5f_1_5f_1-outline5">
      <style:paragraph-properties fo:margin-top="0.1cm" fo:margin-bottom="0cm"/>
      <style:text-properties fo:font-size="20pt" style:font-size-asian="20pt" style:font-size-complex="20pt"/>
    </style:style>
    <style:style style:name="BLANK_5f_1_5f_1_5f_1_5f_1_5f_1-outline7" style:display-name="BLANK_1_1_1_1_1-outline7" style:family="presentation" style:parent-style-name="BLANK_5f_1_5f_1_5f_1_5f_1_5f_1-outline6">
      <style:paragraph-properties fo:margin-top="0.1cm" fo:margin-bottom="0cm"/>
      <style:text-properties fo:font-size="20pt" style:font-size-asian="20pt" style:font-size-complex="20pt"/>
    </style:style>
    <style:style style:name="BLANK_5f_1_5f_1_5f_1_5f_1_5f_1-outline8" style:display-name="BLANK_1_1_1_1_1-outline8" style:family="presentation" style:parent-style-name="BLANK_5f_1_5f_1_5f_1_5f_1_5f_1-outline7">
      <style:paragraph-properties fo:margin-top="0.1cm" fo:margin-bottom="0cm"/>
      <style:text-properties fo:font-size="20pt" style:font-size-asian="20pt" style:font-size-complex="20pt"/>
    </style:style>
    <style:style style:name="BLANK_5f_1_5f_1_5f_1_5f_1_5f_1-outline9" style:display-name="BLANK_1_1_1_1_1-outline9" style:family="presentation" style:parent-style-name="BLANK_5f_1_5f_1_5f_1_5f_1_5f_1-outline8">
      <style:paragraph-properties fo:margin-top="0.1cm" fo:margin-bottom="0cm"/>
      <style:text-properties fo:font-size="20pt" style:font-size-asian="20pt" style:font-size-complex="20pt"/>
    </style:style>
    <style:style style:name="BLANK_5f_1_5f_1_5f_1_5f_1_5f_1-subtitle" style:display-name="BLANK_1_1_1_1_1-subtitle" style:family="presentation">
      <style:graphic-properties draw:stroke="none" draw:fill="none" draw:textarea-vertical-align="middle">
        <text:list-style style:name="BLANK_5f_1_5f_1_5f_1_5f_1_5f_1-subtitle" style:display-name="BLANK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title" style:display-name="BLANK_1_1_1_1_1-title" style:family="presentation">
      <style:graphic-properties draw:stroke="none" draw:fill="none" draw:textarea-vertical-align="middle">
        <text:list-style style:name="BLANK_5f_1_5f_1_5f_1_5f_1_5f_1-title" style:display-name="BLANK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e6d8"/>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ffe6d8"/>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background" style:display-name="BLANK_1_1_1_1_1_1_2-background" style:family="presentation">
      <style:graphic-properties draw:stroke="none" draw:fill="solid" draw:fill-color="#ffe6d8"/>
      <style:text-properties style:letter-kerning="true"/>
    </style:style>
    <style:style style:name="BLANK_5f_1_5f_1_5f_1_5f_1_5f_1_5f_1_5f_2-backgroundobjects" style:display-name="BLANK_1_1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2-notes" style:display-name="BLANK_1_1_1_1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2-outline1" style:display-name="BLANK_1_1_1_1_1_1_2-outline1" style:family="presentation">
      <style:graphic-properties draw:stroke="none" draw:fill="none" draw:auto-grow-height="false" draw:fit-to-size="false" style:shrink-to-fit="true">
        <text:list-style style:name="BLANK_5f_1_5f_1_5f_1_5f_1_5f_1_5f_1_5f_2-outline1" style:display-name="BLANK_1_1_1_1_1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outline2" style:display-name="BLANK_1_1_1_1_1_1_2-outline2" style:family="presentation" style:parent-style-name="BLANK_5f_1_5f_1_5f_1_5f_1_5f_1_5f_1_5f_2-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3" style:display-name="BLANK_1_1_1_1_1_1_2-outline3" style:family="presentation" style:parent-style-name="BLANK_5f_1_5f_1_5f_1_5f_1_5f_1_5f_1_5f_2-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4" style:display-name="BLANK_1_1_1_1_1_1_2-outline4" style:family="presentation" style:parent-style-name="BLANK_5f_1_5f_1_5f_1_5f_1_5f_1_5f_1_5f_2-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5" style:display-name="BLANK_1_1_1_1_1_1_2-outline5" style:family="presentation" style:parent-style-name="BLANK_5f_1_5f_1_5f_1_5f_1_5f_1_5f_1_5f_2-outline4">
      <style:paragraph-properties fo:margin-top="0.1cm" fo:margin-bottom="0cm"/>
      <style:text-properties fo:font-size="20pt" style:font-size-asian="20pt" style:font-size-complex="20pt"/>
    </style:style>
    <style:style style:name="BLANK_5f_1_5f_1_5f_1_5f_1_5f_1_5f_1_5f_2-outline6" style:display-name="BLANK_1_1_1_1_1_1_2-outline6" style:family="presentation" style:parent-style-name="BLANK_5f_1_5f_1_5f_1_5f_1_5f_1_5f_1_5f_2-outline5">
      <style:paragraph-properties fo:margin-top="0.1cm" fo:margin-bottom="0cm"/>
      <style:text-properties fo:font-size="20pt" style:font-size-asian="20pt" style:font-size-complex="20pt"/>
    </style:style>
    <style:style style:name="BLANK_5f_1_5f_1_5f_1_5f_1_5f_1_5f_1_5f_2-outline7" style:display-name="BLANK_1_1_1_1_1_1_2-outline7" style:family="presentation" style:parent-style-name="BLANK_5f_1_5f_1_5f_1_5f_1_5f_1_5f_1_5f_2-outline6">
      <style:paragraph-properties fo:margin-top="0.1cm" fo:margin-bottom="0cm"/>
      <style:text-properties fo:font-size="20pt" style:font-size-asian="20pt" style:font-size-complex="20pt"/>
    </style:style>
    <style:style style:name="BLANK_5f_1_5f_1_5f_1_5f_1_5f_1_5f_1_5f_2-outline8" style:display-name="BLANK_1_1_1_1_1_1_2-outline8" style:family="presentation" style:parent-style-name="BLANK_5f_1_5f_1_5f_1_5f_1_5f_1_5f_1_5f_2-outline7">
      <style:paragraph-properties fo:margin-top="0.1cm" fo:margin-bottom="0cm"/>
      <style:text-properties fo:font-size="20pt" style:font-size-asian="20pt" style:font-size-complex="20pt"/>
    </style:style>
    <style:style style:name="BLANK_5f_1_5f_1_5f_1_5f_1_5f_1_5f_1_5f_2-outline9" style:display-name="BLANK_1_1_1_1_1_1_2-outline9" style:family="presentation" style:parent-style-name="BLANK_5f_1_5f_1_5f_1_5f_1_5f_1_5f_1_5f_2-outline8">
      <style:paragraph-properties fo:margin-top="0.1cm" fo:margin-bottom="0cm"/>
      <style:text-properties fo:font-size="20pt" style:font-size-asian="20pt" style:font-size-complex="20pt"/>
    </style:style>
    <style:style style:name="BLANK_5f_1_5f_1_5f_1_5f_1_5f_1_5f_1_5f_2-subtitle" style:display-name="BLANK_1_1_1_1_1_1_2-subtitle" style:family="presentation">
      <style:graphic-properties draw:stroke="none" draw:fill="none" draw:textarea-vertical-align="middle">
        <text:list-style style:name="BLANK_5f_1_5f_1_5f_1_5f_1_5f_1_5f_1_5f_2-subtitle" style:display-name="BLANK_1_1_1_1_1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2-title" style:display-name="BLANK_1_1_1_1_1_1_2-title" style:family="presentation">
      <style:graphic-properties draw:stroke="none" draw:fill="none" draw:textarea-vertical-align="middle">
        <text:list-style style:name="BLANK_5f_1_5f_1_5f_1_5f_1_5f_1_5f_1_5f_2-title" style:display-name="BLANK_1_1_1_1_1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e6d8"/>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f4ccc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af93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b6600"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53420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 style:family="presentation" style:parent-style-name="SECTION_5f_HEADER-backgroundobjects">
      <style:graphic-properties draw:stroke="none" draw:fill="none" draw:fill-color="#ffffff" draw:auto-grow-height="false" fo:min-height="1.27cm"/>
      <style:paragraph-properties style:writing-mode="lr-tb"/>
    </style:style>
    <style:style style:name="Mpr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ONE_5f_COLUMN_5f_TEXT-backgroundobjects">
      <style:graphic-properties draw:stroke="none" draw:fill="none" draw:fill-color="#ffffff" draw:auto-grow-height="false" fo:min-height="1.27cm"/>
      <style:paragraph-properties style:writing-mode="lr-tb"/>
    </style:style>
    <style:style style:name="Mpr7"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TITLE_5f_AND_5f_BODY-backgroundobjects">
      <style:graphic-properties draw:stroke="none" draw:fill="none" draw:fill-color="#ffffff" draw:auto-grow-height="false" fo:min-height="1.27cm"/>
      <style:paragraph-properties style:writing-mode="lr-tb"/>
    </style:style>
    <style:style style:name="Mpr9"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CUSTOM_5f_2-backgroundobjects">
      <style:graphic-properties draw:stroke="none" draw:fill="none" draw:fill-color="#ffffff" draw:auto-grow-height="false" fo:min-height="1.27cm"/>
      <style:paragraph-properties style:writing-mode="lr-tb"/>
    </style:style>
    <style:style style:name="Mpr12"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BLANK_5f_1_5f_1_5f_1_5f_1_5f_1-backgroundobjects">
      <style:graphic-properties draw:stroke="none" draw:fill="none" draw:fill-color="#ffffff" draw:auto-grow-height="false" fo:min-height="1.27cm"/>
      <style:paragraph-properties style:writing-mode="lr-tb"/>
    </style:style>
    <style:style style:name="Mpr14" style:family="presentation" style:parent-style-name="BLANK_5f_1_5f_1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1-backgroundobjects">
      <style:graphic-properties draw:stroke="none" draw:fill="none" draw:fill-color="#ffffff" draw:auto-grow-height="false" fo:min-height="1.27cm"/>
      <style:paragraph-properties style:writing-mode="lr-tb"/>
    </style:style>
    <style:style style:name="Mpr16" style:family="presentation" style:parent-style-name="CUSTOM_5f_1-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3-backgroundobjects">
      <style:graphic-properties draw:stroke="none" draw:fill="none" draw:fill-color="#ffffff" draw:auto-grow-height="false" fo:min-height="1.27cm"/>
      <style:paragraph-properties style:writing-mode="lr-tb"/>
    </style:style>
    <style:style style:name="Mpr18" style:family="presentation" style:parent-style-name="CUSTOM_5f_3-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BLANK_5f_1_5f_1_5f_1_5f_1_5f_1_5f_1_5f_2-backgroundobjects">
      <style:graphic-properties draw:stroke="none" draw:fill="none" draw:fill-color="#ffffff" draw:auto-grow-height="false" fo:min-height="1.27cm"/>
      <style:paragraph-properties style:writing-mode="lr-tb"/>
    </style:style>
    <style:style style:name="Mpr20" style:family="presentation" style:parent-style-name="BLANK_5f_1_5f_1_5f_1_5f_1_5f_1_5f_1_5f_2-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4ccc3"/>
      <style:paragraph-properties fo:text-align="start" style:font-independent-line-spacing="true"/>
      <style:text-properties fo:font-size="14pt"/>
    </style:style>
    <style:style style:name="MP6" style:family="paragraph">
      <loext:graphic-properties draw:fill="solid" draw:fill-color="#af9300"/>
      <style:paragraph-properties fo:text-align="start" style:font-independent-line-spacing="true"/>
      <style:text-properties fo:font-size="14pt"/>
    </style:style>
    <style:style style:name="MP7" style:family="paragraph">
      <loext:graphic-properties draw:fill="solid" draw:fill-color="#7b6600"/>
      <style:paragraph-properties fo:text-align="start" style:font-independent-line-spacing="true"/>
      <style:text-properties fo:font-size="14pt"/>
    </style:style>
    <style:style style:name="MP8" style:family="paragraph">
      <loext:graphic-properties draw:fill="solid" draw:fill-color="#534200"/>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ext-properties fo:font-size="72pt"/>
    </style:style>
    <style:style style:name="MP10" style:family="paragraph">
      <loext:graphic-properties draw:fill="none"/>
      <style:paragraph-properties fo:text-align="start" style:font-independent-line-spacing="true"/>
      <style:text-properties fo:font-size="72pt"/>
    </style:style>
    <style:style style:name="MP11" style:family="paragraph">
      <style:paragraph-properties fo:margin-left="0cm" fo:margin-right="0cm" fo:margin-top="0cm" fo:margin-bottom="0cm" fo:line-height="100%" fo:text-align="end" fo:text-indent="0cm" style:writing-mode="lr-tb"/>
      <style:text-properties fo:font-size="72pt"/>
    </style:style>
    <style:style style:name="MP12" style:family="paragraph">
      <style:paragraph-properties fo:margin-left="0cm" fo:margin-right="0cm" fo:margin-top="0.106cm" fo:margin-bottom="0cm" fo:line-height="100%" fo:text-align="center" fo:text-indent="0cm" style:writing-mode="lr-tb">
        <style:tab-stops>
          <style:tab-stop style:position="0cm"/>
        </style:tab-stops>
      </style:paragraph-properties>
    </style:style>
    <style:style style:name="MP13" style:family="paragraph">
      <loext:graphic-properties draw:fill="none"/>
      <style:paragraph-properties fo:text-align="center" style:font-independent-line-spacing="true"/>
      <style:text-properties fo:font-size="14pt"/>
    </style:style>
    <style:style style:name="MT1" style:family="text">
      <style:text-properties fo:font-variant="normal" fo:text-transform="none" fo:color="#af9300" loext:opacity="100%" style:text-line-through-style="none" style:text-line-through-type="none" style:text-position="0% 100%" style:font-name="Merienda1" fo:font-size="72pt" fo:letter-spacing="normal" fo:font-style="normal" style:text-underline-style="none" fo:font-weight="bold" fo:background-color="transparent" style:font-name-asian="Merienda1" style:font-size-asian="72pt" style:font-style-asian="normal" style:font-weight-asian="bold" style:font-name-complex="Merienda1" style:font-size-complex="72pt" style:font-style-complex="normal" style:font-weight-complex="bold"/>
    </style:style>
    <style:style style:name="MT2" style:family="text">
      <style:text-properties fo:font-variant="normal" fo:text-transform="none" fo:color="#534200" loext:opacity="100%" style:text-line-through-style="none" style:text-line-through-type="none" style:text-position="0% 100%" style:font-name="Nunito1" fo:font-size="12pt" fo:letter-spacing="normal" fo:language="en" fo:country="none" fo:font-style="normal" style:text-underline-style="none" fo:font-weight="normal" fo:background-color="transparent" style:font-name-asian="Nunito1" style:font-size-asian="12pt" style:font-style-asian="normal" style:font-weight-asian="normal" style:font-name-complex="Nunito1" style:font-size-complex="12pt" style:font-style-complex="normal" style:font-weight-complex="normal"/>
    </style:style>
    <style:style style:name="MT3" style:family="text">
      <style:text-properties fo:font-variant="normal" fo:text-transform="none" fo:color="#534200" loext:opacity="100%" style:text-line-through-style="none" style:text-line-through-type="none" style:text-position="0% 100%" style:font-name="Nunito1" fo:font-size="12pt" fo:letter-spacing="normal" fo:language="en" fo:country="none" fo:font-style="normal" style:text-underline-style="solid" style:text-underline-width="auto" style:text-underline-color="font-color" fo:font-weight="bold" fo:background-color="transparent" style:font-name-asian="Nunito1" style:font-size-asian="12pt" style:font-style-asian="normal" style:font-weight-asian="bold" style:font-name-complex="Nunito1" style:font-size-complex="12pt" style:font-style-complex="normal" style:font-weight-complex="bold"/>
    </style:style>
    <style:style style:name="MT4" style:family="text">
      <style:text-properties fo:font-variant="normal" fo:text-transform="none" fo:color="#534200" loext:opacity="100%" style:text-line-through-style="none" style:text-line-through-type="none" style:text-position="0% 100%" style:font-name="Nunito1" fo:font-size="12pt" fo:letter-spacing="normal" fo:language="en" fo:country="none" fo:font-style="normal" style:text-underline-style="none" fo:font-weight="bold" fo:background-color="transparent" style:font-name-asian="Nunito1" style:font-size-asian="12pt" style:font-style-asian="normal" style:font-weight-asian="bold" style:font-name-complex="Nunito1"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5342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g draw:name="Google Shape;9;p2">
        <draw:custom-shape draw:name="Google Shape;10;p2" draw:style-name="Mgr3" draw:text-style-name="MP5" draw:layer="layout" svg:width="5.686cm" svg:height="11.203cm" svg:x="-0.089cm" svg:y="0.773cm">
          <text:p/>
          <draw:enhanced-geometry draw:mirror-horizontal="false" draw:mirror-vertical="false" drawooo:sub-view-size="14836 29228" draw:text-areas="0 0 ?f0 ?f1" svg:viewBox="0 0 0 0"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11;p2" draw:style-name="Mgr3" draw:text-style-name="MP5" draw:layer="layout" svg:width="5.681cm" svg:height="0.202cm" svg:x="-0.086cm" svg:y="3.164cm">
          <text:p/>
          <draw:enhanced-geometry draw:mirror-horizontal="false" draw:mirror-vertical="false" drawooo:sub-view-size="14823 530" draw:text-areas="0 0 ?f0 ?f1" svg:viewBox="0 0 0 0" draw:type="ooxml-non-primitive" draw:enhanced-path="M 39 1 C 22 176 5 355 1 530 L 14823 530 C 14814 355 14802 176 14785 1 Z N">
            <draw:equation draw:name="f0" draw:formula="logwidth"/>
            <draw:equation draw:name="f1" draw:formula="logheight"/>
          </draw:enhanced-geometry>
        </draw:custom-shape>
        <draw:custom-shape draw:name="Google Shape;12;p2" draw:style-name="Mgr3" draw:text-style-name="MP5" draw:layer="layout" svg:width="0.196cm" svg:height="10.934cm" svg:x="2.656cm" svg:y="0.935cm">
          <text:p/>
          <draw:enhanced-geometry draw:mirror-horizontal="false" draw:mirror-vertical="false" drawooo:sub-view-size="513 28527" draw:text-areas="0 0 ?f0 ?f1" svg:viewBox="0 0 0 0" draw:type="ooxml-non-primitive" draw:enhanced-path="M 1 0 L 1 28527 513 28527 513 0 Z N">
            <draw:equation draw:name="f0" draw:formula="logwidth"/>
            <draw:equation draw:name="f1" draw:formula="logheight"/>
          </draw:enhanced-geometry>
        </draw:custom-shape>
        <draw:custom-shape draw:name="Google Shape;13;p2" draw:style-name="Mgr3" draw:text-style-name="MP5" draw:layer="layout" svg:width="2.098cm" svg:height="1.63cm" svg:x="0.71cm" svg:y="1.66cm">
          <text:p/>
          <draw:enhanced-geometry draw:mirror-horizontal="false" draw:mirror-vertical="false" drawooo:sub-view-size="5477 4254" draw:text-areas="0 0 ?f0 ?f1" svg:viewBox="0 0 0 0" draw:type="ooxml-non-primitive" draw:enhanced-path="M 307 1 L 0 414 5170 4253 5477 3840 307 1 Z N">
            <draw:equation draw:name="f0" draw:formula="logwidth"/>
            <draw:equation draw:name="f1" draw:formula="logheight"/>
          </draw:enhanced-geometry>
        </draw:custom-shape>
        <draw:custom-shape draw:name="Google Shape;14;p2" draw:style-name="Mgr3" draw:text-style-name="MP5" draw:layer="layout" svg:width="2.099cm" svg:height="1.629cm" svg:x="2.698cm" svg:y="1.668cm">
          <text:p/>
          <draw:enhanced-geometry draw:mirror-horizontal="false" draw:mirror-vertical="false" drawooo:sub-view-size="5478 4253" draw:text-areas="0 0 ?f0 ?f1" svg:viewBox="0 0 0 0" draw:type="ooxml-non-primitive" draw:enhanced-path="M 5170 0 L 1 3839 308 4253 5477 414 5170 0 Z N">
            <draw:equation draw:name="f0" draw:formula="logwidth"/>
            <draw:equation draw:name="f1" draw:formula="logheight"/>
          </draw:enhanced-geometry>
        </draw:custom-shape>
        <draw:custom-shape draw:name="Google Shape;15;p2" draw:style-name="Mgr3" draw:text-style-name="MP5" draw:layer="layout" svg:width="5.688cm" svg:height="11.203cm" svg:x="5.582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p2" draw:style-name="Mgr3" draw:text-style-name="MP5" draw:layer="layout" svg:width="5.681cm" svg:height="0.202cm" svg:x="5.586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7;p2" draw:style-name="Mgr3" draw:text-style-name="MP5" draw:layer="layout" svg:width="0.197cm" svg:height="10.934cm" svg:x="8.328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8;p2" draw:style-name="Mgr3" draw:text-style-name="MP5" draw:layer="layout" svg:width="2.099cm" svg:height="1.63cm" svg:x="6.382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9;p2" draw:style-name="Mgr3" draw:text-style-name="MP5" draw:layer="layout" svg:width="2.098cm" svg:height="1.629cm" svg:x="8.37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20;p2" draw:style-name="Mgr3" draw:text-style-name="MP5" draw:layer="layout" svg:width="0.241cm" svg:height="3.385cm" svg:x="5.464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21;p2" draw:style-name="Mgr3" draw:text-style-name="MP5" draw:layer="layout" svg:width="5.688cm" svg:height="11.203cm" svg:x="11.208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22;p2" draw:style-name="Mgr3" draw:text-style-name="MP5" draw:layer="layout" svg:width="5.681cm" svg:height="0.202cm" svg:x="11.211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23;p2" draw:style-name="Mgr3" draw:text-style-name="MP5" draw:layer="layout" svg:width="0.197cm" svg:height="10.934cm" svg:x="13.953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24;p2" draw:style-name="Mgr3" draw:text-style-name="MP5" draw:layer="layout" svg:width="2.099cm" svg:height="1.63cm" svg:x="12.007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25;p2" draw:style-name="Mgr3" draw:text-style-name="MP5" draw:layer="layout" svg:width="2.098cm" svg:height="1.629cm" svg:x="13.996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26;p2" draw:style-name="Mgr3" draw:text-style-name="MP5" draw:layer="layout" svg:width="0.241cm" svg:height="3.385cm" svg:x="11.09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27;p2" draw:style-name="Mgr3" draw:text-style-name="MP5" draw:layer="layout" svg:width="5.688cm" svg:height="11.203cm" svg:x="16.834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28;p2" draw:style-name="Mgr3" draw:text-style-name="MP5" draw:layer="layout" svg:width="5.681cm" svg:height="0.202cm" svg:x="16.837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29;p2" draw:style-name="Mgr3" draw:text-style-name="MP5" draw:layer="layout" svg:width="0.197cm" svg:height="10.934cm" svg:x="19.579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30;p2" draw:style-name="Mgr3" draw:text-style-name="MP5" draw:layer="layout" svg:width="2.099cm" svg:height="1.63cm" svg:x="17.633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31;p2" draw:style-name="Mgr3" draw:text-style-name="MP5" draw:layer="layout" svg:width="2.098cm" svg:height="1.629cm" svg:x="19.621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32;p2" draw:style-name="Mgr3" draw:text-style-name="MP5" draw:layer="layout" svg:width="0.241cm" svg:height="3.385cm" svg:x="16.716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33;p2" draw:style-name="Mgr3" draw:text-style-name="MP5" draw:layer="layout" svg:width="5.688cm" svg:height="11.203cm" svg:x="22.459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34;p2" draw:style-name="Mgr3" draw:text-style-name="MP5" draw:layer="layout" svg:width="5.681cm" svg:height="0.202cm" svg:x="22.463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35;p2" draw:style-name="Mgr3" draw:text-style-name="MP5" draw:layer="layout" svg:width="0.197cm" svg:height="10.934cm" svg:x="25.205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36;p2" draw:style-name="Mgr3" draw:text-style-name="MP5" draw:layer="layout" svg:width="2.099cm" svg:height="1.63cm" svg:x="23.259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37;p2" draw:style-name="Mgr3" draw:text-style-name="MP5" draw:layer="layout" svg:width="2.098cm" svg:height="1.629cm" svg:x="25.247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38;p2" draw:style-name="Mgr3" draw:text-style-name="MP5" draw:layer="layout" svg:width="0.241cm" svg:height="3.385cm" svg:x="22.342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g>
      <draw:frame draw:name="Google Shape;39;p2" presentation:style-name="TITLE-title" draw:layer="backgroundobjects" svg:width="16.334cm" svg:height="6.056cm" svg:x="4.532cm" svg:y="3.192cm" presentation:class="title" presentation:placeholder="true" presentation:user-transformed="true">
        <draw:text-box/>
      </draw:frame>
      <draw:g draw:name="Google Shape;41;p2">
        <draw:custom-shape draw:name="Google Shape;42;p2" draw:style-name="Mgr4" draw:text-style-name="MP6" draw:layer="layout" svg:width="25.399cm" svg:height="2.379cm" svg:x="0cm" svg:y="11.908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43;p2" draw:style-name="Mgr5" draw:text-style-name="MP7" draw:layer="layout" svg:width="25.399cm" svg:height="0.068cm" svg:x="0cm" svg:y="12.336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44;p2" draw:style-name="Mgr5" draw:text-style-name="MP7" draw:layer="layout" svg:width="25.399cm" svg:height="0.068cm" svg:x="0cm" svg:y="12.763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45;p2" draw:style-name="Mgr5" draw:text-style-name="MP7" draw:layer="layout" svg:width="25.399cm" svg:height="0.068cm" svg:x="0cm" svg:y="13.192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46;p2" draw:style-name="Mgr5" draw:text-style-name="MP7" draw:layer="layout" svg:width="25.399cm" svg:height="0.068cm" svg:x="0cm" svg:y="13.62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47;p2" draw:style-name="Mgr5" draw:text-style-name="MP7" draw:layer="layout" svg:width="25.399cm" svg:height="0.068cm" svg:x="0cm" svg:y="14.048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48;p2" draw:style-name="Mgr5" draw:text-style-name="MP7" draw:layer="layout" svg:width="0.404cm" svg:height="0.259cm" svg:x="8.348cm" svg:y="13.38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49;p2" draw:style-name="Mgr5" draw:text-style-name="MP7" draw:layer="layout" svg:width="0.536cm" svg:height="0.344cm" svg:x="1.035cm" svg:y="12.453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50;p2" draw:style-name="Mgr5" draw:text-style-name="MP7" draw:layer="layout" svg:width="0.592cm" svg:height="0.379cm" svg:x="3.244cm" svg:y="13.702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51;p2" draw:style-name="Mgr5" draw:text-style-name="MP7" draw:layer="layout" svg:width="0.405cm" svg:height="0.259cm" svg:x="17.588cm" svg:y="13.822cm">
          <text:p/>
          <draw:enhanced-geometry draw:mirror-horizontal="false" draw:mirror-vertical="false" drawooo:sub-view-size="3531 2260" draw:text-areas="0 0 ?f0 ?f1" svg:viewBox="0 0 0 0"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52;p2" draw:style-name="Mgr5" draw:text-style-name="MP7" draw:layer="layout" svg:width="0.404cm" svg:height="0.259cm" svg:x="13.641cm" svg:y="13.394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53;p2" draw:style-name="Mgr5" draw:text-style-name="MP7" draw:layer="layout" svg:width="0.405cm" svg:height="0.259cm" svg:x="8.347cm" svg:y="12.087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54;p2" draw:style-name="Mgr5" draw:text-style-name="MP7" draw:layer="layout" svg:width="0.405cm" svg:height="0.259cm" svg:x="4.88cm" svg:y="13.788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55;p2" draw:style-name="Mgr5" draw:text-style-name="MP7" draw:layer="layout" svg:width="0.404cm" svg:height="0.259cm" svg:x="4.269cm" svg:y="12.09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56;p2" draw:style-name="Mgr5" draw:text-style-name="MP7" draw:layer="layout" svg:width="0.405cm" svg:height="0.259cm" svg:x="10.961cm" svg:y="12.546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57;p2" draw:style-name="Mgr5" draw:text-style-name="MP7" draw:layer="layout" svg:width="0.405cm" svg:height="0.259cm" svg:x="6.9cm" svg:y="12.533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58;p2" draw:style-name="Mgr5" draw:text-style-name="MP7" draw:layer="layout" svg:width="0.404cm" svg:height="0.259cm" svg:x="24.058cm" svg:y="13.38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59;p2" draw:style-name="Mgr5" draw:text-style-name="MP7" draw:layer="layout" svg:width="0.405cm" svg:height="0.259cm" svg:x="15.545cm" svg:y="12.087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60;p2" draw:style-name="Mgr5" draw:text-style-name="MP7" draw:layer="layout" svg:width="0.536cm" svg:height="0.344cm" svg:x="19.392cm" svg:y="12.453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61;p2" draw:style-name="Mgr5" draw:text-style-name="MP7" draw:layer="layout" svg:width="0.405cm" svg:height="0.259cm" svg:x="11.541cm" svg:y="13.788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62;p2" draw:style-name="Mgr5" draw:text-style-name="MP7" draw:layer="layout" svg:width="0.404cm" svg:height="0.259cm" svg:x="23.236cm" svg:y="12.09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63;p2" draw:style-name="Mgr5" draw:text-style-name="MP7" draw:layer="layout" svg:width="0.404cm" svg:height="0.259cm" svg:x="21.499cm" svg:y="13.394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64;p2" draw:style-name="Mgr5" draw:text-style-name="MP7" draw:layer="layout" svg:width="0.536cm" svg:height="0.344cm" svg:x="16.876cm" svg:y="12.916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65;p2" draw:style-name="Mgr4" draw:text-style-name="MP6" draw:layer="backgroundobjects" svg:width="3.843cm" svg:height="1.506cm" svg:x="4.201cm" svg:y="10.401cm">
        <text:p/>
        <draw:enhanced-geometry draw:mirror-horizontal="false" draw:mirror-vertical="false" drawooo:sub-view-size="18666 7316" draw:text-areas="0 0 ?f0 ?f1" svg:viewBox="0 0 0 0" draw:type="ooxml-non-primitive" draw:enhanced-path="M 6330 0 C 2751 0 3579 3835 3579 3835 3579 3835 2614 3238 1762 3238 1336 3238 938 3387 704 3835 0 5174 1472 7316 1472 7316 L 16878 7316 C 16878 7316 18665 5878 17475 4667 17116 4299 16656 4171 16190 4171 15114 4171 14003 4854 14003 4854 14003 4854 14703 2491 12621 2044 12418 2000 12226 1980 12046 1980 10387 1980 9717 3660 9717 3660 9717 3660 9909 0 6330 0 Z N">
          <draw:equation draw:name="f0" draw:formula="logwidth"/>
          <draw:equation draw:name="f1" draw:formula="logheight"/>
        </draw:enhanced-geometry>
      </draw:custom-shape>
      <draw:custom-shape draw:name="Google Shape;66;p2" draw:style-name="Mgr5" draw:text-style-name="MP7" draw:layer="backgroundobjects" svg:width="3.786cm" svg:height="1.506cm" svg:x="3.278cm" svg:y="10.401cm">
        <text:p/>
        <draw:enhanced-geometry draw:mirror-horizontal="false" draw:mirror-vertical="false" drawooo:sub-view-size="18385 7316" draw:text-areas="0 0 ?f0 ?f1" svg:viewBox="0 0 0 0" draw:type="ooxml-non-primitive" draw:enhanced-path="M 6049 0 C 2470 0 3302 3835 3302 3835 3302 3835 2611 3462 1909 3462 1449 3462 983 3623 704 4155 0 5494 1190 7316 1190 7316 L 16593 7316 C 16593 7316 18384 5878 17194 4667 16835 4300 16377 4172 15911 4172 14833 4172 13718 4859 13718 4859 13718 4859 14422 2491 12340 2044 12136 2000 11945 1980 11765 1980 10105 1980 9435 3660 9435 3660 9435 3660 9627 0 6049 0 Z N">
          <draw:equation draw:name="f0" draw:formula="logwidth"/>
          <draw:equation draw:name="f1" draw:formula="logheight"/>
        </draw:enhanced-geometry>
      </draw:custom-shape>
      <draw:custom-shape draw:name="Google Shape;67;p2" draw:style-name="Mgr4" draw:text-style-name="MP6" draw:layer="backgroundobjects" svg:width="3.844cm" svg:height="1.506cm" svg:x="19.392cm" svg:y="10.401cm">
        <text:p/>
        <draw:enhanced-geometry draw:mirror-horizontal="false" draw:mirror-vertical="false" drawooo:sub-view-size="18667 7316" draw:text-areas="0 0 ?f0 ?f1" svg:viewBox="0 0 0 0" draw:type="ooxml-non-primitive" draw:enhanced-path="M 6331 0 C 2752 0 3579 3835 3579 3835 3579 3835 2615 3238 1763 3238 1337 3238 939 3387 705 3835 1 5174 1472 7316 1472 7316 L 16875 7316 C 16875 7316 18666 5878 17476 4667 17116 4299 16657 4171 16190 4171 15113 4171 14000 4854 14000 4854 14000 4854 14704 2491 12622 2044 12418 2000 12226 1980 12046 1980 10387 1980 9717 3656 9717 3656 9717 3656 9909 0 6331 0 Z N">
          <draw:equation draw:name="f0" draw:formula="logwidth"/>
          <draw:equation draw:name="f1" draw:formula="logheight"/>
        </draw:enhanced-geometry>
      </draw:custom-shape>
      <draw:custom-shape draw:name="Google Shape;68;p2" draw:style-name="Mgr5" draw:text-style-name="MP7" draw:layer="backgroundobjects" svg:width="3.843cm" svg:height="1.506cm" svg:x="18.299cm" svg:y="10.401cm">
        <text:p/>
        <draw:enhanced-geometry draw:mirror-horizontal="false" draw:mirror-vertical="false" drawooo:sub-view-size="18662 7316" draw:text-areas="0 0 ?f0 ?f1" svg:viewBox="0 0 0 0" draw:type="ooxml-non-primitive" draw:enhanced-path="M 6326 0 C 2748 0 3579 3835 3579 3835 3579 3835 2612 3238 1761 3238 1335 3238 938 3387 704 3835 1 5174 1472 7316 1472 7316 L 16870 7316 C 16870 7316 18662 5878 17472 4667 17112 4299 16652 4171 16186 4171 15108 4171 13995 4854 13995 4854 13995 4854 14699 2491 12618 2044 12414 2000 12222 1980 12041 1980 10383 1980 9713 3656 9713 3656 9713 3656 9905 0 6326 0 Z N">
          <draw:equation draw:name="f0" draw:formula="logwidth"/>
          <draw:equation draw:name="f1" draw:formula="logheight"/>
        </draw:enhanced-geometry>
      </draw:custom-shape>
      <draw:custom-shape draw:name="Google Shape;69;p2" draw:style-name="Mgr5" draw:text-style-name="MP7" draw:layer="backgroundobjects" svg:width="2.369cm" svg:height="1.506cm" svg:x="23.076cm" svg:y="10.401cm">
        <text:p/>
        <draw:enhanced-geometry draw:mirror-horizontal="false" draw:mirror-vertical="false" drawooo:sub-view-size="11505 7316" draw:text-areas="0 0 ?f0 ?f1" svg:viewBox="0 0 0 0" draw:type="ooxml-non-primitive" draw:enhanced-path="M 6331 0 C 2752 0 3579 3835 3579 3835 3579 3835 2614 3238 1763 3238 1337 3238 939 3387 705 3835 1 5179 1472 7316 1472 7316 L 11504 7316 11504 2044 C 10238 2351 9717 3656 9717 3656 9717 3656 9909 0 6331 0 Z N">
          <draw:equation draw:name="f0" draw:formula="logwidth"/>
          <draw:equation draw:name="f1" draw:formula="logheight"/>
        </draw:enhanced-geometry>
      </draw:custom-shape>
      <draw:custom-shape draw:name="Google Shape;70;p2" draw:style-name="Mgr4" draw:text-style-name="MP6" draw:layer="backgroundobjects" svg:width="1.275cm" svg:height="1.506cm" svg:x="0cm" svg:y="10.401cm">
        <text:p/>
        <draw:enhanced-geometry draw:mirror-horizontal="false" draw:mirror-vertical="false" drawooo:sub-view-size="6194 7316" draw:text-areas="0 0 ?f0 ?f1" svg:viewBox="0 0 0 0" draw:type="ooxml-non-primitive" draw:enhanced-path="M 0 0 L 0 7316 4722 7316 C 4722 7316 6193 5179 5490 3835 5255 3387 4857 3238 4431 3238 3580 3238 2615 3835 2615 3835 2615 3835 3421 99 0 0 Z N">
          <draw:equation draw:name="f0" draw:formula="logwidth"/>
          <draw:equation draw:name="f1" draw:formula="logheight"/>
        </draw:enhanced-geometry>
      </draw:custom-shape>
      <draw:custom-shape draw:name="Google Shape;71;p2" draw:style-name="Mgr5" draw:text-style-name="MP7" draw:layer="backgroundobjects" svg:width="2.368cm" svg:height="1.506cm" svg:x="0cm" svg:y="10.401cm">
        <text:p/>
        <draw:enhanced-geometry draw:mirror-horizontal="false" draw:mirror-vertical="false" drawooo:sub-view-size="11504 7316" draw:text-areas="0 0 ?f0 ?f1" svg:viewBox="0 0 0 0" draw:type="ooxml-non-primitive" draw:enhanced-path="M 5174 0 C 1595 0 1787 3656 1787 3656 1787 3656 1267 2351 0 2044 L 0 7316 10032 7316 C 10032 7316 11504 5179 10800 3835 10565 3387 10168 3238 9742 3238 8890 3238 7925 3835 7925 3835 7925 3835 8753 0 5174 0 Z N">
          <draw:equation draw:name="f0" draw:formula="logwidth"/>
          <draw:equation draw:name="f1" draw:formula="logheight"/>
        </draw:enhanced-geometry>
      </draw:custom-shape>
      <draw:g draw:name="Google Shape;72;p2">
        <draw:custom-shape draw:name="Google Shape;73;p2" draw:style-name="Mgr6" draw:text-style-name="MP8" draw:layer="layout" svg:width="0.975cm" svg:height="1.542cm" svg:x="2.233cm" svg:y="11.354cm">
          <text:p/>
          <draw:enhanced-geometry draw:mirror-horizontal="false" draw:mirror-vertical="false" drawooo:sub-view-size="6045 9555" draw:text-areas="0 0 ?f0 ?f1" svg:viewBox="0 0 0 0" draw:type="ooxml-non-primitive" draw:enhanced-path="M 4210 1 L 4210 1 C 3413 423 2347 1323 2718 3127 2880 3912 2892 4351 2884 4565 2807 4821 2765 5085 2752 5350 2743 5631 2777 5917 2846 6190 2867 6258 2884 6326 2910 6390 2922 6424 2931 6459 2944 6493 L 2982 6587 C 3033 6710 3076 6830 3110 6958 3119 6987 3127 7022 3136 7051 3020 6894 2828 6574 2585 5998 2064 4757 1123 4483 378 4483 245 4483 118 4491 1 4505 1 4505 192 5985 1835 6642 2995 7103 3089 7269 3208 7388 3272 7760 3298 8139 3281 8514 3272 8779 3251 9043 3212 9304 3204 9368 3191 9436 3183 9500 3236 9536 3298 9554 3360 9554 3421 9554 3483 9536 3537 9500 3541 9449 3549 9402 3554 9351 3588 9073 3605 8800 3609 8523 3609 8429 3609 8335 3605 8242 3703 8092 3925 7845 4637 7295 6045 6215 5823 4740 5823 4740 L 5823 4740 C 5055 4863 3942 5303 3746 6877 3711 7188 3652 7499 3575 7806 3545 7491 3481 7175 3387 6872 3345 6740 3298 6608 3242 6480 L 3204 6386 C 3191 6356 3178 6326 3165 6297 3144 6237 3123 6177 3106 6117 3029 5870 2991 5614 2991 5354 2991 5196 3003 5042 3029 4889 3076 4688 3020 4501 3861 3251 5004 1541 4211 1 4210 1 Z N">
            <draw:equation draw:name="f0" draw:formula="logwidth"/>
            <draw:equation draw:name="f1" draw:formula="logheight"/>
          </draw:enhanced-geometry>
        </draw:custom-shape>
        <draw:custom-shape draw:name="Google Shape;74;p2" draw:style-name="Mgr5" draw:text-style-name="MP7" draw:layer="layout" svg:width="0.924cm" svg:height="0.302cm" svg:x="2.319cm" svg:y="12.889cm">
          <text:p/>
          <draw:enhanced-geometry draw:mirror-horizontal="false" draw:mirror-vertical="false" drawooo:sub-view-size="5726 1877" draw:text-areas="0 0 ?f0 ?f1" svg:viewBox="0 0 0 0" draw:type="ooxml-non-primitive" draw:enhanced-path="M 2823 1 C 1680 1 553 624 31 1800 22 1826 14 1851 1 1877 L 5725 1877 C 5576 1600 5397 1339 5188 1101 4560 357 3687 1 2823 1 Z N">
            <draw:equation draw:name="f0" draw:formula="logwidth"/>
            <draw:equation draw:name="f1" draw:formula="logheight"/>
          </draw:enhanced-geometry>
        </draw:custom-shape>
        <draw:custom-shape draw:name="Google Shape;75;p2" draw:style-name="Mgr5" draw:text-style-name="MP7" draw:layer="layout" svg:width="0.286cm" svg:height="0.242cm" svg:x="2.32cm" svg:y="12.144cm">
          <text:p/>
          <draw:enhanced-geometry draw:mirror-horizontal="false" draw:mirror-vertical="false" drawooo:sub-view-size="1775 1502" draw:text-areas="0 0 ?f0 ?f1" svg:viewBox="0 0 0 0" draw:type="ooxml-non-primitive" draw:enhanced-path="M 0 0 C 0 0 1126 538 1775 1502 1775 1502 1557 388 0 0 Z N">
            <draw:equation draw:name="f0" draw:formula="logwidth"/>
            <draw:equation draw:name="f1" draw:formula="logheight"/>
          </draw:enhanced-geometry>
        </draw:custom-shape>
        <draw:custom-shape draw:name="Google Shape;76;p2" draw:style-name="Mgr5" draw:text-style-name="MP7" draw:layer="layout" svg:width="0.199cm" svg:height="0.421cm" svg:x="2.671cm" svg:y="11.471cm">
          <text:p/>
          <draw:enhanced-geometry draw:mirror-horizontal="false" draw:mirror-vertical="false" drawooo:sub-view-size="1238 2612" draw:text-areas="0 0 ?f0 ?f1" svg:viewBox="0 0 0 0" draw:type="ooxml-non-primitive" draw:enhanced-path="M 1238 1 C 1 1400 521 2611 521 2611 508 1259 1237 1 1238 1 Z N">
            <draw:equation draw:name="f0" draw:formula="logwidth"/>
            <draw:equation draw:name="f1" draw:formula="logheight"/>
          </draw:enhanced-geometry>
        </draw:custom-shape>
        <draw:custom-shape draw:name="Google Shape;77;p2" draw:style-name="Mgr5" draw:text-style-name="MP7" draw:layer="layout" svg:width="0.224cm" svg:height="0.31cm" svg:x="2.881cm" svg:y="12.203cm">
          <text:p/>
          <draw:enhanced-geometry draw:mirror-horizontal="false" draw:mirror-vertical="false" drawooo:sub-view-size="1396 1929" draw:text-areas="0 0 ?f0 ?f1" svg:viewBox="0 0 0 0" draw:type="ooxml-non-primitive" draw:enhanced-path="M 1395 1 L 1395 1 C 1 798 94 1929 94 1929 457 828 1395 1 1395 1 Z N">
            <draw:equation draw:name="f0" draw:formula="logwidth"/>
            <draw:equation draw:name="f1" draw:formula="logheight"/>
          </draw:enhanced-geometry>
        </draw:custom-shape>
      </draw:g>
      <draw:custom-shape draw:name="Google Shape;78;p2" draw:style-name="Mgr4" draw:text-style-name="MP6" draw:layer="backgroundobjects" svg:width="1.275cm" svg:height="1.506cm" svg:x="24.17cm" svg:y="10.401cm">
        <text:p/>
        <draw:enhanced-geometry draw:mirror-horizontal="false" draw:mirror-vertical="false" drawooo:sub-view-size="6194 7316" draw:text-areas="0 0 ?f0 ?f1" svg:viewBox="0 0 0 0" draw:type="ooxml-non-primitive" draw:enhanced-path="M 6193 0 C 2773 99 3579 3835 3579 3835 3579 3835 2614 3238 1762 3238 1336 3238 939 3387 704 3835 0 5179 1472 7316 1472 7316 L 6193 7316 6193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80;p3">
        <draw:custom-shape draw:name="Google Shape;81;p3" draw:style-name="Mgr3" draw:text-style-name="MP5" draw:layer="layout" svg:width="5.686cm" svg:height="11.203cm" svg:x="-0.089cm" svg:y="0.773cm">
          <text:p/>
          <draw:enhanced-geometry draw:mirror-horizontal="false" draw:mirror-vertical="false" drawooo:sub-view-size="14836 29228" draw:text-areas="0 0 ?f0 ?f1" svg:viewBox="0 0 0 0"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82;p3" draw:style-name="Mgr3" draw:text-style-name="MP5" draw:layer="layout" svg:width="5.681cm" svg:height="0.202cm" svg:x="-0.086cm" svg:y="3.164cm">
          <text:p/>
          <draw:enhanced-geometry draw:mirror-horizontal="false" draw:mirror-vertical="false" drawooo:sub-view-size="14823 530" draw:text-areas="0 0 ?f0 ?f1" svg:viewBox="0 0 0 0" draw:type="ooxml-non-primitive" draw:enhanced-path="M 39 1 C 22 176 5 355 1 530 L 14823 530 C 14814 355 14802 176 14785 1 Z N">
            <draw:equation draw:name="f0" draw:formula="logwidth"/>
            <draw:equation draw:name="f1" draw:formula="logheight"/>
          </draw:enhanced-geometry>
        </draw:custom-shape>
        <draw:custom-shape draw:name="Google Shape;83;p3" draw:style-name="Mgr3" draw:text-style-name="MP5" draw:layer="layout" svg:width="0.196cm" svg:height="10.934cm" svg:x="2.656cm" svg:y="0.935cm">
          <text:p/>
          <draw:enhanced-geometry draw:mirror-horizontal="false" draw:mirror-vertical="false" drawooo:sub-view-size="513 28527" draw:text-areas="0 0 ?f0 ?f1" svg:viewBox="0 0 0 0" draw:type="ooxml-non-primitive" draw:enhanced-path="M 1 0 L 1 28527 513 28527 513 0 Z N">
            <draw:equation draw:name="f0" draw:formula="logwidth"/>
            <draw:equation draw:name="f1" draw:formula="logheight"/>
          </draw:enhanced-geometry>
        </draw:custom-shape>
        <draw:custom-shape draw:name="Google Shape;84;p3" draw:style-name="Mgr3" draw:text-style-name="MP5" draw:layer="layout" svg:width="2.098cm" svg:height="1.63cm" svg:x="0.71cm" svg:y="1.66cm">
          <text:p/>
          <draw:enhanced-geometry draw:mirror-horizontal="false" draw:mirror-vertical="false" drawooo:sub-view-size="5477 4254" draw:text-areas="0 0 ?f0 ?f1" svg:viewBox="0 0 0 0" draw:type="ooxml-non-primitive" draw:enhanced-path="M 307 1 L 0 414 5170 4253 5477 3840 307 1 Z N">
            <draw:equation draw:name="f0" draw:formula="logwidth"/>
            <draw:equation draw:name="f1" draw:formula="logheight"/>
          </draw:enhanced-geometry>
        </draw:custom-shape>
        <draw:custom-shape draw:name="Google Shape;85;p3" draw:style-name="Mgr3" draw:text-style-name="MP5" draw:layer="layout" svg:width="2.099cm" svg:height="1.629cm" svg:x="2.698cm" svg:y="1.668cm">
          <text:p/>
          <draw:enhanced-geometry draw:mirror-horizontal="false" draw:mirror-vertical="false" drawooo:sub-view-size="5478 4253" draw:text-areas="0 0 ?f0 ?f1" svg:viewBox="0 0 0 0" draw:type="ooxml-non-primitive" draw:enhanced-path="M 5170 0 L 1 3839 308 4253 5477 414 5170 0 Z N">
            <draw:equation draw:name="f0" draw:formula="logwidth"/>
            <draw:equation draw:name="f1" draw:formula="logheight"/>
          </draw:enhanced-geometry>
        </draw:custom-shape>
        <draw:custom-shape draw:name="Google Shape;86;p3" draw:style-name="Mgr3" draw:text-style-name="MP5" draw:layer="layout" svg:width="5.688cm" svg:height="11.203cm" svg:x="5.582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87;p3" draw:style-name="Mgr3" draw:text-style-name="MP5" draw:layer="layout" svg:width="5.681cm" svg:height="0.202cm" svg:x="5.586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88;p3" draw:style-name="Mgr3" draw:text-style-name="MP5" draw:layer="layout" svg:width="0.197cm" svg:height="10.934cm" svg:x="8.328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89;p3" draw:style-name="Mgr3" draw:text-style-name="MP5" draw:layer="layout" svg:width="2.099cm" svg:height="1.63cm" svg:x="6.382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90;p3" draw:style-name="Mgr3" draw:text-style-name="MP5" draw:layer="layout" svg:width="2.098cm" svg:height="1.629cm" svg:x="8.37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91;p3" draw:style-name="Mgr3" draw:text-style-name="MP5" draw:layer="layout" svg:width="0.241cm" svg:height="3.385cm" svg:x="5.464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92;p3" draw:style-name="Mgr3" draw:text-style-name="MP5" draw:layer="layout" svg:width="5.688cm" svg:height="11.203cm" svg:x="11.208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93;p3" draw:style-name="Mgr3" draw:text-style-name="MP5" draw:layer="layout" svg:width="5.681cm" svg:height="0.202cm" svg:x="11.211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94;p3" draw:style-name="Mgr3" draw:text-style-name="MP5" draw:layer="layout" svg:width="0.197cm" svg:height="10.934cm" svg:x="13.953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95;p3" draw:style-name="Mgr3" draw:text-style-name="MP5" draw:layer="layout" svg:width="2.099cm" svg:height="1.63cm" svg:x="12.007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96;p3" draw:style-name="Mgr3" draw:text-style-name="MP5" draw:layer="layout" svg:width="2.098cm" svg:height="1.629cm" svg:x="13.996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97;p3" draw:style-name="Mgr3" draw:text-style-name="MP5" draw:layer="layout" svg:width="0.241cm" svg:height="3.385cm" svg:x="11.09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98;p3" draw:style-name="Mgr3" draw:text-style-name="MP5" draw:layer="layout" svg:width="5.688cm" svg:height="11.203cm" svg:x="16.834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99;p3" draw:style-name="Mgr3" draw:text-style-name="MP5" draw:layer="layout" svg:width="5.681cm" svg:height="0.202cm" svg:x="16.837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00;p3" draw:style-name="Mgr3" draw:text-style-name="MP5" draw:layer="layout" svg:width="0.197cm" svg:height="10.934cm" svg:x="19.579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01;p3" draw:style-name="Mgr3" draw:text-style-name="MP5" draw:layer="layout" svg:width="2.099cm" svg:height="1.63cm" svg:x="17.633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02;p3" draw:style-name="Mgr3" draw:text-style-name="MP5" draw:layer="layout" svg:width="2.098cm" svg:height="1.629cm" svg:x="19.621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103;p3" draw:style-name="Mgr3" draw:text-style-name="MP5" draw:layer="layout" svg:width="0.241cm" svg:height="3.385cm" svg:x="16.716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104;p3" draw:style-name="Mgr3" draw:text-style-name="MP5" draw:layer="layout" svg:width="5.688cm" svg:height="11.203cm" svg:x="22.459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05;p3" draw:style-name="Mgr3" draw:text-style-name="MP5" draw:layer="layout" svg:width="5.681cm" svg:height="0.202cm" svg:x="22.463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06;p3" draw:style-name="Mgr3" draw:text-style-name="MP5" draw:layer="layout" svg:width="0.197cm" svg:height="10.934cm" svg:x="25.205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07;p3" draw:style-name="Mgr3" draw:text-style-name="MP5" draw:layer="layout" svg:width="2.099cm" svg:height="1.63cm" svg:x="23.259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08;p3" draw:style-name="Mgr3" draw:text-style-name="MP5" draw:layer="layout" svg:width="2.098cm" svg:height="1.629cm" svg:x="25.247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109;p3" draw:style-name="Mgr3" draw:text-style-name="MP5" draw:layer="layout" svg:width="0.241cm" svg:height="3.385cm" svg:x="22.342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g>
      <draw:frame draw:name="Google Shape;110;p3" presentation:style-name="SECTION_5f_HEADER-title" draw:layer="backgroundobjects" svg:width="15.198cm" svg:height="2.337cm" svg:x="8.214cm" svg:y="5.562cm" presentation:class="title" presentation:placeholder="true" presentation:user-transformed="true">
        <draw:text-box/>
      </draw:frame>
      <draw:frame draw:name="Google Shape;111;p3" presentation:style-name="Mpr3" draw:text-style-name="MP10" draw:layer="backgroundobjects" svg:width="9.312cm" svg:height="2.337cm" svg:x="11.157cm" svg:y="2.885cm" presentation:class="title" presentation:user-transformed="true">
        <draw:text-box>
          <text:p text:style-name="MP9"><text:span text:style-name="MT1">xx%</text:span></text:p>
        </draw:text-box>
      </draw:frame>
      <draw:g draw:name="Google Shape;113;p3">
        <draw:g draw:name="Google Shape;114;p3">
          <draw:g draw:name="Google Shape;115;p3">
            <draw:custom-shape draw:name="Google Shape;116;p3" draw:style-name="Mgr4" draw:text-style-name="MP6" draw:layer="layout" svg:width="25.399cm" svg:height="3.764cm" svg:x="0cm" svg:y="10.522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117;p3" draw:style-name="Mgr5" draw:text-style-name="MP7" draw:layer="layout" svg:width="25.399cm" svg:height="0.068cm" svg:x="0cm" svg:y="10.95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18;p3" draw:style-name="Mgr5" draw:text-style-name="MP7" draw:layer="layout" svg:width="25.399cm" svg:height="0.068cm" svg:x="0cm" svg:y="11.378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19;p3" draw:style-name="Mgr5" draw:text-style-name="MP7" draw:layer="layout" svg:width="25.399cm" svg:height="0.068cm" svg:x="0cm" svg:y="11.807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120;p3" draw:style-name="Mgr5" draw:text-style-name="MP7" draw:layer="layout" svg:width="25.399cm" svg:height="0.068cm" svg:x="0cm" svg:y="12.235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21;p3" draw:style-name="Mgr5" draw:text-style-name="MP7" draw:layer="layout" svg:width="25.399cm" svg:height="0.068cm" svg:x="0cm" svg:y="12.662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22;p3" draw:style-name="Mgr5" draw:text-style-name="MP7" draw:layer="layout" svg:width="0.404cm" svg:height="0.259cm" svg:x="8.348cm" svg:y="11.996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23;p3" draw:style-name="Mgr5" draw:text-style-name="MP7" draw:layer="layout" svg:width="0.536cm" svg:height="0.344cm" svg:x="1.035cm" svg:y="11.068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24;p3" draw:style-name="Mgr5" draw:text-style-name="MP7" draw:layer="layout" svg:width="0.592cm" svg:height="0.379cm" svg:x="2.452cm" svg:y="12.317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25;p3" draw:style-name="Mgr5" draw:text-style-name="MP7" draw:layer="layout" svg:width="0.405cm" svg:height="0.259cm" svg:x="17.588cm" svg:y="12.437cm">
              <text:p/>
              <draw:enhanced-geometry draw:mirror-horizontal="false" draw:mirror-vertical="false" drawooo:sub-view-size="3531 2260" draw:text-areas="0 0 ?f0 ?f1" svg:viewBox="0 0 0 0"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126;p3" draw:style-name="Mgr5" draw:text-style-name="MP7" draw:layer="layout" svg:width="0.404cm" svg:height="0.259cm" svg:x="13.641cm" svg:y="12.009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27;p3" draw:style-name="Mgr5" draw:text-style-name="MP7" draw:layer="layout" svg:width="0.405cm" svg:height="0.259cm" svg:x="8.347cm" svg:y="10.702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28;p3" draw:style-name="Mgr5" draw:text-style-name="MP7" draw:layer="layout" svg:width="0.405cm" svg:height="0.259cm" svg:x="4.88cm" svg:y="12.402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129;p3" draw:style-name="Mgr5" draw:text-style-name="MP7" draw:layer="layout" svg:width="0.404cm" svg:height="0.259cm" svg:x="4.269cm" svg:y="10.706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30;p3" draw:style-name="Mgr5" draw:text-style-name="MP7" draw:layer="layout" svg:width="0.405cm" svg:height="0.259cm" svg:x="10.961cm" svg:y="11.161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31;p3" draw:style-name="Mgr5" draw:text-style-name="MP7" draw:layer="layout" svg:width="0.405cm" svg:height="0.259cm" svg:x="6.9cm" svg:y="11.148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32;p3" draw:style-name="Mgr5" draw:text-style-name="MP7" draw:layer="layout" svg:width="0.404cm" svg:height="0.259cm" svg:x="24.058cm" svg:y="11.996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33;p3" draw:style-name="Mgr5" draw:text-style-name="MP7" draw:layer="layout" svg:width="0.405cm" svg:height="0.259cm" svg:x="15.545cm" svg:y="10.702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34;p3" draw:style-name="Mgr5" draw:text-style-name="MP7" draw:layer="layout" svg:width="0.536cm" svg:height="0.344cm" svg:x="19.392cm" svg:y="11.068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35;p3" draw:style-name="Mgr5" draw:text-style-name="MP7" draw:layer="layout" svg:width="0.405cm" svg:height="0.259cm" svg:x="11.541cm" svg:y="12.402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136;p3" draw:style-name="Mgr5" draw:text-style-name="MP7" draw:layer="layout" svg:width="0.404cm" svg:height="0.259cm" svg:x="23.236cm" svg:y="10.706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37;p3" draw:style-name="Mgr5" draw:text-style-name="MP7" draw:layer="layout" svg:width="0.404cm" svg:height="0.259cm" svg:x="21.499cm" svg:y="12.009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38;p3" draw:style-name="Mgr5" draw:text-style-name="MP7" draw:layer="layout" svg:width="0.536cm" svg:height="0.344cm" svg:x="16.876cm" svg:y="11.531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139;p3" draw:style-name="Mgr5" draw:text-style-name="MP7" draw:layer="layout" svg:width="25.399cm" svg:height="0.068cm" svg:x="0cm" svg:y="13.09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40;p3" draw:style-name="Mgr5" draw:text-style-name="MP7" draw:layer="layout" svg:width="25.399cm" svg:height="0.068cm" svg:x="0cm" svg:y="13.518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41;p3" draw:style-name="Mgr5" draw:text-style-name="MP7" draw:layer="layout" svg:width="25.399cm" svg:height="0.068cm" svg:x="0cm" svg:y="13.946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42;p3" draw:style-name="Mgr5" draw:text-style-name="MP7" draw:layer="layout" svg:width="0.536cm" svg:height="0.344cm" svg:x="1.035cm" svg:y="13.671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43;p3" draw:style-name="Mgr5" draw:text-style-name="MP7" draw:layer="layout" svg:width="0.536cm" svg:height="0.344cm" svg:x="9.881cm" svg:y="13.671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44;p3" draw:style-name="Mgr5" draw:text-style-name="MP7" draw:layer="layout" svg:width="0.405cm" svg:height="0.259cm" svg:x="14.675cm" svg:y="13.327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145;p3" draw:style-name="Mgr5" draw:text-style-name="MP7" draw:layer="layout" svg:width="0.536cm" svg:height="0.344cm" svg:x="19.815cm" svg:y="13.671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146;p3" draw:style-name="Mgr5" draw:text-style-name="MP7" draw:layer="layout" svg:width="0.405cm" svg:height="0.259cm" svg:x="6.799cm" svg:y="13.327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g>
      <draw:g draw:name="Google Shape;147;p3">
        <draw:custom-shape draw:name="Google Shape;148;p3" draw:style-name="Mgr6" draw:text-style-name="MP8" draw:layer="layout" svg:width="1.551cm" svg:height="2.155cm" svg:x="-0.326cm" svg:y="8.366cm">
          <text:p/>
          <draw:enhanced-geometry draw:mirror-horizontal="false" draw:mirror-vertical="false" drawooo:sub-view-size="14657 20359" draw:text-areas="0 0 ?f0 ?f1" svg:viewBox="0 0 0 0" draw:type="ooxml-non-primitive" draw:enhanced-path="M 5351 1 C 4839 1 4313 182 3776 580 1 3373 11351 20358 11351 20358 L 14657 20358 C 14657 20358 13428 13926 11394 8291 9804 3902 7724 1 5351 1 Z N">
            <draw:equation draw:name="f0" draw:formula="logwidth"/>
            <draw:equation draw:name="f1" draw:formula="logheight"/>
          </draw:enhanced-geometry>
        </draw:custom-shape>
        <draw:custom-shape draw:name="Google Shape;149;p3" draw:style-name="Mgr5" draw:text-style-name="MP7" draw:layer="layout" svg:width="0.703cm" svg:height="1.533cm" svg:x="0.37cm" svg:y="8.987cm">
          <text:p/>
          <draw:enhanced-geometry draw:mirror-horizontal="false" draw:mirror-vertical="false" drawooo:sub-view-size="6651 14492" draw:text-areas="0 0 ?f0 ?f1" svg:viewBox="0 0 0 0" draw:type="ooxml-non-primitive" draw:enhanced-path="M 171 1 C 86 1 0 82 48 185 L 6365 14491 6651 14491 287 78 C 261 24 216 1 171 1 Z N">
            <draw:equation draw:name="f0" draw:formula="logwidth"/>
            <draw:equation draw:name="f1" draw:formula="logheight"/>
          </draw:enhanced-geometry>
        </draw:custom-shape>
        <draw:custom-shape draw:name="Google Shape;150;p3" draw:style-name="Mgr6" draw:text-style-name="MP8" draw:layer="layout" svg:width="1.551cm" svg:height="2.155cm" svg:x="1.247cm" svg:y="8.366cm">
          <text:p/>
          <draw:enhanced-geometry draw:mirror-horizontal="false" draw:mirror-vertical="false" drawooo:sub-view-size="14661 20358" draw:text-areas="0 0 ?f0 ?f1" svg:viewBox="0 0 0 0" draw:type="ooxml-non-primitive" draw:enhanced-path="M 9312 1 C 7045 1 5049 3560 3490 7702 2039 11545 973 15896 423 18365 338 18753 261 19095 201 19380 69 19999 1 20357 1 20357 L 3311 20357 C 3311 20357 14661 3372 10886 579 10349 182 9824 1 9312 1 Z N">
            <draw:equation draw:name="f0" draw:formula="logwidth"/>
            <draw:equation draw:name="f1" draw:formula="logheight"/>
          </draw:enhanced-geometry>
        </draw:custom-shape>
        <draw:custom-shape draw:name="Google Shape;151;p3" draw:style-name="Mgr5" draw:text-style-name="MP7" draw:layer="layout" svg:width="0.703cm" svg:height="1.533cm" svg:x="1.391cm" svg:y="8.987cm">
          <text:p/>
          <draw:enhanced-geometry draw:mirror-horizontal="false" draw:mirror-vertical="false" drawooo:sub-view-size="6651 14492" draw:text-areas="0 0 ?f0 ?f1" svg:viewBox="0 0 0 0" draw:type="ooxml-non-primitive" draw:enhanced-path="M 6480 1 C 6435 1 6390 24 6364 78 L 662 12998 1 14491 286 14491 427 14171 6599 185 6603 185 C 6651 82 6565 1 6480 1 Z N">
            <draw:equation draw:name="f0" draw:formula="logwidth"/>
            <draw:equation draw:name="f1" draw:formula="logheight"/>
          </draw:enhanced-geometry>
        </draw:custom-shape>
        <draw:custom-shape draw:name="Google Shape;152;p3" draw:style-name="Mgr5" draw:text-style-name="MP7" draw:layer="layout" svg:width="0.87cm" svg:height="2.62cm" svg:x="0.784cm" svg:y="7.901cm">
          <text:p/>
          <draw:enhanced-geometry draw:mirror-horizontal="false" draw:mirror-vertical="false" drawooo:sub-view-size="8227 24751" draw:text-areas="0 0 ?f0 ?f1" svg:viewBox="0 0 0 0" draw:type="ooxml-non-primitive" draw:enhanced-path="M 3911 0 C 3803 0 3693 5 3579 15 1 335 13 6563 913 12683 1809 18766 3579 24750 3579 24750 L 6096 24750 C 6096 24750 6121 24639 6164 24430 6215 24174 6296 23778 6394 23261 6825 21009 7593 16526 7862 12095 8226 6001 7640 0 3911 0 Z N">
            <draw:equation draw:name="f0" draw:formula="logwidth"/>
            <draw:equation draw:name="f1" draw:formula="logheight"/>
          </draw:enhanced-geometry>
        </draw:custom-shape>
        <draw:custom-shape draw:name="Google Shape;153;p3" draw:style-name="Mgr6" draw:text-style-name="MP8" draw:layer="layout" svg:width="0.106cm" svg:height="2.05cm" svg:x="1.193cm" svg:y="8.47cm">
          <text:p/>
          <draw:enhanced-geometry draw:mirror-horizontal="false" draw:mirror-vertical="false" drawooo:sub-view-size="1007 19370" draw:text-areas="0 0 ?f0 ?f1" svg:viewBox="0 0 0 0" draw:type="ooxml-non-primitive" draw:enhanced-path="M 128 0 C 55 4 0 64 0 137 L 708 18392 746 19369 1007 19369 930 17377 260 124 C 260 56 201 0 132 0 Z N">
            <draw:equation draw:name="f0" draw:formula="logwidth"/>
            <draw:equation draw:name="f1" draw:formula="logheight"/>
          </draw:enhanced-geometry>
        </draw:custom-shape>
      </draw:g>
      <draw:g draw:name="Google Shape;154;p3">
        <draw:custom-shape draw:name="Google Shape;155;p3" draw:style-name="Mgr6" draw:text-style-name="MP8" draw:layer="layout" svg:width="1.598cm" svg:height="0.973cm" svg:x="22.127cm" svg:y="13.243cm">
          <text:p/>
          <draw:enhanced-geometry draw:mirror-horizontal="true" draw:mirror-vertical="false" drawooo:sub-view-size="7534 4586" draw:text-areas="0 0 ?f0 ?f1" svg:viewBox="0 0 0 0" draw:type="ooxml-non-primitive" draw:enhanced-path="M 5541 0 C 5512 0 5480 4 5443 13 4270 282 2308 3182 2308 3182 2308 3182 3893 194 3023 194 3009 194 2994 195 2978 196 2573 235 1976 926 1327 2043 L 1 4585 5610 4585 C 6621 3916 7533 3186 7000 3028 6883 2993 6751 2977 6610 2977 5504 2977 3810 3950 3810 3950 3810 3950 6445 0 5541 0 Z N">
            <draw:equation draw:name="f0" draw:formula="logwidth"/>
            <draw:equation draw:name="f1" draw:formula="logheight"/>
          </draw:enhanced-geometry>
        </draw:custom-shape>
        <draw:custom-shape draw:name="Google Shape;156;p3" draw:style-name="Mgr5" draw:text-style-name="MP7" draw:layer="layout" svg:width="2.075cm" svg:height="3.703cm" svg:x="23.322cm" svg:y="10.513cm">
          <text:p/>
          <draw:enhanced-geometry draw:mirror-horizontal="true" draw:mirror-vertical="false" drawooo:sub-view-size="9777 17447" draw:text-areas="0 0 ?f0 ?f1" svg:viewBox="0 0 0 0" draw:type="ooxml-non-primitive" draw:enhanced-path="M 7435 0 C 5540 0 5268 4001 3728 4283 3615 4304 3515 4314 3427 4314 2322 4314 3075 2777 2083 2777 2052 2777 2019 2779 1984 2782 760 2893 0 5759 917 7930 1734 9864 1035 11791 471 11791 402 11791 335 11762 273 11701 252 11679 231 11658 214 11633 L 214 17446 8024 17446 C 8996 16768 9777 15864 9414 14806 9108 13911 8643 13644 8136 13644 7384 13644 6537 14228 5964 14228 5905 14228 5850 14222 5797 14209 4884 13979 6778 11961 8181 9931 9455 8087 8792 6840 7952 6840 7869 6840 7784 6852 7699 6877 7611 6903 7528 6915 7452 6915 6723 6915 6589 5774 7350 4646 8237 3332 9380 214 7597 9 7542 3 7488 0 7435 0 Z N">
            <draw:equation draw:name="f0" draw:formula="logwidth"/>
            <draw:equation draw:name="f1" draw:formula="logheight"/>
          </draw:enhanced-geometry>
        </draw:custom-shape>
        <draw:custom-shape draw:name="Google Shape;157;p3" draw:style-name="Mgr6" draw:text-style-name="MP8" draw:layer="layout" svg:width="1.303cm" svg:height="3.132cm" svg:x="23.982cm" svg:y="11.085cm">
          <text:p/>
          <draw:enhanced-geometry draw:mirror-horizontal="true" draw:mirror-vertical="false" drawooo:sub-view-size="6141 14756" draw:text-areas="0 0 ?f0 ?f1" svg:viewBox="0 0 0 0" draw:type="ooxml-non-primitive" draw:enhanced-path="M 5967 0 C 5919 0 5871 26 5848 87 5805 194 2150 9040 0 14756 L 282 14756 C 2432 9044 6049 292 6091 189 6141 83 6053 0 5967 0 Z N">
            <draw:equation draw:name="f0" draw:formula="logwidth"/>
            <draw:equation draw:name="f1" draw:formula="logheight"/>
          </draw:enhanced-geometry>
        </draw:custom-shape>
        <draw:custom-shape draw:name="Google Shape;158;p3" draw:style-name="Mgr6" draw:text-style-name="MP8" draw:layer="layout" svg:width="0.38cm" svg:height="0.674cm" svg:x="24.518cm" svg:y="11.767cm">
          <text:p/>
          <draw:enhanced-geometry draw:mirror-horizontal="true" draw:mirror-vertical="false" drawooo:sub-view-size="1795 3179" draw:text-areas="0 0 ?f0 ?f1" svg:viewBox="0 0 0 0" draw:type="ooxml-non-primitive" draw:enhanced-path="M 158 1 C 80 1 1 67 29 167 374 1408 1488 3050 1535 3118 1562 3158 1600 3179 1646 3179 1650 3179 1654 3179 1658 3178 1680 3174 1701 3165 1718 3153 1778 3114 1795 3033 1752 2973 1744 2956 618 1293 281 99 262 30 210 1 158 1 Z N">
            <draw:equation draw:name="f0" draw:formula="logwidth"/>
            <draw:equation draw:name="f1" draw:formula="logheight"/>
          </draw:enhanced-geometry>
        </draw:custom-shape>
        <draw:custom-shape draw:name="Google Shape;159;p3" draw:style-name="Mgr6" draw:text-style-name="MP8" draw:layer="layout" svg:width="0.768cm" svg:height="0.268cm" svg:x="23.923cm" svg:y="12.472cm">
          <text:p/>
          <draw:enhanced-geometry draw:mirror-horizontal="true" draw:mirror-vertical="false" drawooo:sub-view-size="3623 1269" draw:text-areas="0 0 ?f0 ?f1" svg:viewBox="0 0 0 0" draw:type="ooxml-non-primitive" draw:enhanced-path="M 3428 1 C 3407 1 3385 6 3363 18 2113 705 185 1003 168 1003 0 1024 21 1269 178 1269 185 1269 191 1269 198 1268 L 198 1263 207 1263 C 288 1251 2194 956 3491 253 3622 180 3548 1 3428 1 Z N">
            <draw:equation draw:name="f0" draw:formula="logwidth"/>
            <draw:equation draw:name="f1" draw:formula="logheight"/>
          </draw:enhanced-geometry>
        </draw:custom-shape>
        <draw:custom-shape draw:name="Google Shape;160;p3" draw:style-name="Mgr6" draw:text-style-name="MP8" draw:layer="layout" svg:width="0.258cm" svg:height="0.3cm" svg:x="25.096cm" svg:y="13.6cm">
          <text:p/>
          <draw:enhanced-geometry draw:mirror-horizontal="true" draw:mirror-vertical="false" drawooo:sub-view-size="1221 1420" draw:text-areas="0 0 ?f0 ?f1" svg:viewBox="0 0 0 0" draw:type="ooxml-non-primitive" draw:enhanced-path="M 1 1 L 1 406 C 308 751 640 1080 986 1387 1011 1408 1043 1419 1074 1419 1112 1419 1148 1404 1174 1374 1221 1319 1216 1233 1161 1186 743 819 355 423 1 1 Z N">
            <draw:equation draw:name="f0" draw:formula="logwidth"/>
            <draw:equation draw:name="f1" draw:formula="logheight"/>
          </draw:enhanced-geometry>
        </draw:custom-shape>
        <draw:custom-shape draw:name="Google Shape;161;p3" draw:style-name="Mgr6" draw:text-style-name="MP8" draw:layer="layout" svg:width="0.994cm" svg:height="0.173cm" svg:x="24.265cm" svg:y="13.981cm">
          <text:p/>
          <draw:enhanced-geometry draw:mirror-horizontal="true" draw:mirror-vertical="false" drawooo:sub-view-size="4687 818" draw:text-areas="0 0 ?f0 ?f1" svg:viewBox="0 0 0 0" draw:type="ooxml-non-primitive" draw:enhanced-path="M 4495 1 C 4475 1 4454 5 4432 16 3356 475 1849 552 951 552 496 552 197 532 188 532 184 532 180 532 176 532 13 532 0 780 171 792 446 809 721 817 995 817 1424 817 1852 797 2278 758 3029 690 3856 545 4535 259 4686 204 4623 1 4495 1 Z N">
            <draw:equation draw:name="f0" draw:formula="logwidth"/>
            <draw:equation draw:name="f1" draw:formula="logheight"/>
          </draw:enhanced-geometry>
        </draw:custom-shape>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Google Shape;326;p7">
        <draw:custom-shape draw:name="Google Shape;327;p7" draw:style-name="Mgr3" draw:text-style-name="MP5" draw:layer="layout" svg:width="5.686cm" svg:height="11.203cm" svg:x="14.04cm" svg:y="0.773cm">
          <text:p/>
          <draw:enhanced-geometry draw:mirror-horizontal="false" draw:mirror-vertical="false" drawooo:sub-view-size="14836 29228" draw:text-areas="0 0 ?f0 ?f1" svg:viewBox="0 0 0 0"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328;p7" draw:style-name="Mgr3" draw:text-style-name="MP5" draw:layer="layout" svg:width="5.681cm" svg:height="0.202cm" svg:x="14.043cm" svg:y="3.164cm">
          <text:p/>
          <draw:enhanced-geometry draw:mirror-horizontal="false" draw:mirror-vertical="false" drawooo:sub-view-size="14823 530" draw:text-areas="0 0 ?f0 ?f1" svg:viewBox="0 0 0 0" draw:type="ooxml-non-primitive" draw:enhanced-path="M 39 1 C 22 176 5 355 1 530 L 14823 530 C 14814 355 14802 176 14785 1 Z N">
            <draw:equation draw:name="f0" draw:formula="logwidth"/>
            <draw:equation draw:name="f1" draw:formula="logheight"/>
          </draw:enhanced-geometry>
        </draw:custom-shape>
        <draw:custom-shape draw:name="Google Shape;329;p7" draw:style-name="Mgr3" draw:text-style-name="MP5" draw:layer="layout" svg:width="0.196cm" svg:height="10.934cm" svg:x="16.784cm" svg:y="0.935cm">
          <text:p/>
          <draw:enhanced-geometry draw:mirror-horizontal="false" draw:mirror-vertical="false" drawooo:sub-view-size="513 28527" draw:text-areas="0 0 ?f0 ?f1" svg:viewBox="0 0 0 0" draw:type="ooxml-non-primitive" draw:enhanced-path="M 1 0 L 1 28527 513 28527 513 0 Z N">
            <draw:equation draw:name="f0" draw:formula="logwidth"/>
            <draw:equation draw:name="f1" draw:formula="logheight"/>
          </draw:enhanced-geometry>
        </draw:custom-shape>
        <draw:custom-shape draw:name="Google Shape;330;p7" draw:style-name="Mgr3" draw:text-style-name="MP5" draw:layer="layout" svg:width="2.098cm" svg:height="1.63cm" svg:x="14.839cm" svg:y="1.66cm">
          <text:p/>
          <draw:enhanced-geometry draw:mirror-horizontal="false" draw:mirror-vertical="false" drawooo:sub-view-size="5477 4254" draw:text-areas="0 0 ?f0 ?f1" svg:viewBox="0 0 0 0" draw:type="ooxml-non-primitive" draw:enhanced-path="M 307 1 L 0 414 5170 4253 5477 3840 307 1 Z N">
            <draw:equation draw:name="f0" draw:formula="logwidth"/>
            <draw:equation draw:name="f1" draw:formula="logheight"/>
          </draw:enhanced-geometry>
        </draw:custom-shape>
        <draw:custom-shape draw:name="Google Shape;331;p7" draw:style-name="Mgr3" draw:text-style-name="MP5" draw:layer="layout" svg:width="2.099cm" svg:height="1.629cm" svg:x="16.827cm" svg:y="1.668cm">
          <text:p/>
          <draw:enhanced-geometry draw:mirror-horizontal="false" draw:mirror-vertical="false" drawooo:sub-view-size="5478 4253" draw:text-areas="0 0 ?f0 ?f1" svg:viewBox="0 0 0 0" draw:type="ooxml-non-primitive" draw:enhanced-path="M 5170 0 L 1 3839 308 4253 5477 414 5170 0 Z N">
            <draw:equation draw:name="f0" draw:formula="logwidth"/>
            <draw:equation draw:name="f1" draw:formula="logheight"/>
          </draw:enhanced-geometry>
        </draw:custom-shape>
        <draw:custom-shape draw:name="Google Shape;332;p7" draw:style-name="Mgr3" draw:text-style-name="MP5" draw:layer="layout" svg:width="5.688cm" svg:height="11.203cm" svg:x="19.711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333;p7" draw:style-name="Mgr3" draw:text-style-name="MP5" draw:layer="layout" svg:width="5.681cm" svg:height="0.202cm" svg:x="19.715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334;p7" draw:style-name="Mgr3" draw:text-style-name="MP5" draw:layer="layout" svg:width="0.197cm" svg:height="10.934cm" svg:x="22.456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335;p7" draw:style-name="Mgr3" draw:text-style-name="MP5" draw:layer="layout" svg:width="2.099cm" svg:height="1.63cm" svg:x="20.511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336;p7" draw:style-name="Mgr3" draw:text-style-name="MP5" draw:layer="layout" svg:width="2.098cm" svg:height="1.629cm" svg:x="22.499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337;p7" draw:style-name="Mgr3" draw:text-style-name="MP5" draw:layer="layout" svg:width="0.241cm" svg:height="3.385cm" svg:x="19.593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g>
      <draw:g draw:name="Google Shape;338;p7">
        <draw:custom-shape draw:name="Google Shape;339;p7" draw:style-name="Mgr4" draw:text-style-name="MP6" draw:layer="layout" svg:width="25.399cm" svg:height="2.379cm" svg:x="0cm" svg:y="11.908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340;p7" draw:style-name="Mgr5" draw:text-style-name="MP7" draw:layer="layout" svg:width="25.399cm" svg:height="0.068cm" svg:x="0cm" svg:y="11.908cm">
          <text:p/>
          <draw:enhanced-geometry draw:mirror-horizontal="false" draw:mirror-vertical="false" drawooo:sub-view-size="79891 602"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341;p7" draw:style-name="Mgr5" draw:text-style-name="MP7" draw:layer="layout" svg:width="25.399cm" svg:height="0.068cm" svg:x="0cm" svg:y="12.336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342;p7" draw:style-name="Mgr5" draw:text-style-name="MP7" draw:layer="layout" svg:width="25.399cm" svg:height="0.068cm" svg:x="0cm" svg:y="12.763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343;p7" draw:style-name="Mgr5" draw:text-style-name="MP7" draw:layer="layout" svg:width="25.399cm" svg:height="0.068cm" svg:x="0cm" svg:y="13.192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344;p7" draw:style-name="Mgr5" draw:text-style-name="MP7" draw:layer="layout" svg:width="25.399cm" svg:height="0.068cm" svg:x="0cm" svg:y="13.62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345;p7" draw:style-name="Mgr5" draw:text-style-name="MP7" draw:layer="layout" svg:width="25.399cm" svg:height="0.068cm" svg:x="0cm" svg:y="14.048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346;p7" draw:style-name="Mgr5" draw:text-style-name="MP7" draw:layer="layout" svg:width="0.404cm" svg:height="0.259cm" svg:x="8.348cm" svg:y="13.38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347;p7" draw:style-name="Mgr5" draw:text-style-name="MP7" draw:layer="layout" svg:width="0.536cm" svg:height="0.344cm" svg:x="1.035cm" svg:y="12.453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348;p7" draw:style-name="Mgr5" draw:text-style-name="MP7" draw:layer="layout" svg:width="0.592cm" svg:height="0.379cm" svg:x="3.244cm" svg:y="13.702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349;p7" draw:style-name="Mgr5" draw:text-style-name="MP7" draw:layer="layout" svg:width="0.405cm" svg:height="0.259cm" svg:x="17.588cm" svg:y="13.822cm">
          <text:p/>
          <draw:enhanced-geometry draw:mirror-horizontal="false" draw:mirror-vertical="false" drawooo:sub-view-size="3531 2260" draw:text-areas="0 0 ?f0 ?f1" svg:viewBox="0 0 0 0"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350;p7" draw:style-name="Mgr5" draw:text-style-name="MP7" draw:layer="layout" svg:width="0.404cm" svg:height="0.259cm" svg:x="13.641cm" svg:y="13.394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351;p7" draw:style-name="Mgr5" draw:text-style-name="MP7" draw:layer="layout" svg:width="0.405cm" svg:height="0.259cm" svg:x="8.347cm" svg:y="12.087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352;p7" draw:style-name="Mgr5" draw:text-style-name="MP7" draw:layer="layout" svg:width="0.405cm" svg:height="0.259cm" svg:x="4.88cm" svg:y="13.788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353;p7" draw:style-name="Mgr5" draw:text-style-name="MP7" draw:layer="layout" svg:width="0.404cm" svg:height="0.259cm" svg:x="4.269cm" svg:y="12.09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354;p7" draw:style-name="Mgr5" draw:text-style-name="MP7" draw:layer="layout" svg:width="0.405cm" svg:height="0.259cm" svg:x="10.961cm" svg:y="12.546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355;p7" draw:style-name="Mgr5" draw:text-style-name="MP7" draw:layer="layout" svg:width="0.405cm" svg:height="0.259cm" svg:x="6.9cm" svg:y="12.533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356;p7" draw:style-name="Mgr5" draw:text-style-name="MP7" draw:layer="layout" svg:width="0.404cm" svg:height="0.259cm" svg:x="24.058cm" svg:y="13.38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357;p7" draw:style-name="Mgr5" draw:text-style-name="MP7" draw:layer="layout" svg:width="0.405cm" svg:height="0.259cm" svg:x="15.545cm" svg:y="12.087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358;p7" draw:style-name="Mgr5" draw:text-style-name="MP7" draw:layer="layout" svg:width="0.536cm" svg:height="0.344cm" svg:x="19.392cm" svg:y="12.453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359;p7" draw:style-name="Mgr5" draw:text-style-name="MP7" draw:layer="layout" svg:width="0.405cm" svg:height="0.259cm" svg:x="11.541cm" svg:y="13.788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360;p7" draw:style-name="Mgr5" draw:text-style-name="MP7" draw:layer="layout" svg:width="0.404cm" svg:height="0.259cm" svg:x="23.236cm" svg:y="12.09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361;p7" draw:style-name="Mgr5" draw:text-style-name="MP7" draw:layer="layout" svg:width="0.404cm" svg:height="0.259cm" svg:x="21.499cm" svg:y="13.394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362;p7" draw:style-name="Mgr5" draw:text-style-name="MP7" draw:layer="layout" svg:width="0.536cm" svg:height="0.344cm" svg:x="16.876cm" svg:y="12.916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frame draw:name="Google Shape;363;p7" presentation:style-name="ONE_5f_COLUMN_5f_TEXT-title" draw:layer="backgroundobjects" svg:width="21.399cm" svg:height="1.59cm" svg:x="2cm" svg:y="1.236cm" presentation:class="title" presentation:placeholder="true" presentation:user-transformed="true">
        <draw:text-box/>
      </draw:frame>
      <draw:frame draw:name="Google Shape;364;p7" presentation:style-name="ONE_5f_COLUMN_5f_TEXT-outline1" draw:layer="backgroundobjects" svg:width="9.227cm" svg:height="8.709cm" svg:x="2cm" svg:y="3.428cm" presentation:class="outline" presentation:placeholder="true" presentation:user-transformed="true">
        <draw:text-box/>
      </draw:frame>
      <draw:g draw:name="Google Shape;365;p7">
        <draw:custom-shape draw:name="Google Shape;366;p7" draw:style-name="Mgr6" draw:text-style-name="MP8" draw:layer="layout" svg:width="1.598cm" svg:height="0.973cm" svg:x="1.673cm" svg:y="13.313cm">
          <text:p/>
          <draw:enhanced-geometry draw:mirror-horizontal="false" draw:mirror-vertical="false" drawooo:sub-view-size="7534 4586" draw:text-areas="0 0 ?f0 ?f1" svg:viewBox="0 0 0 0" draw:type="ooxml-non-primitive" draw:enhanced-path="M 5541 0 C 5512 0 5480 4 5443 13 4270 282 2308 3182 2308 3182 2308 3182 3893 194 3023 194 3009 194 2994 195 2978 196 2573 235 1976 926 1327 2043 L 1 4585 5610 4585 C 6621 3916 7533 3186 7000 3028 6883 2993 6751 2977 6610 2977 5504 2977 3810 3950 3810 3950 3810 3950 6445 0 5541 0 Z N">
            <draw:equation draw:name="f0" draw:formula="logwidth"/>
            <draw:equation draw:name="f1" draw:formula="logheight"/>
          </draw:enhanced-geometry>
        </draw:custom-shape>
        <draw:custom-shape draw:name="Google Shape;367;p7" draw:style-name="Mgr5" draw:text-style-name="MP7" draw:layer="layout" svg:width="2.075cm" svg:height="3.703cm" svg:x="0cm" svg:y="10.583cm">
          <text:p/>
          <draw:enhanced-geometry draw:mirror-horizontal="false" draw:mirror-vertical="false" drawooo:sub-view-size="9777 17447" draw:text-areas="0 0 ?f0 ?f1" svg:viewBox="0 0 0 0" draw:type="ooxml-non-primitive" draw:enhanced-path="M 7435 0 C 5540 0 5268 4001 3728 4283 3615 4304 3515 4314 3427 4314 2322 4314 3075 2777 2083 2777 2052 2777 2019 2779 1984 2782 760 2893 0 5759 917 7930 1734 9864 1035 11791 471 11791 402 11791 335 11762 273 11701 252 11679 231 11658 214 11633 L 214 17446 8024 17446 C 8996 16768 9777 15864 9414 14806 9108 13911 8643 13644 8136 13644 7384 13644 6537 14228 5964 14228 5905 14228 5850 14222 5797 14209 4884 13979 6778 11961 8181 9931 9455 8087 8792 6840 7952 6840 7869 6840 7784 6852 7699 6877 7611 6903 7528 6915 7452 6915 6723 6915 6589 5774 7350 4646 8237 3332 9380 214 7597 9 7542 3 7488 0 7435 0 Z N">
            <draw:equation draw:name="f0" draw:formula="logwidth"/>
            <draw:equation draw:name="f1" draw:formula="logheight"/>
          </draw:enhanced-geometry>
        </draw:custom-shape>
        <draw:custom-shape draw:name="Google Shape;368;p7" draw:style-name="Mgr6" draw:text-style-name="MP8" draw:layer="layout" svg:width="1.303cm" svg:height="3.132cm" svg:x="0.112cm" svg:y="11.155cm">
          <text:p/>
          <draw:enhanced-geometry draw:mirror-horizontal="false" draw:mirror-vertical="false" drawooo:sub-view-size="6141 14756" draw:text-areas="0 0 ?f0 ?f1" svg:viewBox="0 0 0 0" draw:type="ooxml-non-primitive" draw:enhanced-path="M 5967 0 C 5919 0 5871 26 5848 87 5805 194 2150 9040 0 14756 L 282 14756 C 2432 9044 6049 292 6091 189 6141 83 6053 0 5967 0 Z N">
            <draw:equation draw:name="f0" draw:formula="logwidth"/>
            <draw:equation draw:name="f1" draw:formula="logheight"/>
          </draw:enhanced-geometry>
        </draw:custom-shape>
        <draw:custom-shape draw:name="Google Shape;369;p7" draw:style-name="Mgr6" draw:text-style-name="MP8" draw:layer="layout" svg:width="0.38cm" svg:height="0.674cm" svg:x="0.501cm" svg:y="11.837cm">
          <text:p/>
          <draw:enhanced-geometry draw:mirror-horizontal="false" draw:mirror-vertical="false" drawooo:sub-view-size="1795 3179" draw:text-areas="0 0 ?f0 ?f1" svg:viewBox="0 0 0 0" draw:type="ooxml-non-primitive" draw:enhanced-path="M 158 1 C 80 1 1 67 29 167 374 1408 1488 3050 1535 3118 1562 3158 1600 3179 1646 3179 1650 3179 1654 3179 1658 3178 1680 3174 1701 3165 1718 3153 1778 3114 1795 3033 1752 2973 1744 2956 618 1293 281 99 262 30 210 1 158 1 Z N">
            <draw:equation draw:name="f0" draw:formula="logwidth"/>
            <draw:equation draw:name="f1" draw:formula="logheight"/>
          </draw:enhanced-geometry>
        </draw:custom-shape>
        <draw:custom-shape draw:name="Google Shape;370;p7" draw:style-name="Mgr6" draw:text-style-name="MP8" draw:layer="layout" svg:width="0.768cm" svg:height="0.268cm" svg:x="0.708cm" svg:y="12.541cm">
          <text:p/>
          <draw:enhanced-geometry draw:mirror-horizontal="false" draw:mirror-vertical="false" drawooo:sub-view-size="3623 1269" draw:text-areas="0 0 ?f0 ?f1" svg:viewBox="0 0 0 0" draw:type="ooxml-non-primitive" draw:enhanced-path="M 3428 1 C 3407 1 3385 6 3363 18 2113 705 185 1003 168 1003 0 1024 21 1269 178 1269 185 1269 191 1269 198 1268 L 198 1263 207 1263 C 288 1251 2194 956 3491 253 3622 180 3548 1 3428 1 Z N">
            <draw:equation draw:name="f0" draw:formula="logwidth"/>
            <draw:equation draw:name="f1" draw:formula="logheight"/>
          </draw:enhanced-geometry>
        </draw:custom-shape>
        <draw:custom-shape draw:name="Google Shape;371;p7" draw:style-name="Mgr6" draw:text-style-name="MP8" draw:layer="layout" svg:width="0.258cm" svg:height="0.3cm" svg:x="0.045cm" svg:y="13.67cm">
          <text:p/>
          <draw:enhanced-geometry draw:mirror-horizontal="false" draw:mirror-vertical="false" drawooo:sub-view-size="1221 1420" draw:text-areas="0 0 ?f0 ?f1" svg:viewBox="0 0 0 0" draw:type="ooxml-non-primitive" draw:enhanced-path="M 1 1 L 1 406 C 308 751 640 1080 986 1387 1011 1408 1043 1419 1074 1419 1112 1419 1148 1404 1174 1374 1221 1319 1216 1233 1161 1186 743 819 355 423 1 1 Z N">
            <draw:equation draw:name="f0" draw:formula="logwidth"/>
            <draw:equation draw:name="f1" draw:formula="logheight"/>
          </draw:enhanced-geometry>
        </draw:custom-shape>
        <draw:custom-shape draw:name="Google Shape;372;p7" draw:style-name="Mgr6" draw:text-style-name="MP8" draw:layer="layout" svg:width="0.994cm" svg:height="0.173cm" svg:x="0.14cm" svg:y="14.05cm">
          <text:p/>
          <draw:enhanced-geometry draw:mirror-horizontal="false" draw:mirror-vertical="false" drawooo:sub-view-size="4687 818" draw:text-areas="0 0 ?f0 ?f1" svg:viewBox="0 0 0 0" draw:type="ooxml-non-primitive" draw:enhanced-path="M 4495 1 C 4475 1 4454 5 4432 16 3356 475 1849 552 951 552 496 552 197 532 188 532 184 532 180 532 176 532 13 532 0 780 171 792 446 809 721 817 995 817 1424 817 1852 797 2278 758 3029 690 3856 545 4535 259 4686 204 4623 1 4495 1 Z N">
            <draw:equation draw:name="f0" draw:formula="logwidth"/>
            <draw:equation draw:name="f1" draw:formula="logheight"/>
          </draw:enhanced-geometry>
        </draw:custom-shape>
      </draw:g>
      <draw:g draw:name="Google Shape;373;p7">
        <draw:custom-shape draw:name="Google Shape;374;p7" draw:style-name="Mgr6" draw:text-style-name="MP8" draw:layer="layout" svg:width="1.551cm" svg:height="2.155cm" svg:x="21.602cm" svg:y="10.761cm">
          <text:p/>
          <draw:enhanced-geometry draw:mirror-horizontal="false" draw:mirror-vertical="false" drawooo:sub-view-size="14657 20359" draw:text-areas="0 0 ?f0 ?f1" svg:viewBox="0 0 0 0" draw:type="ooxml-non-primitive" draw:enhanced-path="M 5351 1 C 4839 1 4313 182 3776 580 1 3373 11351 20358 11351 20358 L 14657 20358 C 14657 20358 13428 13926 11394 8291 9804 3902 7724 1 5351 1 Z N">
            <draw:equation draw:name="f0" draw:formula="logwidth"/>
            <draw:equation draw:name="f1" draw:formula="logheight"/>
          </draw:enhanced-geometry>
        </draw:custom-shape>
        <draw:custom-shape draw:name="Google Shape;375;p7" draw:style-name="Mgr5" draw:text-style-name="MP7" draw:layer="layout" svg:width="0.703cm" svg:height="1.533cm" svg:x="22.297cm" svg:y="11.382cm">
          <text:p/>
          <draw:enhanced-geometry draw:mirror-horizontal="false" draw:mirror-vertical="false" drawooo:sub-view-size="6651 14492" draw:text-areas="0 0 ?f0 ?f1" svg:viewBox="0 0 0 0" draw:type="ooxml-non-primitive" draw:enhanced-path="M 171 1 C 86 1 0 82 48 185 L 6365 14491 6651 14491 287 78 C 261 24 216 1 171 1 Z N">
            <draw:equation draw:name="f0" draw:formula="logwidth"/>
            <draw:equation draw:name="f1" draw:formula="logheight"/>
          </draw:enhanced-geometry>
        </draw:custom-shape>
        <draw:custom-shape draw:name="Google Shape;376;p7" draw:style-name="Mgr6" draw:text-style-name="MP8" draw:layer="layout" svg:width="1.551cm" svg:height="2.155cm" svg:x="23.174cm" svg:y="10.761cm">
          <text:p/>
          <draw:enhanced-geometry draw:mirror-horizontal="false" draw:mirror-vertical="false" drawooo:sub-view-size="14661 20358" draw:text-areas="0 0 ?f0 ?f1" svg:viewBox="0 0 0 0" draw:type="ooxml-non-primitive" draw:enhanced-path="M 9312 1 C 7045 1 5049 3560 3490 7702 2039 11545 973 15896 423 18365 338 18753 261 19095 201 19380 69 19999 1 20357 1 20357 L 3311 20357 C 3311 20357 14661 3372 10886 579 10349 182 9824 1 9312 1 Z N">
            <draw:equation draw:name="f0" draw:formula="logwidth"/>
            <draw:equation draw:name="f1" draw:formula="logheight"/>
          </draw:enhanced-geometry>
        </draw:custom-shape>
        <draw:custom-shape draw:name="Google Shape;377;p7" draw:style-name="Mgr5" draw:text-style-name="MP7" draw:layer="layout" svg:width="0.703cm" svg:height="1.533cm" svg:x="23.318cm" svg:y="11.382cm">
          <text:p/>
          <draw:enhanced-geometry draw:mirror-horizontal="false" draw:mirror-vertical="false" drawooo:sub-view-size="6651 14492" draw:text-areas="0 0 ?f0 ?f1" svg:viewBox="0 0 0 0" draw:type="ooxml-non-primitive" draw:enhanced-path="M 6480 1 C 6435 1 6390 24 6364 78 L 662 12998 1 14491 286 14491 427 14171 6599 185 6603 185 C 6651 82 6565 1 6480 1 Z N">
            <draw:equation draw:name="f0" draw:formula="logwidth"/>
            <draw:equation draw:name="f1" draw:formula="logheight"/>
          </draw:enhanced-geometry>
        </draw:custom-shape>
        <draw:custom-shape draw:name="Google Shape;378;p7" draw:style-name="Mgr5" draw:text-style-name="MP7" draw:layer="layout" svg:width="0.87cm" svg:height="2.62cm" svg:x="22.711cm" svg:y="10.296cm">
          <text:p/>
          <draw:enhanced-geometry draw:mirror-horizontal="false" draw:mirror-vertical="false" drawooo:sub-view-size="8227 24751" draw:text-areas="0 0 ?f0 ?f1" svg:viewBox="0 0 0 0" draw:type="ooxml-non-primitive" draw:enhanced-path="M 3911 0 C 3803 0 3693 5 3579 15 1 335 13 6563 913 12683 1809 18766 3579 24750 3579 24750 L 6096 24750 C 6096 24750 6121 24639 6164 24430 6215 24174 6296 23778 6394 23261 6825 21009 7593 16526 7862 12095 8226 6001 7640 0 3911 0 Z N">
            <draw:equation draw:name="f0" draw:formula="logwidth"/>
            <draw:equation draw:name="f1" draw:formula="logheight"/>
          </draw:enhanced-geometry>
        </draw:custom-shape>
        <draw:custom-shape draw:name="Google Shape;379;p7" draw:style-name="Mgr6" draw:text-style-name="MP8" draw:layer="layout" svg:width="0.106cm" svg:height="2.05cm" svg:x="23.12cm" svg:y="10.866cm">
          <text:p/>
          <draw:enhanced-geometry draw:mirror-horizontal="false" draw:mirror-vertical="false" drawooo:sub-view-size="1007 19370" draw:text-areas="0 0 ?f0 ?f1" svg:viewBox="0 0 0 0" draw:type="ooxml-non-primitive" draw:enhanced-path="M 128 0 C 55 4 0 64 0 137 L 708 18392 746 19369 1007 19369 930 17377 260 124 C 260 56 201 0 132 0 Z N">
            <draw:equation draw:name="f0" draw:formula="logwidth"/>
            <draw:equation draw:name="f1" draw:formula="logheight"/>
          </draw:enhanced-geometry>
        </draw:custom-shape>
      </draw:g>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163;p4">
        <draw:custom-shape draw:name="Google Shape;164;p4" draw:style-name="Mgr3" draw:text-style-name="MP5" draw:layer="layout" svg:width="5.688cm" svg:height="12.212cm" svg:x="19.711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5;p4" draw:style-name="Mgr3" draw:text-style-name="MP5" draw:layer="layout" svg:width="5.681cm" svg:height="0.202cm" svg:x="19.715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6;p4" draw:style-name="Mgr3" draw:text-style-name="MP5" draw:layer="layout" svg:width="0.197cm" svg:height="12.05cm" svg:x="22.456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67;p4" draw:style-name="Mgr3" draw:text-style-name="MP5" draw:layer="layout" svg:width="2.099cm" svg:height="1.63cm" svg:x="20.511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68;p4" draw:style-name="Mgr3" draw:text-style-name="MP5" draw:layer="layout" svg:width="2.098cm" svg:height="1.629cm" svg:x="22.499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g>
      <draw:frame draw:name="Google Shape;169;p4" presentation:style-name="TITLE_5f_AND_5f_BODY-title" draw:layer="backgroundobjects" svg:width="21.399cm" svg:height="1.59cm" svg:x="2cm" svg:y="1.236cm" presentation:class="title" presentation:placeholder="true" presentation:user-transformed="true">
        <draw:text-box/>
      </draw:frame>
      <draw:frame draw:name="Google Shape;170;p4" presentation:style-name="TITLE_5f_AND_5f_BODY-outline1" draw:layer="backgroundobjects" svg:width="21.399cm" svg:height="9.659cm" svg:x="2cm" svg:y="3.141cm" presentation:class="outline" presentation:placeholder="true" presentation:user-transformed="true">
        <draw:text-box/>
      </draw:frame>
      <draw:g draw:name="Google Shape;171;p4">
        <draw:custom-shape draw:name="Google Shape;172;p4" draw:style-name="Mgr4" draw:text-style-name="MP6" draw:layer="layout" svg:width="25.399cm" svg:height="2.379cm" svg:x="0cm" svg:y="12.729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173;p4" draw:style-name="Mgr5" draw:text-style-name="MP7" draw:layer="layout" svg:width="25.399cm" svg:height="0.068cm" svg:x="0cm" svg:y="12.729cm">
          <text:p/>
          <draw:enhanced-geometry draw:mirror-horizontal="false" draw:mirror-vertical="false" drawooo:sub-view-size="79891 602"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74;p4" draw:style-name="Mgr5" draw:text-style-name="MP7" draw:layer="layout" svg:width="25.399cm" svg:height="0.068cm" svg:x="0cm" svg:y="13.157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75;p4" draw:style-name="Mgr5" draw:text-style-name="MP7" draw:layer="layout" svg:width="25.399cm" svg:height="0.068cm" svg:x="0cm" svg:y="13.585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76;p4" draw:style-name="Mgr5" draw:text-style-name="MP7" draw:layer="layout" svg:width="25.399cm" svg:height="0.068cm" svg:x="0cm" svg:y="14.013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177;p4" draw:style-name="Mgr5" draw:text-style-name="MP7" draw:layer="layout" svg:width="25.399cm" svg:height="0.068cm" svg:x="0cm" svg:y="14.441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78;p4" draw:style-name="Mgr5" draw:text-style-name="MP7" draw:layer="layout" svg:width="0.404cm" svg:height="0.259cm" svg:x="8.348cm" svg:y="14.203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79;p4" draw:style-name="Mgr5" draw:text-style-name="MP7" draw:layer="layout" svg:width="0.536cm" svg:height="0.344cm" svg:x="1.035cm" svg:y="13.274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80;p4" draw:style-name="Mgr5" draw:text-style-name="MP7" draw:layer="layout" svg:width="0.592cm" svg:height="0.379cm" svg:x="3.244cm" svg:y="14.524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81;p4" draw:style-name="Mgr5" draw:text-style-name="MP7" draw:layer="layout" svg:width="0.404cm" svg:height="0.259cm" svg:x="13.641cm" svg:y="14.215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82;p4" draw:style-name="Mgr5" draw:text-style-name="MP7" draw:layer="layout" svg:width="0.405cm" svg:height="0.259cm" svg:x="8.347cm" svg:y="12.908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83;p4" draw:style-name="Mgr5" draw:text-style-name="MP7" draw:layer="layout" svg:width="0.404cm" svg:height="0.259cm" svg:x="4.269cm" svg:y="12.913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84;p4" draw:style-name="Mgr5" draw:text-style-name="MP7" draw:layer="layout" svg:width="0.405cm" svg:height="0.259cm" svg:x="10.961cm" svg:y="13.367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85;p4" draw:style-name="Mgr5" draw:text-style-name="MP7" draw:layer="layout" svg:width="0.405cm" svg:height="0.259cm" svg:x="6.9cm" svg:y="13.354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86;p4" draw:style-name="Mgr5" draw:text-style-name="MP7" draw:layer="layout" svg:width="0.404cm" svg:height="0.259cm" svg:x="24.058cm" svg:y="14.203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87;p4" draw:style-name="Mgr5" draw:text-style-name="MP7" draw:layer="layout" svg:width="0.405cm" svg:height="0.259cm" svg:x="15.545cm" svg:y="12.908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88;p4" draw:style-name="Mgr5" draw:text-style-name="MP7" draw:layer="layout" svg:width="0.536cm" svg:height="0.344cm" svg:x="19.392cm" svg:y="13.274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89;p4" draw:style-name="Mgr5" draw:text-style-name="MP7" draw:layer="layout" svg:width="0.404cm" svg:height="0.259cm" svg:x="23.236cm" svg:y="12.913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90;p4" draw:style-name="Mgr5" draw:text-style-name="MP7" draw:layer="layout" svg:width="0.404cm" svg:height="0.259cm" svg:x="21.499cm" svg:y="14.215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91;p4" draw:style-name="Mgr5" draw:text-style-name="MP7" draw:layer="layout" svg:width="0.536cm" svg:height="0.344cm" svg:x="16.876cm" svg:y="13.738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g draw:name="Google Shape;192;p4">
        <draw:custom-shape draw:name="Google Shape;193;p4" draw:style-name="Mgr6" draw:text-style-name="MP8" draw:layer="layout" svg:width="2.473cm" svg:height="2.633cm" svg:x="22.984cm" svg:y="-0.089cm">
          <text:p/>
          <draw:enhanced-geometry draw:mirror-horizontal="true" draw:mirror-vertical="false" drawooo:sub-view-size="13428 14295" draw:text-areas="0 0 ?f0 ?f1" svg:viewBox="0 0 0 0" draw:type="ooxml-non-primitive" draw:enhanced-path="M 350 0 L 0 469 C 2001 3762 4040 6739 5801 8830 8501 12029 10958 13867 13108 14289 13124 14292 13141 14294 13157 14294 13288 14294 13404 14191 13419 14055 13428 13914 13330 13794 13193 13769 9704 13074 5358 8412 350 0 Z N">
            <draw:equation draw:name="f0" draw:formula="logwidth"/>
            <draw:equation draw:name="f1" draw:formula="logheight"/>
          </draw:enhanced-geometry>
        </draw:custom-shape>
        <draw:custom-shape draw:name="Google Shape;194;p4" draw:style-name="Mgr5" draw:text-style-name="MP7" draw:layer="layout" svg:width="0.835cm" svg:height="0.799cm" svg:x="23.4cm" svg:y="2.027cm">
          <text:p/>
          <draw:enhanced-geometry draw:mirror-horizontal="true" draw:mirror-vertical="false" drawooo:sub-view-size="4540 4343" draw:text-areas="0 0 ?f0 ?f1" svg:viewBox="0 0 0 0" draw:type="ooxml-non-primitive" draw:enhanced-path="M 1818 1 C 1818 1 1 1229 2291 4343 2291 4343 4539 1664 1818 1 Z N">
            <draw:equation draw:name="f0" draw:formula="logwidth"/>
            <draw:equation draw:name="f1" draw:formula="logheight"/>
          </draw:enhanced-geometry>
        </draw:custom-shape>
        <draw:custom-shape draw:name="Google Shape;195;p4" draw:style-name="Mgr5" draw:text-style-name="MP7" draw:layer="layout" svg:width="0.802cm" svg:height="0.368cm" svg:x="23.333cm" svg:y="1.516cm">
          <text:p/>
          <draw:enhanced-geometry draw:mirror-horizontal="true" draw:mirror-vertical="false" drawooo:sub-view-size="4360 2002" draw:text-areas="0 0 ?f0 ?f1" svg:viewBox="0 0 0 0" draw:type="ooxml-non-primitive" draw:enhanced-path="M 2056 1 C 1376 1 642 301 0 1230 0 1230 462 2001 1644 2001 2307 2001 3197 1758 4360 999 4360 999 3297 1 2056 1 Z N">
            <draw:equation draw:name="f0" draw:formula="logwidth"/>
            <draw:equation draw:name="f1" draw:formula="logheight"/>
          </draw:enhanced-geometry>
        </draw:custom-shape>
        <draw:custom-shape draw:name="Google Shape;196;p4" draw:style-name="Mgr6" draw:text-style-name="MP8" draw:layer="layout" svg:width="0.576cm" svg:height="0.066cm" svg:x="23.58cm" svg:y="1.69cm">
          <text:p/>
          <draw:enhanced-geometry draw:mirror-horizontal="true" draw:mirror-vertical="false" drawooo:sub-view-size="3133 364" draw:text-areas="0 0 ?f0 ?f1" svg:viewBox="0 0 0 0" draw:type="ooxml-non-primitive" draw:enhanced-path="M 3023 1 C 3022 1 3020 1 3019 1 L 106 201 C 1 206 7 364 110 364 112 364 113 364 114 364 L 119 364 3028 163 C 3133 155 3126 1 3023 1 Z N">
            <draw:equation draw:name="f0" draw:formula="logwidth"/>
            <draw:equation draw:name="f1" draw:formula="logheight"/>
          </draw:enhanced-geometry>
        </draw:custom-shape>
        <draw:custom-shape draw:name="Google Shape;197;p4" draw:style-name="Mgr5" draw:text-style-name="MP7" draw:layer="layout" svg:width="0.772cm" svg:height="0.379cm" svg:x="22.549cm" svg:y="2.285cm">
          <text:p/>
          <draw:enhanced-geometry draw:mirror-horizontal="true" draw:mirror-vertical="false" drawooo:sub-view-size="4194 2064" draw:text-areas="0 0 ?f0 ?f1" svg:viewBox="0 0 0 0" draw:type="ooxml-non-primitive" draw:enhanced-path="M 1631 1 C 1145 1 599 167 0 599 0 599 299 2063 2507 2063 2978 2063 3534 1997 4193 1836 4193 1836 3245 1 1631 1 Z N">
            <draw:equation draw:name="f0" draw:formula="logwidth"/>
            <draw:equation draw:name="f1" draw:formula="logheight"/>
          </draw:enhanced-geometry>
        </draw:custom-shape>
        <draw:custom-shape draw:name="Google Shape;198;p4" draw:style-name="Mgr5" draw:text-style-name="MP7" draw:layer="layout" svg:width="0.759cm" svg:height="0.782cm" svg:x="24.253cm" svg:y="1.185cm">
          <text:p/>
          <draw:enhanced-geometry draw:mirror-horizontal="true" draw:mirror-vertical="false" drawooo:sub-view-size="4126 4249" draw:text-areas="0 0 ?f0 ?f1" svg:viewBox="0 0 0 0" draw:type="ooxml-non-primitive" draw:enhanced-path="M 2129 0 C 2129 0 1 546 1105 4249 1105 4249 4125 2491 2129 0 Z N">
            <draw:equation draw:name="f0" draw:formula="logwidth"/>
            <draw:equation draw:name="f1" draw:formula="logheight"/>
          </draw:enhanced-geometry>
        </draw:custom-shape>
        <draw:custom-shape draw:name="Google Shape;199;p4" draw:style-name="Mgr5" draw:text-style-name="MP7" draw:layer="layout" svg:width="0.798cm" svg:height="0.363cm" svg:x="24.017cm" svg:y="0.696cm">
          <text:p/>
          <draw:enhanced-geometry draw:mirror-horizontal="true" draw:mirror-vertical="false" drawooo:sub-view-size="4335 1977" draw:text-areas="0 0 ?f0 ?f1" svg:viewBox="0 0 0 0" draw:type="ooxml-non-primitive" draw:enhanced-path="M 1860 0 C 1284 0 649 233 1 889 1 889 418 1976 2018 1976 2614 1976 3372 1826 4334 1413 4334 1413 3277 0 1860 0 Z N">
            <draw:equation draw:name="f0" draw:formula="logwidth"/>
            <draw:equation draw:name="f1" draw:formula="logheight"/>
          </draw:enhanced-geometry>
        </draw:custom-shape>
        <draw:custom-shape draw:name="Google Shape;200;p4" draw:style-name="Mgr5" draw:text-style-name="MP7" draw:layer="layout" svg:width="0.751cm" svg:height="0.777cm" svg:x="24.765cm" svg:y="0.441cm">
          <text:p/>
          <draw:enhanced-geometry draw:mirror-horizontal="true" draw:mirror-vertical="false" drawooo:sub-view-size="4081 4223" draw:text-areas="0 0 ?f0 ?f1" svg:viewBox="0 0 0 0" draw:type="ooxml-non-primitive" draw:enhanced-path="M 2137 0 C 2137 0 1 504 1037 4223 L 1037 4223 C 1040 4219 4080 2522 2137 0 Z M 1037 4223 C 1037 4223 1037 4223 1037 4223 1037 4223 1037 4223 1037 4223 Z N">
            <draw:equation draw:name="f0" draw:formula="logwidth"/>
            <draw:equation draw:name="f1" draw:formula="logheight"/>
          </draw:enhanced-geometry>
        </draw:custom-shape>
        <draw:custom-shape draw:name="Google Shape;201;p4" draw:style-name="Mgr6" draw:text-style-name="MP8" draw:layer="layout" svg:width="0.092cm" svg:height="0.585cm" svg:x="23.827cm" svg:y="2.012cm">
          <text:p/>
          <draw:enhanced-geometry draw:mirror-horizontal="true" draw:mirror-vertical="false" drawooo:sub-view-size="503 3182" draw:text-areas="0 0 ?f0 ?f1" svg:viewBox="0 0 0 0" draw:type="ooxml-non-primitive" draw:enhanced-path="M 89 0 C 45 0 1 32 8 89 L 341 3113 C 345 3152 379 3181 422 3181 L 430 3181 C 473 3177 503 3139 498 3092 L 170 72 C 164 23 127 0 89 0 Z N">
            <draw:equation draw:name="f0" draw:formula="logwidth"/>
            <draw:equation draw:name="f1" draw:formula="logheight"/>
          </draw:enhanced-geometry>
        </draw:custom-shape>
        <draw:custom-shape draw:name="Google Shape;202;p4" draw:style-name="Mgr6" draw:text-style-name="MP8" draw:layer="layout" svg:width="0.523cm" svg:height="0.162cm" svg:x="22.816cm" svg:y="2.381cm">
          <text:p/>
          <draw:enhanced-geometry draw:mirror-horizontal="true" draw:mirror-vertical="false" drawooo:sub-view-size="2843 882" draw:text-areas="0 0 ?f0 ?f1" svg:viewBox="0 0 0 0" draw:type="ooxml-non-primitive" draw:enhanced-path="M 111 0 C 26 0 1 129 91 157 L 2714 878 C 2719 882 2723 882 2731 882 2825 882 2842 750 2753 724 L 134 3 C 126 1 118 0 111 0 Z N">
            <draw:equation draw:name="f0" draw:formula="logwidth"/>
            <draw:equation draw:name="f1" draw:formula="logheight"/>
          </draw:enhanced-geometry>
        </draw:custom-shape>
        <draw:custom-shape draw:name="Google Shape;203;p4" draw:style-name="Mgr6" draw:text-style-name="MP8" draw:layer="layout" svg:width="0.129cm" svg:height="0.525cm" svg:x="24.603cm" svg:y="1.17cm">
          <text:p/>
          <draw:enhanced-geometry draw:mirror-horizontal="true" draw:mirror-vertical="false" drawooo:sub-view-size="704 2853" draw:text-areas="0 0 ?f0 ?f1" svg:viewBox="0 0 0 0" draw:type="ooxml-non-primitive" draw:enhanced-path="M 609 0 C 574 0 539 22 533 72 L 9 2759 C 0 2801 30 2844 73 2853 L 90 2853 C 124 2853 158 2827 166 2789 L 687 101 C 704 38 656 0 609 0 Z N">
            <draw:equation draw:name="f0" draw:formula="logwidth"/>
            <draw:equation draw:name="f1" draw:formula="logheight"/>
          </draw:enhanced-geometry>
        </draw:custom-shape>
        <draw:custom-shape draw:name="Google Shape;204;p4" draw:style-name="Mgr6" draw:text-style-name="MP8" draw:layer="layout" svg:width="0.553cm" svg:height="0.086cm" svg:x="24.281cm" svg:y="0.845cm">
          <text:p/>
          <draw:enhanced-geometry draw:mirror-horizontal="true" draw:mirror-vertical="false" drawooo:sub-view-size="3005 474" draw:text-areas="0 0 ?f0 ?f1" svg:viewBox="0 0 0 0" draw:type="ooxml-non-primitive" draw:enhanced-path="M 113 0 C 14 0 0 150 104 163 L 2911 474 2919 474 C 2958 474 2992 444 3000 406 3005 359 2971 320 2928 316 L 121 0 C 118 0 116 0 113 0 Z N">
            <draw:equation draw:name="f0" draw:formula="logwidth"/>
            <draw:equation draw:name="f1" draw:formula="logheight"/>
          </draw:enhanced-geometry>
        </draw:custom-shape>
        <draw:custom-shape draw:name="Google Shape;205;p4" draw:style-name="Mgr6" draw:text-style-name="MP8" draw:layer="layout" svg:width="0.135cm" svg:height="0.526cm" svg:x="25.107cm" svg:y="0.427cm">
          <text:p/>
          <draw:enhanced-geometry draw:mirror-horizontal="true" draw:mirror-vertical="false" drawooo:sub-view-size="738 2860" draw:text-areas="0 0 ?f0 ?f1" svg:viewBox="0 0 0 0" draw:type="ooxml-non-primitive" draw:enhanced-path="M 649 1 C 616 1 583 19 572 61 L 9 2761 C 1 2808 26 2851 69 2859 L 86 2859 C 125 2859 159 2833 167 2795 L 730 91 C 738 35 693 1 649 1 Z N">
            <draw:equation draw:name="f0" draw:formula="logwidth"/>
            <draw:equation draw:name="f1" draw:formula="logheight"/>
          </draw:enhanced-geometry>
        </draw:custom-shape>
      </draw:g>
      <draw:g draw:name="Google Shape;206;p4">
        <draw:custom-shape draw:name="Google Shape;207;p4" draw:style-name="Mgr6" draw:text-style-name="MP8" draw:layer="layout" svg:width="2.473cm" svg:height="2.633cm" svg:x="-0.03cm" svg:y="-0.089cm">
          <text:p/>
          <draw:enhanced-geometry draw:mirror-horizontal="false" draw:mirror-vertical="false" drawooo:sub-view-size="13428 14295" draw:text-areas="0 0 ?f0 ?f1" svg:viewBox="0 0 0 0" draw:type="ooxml-non-primitive" draw:enhanced-path="M 350 0 L 0 469 C 2001 3762 4040 6739 5801 8830 8501 12029 10958 13867 13108 14289 13124 14292 13141 14294 13157 14294 13288 14294 13404 14191 13419 14055 13428 13914 13330 13794 13193 13769 9704 13074 5358 8412 350 0 Z N">
            <draw:equation draw:name="f0" draw:formula="logwidth"/>
            <draw:equation draw:name="f1" draw:formula="logheight"/>
          </draw:enhanced-geometry>
        </draw:custom-shape>
        <draw:custom-shape draw:name="Google Shape;208;p4" draw:style-name="Mgr5" draw:text-style-name="MP7" draw:layer="layout" svg:width="0.835cm" svg:height="0.799cm" svg:x="1.191cm" svg:y="2.027cm">
          <text:p/>
          <draw:enhanced-geometry draw:mirror-horizontal="false" draw:mirror-vertical="false" drawooo:sub-view-size="4540 4343" draw:text-areas="0 0 ?f0 ?f1" svg:viewBox="0 0 0 0" draw:type="ooxml-non-primitive" draw:enhanced-path="M 1818 1 C 1818 1 1 1229 2291 4343 2291 4343 4539 1664 1818 1 Z N">
            <draw:equation draw:name="f0" draw:formula="logwidth"/>
            <draw:equation draw:name="f1" draw:formula="logheight"/>
          </draw:enhanced-geometry>
        </draw:custom-shape>
        <draw:custom-shape draw:name="Google Shape;209;p4" draw:style-name="Mgr5" draw:text-style-name="MP7" draw:layer="layout" svg:width="0.802cm" svg:height="0.368cm" svg:x="1.293cm" svg:y="1.516cm">
          <text:p/>
          <draw:enhanced-geometry draw:mirror-horizontal="false" draw:mirror-vertical="false" drawooo:sub-view-size="4360 2002" draw:text-areas="0 0 ?f0 ?f1" svg:viewBox="0 0 0 0" draw:type="ooxml-non-primitive" draw:enhanced-path="M 2056 1 C 1376 1 642 301 0 1230 0 1230 462 2001 1644 2001 2307 2001 3197 1758 4360 999 4360 999 3297 1 2056 1 Z N">
            <draw:equation draw:name="f0" draw:formula="logwidth"/>
            <draw:equation draw:name="f1" draw:formula="logheight"/>
          </draw:enhanced-geometry>
        </draw:custom-shape>
        <draw:custom-shape draw:name="Google Shape;210;p4" draw:style-name="Mgr6" draw:text-style-name="MP8" draw:layer="layout" svg:width="0.576cm" svg:height="0.066cm" svg:x="1.272cm" svg:y="1.69cm">
          <text:p/>
          <draw:enhanced-geometry draw:mirror-horizontal="false" draw:mirror-vertical="false" drawooo:sub-view-size="3133 364" draw:text-areas="0 0 ?f0 ?f1" svg:viewBox="0 0 0 0" draw:type="ooxml-non-primitive" draw:enhanced-path="M 3023 1 C 3022 1 3020 1 3019 1 L 106 201 C 1 206 7 364 110 364 112 364 113 364 114 364 L 119 364 3028 163 C 3133 155 3126 1 3023 1 Z N">
            <draw:equation draw:name="f0" draw:formula="logwidth"/>
            <draw:equation draw:name="f1" draw:formula="logheight"/>
          </draw:enhanced-geometry>
        </draw:custom-shape>
        <draw:custom-shape draw:name="Google Shape;211;p4" draw:style-name="Mgr5" draw:text-style-name="MP7" draw:layer="layout" svg:width="0.772cm" svg:height="0.379cm" svg:x="2.107cm" svg:y="2.285cm">
          <text:p/>
          <draw:enhanced-geometry draw:mirror-horizontal="false" draw:mirror-vertical="false" drawooo:sub-view-size="4194 2064" draw:text-areas="0 0 ?f0 ?f1" svg:viewBox="0 0 0 0" draw:type="ooxml-non-primitive" draw:enhanced-path="M 1631 1 C 1145 1 599 167 0 599 0 599 299 2063 2507 2063 2978 2063 3534 1997 4193 1836 4193 1836 3245 1 1631 1 Z N">
            <draw:equation draw:name="f0" draw:formula="logwidth"/>
            <draw:equation draw:name="f1" draw:formula="logheight"/>
          </draw:enhanced-geometry>
        </draw:custom-shape>
        <draw:custom-shape draw:name="Google Shape;212;p4" draw:style-name="Mgr5" draw:text-style-name="MP7" draw:layer="layout" svg:width="0.759cm" svg:height="0.782cm" svg:x="0.414cm" svg:y="1.185cm">
          <text:p/>
          <draw:enhanced-geometry draw:mirror-horizontal="false" draw:mirror-vertical="false" drawooo:sub-view-size="4126 4249" draw:text-areas="0 0 ?f0 ?f1" svg:viewBox="0 0 0 0" draw:type="ooxml-non-primitive" draw:enhanced-path="M 2129 0 C 2129 0 1 546 1105 4249 1105 4249 4125 2491 2129 0 Z N">
            <draw:equation draw:name="f0" draw:formula="logwidth"/>
            <draw:equation draw:name="f1" draw:formula="logheight"/>
          </draw:enhanced-geometry>
        </draw:custom-shape>
        <draw:custom-shape draw:name="Google Shape;213;p4" draw:style-name="Mgr5" draw:text-style-name="MP7" draw:layer="layout" svg:width="0.798cm" svg:height="0.363cm" svg:x="0.613cm" svg:y="0.696cm">
          <text:p/>
          <draw:enhanced-geometry draw:mirror-horizontal="false" draw:mirror-vertical="false" drawooo:sub-view-size="4335 1977" draw:text-areas="0 0 ?f0 ?f1" svg:viewBox="0 0 0 0" draw:type="ooxml-non-primitive" draw:enhanced-path="M 1860 0 C 1284 0 649 233 1 889 1 889 418 1976 2018 1976 2614 1976 3372 1826 4334 1413 4334 1413 3277 0 1860 0 Z N">
            <draw:equation draw:name="f0" draw:formula="logwidth"/>
            <draw:equation draw:name="f1" draw:formula="logheight"/>
          </draw:enhanced-geometry>
        </draw:custom-shape>
        <draw:custom-shape draw:name="Google Shape;214;p4" draw:style-name="Mgr5" draw:text-style-name="MP7" draw:layer="layout" svg:width="0.751cm" svg:height="0.777cm" svg:x="-0.089cm" svg:y="0.441cm">
          <text:p/>
          <draw:enhanced-geometry draw:mirror-horizontal="false" draw:mirror-vertical="false" drawooo:sub-view-size="4081 4223" draw:text-areas="0 0 ?f0 ?f1" svg:viewBox="0 0 0 0" draw:type="ooxml-non-primitive" draw:enhanced-path="M 2137 0 C 2137 0 1 504 1037 4223 L 1037 4223 C 1040 4219 4080 2522 2137 0 Z M 1037 4223 C 1037 4223 1037 4223 1037 4223 1037 4223 1037 4223 1037 4223 Z N">
            <draw:equation draw:name="f0" draw:formula="logwidth"/>
            <draw:equation draw:name="f1" draw:formula="logheight"/>
          </draw:enhanced-geometry>
        </draw:custom-shape>
        <draw:custom-shape draw:name="Google Shape;215;p4" draw:style-name="Mgr6" draw:text-style-name="MP8" draw:layer="layout" svg:width="0.092cm" svg:height="0.585cm" svg:x="1.509cm" svg:y="2.012cm">
          <text:p/>
          <draw:enhanced-geometry draw:mirror-horizontal="false" draw:mirror-vertical="false" drawooo:sub-view-size="503 3182" draw:text-areas="0 0 ?f0 ?f1" svg:viewBox="0 0 0 0" draw:type="ooxml-non-primitive" draw:enhanced-path="M 89 0 C 45 0 1 32 8 89 L 341 3113 C 345 3152 379 3181 422 3181 L 430 3181 C 473 3177 503 3139 498 3092 L 170 72 C 164 23 127 0 89 0 Z N">
            <draw:equation draw:name="f0" draw:formula="logwidth"/>
            <draw:equation draw:name="f1" draw:formula="logheight"/>
          </draw:enhanced-geometry>
        </draw:custom-shape>
        <draw:custom-shape draw:name="Google Shape;216;p4" draw:style-name="Mgr6" draw:text-style-name="MP8" draw:layer="layout" svg:width="0.523cm" svg:height="0.162cm" svg:x="2.087cm" svg:y="2.381cm">
          <text:p/>
          <draw:enhanced-geometry draw:mirror-horizontal="false" draw:mirror-vertical="false" drawooo:sub-view-size="2843 882" draw:text-areas="0 0 ?f0 ?f1" svg:viewBox="0 0 0 0" draw:type="ooxml-non-primitive" draw:enhanced-path="M 111 0 C 26 0 1 129 91 157 L 2714 878 C 2719 882 2723 882 2731 882 2825 882 2842 750 2753 724 L 134 3 C 126 1 118 0 111 0 Z N">
            <draw:equation draw:name="f0" draw:formula="logwidth"/>
            <draw:equation draw:name="f1" draw:formula="logheight"/>
          </draw:enhanced-geometry>
        </draw:custom-shape>
        <draw:custom-shape draw:name="Google Shape;217;p4" draw:style-name="Mgr6" draw:text-style-name="MP8" draw:layer="layout" svg:width="0.129cm" svg:height="0.525cm" svg:x="0.694cm" svg:y="1.17cm">
          <text:p/>
          <draw:enhanced-geometry draw:mirror-horizontal="false" draw:mirror-vertical="false" drawooo:sub-view-size="704 2853" draw:text-areas="0 0 ?f0 ?f1" svg:viewBox="0 0 0 0" draw:type="ooxml-non-primitive" draw:enhanced-path="M 609 0 C 574 0 539 22 533 72 L 9 2759 C 0 2801 30 2844 73 2853 L 90 2853 C 124 2853 158 2827 166 2789 L 687 101 C 704 38 656 0 609 0 Z N">
            <draw:equation draw:name="f0" draw:formula="logwidth"/>
            <draw:equation draw:name="f1" draw:formula="logheight"/>
          </draw:enhanced-geometry>
        </draw:custom-shape>
        <draw:custom-shape draw:name="Google Shape;218;p4" draw:style-name="Mgr6" draw:text-style-name="MP8" draw:layer="layout" svg:width="0.553cm" svg:height="0.086cm" svg:x="0.593cm" svg:y="0.845cm">
          <text:p/>
          <draw:enhanced-geometry draw:mirror-horizontal="false" draw:mirror-vertical="false" drawooo:sub-view-size="3005 474" draw:text-areas="0 0 ?f0 ?f1" svg:viewBox="0 0 0 0" draw:type="ooxml-non-primitive" draw:enhanced-path="M 113 0 C 14 0 0 150 104 163 L 2911 474 2919 474 C 2958 474 2992 444 3000 406 3005 359 2971 320 2928 316 L 121 0 C 118 0 116 0 113 0 Z N">
            <draw:equation draw:name="f0" draw:formula="logwidth"/>
            <draw:equation draw:name="f1" draw:formula="logheight"/>
          </draw:enhanced-geometry>
        </draw:custom-shape>
        <draw:custom-shape draw:name="Google Shape;219;p4" draw:style-name="Mgr6" draw:text-style-name="MP8" draw:layer="layout" svg:width="0.135cm" svg:height="0.526cm" svg:x="0.184cm" svg:y="0.427cm">
          <text:p/>
          <draw:enhanced-geometry draw:mirror-horizontal="false" draw:mirror-vertical="false" drawooo:sub-view-size="738 2860" draw:text-areas="0 0 ?f0 ?f1" svg:viewBox="0 0 0 0" draw:type="ooxml-non-primitive" draw:enhanced-path="M 649 1 C 616 1 583 19 572 61 L 9 2761 C 1 2808 26 2851 69 2859 L 86 2859 C 125 2859 159 2833 167 2795 L 730 91 C 738 35 693 1 649 1 Z N">
            <draw:equation draw:name="f0" draw:formula="logwidth"/>
            <draw:equation draw:name="f1" draw:formula="logheight"/>
          </draw:enhanced-geometry>
        </draw:custom-shape>
      </draw:g>
      <draw:custom-shape draw:name="Google Shape;220;p4" draw:style-name="Mgr5" draw:text-style-name="MP7" draw:layer="backgroundobjects" svg:width="25.399cm" svg:height="0.068cm" svg:x="0cm" svg:y="14.869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221;p4" draw:style-name="Mgr5" draw:text-style-name="MP7" draw:layer="backgroundobjects" svg:width="0.405cm" svg:height="0.259cm" svg:x="17.588cm" svg:y="14.644cm">
        <text:p/>
        <draw:enhanced-geometry draw:mirror-horizontal="false" draw:mirror-vertical="false" drawooo:sub-view-size="3531 2260" draw:text-areas="0 0 ?f0 ?f1" svg:viewBox="0 0 0 0"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222;p4" draw:style-name="Mgr5" draw:text-style-name="MP7" draw:layer="backgroundobjects" svg:width="0.405cm" svg:height="0.259cm" svg:x="4.88cm" svg:y="14.609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223;p4" draw:style-name="Mgr5" draw:text-style-name="MP7" draw:layer="backgroundobjects" svg:width="0.405cm" svg:height="0.259cm" svg:x="11.541cm" svg:y="14.609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 style:display-name="CUSTOM_2" style:page-layout-name="PM1" draw:style-name="Mdp1">
      <draw:g draw:name="Google Shape;775;p15">
        <draw:custom-shape draw:name="Google Shape;776;p15" draw:style-name="Mgr3" draw:text-style-name="MP5" draw:layer="layout" svg:width="5.686cm" svg:height="11.203cm" svg:x="-0.089cm" svg:y="0.773cm">
          <text:p/>
          <draw:enhanced-geometry draw:mirror-horizontal="false" draw:mirror-vertical="false" drawooo:sub-view-size="14836 29228" draw:text-areas="0 0 ?f0 ?f1" svg:viewBox="0 0 0 0"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777;p15" draw:style-name="Mgr3" draw:text-style-name="MP5" draw:layer="layout" svg:width="5.681cm" svg:height="0.202cm" svg:x="-0.086cm" svg:y="3.164cm">
          <text:p/>
          <draw:enhanced-geometry draw:mirror-horizontal="false" draw:mirror-vertical="false" drawooo:sub-view-size="14823 530" draw:text-areas="0 0 ?f0 ?f1" svg:viewBox="0 0 0 0" draw:type="ooxml-non-primitive" draw:enhanced-path="M 39 1 C 22 176 5 355 1 530 L 14823 530 C 14814 355 14802 176 14785 1 Z N">
            <draw:equation draw:name="f0" draw:formula="logwidth"/>
            <draw:equation draw:name="f1" draw:formula="logheight"/>
          </draw:enhanced-geometry>
        </draw:custom-shape>
        <draw:custom-shape draw:name="Google Shape;778;p15" draw:style-name="Mgr3" draw:text-style-name="MP5" draw:layer="layout" svg:width="0.196cm" svg:height="10.934cm" svg:x="2.656cm" svg:y="0.935cm">
          <text:p/>
          <draw:enhanced-geometry draw:mirror-horizontal="false" draw:mirror-vertical="false" drawooo:sub-view-size="513 28527" draw:text-areas="0 0 ?f0 ?f1" svg:viewBox="0 0 0 0" draw:type="ooxml-non-primitive" draw:enhanced-path="M 1 0 L 1 28527 513 28527 513 0 Z N">
            <draw:equation draw:name="f0" draw:formula="logwidth"/>
            <draw:equation draw:name="f1" draw:formula="logheight"/>
          </draw:enhanced-geometry>
        </draw:custom-shape>
        <draw:custom-shape draw:name="Google Shape;779;p15" draw:style-name="Mgr3" draw:text-style-name="MP5" draw:layer="layout" svg:width="2.098cm" svg:height="1.63cm" svg:x="0.71cm" svg:y="1.66cm">
          <text:p/>
          <draw:enhanced-geometry draw:mirror-horizontal="false" draw:mirror-vertical="false" drawooo:sub-view-size="5477 4254" draw:text-areas="0 0 ?f0 ?f1" svg:viewBox="0 0 0 0" draw:type="ooxml-non-primitive" draw:enhanced-path="M 307 1 L 0 414 5170 4253 5477 3840 307 1 Z N">
            <draw:equation draw:name="f0" draw:formula="logwidth"/>
            <draw:equation draw:name="f1" draw:formula="logheight"/>
          </draw:enhanced-geometry>
        </draw:custom-shape>
        <draw:custom-shape draw:name="Google Shape;780;p15" draw:style-name="Mgr3" draw:text-style-name="MP5" draw:layer="layout" svg:width="2.099cm" svg:height="1.629cm" svg:x="2.698cm" svg:y="1.668cm">
          <text:p/>
          <draw:enhanced-geometry draw:mirror-horizontal="false" draw:mirror-vertical="false" drawooo:sub-view-size="5478 4253" draw:text-areas="0 0 ?f0 ?f1" svg:viewBox="0 0 0 0" draw:type="ooxml-non-primitive" draw:enhanced-path="M 5170 0 L 1 3839 308 4253 5477 414 5170 0 Z N">
            <draw:equation draw:name="f0" draw:formula="logwidth"/>
            <draw:equation draw:name="f1" draw:formula="logheight"/>
          </draw:enhanced-geometry>
        </draw:custom-shape>
        <draw:custom-shape draw:name="Google Shape;781;p15" draw:style-name="Mgr3" draw:text-style-name="MP5" draw:layer="layout" svg:width="5.688cm" svg:height="11.203cm" svg:x="5.582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782;p15" draw:style-name="Mgr3" draw:text-style-name="MP5" draw:layer="layout" svg:width="5.681cm" svg:height="0.202cm" svg:x="5.586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783;p15" draw:style-name="Mgr3" draw:text-style-name="MP5" draw:layer="layout" svg:width="0.197cm" svg:height="10.934cm" svg:x="8.328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784;p15" draw:style-name="Mgr3" draw:text-style-name="MP5" draw:layer="layout" svg:width="2.099cm" svg:height="1.63cm" svg:x="6.382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785;p15" draw:style-name="Mgr3" draw:text-style-name="MP5" draw:layer="layout" svg:width="2.098cm" svg:height="1.629cm" svg:x="8.37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786;p15" draw:style-name="Mgr3" draw:text-style-name="MP5" draw:layer="layout" svg:width="0.241cm" svg:height="3.385cm" svg:x="5.464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787;p15" draw:style-name="Mgr3" draw:text-style-name="MP5" draw:layer="layout" svg:width="5.688cm" svg:height="11.203cm" svg:x="11.208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788;p15" draw:style-name="Mgr3" draw:text-style-name="MP5" draw:layer="layout" svg:width="5.681cm" svg:height="0.202cm" svg:x="11.211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789;p15" draw:style-name="Mgr3" draw:text-style-name="MP5" draw:layer="layout" svg:width="0.197cm" svg:height="10.934cm" svg:x="13.953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790;p15" draw:style-name="Mgr3" draw:text-style-name="MP5" draw:layer="layout" svg:width="2.099cm" svg:height="1.63cm" svg:x="12.007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791;p15" draw:style-name="Mgr3" draw:text-style-name="MP5" draw:layer="layout" svg:width="2.098cm" svg:height="1.629cm" svg:x="13.996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792;p15" draw:style-name="Mgr3" draw:text-style-name="MP5" draw:layer="layout" svg:width="0.241cm" svg:height="3.385cm" svg:x="11.09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793;p15" draw:style-name="Mgr3" draw:text-style-name="MP5" draw:layer="layout" svg:width="5.688cm" svg:height="11.203cm" svg:x="16.834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794;p15" draw:style-name="Mgr3" draw:text-style-name="MP5" draw:layer="layout" svg:width="5.681cm" svg:height="0.202cm" svg:x="16.837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795;p15" draw:style-name="Mgr3" draw:text-style-name="MP5" draw:layer="layout" svg:width="0.197cm" svg:height="10.934cm" svg:x="19.579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796;p15" draw:style-name="Mgr3" draw:text-style-name="MP5" draw:layer="layout" svg:width="2.099cm" svg:height="1.63cm" svg:x="17.633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797;p15" draw:style-name="Mgr3" draw:text-style-name="MP5" draw:layer="layout" svg:width="2.098cm" svg:height="1.629cm" svg:x="19.621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798;p15" draw:style-name="Mgr3" draw:text-style-name="MP5" draw:layer="layout" svg:width="0.241cm" svg:height="3.385cm" svg:x="16.716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799;p15" draw:style-name="Mgr3" draw:text-style-name="MP5" draw:layer="layout" svg:width="5.688cm" svg:height="11.203cm" svg:x="22.459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800;p15" draw:style-name="Mgr3" draw:text-style-name="MP5" draw:layer="layout" svg:width="5.681cm" svg:height="0.202cm" svg:x="22.463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801;p15" draw:style-name="Mgr3" draw:text-style-name="MP5" draw:layer="layout" svg:width="0.197cm" svg:height="10.934cm" svg:x="25.205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802;p15" draw:style-name="Mgr3" draw:text-style-name="MP5" draw:layer="layout" svg:width="2.099cm" svg:height="1.63cm" svg:x="23.259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803;p15" draw:style-name="Mgr3" draw:text-style-name="MP5" draw:layer="layout" svg:width="2.098cm" svg:height="1.629cm" svg:x="25.247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804;p15" draw:style-name="Mgr3" draw:text-style-name="MP5" draw:layer="layout" svg:width="0.241cm" svg:height="3.385cm" svg:x="22.342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g>
      <draw:g draw:name="Google Shape;805;p15">
        <draw:custom-shape draw:name="Google Shape;806;p15" draw:style-name="Mgr4" draw:text-style-name="MP6" draw:layer="layout" svg:width="25.399cm" svg:height="2.379cm" svg:x="0cm" svg:y="11.908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807;p15" draw:style-name="Mgr5" draw:text-style-name="MP7" draw:layer="layout" svg:width="25.399cm" svg:height="0.068cm" svg:x="0cm" svg:y="12.336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808;p15" draw:style-name="Mgr5" draw:text-style-name="MP7" draw:layer="layout" svg:width="25.399cm" svg:height="0.068cm" svg:x="0cm" svg:y="12.763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809;p15" draw:style-name="Mgr5" draw:text-style-name="MP7" draw:layer="layout" svg:width="25.399cm" svg:height="0.068cm" svg:x="0cm" svg:y="13.192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810;p15" draw:style-name="Mgr5" draw:text-style-name="MP7" draw:layer="layout" svg:width="25.399cm" svg:height="0.068cm" svg:x="0cm" svg:y="13.62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811;p15" draw:style-name="Mgr5" draw:text-style-name="MP7" draw:layer="layout" svg:width="25.399cm" svg:height="0.068cm" svg:x="0cm" svg:y="14.048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812;p15" draw:style-name="Mgr5" draw:text-style-name="MP7" draw:layer="layout" svg:width="0.404cm" svg:height="0.259cm" svg:x="8.348cm" svg:y="13.38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813;p15" draw:style-name="Mgr5" draw:text-style-name="MP7" draw:layer="layout" svg:width="0.536cm" svg:height="0.344cm" svg:x="1.035cm" svg:y="12.453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814;p15" draw:style-name="Mgr5" draw:text-style-name="MP7" draw:layer="layout" svg:width="0.592cm" svg:height="0.379cm" svg:x="3.244cm" svg:y="13.702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815;p15" draw:style-name="Mgr5" draw:text-style-name="MP7" draw:layer="layout" svg:width="0.405cm" svg:height="0.259cm" svg:x="17.588cm" svg:y="13.822cm">
          <text:p/>
          <draw:enhanced-geometry draw:mirror-horizontal="false" draw:mirror-vertical="false" drawooo:sub-view-size="3531 2260" draw:text-areas="0 0 ?f0 ?f1" svg:viewBox="0 0 0 0" draw:type="ooxml-non-primitive" draw:enhanced-path="M 708 1 C 669 1 631 10 593 29 1 323 1673 2260 1673 2260 L 2500 2247 C 2500 2247 3531 133 2849 133 2834 133 2819 134 2803 136 2031 234 1975 1923 1975 1923 1975 1923 1280 1 708 1 Z N">
            <draw:equation draw:name="f0" draw:formula="logwidth"/>
            <draw:equation draw:name="f1" draw:formula="logheight"/>
          </draw:enhanced-geometry>
        </draw:custom-shape>
        <draw:custom-shape draw:name="Google Shape;816;p15" draw:style-name="Mgr5" draw:text-style-name="MP7" draw:layer="layout" svg:width="0.404cm" svg:height="0.259cm" svg:x="13.641cm" svg:y="13.394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817;p15" draw:style-name="Mgr5" draw:text-style-name="MP7" draw:layer="layout" svg:width="0.405cm" svg:height="0.259cm" svg:x="8.347cm" svg:y="12.087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818;p15" draw:style-name="Mgr5" draw:text-style-name="MP7" draw:layer="layout" svg:width="0.405cm" svg:height="0.259cm" svg:x="4.88cm" svg:y="13.788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819;p15" draw:style-name="Mgr5" draw:text-style-name="MP7" draw:layer="layout" svg:width="0.404cm" svg:height="0.259cm" svg:x="4.269cm" svg:y="12.09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820;p15" draw:style-name="Mgr5" draw:text-style-name="MP7" draw:layer="layout" svg:width="0.405cm" svg:height="0.259cm" svg:x="10.961cm" svg:y="12.546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821;p15" draw:style-name="Mgr5" draw:text-style-name="MP7" draw:layer="layout" svg:width="0.405cm" svg:height="0.259cm" svg:x="6.9cm" svg:y="12.533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822;p15" draw:style-name="Mgr5" draw:text-style-name="MP7" draw:layer="layout" svg:width="0.404cm" svg:height="0.259cm" svg:x="24.058cm" svg:y="13.38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823;p15" draw:style-name="Mgr5" draw:text-style-name="MP7" draw:layer="layout" svg:width="0.405cm" svg:height="0.259cm" svg:x="15.545cm" svg:y="12.087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824;p15" draw:style-name="Mgr5" draw:text-style-name="MP7" draw:layer="layout" svg:width="0.536cm" svg:height="0.344cm" svg:x="19.392cm" svg:y="12.453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825;p15" draw:style-name="Mgr5" draw:text-style-name="MP7" draw:layer="layout" svg:width="0.405cm" svg:height="0.259cm" svg:x="11.541cm" svg:y="13.788cm">
          <text:p/>
          <draw:enhanced-geometry draw:mirror-horizontal="false" draw:mirror-vertical="false" drawooo:sub-view-size="3530 2264" draw:text-areas="0 0 ?f0 ?f1" svg:viewBox="0 0 0 0" draw:type="ooxml-non-primitive" draw:enhanced-path="M 708 1 C 669 1 631 10 594 28 1 327 1673 2263 1673 2263 L 2505 2246 C 2505 2246 3529 136 2851 136 2836 136 2820 137 2803 139 2031 237 1976 1922 1976 1922 1976 1922 1283 1 708 1 Z N">
            <draw:equation draw:name="f0" draw:formula="logwidth"/>
            <draw:equation draw:name="f1" draw:formula="logheight"/>
          </draw:enhanced-geometry>
        </draw:custom-shape>
        <draw:custom-shape draw:name="Google Shape;826;p15" draw:style-name="Mgr5" draw:text-style-name="MP7" draw:layer="layout" svg:width="0.404cm" svg:height="0.259cm" svg:x="23.236cm" svg:y="12.09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827;p15" draw:style-name="Mgr5" draw:text-style-name="MP7" draw:layer="layout" svg:width="0.404cm" svg:height="0.259cm" svg:x="21.499cm" svg:y="13.394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828;p15" draw:style-name="Mgr5" draw:text-style-name="MP7" draw:layer="layout" svg:width="0.536cm" svg:height="0.344cm" svg:x="16.876cm" svg:y="12.916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829;p15" draw:style-name="Mgr4" draw:text-style-name="MP6" draw:layer="backgroundobjects" svg:width="3.843cm" svg:height="1.506cm" svg:x="1.307cm" svg:y="10.401cm">
        <text:p/>
        <draw:enhanced-geometry draw:mirror-horizontal="false" draw:mirror-vertical="false" drawooo:sub-view-size="18666 7316" draw:text-areas="0 0 ?f0 ?f1" svg:viewBox="0 0 0 0" draw:type="ooxml-non-primitive" draw:enhanced-path="M 6330 0 C 2751 0 3579 3835 3579 3835 3579 3835 2614 3238 1762 3238 1336 3238 938 3387 704 3835 0 5174 1472 7316 1472 7316 L 16878 7316 C 16878 7316 18665 5878 17475 4667 17116 4299 16656 4171 16190 4171 15114 4171 14003 4854 14003 4854 14003 4854 14703 2491 12621 2044 12418 2000 12226 1980 12046 1980 10387 1980 9717 3660 9717 3660 9717 3660 9909 0 6330 0 Z N">
          <draw:equation draw:name="f0" draw:formula="logwidth"/>
          <draw:equation draw:name="f1" draw:formula="logheight"/>
        </draw:enhanced-geometry>
      </draw:custom-shape>
      <draw:custom-shape draw:name="Google Shape;830;p15" draw:style-name="Mgr5" draw:text-style-name="MP7" draw:layer="backgroundobjects" svg:width="3.786cm" svg:height="1.506cm" svg:x="0.385cm" svg:y="10.401cm">
        <text:p/>
        <draw:enhanced-geometry draw:mirror-horizontal="false" draw:mirror-vertical="false" drawooo:sub-view-size="18385 7316" draw:text-areas="0 0 ?f0 ?f1" svg:viewBox="0 0 0 0" draw:type="ooxml-non-primitive" draw:enhanced-path="M 6049 0 C 2470 0 3302 3835 3302 3835 3302 3835 2611 3462 1909 3462 1449 3462 983 3623 704 4155 0 5494 1190 7316 1190 7316 L 16593 7316 C 16593 7316 18384 5878 17194 4667 16835 4300 16377 4172 15911 4172 14833 4172 13718 4859 13718 4859 13718 4859 14422 2491 12340 2044 12136 2000 11945 1980 11765 1980 10105 1980 9435 3660 9435 3660 9435 3660 9627 0 6049 0 Z N">
          <draw:equation draw:name="f0" draw:formula="logwidth"/>
          <draw:equation draw:name="f1" draw:formula="logheight"/>
        </draw:enhanced-geometry>
      </draw:custom-shape>
      <draw:custom-shape draw:name="Google Shape;831;p15" draw:style-name="Mgr5" draw:text-style-name="MP7" draw:layer="backgroundobjects" svg:width="3.843cm" svg:height="1.506cm" svg:x="20.123cm" svg:y="10.401cm">
        <text:p/>
        <draw:enhanced-geometry draw:mirror-horizontal="false" draw:mirror-vertical="false" drawooo:sub-view-size="18662 7316" draw:text-areas="0 0 ?f0 ?f1" svg:viewBox="0 0 0 0" draw:type="ooxml-non-primitive" draw:enhanced-path="M 6326 0 C 2748 0 3579 3835 3579 3835 3579 3835 2612 3238 1761 3238 1335 3238 938 3387 704 3835 1 5174 1472 7316 1472 7316 L 16870 7316 C 16870 7316 18662 5878 17472 4667 17112 4299 16652 4171 16186 4171 15108 4171 13995 4854 13995 4854 13995 4854 14699 2491 12618 2044 12414 2000 12222 1980 12041 1980 10383 1980 9713 3656 9713 3656 9713 3656 9905 0 6326 0 Z N">
          <draw:equation draw:name="f0" draw:formula="logwidth"/>
          <draw:equation draw:name="f1" draw:formula="logheight"/>
        </draw:enhanced-geometry>
      </draw:custom-shape>
      <draw:custom-shape draw:name="Google Shape;832;p15" draw:style-name="Mgr4" draw:text-style-name="MP6" draw:layer="backgroundobjects" svg:width="3.844cm" svg:height="1.506cm" svg:x="21.216cm" svg:y="10.401cm">
        <text:p/>
        <draw:enhanced-geometry draw:mirror-horizontal="false" draw:mirror-vertical="false" drawooo:sub-view-size="18667 7316" draw:text-areas="0 0 ?f0 ?f1" svg:viewBox="0 0 0 0" draw:type="ooxml-non-primitive" draw:enhanced-path="M 6331 0 C 2752 0 3579 3835 3579 3835 3579 3835 2615 3238 1763 3238 1337 3238 939 3387 705 3835 1 5174 1472 7316 1472 7316 L 16875 7316 C 16875 7316 18666 5878 17476 4667 17116 4299 16657 4171 16190 4171 15113 4171 14000 4854 14000 4854 14000 4854 14704 2491 12622 2044 12418 2000 12226 1980 12046 1980 10387 1980 9717 3656 9717 3656 9717 3656 9909 0 6331 0 Z N">
          <draw:equation draw:name="f0" draw:formula="logwidth"/>
          <draw:equation draw:name="f1" draw:formula="logheight"/>
        </draw:enhanced-geometry>
      </draw:custom-shape>
      <draw:frame draw:name="Google Shape;833;p15" presentation:style-name="CUSTOM_5f_2-title" draw:layer="backgroundobjects" svg:width="15.198cm" svg:height="2.337cm" svg:x="8.214cm" svg:y="5.316cm" presentation:class="title" presentation:placeholder="true" presentation:user-transformed="true">
        <draw:text-box/>
      </draw:frame>
      <draw:frame draw:name="Google Shape;834;p15" presentation:style-name="Mpr10" draw:text-style-name="MP10" draw:layer="backgroundobjects" svg:width="5.288cm" svg:height="2.337cm" svg:x="2.925cm" svg:y="5.316cm" presentation:class="title" presentation:user-transformed="true">
        <draw:text-box>
          <text:p text:style-name="MP11"><text:span text:style-name="MT1">xx%</text:span></text:p>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_5f_1" style:display-name="BLANK_1_1_1_1_1" style:page-layout-name="PM1" draw:style-name="Mdp1">
      <draw:g draw:name="Google Shape;1478;p31">
        <draw:custom-shape draw:name="Google Shape;1479;p31" draw:style-name="Mgr3" draw:text-style-name="MP5" draw:layer="layout" svg:width="5.688cm" svg:height="12.212cm" svg:x="-2.367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480;p31" draw:style-name="Mgr3" draw:text-style-name="MP5" draw:layer="layout" svg:width="0.197cm" svg:height="12.05cm" svg:x="0.379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481;p31" draw:style-name="Mgr3" draw:text-style-name="MP5" draw:layer="layout" svg:width="2.099cm" svg:height="1.63cm" svg:x="-1.567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482;p31" draw:style-name="Mgr3" draw:text-style-name="MP5" draw:layer="layout" svg:width="2.098cm" svg:height="1.629cm" svg:x="0.421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1483;p31" draw:style-name="Mgr3" draw:text-style-name="MP5" draw:layer="layout" svg:width="5.562cm" svg:height="0.202cm" svg:x="-2.363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g>
      <draw:frame draw:name="Google Shape;1484;p31" presentation:style-name="BLANK_5f_1_5f_1_5f_1_5f_1_5f_1-title" draw:layer="backgroundobjects" svg:width="6.403cm" svg:height="1.465cm" svg:x="2cm" svg:y="4.138cm" presentation:class="title" presentation:placeholder="true" presentation:user-transformed="true">
        <draw:text-box/>
      </draw:frame>
      <draw:frame draw:name="Google Shape;1486;p31" presentation:style-name="BLANK_5f_1_5f_1_5f_1_5f_1_5f_1-title" draw:layer="backgroundobjects" svg:width="6.403cm" svg:height="1.465cm" svg:x="9.498cm" svg:y="4.138cm" presentation:class="title" presentation:placeholder="true" presentation:user-transformed="true">
        <draw:text-box/>
      </draw:frame>
      <draw:frame draw:name="Google Shape;1488;p31" presentation:style-name="BLANK_5f_1_5f_1_5f_1_5f_1_5f_1-title" draw:layer="backgroundobjects" svg:width="6.403cm" svg:height="1.465cm" svg:x="2cm" svg:y="8.227cm" presentation:class="title" presentation:placeholder="true" presentation:user-transformed="true">
        <draw:text-box/>
      </draw:frame>
      <draw:frame draw:name="Google Shape;1490;p31" presentation:style-name="BLANK_5f_1_5f_1_5f_1_5f_1_5f_1-title" draw:layer="backgroundobjects" svg:width="6.403cm" svg:height="1.465cm" svg:x="9.498cm" svg:y="8.227cm" presentation:class="title" presentation:placeholder="true" presentation:user-transformed="true">
        <draw:text-box/>
      </draw:frame>
      <draw:frame draw:name="Google Shape;1492;p31" presentation:style-name="BLANK_5f_1_5f_1_5f_1_5f_1_5f_1-title" draw:layer="backgroundobjects" svg:width="6.403cm" svg:height="1.465cm" svg:x="16.996cm" svg:y="4.138cm" presentation:class="title" presentation:placeholder="true" presentation:user-transformed="true">
        <draw:text-box/>
      </draw:frame>
      <draw:frame draw:name="Google Shape;1494;p31" presentation:style-name="BLANK_5f_1_5f_1_5f_1_5f_1_5f_1-title" draw:layer="backgroundobjects" svg:width="6.403cm" svg:height="1.465cm" svg:x="16.996cm" svg:y="8.227cm" presentation:class="title" presentation:placeholder="true" presentation:user-transformed="true">
        <draw:text-box/>
      </draw:frame>
      <draw:frame draw:name="Google Shape;1496;p31" presentation:style-name="BLANK_5f_1_5f_1_5f_1_5f_1_5f_1-title" draw:layer="backgroundobjects" svg:width="21.399cm" svg:height="1.59cm" svg:x="2cm" svg:y="1.236cm" presentation:class="title" presentation:placeholder="true" presentation:user-transformed="true">
        <draw:text-box/>
      </draw:frame>
      <draw:g draw:name="Google Shape;1497;p31">
        <draw:custom-shape draw:name="Google Shape;1498;p31" draw:style-name="Mgr4" draw:text-style-name="MP6" draw:layer="layout" svg:width="25.399cm" svg:height="2.379cm" svg:x="0cm" svg:y="12.917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1499;p31" draw:style-name="Mgr5" draw:text-style-name="MP7" draw:layer="layout" svg:width="25.399cm" svg:height="0.068cm" svg:x="0cm" svg:y="12.917cm">
          <text:p/>
          <draw:enhanced-geometry draw:mirror-horizontal="false" draw:mirror-vertical="false" drawooo:sub-view-size="79891 602"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500;p31" draw:style-name="Mgr5" draw:text-style-name="MP7" draw:layer="layout" svg:width="25.399cm" svg:height="0.068cm" svg:x="0cm" svg:y="13.345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501;p31" draw:style-name="Mgr5" draw:text-style-name="MP7" draw:layer="layout" svg:width="25.399cm" svg:height="0.068cm" svg:x="0cm" svg:y="13.773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502;p31" draw:style-name="Mgr5" draw:text-style-name="MP7" draw:layer="layout" svg:width="25.399cm" svg:height="0.068cm" svg:x="0cm" svg:y="14.201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1503;p31" draw:style-name="Mgr5" draw:text-style-name="MP7" draw:layer="layout" svg:width="25.399cm" svg:height="0.068cm" svg:x="0cm" svg:y="14.629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504;p31" draw:style-name="Mgr5" draw:text-style-name="MP7" draw:layer="layout" svg:width="0.404cm" svg:height="0.259cm" svg:x="8.348cm" svg:y="14.39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505;p31" draw:style-name="Mgr5" draw:text-style-name="MP7" draw:layer="layout" svg:width="0.536cm" svg:height="0.344cm" svg:x="1.035cm" svg:y="13.462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506;p31" draw:style-name="Mgr5" draw:text-style-name="MP7" draw:layer="layout" svg:width="0.592cm" svg:height="0.379cm" svg:x="3.244cm" svg:y="14.712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507;p31" draw:style-name="Mgr5" draw:text-style-name="MP7" draw:layer="layout" svg:width="0.404cm" svg:height="0.259cm" svg:x="13.641cm" svg:y="14.403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508;p31" draw:style-name="Mgr5" draw:text-style-name="MP7" draw:layer="layout" svg:width="0.405cm" svg:height="0.259cm" svg:x="8.347cm" svg:y="13.096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509;p31" draw:style-name="Mgr5" draw:text-style-name="MP7" draw:layer="layout" svg:width="0.404cm" svg:height="0.259cm" svg:x="4.269cm" svg:y="13.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510;p31" draw:style-name="Mgr5" draw:text-style-name="MP7" draw:layer="layout" svg:width="0.405cm" svg:height="0.259cm" svg:x="10.961cm" svg:y="13.555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511;p31" draw:style-name="Mgr5" draw:text-style-name="MP7" draw:layer="layout" svg:width="0.405cm" svg:height="0.259cm" svg:x="6.9cm" svg:y="13.542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512;p31" draw:style-name="Mgr5" draw:text-style-name="MP7" draw:layer="layout" svg:width="0.404cm" svg:height="0.259cm" svg:x="24.058cm" svg:y="14.39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513;p31" draw:style-name="Mgr5" draw:text-style-name="MP7" draw:layer="layout" svg:width="0.405cm" svg:height="0.259cm" svg:x="15.545cm" svg:y="13.096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514;p31" draw:style-name="Mgr5" draw:text-style-name="MP7" draw:layer="layout" svg:width="0.536cm" svg:height="0.344cm" svg:x="19.392cm" svg:y="13.462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515;p31" draw:style-name="Mgr5" draw:text-style-name="MP7" draw:layer="layout" svg:width="0.404cm" svg:height="0.259cm" svg:x="23.236cm" svg:y="13.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516;p31" draw:style-name="Mgr5" draw:text-style-name="MP7" draw:layer="layout" svg:width="0.404cm" svg:height="0.259cm" svg:x="21.499cm" svg:y="14.403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517;p31" draw:style-name="Mgr5" draw:text-style-name="MP7" draw:layer="layout" svg:width="0.536cm" svg:height="0.344cm" svg:x="16.876cm" svg:y="13.926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frame presentation:style-name="BLANK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title" draw:layer="backgroundobjects" svg:width="16.931cm" svg:height="9.524cm" svg:x="1.059cm" svg:y="1.93cm" presentation:class="page"/>
        <draw:frame presentation:style-name="BLANK_5f_1_5f_1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 style:display-name="CUSTOM_1" style:page-layout-name="PM1" draw:style-name="Mdp1">
      <draw:g draw:name="Google Shape;1061;p21">
        <draw:custom-shape draw:name="Google Shape;1062;p21" draw:style-name="Mgr3" draw:text-style-name="MP5" draw:layer="layout" svg:width="5.688cm" svg:height="12.212cm" svg:x="22.078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063;p21" draw:style-name="Mgr3" draw:text-style-name="MP5" draw:layer="layout" svg:width="0.197cm" svg:height="12.05cm" svg:x="24.823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064;p21" draw:style-name="Mgr3" draw:text-style-name="MP5" draw:layer="layout" svg:width="2.099cm" svg:height="1.63cm" svg:x="22.877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065;p21" draw:style-name="Mgr3" draw:text-style-name="MP5" draw:layer="layout" svg:width="2.098cm" svg:height="1.629cm" svg:x="24.866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1066;p21" draw:style-name="Mgr3" draw:text-style-name="MP5" draw:layer="layout" svg:width="5.447cm" svg:height="0.202cm" svg:x="22.315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g>
      <draw:frame draw:name="Google Shape;1068;p21" presentation:style-name="CUSTOM_5f_1-title" draw:layer="backgroundobjects" svg:width="14.088cm" svg:height="3.462cm" svg:x="5.655cm" svg:y="7.421cm" presentation:class="title" presentation:placeholder="true" presentation:user-transformed="true">
        <draw:text-box/>
      </draw:frame>
      <draw:g draw:name="Google Shape;1069;p21">
        <draw:custom-shape draw:name="Google Shape;1070;p21" draw:style-name="Mgr4" draw:text-style-name="MP6" draw:layer="layout" svg:width="25.399cm" svg:height="2.379cm" svg:x="0cm" svg:y="12.917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1071;p21" draw:style-name="Mgr5" draw:text-style-name="MP7" draw:layer="layout" svg:width="25.399cm" svg:height="0.068cm" svg:x="0cm" svg:y="12.917cm">
          <text:p/>
          <draw:enhanced-geometry draw:mirror-horizontal="false" draw:mirror-vertical="false" drawooo:sub-view-size="79891 602"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072;p21" draw:style-name="Mgr5" draw:text-style-name="MP7" draw:layer="layout" svg:width="25.399cm" svg:height="0.068cm" svg:x="0cm" svg:y="13.345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073;p21" draw:style-name="Mgr5" draw:text-style-name="MP7" draw:layer="layout" svg:width="25.399cm" svg:height="0.068cm" svg:x="0cm" svg:y="13.773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074;p21" draw:style-name="Mgr5" draw:text-style-name="MP7" draw:layer="layout" svg:width="25.399cm" svg:height="0.068cm" svg:x="0cm" svg:y="14.201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1075;p21" draw:style-name="Mgr5" draw:text-style-name="MP7" draw:layer="layout" svg:width="25.399cm" svg:height="0.068cm" svg:x="0cm" svg:y="14.629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076;p21" draw:style-name="Mgr5" draw:text-style-name="MP7" draw:layer="layout" svg:width="0.404cm" svg:height="0.259cm" svg:x="8.348cm" svg:y="14.39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077;p21" draw:style-name="Mgr5" draw:text-style-name="MP7" draw:layer="layout" svg:width="0.536cm" svg:height="0.344cm" svg:x="1.035cm" svg:y="13.462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078;p21" draw:style-name="Mgr5" draw:text-style-name="MP7" draw:layer="layout" svg:width="0.592cm" svg:height="0.379cm" svg:x="3.244cm" svg:y="14.712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079;p21" draw:style-name="Mgr5" draw:text-style-name="MP7" draw:layer="layout" svg:width="0.404cm" svg:height="0.259cm" svg:x="13.641cm" svg:y="14.403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080;p21" draw:style-name="Mgr5" draw:text-style-name="MP7" draw:layer="layout" svg:width="0.405cm" svg:height="0.259cm" svg:x="8.347cm" svg:y="13.096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081;p21" draw:style-name="Mgr5" draw:text-style-name="MP7" draw:layer="layout" svg:width="0.404cm" svg:height="0.259cm" svg:x="4.269cm" svg:y="13.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082;p21" draw:style-name="Mgr5" draw:text-style-name="MP7" draw:layer="layout" svg:width="0.405cm" svg:height="0.259cm" svg:x="10.961cm" svg:y="13.555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083;p21" draw:style-name="Mgr5" draw:text-style-name="MP7" draw:layer="layout" svg:width="0.405cm" svg:height="0.259cm" svg:x="6.9cm" svg:y="13.542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084;p21" draw:style-name="Mgr5" draw:text-style-name="MP7" draw:layer="layout" svg:width="0.404cm" svg:height="0.259cm" svg:x="24.058cm" svg:y="14.39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085;p21" draw:style-name="Mgr5" draw:text-style-name="MP7" draw:layer="layout" svg:width="0.405cm" svg:height="0.259cm" svg:x="15.545cm" svg:y="13.096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086;p21" draw:style-name="Mgr5" draw:text-style-name="MP7" draw:layer="layout" svg:width="0.536cm" svg:height="0.344cm" svg:x="19.392cm" svg:y="13.462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087;p21" draw:style-name="Mgr5" draw:text-style-name="MP7" draw:layer="layout" svg:width="0.404cm" svg:height="0.259cm" svg:x="23.236cm" svg:y="13.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088;p21" draw:style-name="Mgr5" draw:text-style-name="MP7" draw:layer="layout" svg:width="0.404cm" svg:height="0.259cm" svg:x="21.499cm" svg:y="14.403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089;p21" draw:style-name="Mgr5" draw:text-style-name="MP7" draw:layer="layout" svg:width="0.536cm" svg:height="0.344cm" svg:x="16.876cm" svg:y="13.926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1090;p21" draw:style-name="Mgr4" draw:text-style-name="MP6" draw:layer="backgroundobjects" svg:width="3.843cm" svg:height="1.506cm" svg:x="1.362cm" svg:y="11.41cm">
        <text:p/>
        <draw:enhanced-geometry draw:mirror-horizontal="false" draw:mirror-vertical="false" drawooo:sub-view-size="18666 7316" draw:text-areas="0 0 ?f0 ?f1" svg:viewBox="0 0 0 0" draw:type="ooxml-non-primitive" draw:enhanced-path="M 6330 0 C 2751 0 3579 3835 3579 3835 3579 3835 2614 3238 1762 3238 1336 3238 938 3387 704 3835 0 5174 1472 7316 1472 7316 L 16878 7316 C 16878 7316 18665 5878 17475 4667 17116 4299 16656 4171 16190 4171 15114 4171 14003 4854 14003 4854 14003 4854 14703 2491 12621 2044 12418 2000 12226 1980 12046 1980 10387 1980 9717 3660 9717 3660 9717 3660 9909 0 6330 0 Z N">
          <draw:equation draw:name="f0" draw:formula="logwidth"/>
          <draw:equation draw:name="f1" draw:formula="logheight"/>
        </draw:enhanced-geometry>
      </draw:custom-shape>
      <draw:custom-shape draw:name="Google Shape;1091;p21" draw:style-name="Mgr5" draw:text-style-name="MP7" draw:layer="backgroundobjects" svg:width="3.786cm" svg:height="1.506cm" svg:x="0.44cm" svg:y="11.41cm">
        <text:p/>
        <draw:enhanced-geometry draw:mirror-horizontal="false" draw:mirror-vertical="false" drawooo:sub-view-size="18385 7316" draw:text-areas="0 0 ?f0 ?f1" svg:viewBox="0 0 0 0" draw:type="ooxml-non-primitive" draw:enhanced-path="M 6049 0 C 2470 0 3302 3835 3302 3835 3302 3835 2611 3462 1909 3462 1449 3462 983 3623 704 4155 0 5494 1190 7316 1190 7316 L 16593 7316 C 16593 7316 18384 5878 17194 4667 16835 4300 16377 4172 15911 4172 14833 4172 13718 4859 13718 4859 13718 4859 14422 2491 12340 2044 12136 2000 11945 1980 11765 1980 10105 1980 9435 3660 9435 3660 9435 3660 9627 0 6049 0 Z N">
          <draw:equation draw:name="f0" draw:formula="logwidth"/>
          <draw:equation draw:name="f1" draw:formula="logheight"/>
        </draw:enhanced-geometry>
      </draw:custom-shap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3" style:display-name="CUSTOM_3" style:page-layout-name="PM1" draw:style-name="Mdp1">
      <draw:g draw:name="Google Shape;837;p16">
        <draw:custom-shape draw:name="Google Shape;838;p16" draw:style-name="Mgr3" draw:text-style-name="MP5" draw:layer="layout" svg:width="5.688cm" svg:height="12.212cm" svg:x="22.078cm" svg:y="0.773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839;p16" draw:style-name="Mgr3" draw:text-style-name="MP5" draw:layer="layout" svg:width="5.447cm" svg:height="0.202cm" svg:x="22.315cm" svg:y="3.164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840;p16" draw:style-name="Mgr3" draw:text-style-name="MP5" draw:layer="layout" svg:width="0.197cm" svg:height="12.05cm" svg:x="24.823cm" svg:y="0.935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841;p16" draw:style-name="Mgr3" draw:text-style-name="MP5" draw:layer="layout" svg:width="2.099cm" svg:height="1.63cm" svg:x="22.877cm" svg:y="1.66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842;p16" draw:style-name="Mgr3" draw:text-style-name="MP5" draw:layer="layout" svg:width="2.098cm" svg:height="1.629cm" svg:x="24.866cm" svg:y="1.668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g>
      <draw:frame draw:name="Google Shape;843;p16" presentation:style-name="CUSTOM_5f_3-title" draw:layer="backgroundobjects" svg:width="21.399cm" svg:height="1.59cm" svg:x="2cm" svg:y="1.236cm" presentation:class="title" presentation:placeholder="true" presentation:user-transformed="true">
        <draw:text-box/>
      </draw:frame>
      <draw:g draw:name="Google Shape;844;p16">
        <draw:custom-shape draw:name="Google Shape;845;p16" draw:style-name="Mgr4" draw:text-style-name="MP6" draw:layer="layout" svg:width="25.399cm" svg:height="2.379cm" svg:x="0cm" svg:y="12.917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846;p16" draw:style-name="Mgr5" draw:text-style-name="MP7" draw:layer="layout" svg:width="25.399cm" svg:height="0.068cm" svg:x="0cm" svg:y="12.917cm">
          <text:p/>
          <draw:enhanced-geometry draw:mirror-horizontal="false" draw:mirror-vertical="false" drawooo:sub-view-size="79891 602"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847;p16" draw:style-name="Mgr5" draw:text-style-name="MP7" draw:layer="layout" svg:width="25.399cm" svg:height="0.068cm" svg:x="0cm" svg:y="13.345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848;p16" draw:style-name="Mgr5" draw:text-style-name="MP7" draw:layer="layout" svg:width="25.399cm" svg:height="0.068cm" svg:x="0cm" svg:y="13.773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849;p16" draw:style-name="Mgr5" draw:text-style-name="MP7" draw:layer="layout" svg:width="25.399cm" svg:height="0.068cm" svg:x="0cm" svg:y="14.201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850;p16" draw:style-name="Mgr5" draw:text-style-name="MP7" draw:layer="layout" svg:width="25.399cm" svg:height="0.068cm" svg:x="0cm" svg:y="14.629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851;p16" draw:style-name="Mgr5" draw:text-style-name="MP7" draw:layer="layout" svg:width="0.404cm" svg:height="0.259cm" svg:x="8.348cm" svg:y="14.39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852;p16" draw:style-name="Mgr5" draw:text-style-name="MP7" draw:layer="layout" svg:width="0.536cm" svg:height="0.344cm" svg:x="1.035cm" svg:y="13.462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853;p16" draw:style-name="Mgr5" draw:text-style-name="MP7" draw:layer="layout" svg:width="0.592cm" svg:height="0.379cm" svg:x="3.244cm" svg:y="14.712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854;p16" draw:style-name="Mgr5" draw:text-style-name="MP7" draw:layer="layout" svg:width="0.404cm" svg:height="0.259cm" svg:x="13.641cm" svg:y="14.403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855;p16" draw:style-name="Mgr5" draw:text-style-name="MP7" draw:layer="layout" svg:width="0.405cm" svg:height="0.259cm" svg:x="8.347cm" svg:y="13.096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856;p16" draw:style-name="Mgr5" draw:text-style-name="MP7" draw:layer="layout" svg:width="0.404cm" svg:height="0.259cm" svg:x="4.269cm" svg:y="13.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857;p16" draw:style-name="Mgr5" draw:text-style-name="MP7" draw:layer="layout" svg:width="0.405cm" svg:height="0.259cm" svg:x="10.961cm" svg:y="13.555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858;p16" draw:style-name="Mgr5" draw:text-style-name="MP7" draw:layer="layout" svg:width="0.405cm" svg:height="0.259cm" svg:x="6.9cm" svg:y="13.542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859;p16" draw:style-name="Mgr5" draw:text-style-name="MP7" draw:layer="layout" svg:width="0.404cm" svg:height="0.259cm" svg:x="24.058cm" svg:y="14.39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860;p16" draw:style-name="Mgr5" draw:text-style-name="MP7" draw:layer="layout" svg:width="0.405cm" svg:height="0.259cm" svg:x="15.545cm" svg:y="13.096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861;p16" draw:style-name="Mgr5" draw:text-style-name="MP7" draw:layer="layout" svg:width="0.536cm" svg:height="0.344cm" svg:x="19.392cm" svg:y="13.462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862;p16" draw:style-name="Mgr5" draw:text-style-name="MP7" draw:layer="layout" svg:width="0.404cm" svg:height="0.259cm" svg:x="23.236cm" svg:y="13.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863;p16" draw:style-name="Mgr5" draw:text-style-name="MP7" draw:layer="layout" svg:width="0.404cm" svg:height="0.259cm" svg:x="21.499cm" svg:y="14.403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864;p16" draw:style-name="Mgr5" draw:text-style-name="MP7" draw:layer="layout" svg:width="0.536cm" svg:height="0.344cm" svg:x="16.876cm" svg:y="13.926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g draw:name="Google Shape;865;p16">
        <draw:custom-shape draw:name="Google Shape;866;p16" draw:style-name="Mgr6" draw:text-style-name="MP8" draw:layer="layout" svg:width="1.598cm" svg:height="0.973cm" svg:x="22.127cm" svg:y="14.322cm">
          <text:p/>
          <draw:enhanced-geometry draw:mirror-horizontal="true" draw:mirror-vertical="false" drawooo:sub-view-size="7534 4586" draw:text-areas="0 0 ?f0 ?f1" svg:viewBox="0 0 0 0" draw:type="ooxml-non-primitive" draw:enhanced-path="M 5541 0 C 5512 0 5480 4 5443 13 4270 282 2308 3182 2308 3182 2308 3182 3893 194 3023 194 3009 194 2994 195 2978 196 2573 235 1976 926 1327 2043 L 1 4585 5610 4585 C 6621 3916 7533 3186 7000 3028 6883 2993 6751 2977 6610 2977 5504 2977 3810 3950 3810 3950 3810 3950 6445 0 5541 0 Z N">
            <draw:equation draw:name="f0" draw:formula="logwidth"/>
            <draw:equation draw:name="f1" draw:formula="logheight"/>
          </draw:enhanced-geometry>
        </draw:custom-shape>
        <draw:custom-shape draw:name="Google Shape;867;p16" draw:style-name="Mgr5" draw:text-style-name="MP7" draw:layer="layout" svg:width="2.075cm" svg:height="3.703cm" svg:x="23.322cm" svg:y="11.592cm">
          <text:p/>
          <draw:enhanced-geometry draw:mirror-horizontal="true" draw:mirror-vertical="false" drawooo:sub-view-size="9777 17447" draw:text-areas="0 0 ?f0 ?f1" svg:viewBox="0 0 0 0" draw:type="ooxml-non-primitive" draw:enhanced-path="M 7435 0 C 5540 0 5268 4001 3728 4283 3615 4304 3515 4314 3427 4314 2322 4314 3075 2777 2083 2777 2052 2777 2019 2779 1984 2782 760 2893 0 5759 917 7930 1734 9864 1035 11791 471 11791 402 11791 335 11762 273 11701 252 11679 231 11658 214 11633 L 214 17446 8024 17446 C 8996 16768 9777 15864 9414 14806 9108 13911 8643 13644 8136 13644 7384 13644 6537 14228 5964 14228 5905 14228 5850 14222 5797 14209 4884 13979 6778 11961 8181 9931 9455 8087 8792 6840 7952 6840 7869 6840 7784 6852 7699 6877 7611 6903 7528 6915 7452 6915 6723 6915 6589 5774 7350 4646 8237 3332 9380 214 7597 9 7542 3 7488 0 7435 0 Z N">
            <draw:equation draw:name="f0" draw:formula="logwidth"/>
            <draw:equation draw:name="f1" draw:formula="logheight"/>
          </draw:enhanced-geometry>
        </draw:custom-shape>
        <draw:custom-shape draw:name="Google Shape;868;p16" draw:style-name="Mgr6" draw:text-style-name="MP8" draw:layer="layout" svg:width="1.303cm" svg:height="3.132cm" svg:x="23.982cm" svg:y="12.164cm">
          <text:p/>
          <draw:enhanced-geometry draw:mirror-horizontal="true" draw:mirror-vertical="false" drawooo:sub-view-size="6141 14756" draw:text-areas="0 0 ?f0 ?f1" svg:viewBox="0 0 0 0" draw:type="ooxml-non-primitive" draw:enhanced-path="M 5967 0 C 5919 0 5871 26 5848 87 5805 194 2150 9040 0 14756 L 282 14756 C 2432 9044 6049 292 6091 189 6141 83 6053 0 5967 0 Z N">
            <draw:equation draw:name="f0" draw:formula="logwidth"/>
            <draw:equation draw:name="f1" draw:formula="logheight"/>
          </draw:enhanced-geometry>
        </draw:custom-shape>
        <draw:custom-shape draw:name="Google Shape;869;p16" draw:style-name="Mgr6" draw:text-style-name="MP8" draw:layer="layout" svg:width="0.38cm" svg:height="0.674cm" svg:x="24.518cm" svg:y="12.846cm">
          <text:p/>
          <draw:enhanced-geometry draw:mirror-horizontal="true" draw:mirror-vertical="false" drawooo:sub-view-size="1795 3179" draw:text-areas="0 0 ?f0 ?f1" svg:viewBox="0 0 0 0" draw:type="ooxml-non-primitive" draw:enhanced-path="M 158 1 C 80 1 1 67 29 167 374 1408 1488 3050 1535 3118 1562 3158 1600 3179 1646 3179 1650 3179 1654 3179 1658 3178 1680 3174 1701 3165 1718 3153 1778 3114 1795 3033 1752 2973 1744 2956 618 1293 281 99 262 30 210 1 158 1 Z N">
            <draw:equation draw:name="f0" draw:formula="logwidth"/>
            <draw:equation draw:name="f1" draw:formula="logheight"/>
          </draw:enhanced-geometry>
        </draw:custom-shape>
        <draw:custom-shape draw:name="Google Shape;870;p16" draw:style-name="Mgr6" draw:text-style-name="MP8" draw:layer="layout" svg:width="0.768cm" svg:height="0.268cm" svg:x="23.923cm" svg:y="13.551cm">
          <text:p/>
          <draw:enhanced-geometry draw:mirror-horizontal="true" draw:mirror-vertical="false" drawooo:sub-view-size="3623 1269" draw:text-areas="0 0 ?f0 ?f1" svg:viewBox="0 0 0 0" draw:type="ooxml-non-primitive" draw:enhanced-path="M 3428 1 C 3407 1 3385 6 3363 18 2113 705 185 1003 168 1003 0 1024 21 1269 178 1269 185 1269 191 1269 198 1268 L 198 1263 207 1263 C 288 1251 2194 956 3491 253 3622 180 3548 1 3428 1 Z N">
            <draw:equation draw:name="f0" draw:formula="logwidth"/>
            <draw:equation draw:name="f1" draw:formula="logheight"/>
          </draw:enhanced-geometry>
        </draw:custom-shape>
        <draw:custom-shape draw:name="Google Shape;871;p16" draw:style-name="Mgr6" draw:text-style-name="MP8" draw:layer="layout" svg:width="0.258cm" svg:height="0.3cm" svg:x="25.096cm" svg:y="14.679cm">
          <text:p/>
          <draw:enhanced-geometry draw:mirror-horizontal="true" draw:mirror-vertical="false" drawooo:sub-view-size="1221 1420" draw:text-areas="0 0 ?f0 ?f1" svg:viewBox="0 0 0 0" draw:type="ooxml-non-primitive" draw:enhanced-path="M 1 1 L 1 406 C 308 751 640 1080 986 1387 1011 1408 1043 1419 1074 1419 1112 1419 1148 1404 1174 1374 1221 1319 1216 1233 1161 1186 743 819 355 423 1 1 Z N">
            <draw:equation draw:name="f0" draw:formula="logwidth"/>
            <draw:equation draw:name="f1" draw:formula="logheight"/>
          </draw:enhanced-geometry>
        </draw:custom-shape>
        <draw:custom-shape draw:name="Google Shape;872;p16" draw:style-name="Mgr6" draw:text-style-name="MP8" draw:layer="layout" svg:width="0.994cm" svg:height="0.173cm" svg:x="24.265cm" svg:y="15.06cm">
          <text:p/>
          <draw:enhanced-geometry draw:mirror-horizontal="true" draw:mirror-vertical="false" drawooo:sub-view-size="4687 818" draw:text-areas="0 0 ?f0 ?f1" svg:viewBox="0 0 0 0" draw:type="ooxml-non-primitive" draw:enhanced-path="M 4495 1 C 4475 1 4454 5 4432 16 3356 475 1849 552 951 552 496 552 197 532 188 532 184 532 180 532 176 532 13 532 0 780 171 792 446 809 721 817 995 817 1424 817 1852 797 2278 758 3029 690 3856 545 4535 259 4686 204 4623 1 4495 1 Z N">
            <draw:equation draw:name="f0" draw:formula="logwidth"/>
            <draw:equation draw:name="f1" draw:formula="logheight"/>
          </draw:enhanced-geometry>
        </draw:custom-shape>
      </draw:g>
      <draw:g draw:name="Google Shape;873;p16">
        <draw:custom-shape draw:name="Google Shape;874;p16" draw:style-name="Mgr6" draw:text-style-name="MP8" draw:layer="layout" svg:width="1.551cm" svg:height="2.155cm" svg:x="0.157cm" svg:y="10.761cm">
          <text:p/>
          <draw:enhanced-geometry draw:mirror-horizontal="false" draw:mirror-vertical="false" drawooo:sub-view-size="14657 20359" draw:text-areas="0 0 ?f0 ?f1" svg:viewBox="0 0 0 0" draw:type="ooxml-non-primitive" draw:enhanced-path="M 5351 1 C 4839 1 4313 182 3776 580 1 3373 11351 20358 11351 20358 L 14657 20358 C 14657 20358 13428 13926 11394 8291 9804 3902 7724 1 5351 1 Z N">
            <draw:equation draw:name="f0" draw:formula="logwidth"/>
            <draw:equation draw:name="f1" draw:formula="logheight"/>
          </draw:enhanced-geometry>
        </draw:custom-shape>
        <draw:custom-shape draw:name="Google Shape;875;p16" draw:style-name="Mgr5" draw:text-style-name="MP7" draw:layer="layout" svg:width="0.703cm" svg:height="1.533cm" svg:x="0.853cm" svg:y="11.382cm">
          <text:p/>
          <draw:enhanced-geometry draw:mirror-horizontal="false" draw:mirror-vertical="false" drawooo:sub-view-size="6651 14492" draw:text-areas="0 0 ?f0 ?f1" svg:viewBox="0 0 0 0" draw:type="ooxml-non-primitive" draw:enhanced-path="M 171 1 C 86 1 0 82 48 185 L 6365 14491 6651 14491 287 78 C 261 24 216 1 171 1 Z N">
            <draw:equation draw:name="f0" draw:formula="logwidth"/>
            <draw:equation draw:name="f1" draw:formula="logheight"/>
          </draw:enhanced-geometry>
        </draw:custom-shape>
        <draw:custom-shape draw:name="Google Shape;876;p16" draw:style-name="Mgr6" draw:text-style-name="MP8" draw:layer="layout" svg:width="1.551cm" svg:height="2.155cm" svg:x="1.729cm" svg:y="10.761cm">
          <text:p/>
          <draw:enhanced-geometry draw:mirror-horizontal="false" draw:mirror-vertical="false" drawooo:sub-view-size="14661 20358" draw:text-areas="0 0 ?f0 ?f1" svg:viewBox="0 0 0 0" draw:type="ooxml-non-primitive" draw:enhanced-path="M 9312 1 C 7045 1 5049 3560 3490 7702 2039 11545 973 15896 423 18365 338 18753 261 19095 201 19380 69 19999 1 20357 1 20357 L 3311 20357 C 3311 20357 14661 3372 10886 579 10349 182 9824 1 9312 1 Z N">
            <draw:equation draw:name="f0" draw:formula="logwidth"/>
            <draw:equation draw:name="f1" draw:formula="logheight"/>
          </draw:enhanced-geometry>
        </draw:custom-shape>
        <draw:custom-shape draw:name="Google Shape;877;p16" draw:style-name="Mgr5" draw:text-style-name="MP7" draw:layer="layout" svg:width="0.703cm" svg:height="1.533cm" svg:x="1.874cm" svg:y="11.382cm">
          <text:p/>
          <draw:enhanced-geometry draw:mirror-horizontal="false" draw:mirror-vertical="false" drawooo:sub-view-size="6651 14492" draw:text-areas="0 0 ?f0 ?f1" svg:viewBox="0 0 0 0" draw:type="ooxml-non-primitive" draw:enhanced-path="M 6480 1 C 6435 1 6390 24 6364 78 L 662 12998 1 14491 286 14491 427 14171 6599 185 6603 185 C 6651 82 6565 1 6480 1 Z N">
            <draw:equation draw:name="f0" draw:formula="logwidth"/>
            <draw:equation draw:name="f1" draw:formula="logheight"/>
          </draw:enhanced-geometry>
        </draw:custom-shape>
        <draw:custom-shape draw:name="Google Shape;878;p16" draw:style-name="Mgr5" draw:text-style-name="MP7" draw:layer="layout" svg:width="0.87cm" svg:height="2.62cm" svg:x="1.266cm" svg:y="10.296cm">
          <text:p/>
          <draw:enhanced-geometry draw:mirror-horizontal="false" draw:mirror-vertical="false" drawooo:sub-view-size="8227 24751" draw:text-areas="0 0 ?f0 ?f1" svg:viewBox="0 0 0 0" draw:type="ooxml-non-primitive" draw:enhanced-path="M 3911 0 C 3803 0 3693 5 3579 15 1 335 13 6563 913 12683 1809 18766 3579 24750 3579 24750 L 6096 24750 C 6096 24750 6121 24639 6164 24430 6215 24174 6296 23778 6394 23261 6825 21009 7593 16526 7862 12095 8226 6001 7640 0 3911 0 Z N">
            <draw:equation draw:name="f0" draw:formula="logwidth"/>
            <draw:equation draw:name="f1" draw:formula="logheight"/>
          </draw:enhanced-geometry>
        </draw:custom-shape>
        <draw:custom-shape draw:name="Google Shape;879;p16" draw:style-name="Mgr6" draw:text-style-name="MP8" draw:layer="layout" svg:width="0.106cm" svg:height="2.05cm" svg:x="1.676cm" svg:y="10.866cm">
          <text:p/>
          <draw:enhanced-geometry draw:mirror-horizontal="false" draw:mirror-vertical="false" drawooo:sub-view-size="1007 19370" draw:text-areas="0 0 ?f0 ?f1" svg:viewBox="0 0 0 0" draw:type="ooxml-non-primitive" draw:enhanced-path="M 128 0 C 55 4 0 64 0 137 L 708 18392 746 19369 1007 19369 930 17377 260 124 C 260 56 201 0 132 0 Z N">
            <draw:equation draw:name="f0" draw:formula="logwidth"/>
            <draw:equation draw:name="f1" draw:formula="logheight"/>
          </draw:enhanced-geometry>
        </draw:custom-shape>
      </draw:g>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_5f_1_5f_1_5f_2" style:display-name="BLANK_1_1_1_1_1_1_2" style:page-layout-name="PM1" draw:style-name="Mdp1">
      <draw:g draw:name="Google Shape;1612;p34">
        <draw:custom-shape draw:name="Google Shape;1613;p34" draw:style-name="Mgr3" draw:text-style-name="MP5" draw:layer="layout" svg:width="5.686cm" svg:height="12.238cm" svg:x="-0.089cm" svg:y="0.845cm">
          <text:p/>
          <draw:enhanced-geometry draw:mirror-horizontal="false" draw:mirror-vertical="false" drawooo:sub-view-size="14836 29228" draw:text-areas="0 0 ?f0 ?f1" svg:viewBox="0 0 0 0" draw:type="ooxml-non-primitive" draw:enhanced-path="M 7831 815 C 8088 815 8342 836 8599 867 10864 1174 12792 2675 13637 4804 13718 5000 13786 5205 13841 5409 14003 5968 14080 6552 14080 7137 L 14080 28579 755 28579 755 7137 C 755 6552 836 5972 994 5409 1054 5205 1122 5004 1199 4804 1361 4403 1561 4019 1800 3656 2282 2923 2913 2300 3647 1826 3818 1716 3997 1609 4180 1515 4850 1170 5579 948 6334 858 6582 828 6829 816 7081 816 L 7759 816 C 7783 815 7807 815 7831 815 Z M 7042 1 C 4014 1 1327 1933 367 4804 299 5004 239 5205 192 5409 128 5682 77 5960 47 6237 26 6412 13 6591 9 6766 5 6860 0 6949 0 7039 L 0 29227 14835 29227 14835 7039 C 14835 6949 14835 6860 14831 6766 14827 6591 14810 6412 14793 6237 14758 5960 14712 5682 14648 5409 14601 5205 14541 5000 14473 4804 13513 1933 10826 1 7797 1 Z N">
            <draw:equation draw:name="f0" draw:formula="logwidth"/>
            <draw:equation draw:name="f1" draw:formula="logheight"/>
          </draw:enhanced-geometry>
        </draw:custom-shape>
        <draw:custom-shape draw:name="Google Shape;1614;p34" draw:style-name="Mgr3" draw:text-style-name="MP5" draw:layer="layout" svg:width="5.681cm" svg:height="0.221cm" svg:x="-0.086cm" svg:y="3.456cm">
          <text:p/>
          <draw:enhanced-geometry draw:mirror-horizontal="false" draw:mirror-vertical="false" drawooo:sub-view-size="14823 530" draw:text-areas="0 0 ?f0 ?f1" svg:viewBox="0 0 0 0" draw:type="ooxml-non-primitive" draw:enhanced-path="M 39 1 C 22 176 5 355 1 530 L 14823 530 C 14814 355 14802 176 14785 1 Z N">
            <draw:equation draw:name="f0" draw:formula="logwidth"/>
            <draw:equation draw:name="f1" draw:formula="logheight"/>
          </draw:enhanced-geometry>
        </draw:custom-shape>
        <draw:custom-shape draw:name="Google Shape;1615;p34" draw:style-name="Mgr3" draw:text-style-name="MP5" draw:layer="layout" svg:width="0.196cm" svg:height="11.944cm" svg:x="2.656cm" svg:y="1.022cm">
          <text:p/>
          <draw:enhanced-geometry draw:mirror-horizontal="false" draw:mirror-vertical="false" drawooo:sub-view-size="513 28527" draw:text-areas="0 0 ?f0 ?f1" svg:viewBox="0 0 0 0" draw:type="ooxml-non-primitive" draw:enhanced-path="M 1 0 L 1 28527 513 28527 513 0 Z N">
            <draw:equation draw:name="f0" draw:formula="logwidth"/>
            <draw:equation draw:name="f1" draw:formula="logheight"/>
          </draw:enhanced-geometry>
        </draw:custom-shape>
        <draw:custom-shape draw:name="Google Shape;1616;p34" draw:style-name="Mgr3" draw:text-style-name="MP5" draw:layer="layout" svg:width="2.098cm" svg:height="1.78cm" svg:x="0.71cm" svg:y="1.813cm">
          <text:p/>
          <draw:enhanced-geometry draw:mirror-horizontal="false" draw:mirror-vertical="false" drawooo:sub-view-size="5477 4254" draw:text-areas="0 0 ?f0 ?f1" svg:viewBox="0 0 0 0" draw:type="ooxml-non-primitive" draw:enhanced-path="M 307 1 L 0 414 5170 4253 5477 3840 307 1 Z N">
            <draw:equation draw:name="f0" draw:formula="logwidth"/>
            <draw:equation draw:name="f1" draw:formula="logheight"/>
          </draw:enhanced-geometry>
        </draw:custom-shape>
        <draw:custom-shape draw:name="Google Shape;1617;p34" draw:style-name="Mgr3" draw:text-style-name="MP5" draw:layer="layout" svg:width="2.099cm" svg:height="1.78cm" svg:x="2.698cm" svg:y="1.822cm">
          <text:p/>
          <draw:enhanced-geometry draw:mirror-horizontal="false" draw:mirror-vertical="false" drawooo:sub-view-size="5478 4253" draw:text-areas="0 0 ?f0 ?f1" svg:viewBox="0 0 0 0" draw:type="ooxml-non-primitive" draw:enhanced-path="M 5170 0 L 1 3839 308 4253 5477 414 5170 0 Z N">
            <draw:equation draw:name="f0" draw:formula="logwidth"/>
            <draw:equation draw:name="f1" draw:formula="logheight"/>
          </draw:enhanced-geometry>
        </draw:custom-shape>
        <draw:custom-shape draw:name="Google Shape;1618;p34" draw:style-name="Mgr3" draw:text-style-name="MP5" draw:layer="layout" svg:width="5.688cm" svg:height="12.238cm" svg:x="5.582cm" svg:y="0.845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19;p34" draw:style-name="Mgr3" draw:text-style-name="MP5" draw:layer="layout" svg:width="5.681cm" svg:height="0.221cm" svg:x="5.586cm" svg:y="3.456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20;p34" draw:style-name="Mgr3" draw:text-style-name="MP5" draw:layer="layout" svg:width="0.197cm" svg:height="11.944cm" svg:x="8.327cm" svg:y="1.022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621;p34" draw:style-name="Mgr3" draw:text-style-name="MP5" draw:layer="layout" svg:width="2.099cm" svg:height="1.78cm" svg:x="6.382cm" svg:y="1.813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622;p34" draw:style-name="Mgr3" draw:text-style-name="MP5" draw:layer="layout" svg:width="2.098cm" svg:height="1.78cm" svg:x="8.37cm" svg:y="1.822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1623;p34" draw:style-name="Mgr3" draw:text-style-name="MP5" draw:layer="layout" svg:width="0.241cm" svg:height="3.698cm" svg:x="5.464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1624;p34" draw:style-name="Mgr3" draw:text-style-name="MP5" draw:layer="layout" svg:width="5.688cm" svg:height="12.238cm" svg:x="11.208cm" svg:y="0.845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25;p34" draw:style-name="Mgr3" draw:text-style-name="MP5" draw:layer="layout" svg:width="5.681cm" svg:height="0.221cm" svg:x="11.211cm" svg:y="3.456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26;p34" draw:style-name="Mgr3" draw:text-style-name="MP5" draw:layer="layout" svg:width="0.197cm" svg:height="11.944cm" svg:x="13.953cm" svg:y="1.022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627;p34" draw:style-name="Mgr3" draw:text-style-name="MP5" draw:layer="layout" svg:width="2.099cm" svg:height="1.78cm" svg:x="12.007cm" svg:y="1.813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628;p34" draw:style-name="Mgr3" draw:text-style-name="MP5" draw:layer="layout" svg:width="2.098cm" svg:height="1.78cm" svg:x="13.996cm" svg:y="1.822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1629;p34" draw:style-name="Mgr3" draw:text-style-name="MP5" draw:layer="layout" svg:width="0.241cm" svg:height="3.698cm" svg:x="11.09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1630;p34" draw:style-name="Mgr3" draw:text-style-name="MP5" draw:layer="layout" svg:width="5.688cm" svg:height="12.238cm" svg:x="16.834cm" svg:y="0.845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31;p34" draw:style-name="Mgr3" draw:text-style-name="MP5" draw:layer="layout" svg:width="5.681cm" svg:height="0.221cm" svg:x="16.837cm" svg:y="3.456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32;p34" draw:style-name="Mgr3" draw:text-style-name="MP5" draw:layer="layout" svg:width="0.197cm" svg:height="11.944cm" svg:x="19.579cm" svg:y="1.022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633;p34" draw:style-name="Mgr3" draw:text-style-name="MP5" draw:layer="layout" svg:width="2.099cm" svg:height="1.78cm" svg:x="17.633cm" svg:y="1.813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634;p34" draw:style-name="Mgr3" draw:text-style-name="MP5" draw:layer="layout" svg:width="2.098cm" svg:height="1.78cm" svg:x="19.621cm" svg:y="1.822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1635;p34" draw:style-name="Mgr3" draw:text-style-name="MP5" draw:layer="layout" svg:width="0.241cm" svg:height="3.698cm" svg:x="16.716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custom-shape draw:name="Google Shape;1636;p34" draw:style-name="Mgr3" draw:text-style-name="MP5" draw:layer="layout" svg:width="5.688cm" svg:height="12.238cm" svg:x="22.459cm" svg:y="0.845cm">
          <text:p/>
          <draw:enhanced-geometry draw:mirror-horizontal="false" draw:mirror-vertical="false" drawooo:sub-view-size="14841 29228" draw:text-areas="0 0 ?f0 ?f1" svg:viewBox="0 0 0 0" draw:type="ooxml-non-primitive" draw:enhanced-path="M 7830 815 C 8085 815 8342 836 8596 867 10865 1174 12793 2675 13637 4804 13714 5000 13782 5205 13842 5409 14000 5968 14081 6552 14081 7137 L 14085 28579 756 28579 756 7137 C 756 6552 837 5972 995 5409 1054 5205 1123 5004 1199 4804 1498 4061 1929 3379 2479 2795 2829 2428 3221 2099 3648 1826 3818 1716 3997 1613 4181 1515 4851 1170 5580 948 6331 858 6578 828 6830 816 7077 816 L 7760 816 C 7783 815 7807 815 7830 815 Z M 7043 1 C 4015 1 1327 1933 368 4804 299 5004 240 5205 193 5409 129 5682 78 5960 48 6237 26 6412 14 6591 9 6766 5 6860 1 6949 1 7039 L 1 29227 14840 29227 14840 7039 C 14840 6949 14836 6860 14832 6766 14827 6591 14814 6412 14793 6237 14759 5960 14712 5682 14648 5409 14601 5205 14541 5004 14473 4804 13514 1933 10826 1 7798 1 Z N">
            <draw:equation draw:name="f0" draw:formula="logwidth"/>
            <draw:equation draw:name="f1" draw:formula="logheight"/>
          </draw:enhanced-geometry>
        </draw:custom-shape>
        <draw:custom-shape draw:name="Google Shape;1637;p34" draw:style-name="Mgr3" draw:text-style-name="MP5" draw:layer="layout" svg:width="5.681cm" svg:height="0.221cm" svg:x="22.463cm" svg:y="3.456cm">
          <text:p/>
          <draw:enhanced-geometry draw:mirror-horizontal="false" draw:mirror-vertical="false" drawooo:sub-view-size="14823 530" draw:text-areas="0 0 ?f0 ?f1" svg:viewBox="0 0 0 0" draw:type="ooxml-non-primitive" draw:enhanced-path="M 39 1 C 22 176 9 355 0 530 L 14823 530 C 14818 355 14805 176 14784 1 Z N">
            <draw:equation draw:name="f0" draw:formula="logwidth"/>
            <draw:equation draw:name="f1" draw:formula="logheight"/>
          </draw:enhanced-geometry>
        </draw:custom-shape>
        <draw:custom-shape draw:name="Google Shape;1638;p34" draw:style-name="Mgr3" draw:text-style-name="MP5" draw:layer="layout" svg:width="0.197cm" svg:height="11.944cm" svg:x="25.205cm" svg:y="1.022cm">
          <text:p/>
          <draw:enhanced-geometry draw:mirror-horizontal="false" draw:mirror-vertical="false" drawooo:sub-view-size="517 28527" draw:text-areas="0 0 ?f0 ?f1" svg:viewBox="0 0 0 0" draw:type="ooxml-non-primitive" draw:enhanced-path="M 0 0 L 0 28527 516 28527 516 0 Z N">
            <draw:equation draw:name="f0" draw:formula="logwidth"/>
            <draw:equation draw:name="f1" draw:formula="logheight"/>
          </draw:enhanced-geometry>
        </draw:custom-shape>
        <draw:custom-shape draw:name="Google Shape;1639;p34" draw:style-name="Mgr3" draw:text-style-name="MP5" draw:layer="layout" svg:width="2.099cm" svg:height="1.78cm" svg:x="23.259cm" svg:y="1.813cm">
          <text:p/>
          <draw:enhanced-geometry draw:mirror-horizontal="false" draw:mirror-vertical="false" drawooo:sub-view-size="5478 4254" draw:text-areas="0 0 ?f0 ?f1" svg:viewBox="0 0 0 0" draw:type="ooxml-non-primitive" draw:enhanced-path="M 308 1 L 1 414 5170 4253 5477 3840 308 1 Z N">
            <draw:equation draw:name="f0" draw:formula="logwidth"/>
            <draw:equation draw:name="f1" draw:formula="logheight"/>
          </draw:enhanced-geometry>
        </draw:custom-shape>
        <draw:custom-shape draw:name="Google Shape;1640;p34" draw:style-name="Mgr3" draw:text-style-name="MP5" draw:layer="layout" svg:width="2.098cm" svg:height="1.78cm" svg:x="25.247cm" svg:y="1.822cm">
          <text:p/>
          <draw:enhanced-geometry draw:mirror-horizontal="false" draw:mirror-vertical="false" drawooo:sub-view-size="5477 4253" draw:text-areas="0 0 ?f0 ?f1" svg:viewBox="0 0 0 0" draw:type="ooxml-non-primitive" draw:enhanced-path="M 5170 0 L 0 3839 307 4253 5477 414 5170 0 Z N">
            <draw:equation draw:name="f0" draw:formula="logwidth"/>
            <draw:equation draw:name="f1" draw:formula="logheight"/>
          </draw:enhanced-geometry>
        </draw:custom-shape>
        <draw:custom-shape draw:name="Google Shape;1641;p34" draw:style-name="Mgr3" draw:text-style-name="MP5" draw:layer="layout" svg:width="0.241cm" svg:height="3.698cm" svg:x="22.342cm" svg:y="0cm">
          <text:p/>
          <draw:enhanced-geometry draw:mirror-horizontal="false" draw:mirror-vertical="false" drawooo:sub-view-size="632 8834" draw:text-areas="0 0 ?f0 ?f1" svg:viewBox="0 0 0 0" draw:type="ooxml-non-primitive" draw:enhanced-path="M 1 0 L 1 8834 632 8834 632 0 Z N">
            <draw:equation draw:name="f0" draw:formula="logwidth"/>
            <draw:equation draw:name="f1" draw:formula="logheight"/>
          </draw:enhanced-geometry>
        </draw:custom-shape>
      </draw:g>
      <draw:frame draw:name="Google Shape;1642;p34" presentation:style-name="BLANK_5f_1_5f_1_5f_1_5f_1_5f_1_5f_1_5f_2-title" draw:layer="backgroundobjects" svg:width="11.899cm" svg:height="2.771cm" svg:x="6.75cm" svg:y="1.486cm" presentation:class="title" presentation:placeholder="true" presentation:user-transformed="true">
        <draw:text-box/>
      </draw:frame>
      <draw:g draw:name="Google Shape;1644;p34">
        <draw:custom-shape draw:name="Google Shape;1645;p34" draw:style-name="Mgr4" draw:text-style-name="MP6" draw:layer="layout" svg:width="25.399cm" svg:height="2.379cm" svg:x="0cm" svg:y="12.917cm">
          <text:p/>
          <draw:enhanced-geometry draw:mirror-horizontal="false" draw:mirror-vertical="false" drawooo:sub-view-size="79891 20709" draw:text-areas="0 0 ?f0 ?f1" svg:viewBox="0 0 0 0" draw:type="ooxml-non-primitive" draw:enhanced-path="M 0 1 L 0 20709 79890 20709 79890 1 Z N">
            <draw:equation draw:name="f0" draw:formula="logwidth"/>
            <draw:equation draw:name="f1" draw:formula="logheight"/>
          </draw:enhanced-geometry>
        </draw:custom-shape>
        <draw:custom-shape draw:name="Google Shape;1646;p34" draw:style-name="Mgr5" draw:text-style-name="MP7" draw:layer="layout" svg:width="25.399cm" svg:height="0.068cm" svg:x="0cm" svg:y="12.917cm">
          <text:p/>
          <draw:enhanced-geometry draw:mirror-horizontal="false" draw:mirror-vertical="false" drawooo:sub-view-size="79891 602"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647;p34" draw:style-name="Mgr5" draw:text-style-name="MP7" draw:layer="layout" svg:width="25.399cm" svg:height="0.068cm" svg:x="0cm" svg:y="13.345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648;p34" draw:style-name="Mgr5" draw:text-style-name="MP7" draw:layer="layout" svg:width="25.399cm" svg:height="0.068cm" svg:x="0cm" svg:y="13.773cm">
          <text:p/>
          <draw:enhanced-geometry draw:mirror-horizontal="false" draw:mirror-vertical="false" drawooo:sub-view-size="79891 603" draw:text-areas="0 0 ?f0 ?f1" svg:viewBox="0 0 0 0" draw:type="ooxml-non-primitive" draw:enhanced-path="M 0 1 L 0 602 79890 602 79890 1 Z N">
            <draw:equation draw:name="f0" draw:formula="logwidth"/>
            <draw:equation draw:name="f1" draw:formula="logheight"/>
          </draw:enhanced-geometry>
        </draw:custom-shape>
        <draw:custom-shape draw:name="Google Shape;1649;p34" draw:style-name="Mgr5" draw:text-style-name="MP7" draw:layer="layout" svg:width="25.399cm" svg:height="0.068cm" svg:x="0cm" svg:y="14.201cm">
          <text:p/>
          <draw:enhanced-geometry draw:mirror-horizontal="false" draw:mirror-vertical="false" drawooo:sub-view-size="79891 598" draw:text-areas="0 0 ?f0 ?f1" svg:viewBox="0 0 0 0" draw:type="ooxml-non-primitive" draw:enhanced-path="M 0 1 L 0 598 79890 598 79890 1 Z N">
            <draw:equation draw:name="f0" draw:formula="logwidth"/>
            <draw:equation draw:name="f1" draw:formula="logheight"/>
          </draw:enhanced-geometry>
        </draw:custom-shape>
        <draw:custom-shape draw:name="Google Shape;1650;p34" draw:style-name="Mgr5" draw:text-style-name="MP7" draw:layer="layout" svg:width="25.399cm" svg:height="0.068cm" svg:x="0cm" svg:y="14.629cm">
          <text:p/>
          <draw:enhanced-geometry draw:mirror-horizontal="false" draw:mirror-vertical="false" drawooo:sub-view-size="79891 602" draw:text-areas="0 0 ?f0 ?f1" svg:viewBox="0 0 0 0" draw:type="ooxml-non-primitive" draw:enhanced-path="M 0 0 L 0 602 79890 602 79890 0 Z N">
            <draw:equation draw:name="f0" draw:formula="logwidth"/>
            <draw:equation draw:name="f1" draw:formula="logheight"/>
          </draw:enhanced-geometry>
        </draw:custom-shape>
        <draw:custom-shape draw:name="Google Shape;1651;p34" draw:style-name="Mgr5" draw:text-style-name="MP7" draw:layer="layout" svg:width="0.404cm" svg:height="0.259cm" svg:x="8.348cm" svg:y="14.39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652;p34" draw:style-name="Mgr5" draw:text-style-name="MP7" draw:layer="layout" svg:width="0.536cm" svg:height="0.344cm" svg:x="1.035cm" svg:y="13.462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653;p34" draw:style-name="Mgr5" draw:text-style-name="MP7" draw:layer="layout" svg:width="0.592cm" svg:height="0.379cm" svg:x="3.244cm" svg:y="14.712cm">
          <text:p/>
          <draw:enhanced-geometry draw:mirror-horizontal="false" draw:mirror-vertical="false" drawooo:sub-view-size="5158 3304" draw:text-areas="0 0 ?f0 ?f1" svg:viewBox="0 0 0 0" draw:type="ooxml-non-primitive" draw:enhanced-path="M 1035 0 C 978 0 921 13 866 41 1 472 2440 3304 2440 3304 L 3656 3282 C 3656 3282 5157 198 4166 198 4144 198 4120 200 4095 203 2969 344 2884 2809 2884 2809 2884 2809 1874 0 1035 0 Z N">
            <draw:equation draw:name="f0" draw:formula="logwidth"/>
            <draw:equation draw:name="f1" draw:formula="logheight"/>
          </draw:enhanced-geometry>
        </draw:custom-shape>
        <draw:custom-shape draw:name="Google Shape;1654;p34" draw:style-name="Mgr5" draw:text-style-name="MP7" draw:layer="layout" svg:width="0.404cm" svg:height="0.259cm" svg:x="13.641cm" svg:y="14.403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655;p34" draw:style-name="Mgr5" draw:text-style-name="MP7" draw:layer="layout" svg:width="0.405cm" svg:height="0.259cm" svg:x="8.347cm" svg:y="13.096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656;p34" draw:style-name="Mgr5" draw:text-style-name="MP7" draw:layer="layout" svg:width="0.404cm" svg:height="0.259cm" svg:x="4.269cm" svg:y="13.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657;p34" draw:style-name="Mgr5" draw:text-style-name="MP7" draw:layer="layout" svg:width="0.405cm" svg:height="0.259cm" svg:x="10.961cm" svg:y="13.555cm">
          <text:p/>
          <draw:enhanced-geometry draw:mirror-horizontal="false" draw:mirror-vertical="false" drawooo:sub-view-size="3529 2263" draw:text-areas="0 0 ?f0 ?f1" svg:viewBox="0 0 0 0" draw:type="ooxml-non-primitive" draw:enhanced-path="M 707 1 C 669 1 631 9 593 28 0 327 1672 2263 1672 2263 L 2504 2246 C 2504 2246 3529 136 2851 136 2835 136 2819 137 2803 139 2031 237 1975 1922 1975 1922 1975 1922 1282 1 707 1 Z N">
            <draw:equation draw:name="f0" draw:formula="logwidth"/>
            <draw:equation draw:name="f1" draw:formula="logheight"/>
          </draw:enhanced-geometry>
        </draw:custom-shape>
        <draw:custom-shape draw:name="Google Shape;1658;p34" draw:style-name="Mgr5" draw:text-style-name="MP7" draw:layer="layout" svg:width="0.405cm" svg:height="0.259cm" svg:x="6.9cm" svg:y="13.542cm">
          <text:p/>
          <draw:enhanced-geometry draw:mirror-horizontal="false" draw:mirror-vertical="false" drawooo:sub-view-size="3529 2263" draw:text-areas="0 0 ?f0 ?f1" svg:viewBox="0 0 0 0" draw:type="ooxml-non-primitive" draw:enhanced-path="M 708 1 C 669 1 631 9 593 28 1 326 1673 2263 1673 2263 L 2504 2246 C 2504 2246 3529 135 2851 135 2836 135 2820 137 2803 139 2031 237 1975 1922 1975 1922 1975 1922 1283 1 708 1 Z N">
            <draw:equation draw:name="f0" draw:formula="logwidth"/>
            <draw:equation draw:name="f1" draw:formula="logheight"/>
          </draw:enhanced-geometry>
        </draw:custom-shape>
        <draw:custom-shape draw:name="Google Shape;1659;p34" draw:style-name="Mgr5" draw:text-style-name="MP7" draw:layer="layout" svg:width="0.404cm" svg:height="0.259cm" svg:x="24.058cm" svg:y="14.391cm">
          <text:p/>
          <draw:enhanced-geometry draw:mirror-horizontal="false" draw:mirror-vertical="false" drawooo:sub-view-size="3525 2264" draw:text-areas="0 0 ?f0 ?f1" svg:viewBox="0 0 0 0" draw:type="ooxml-non-primitive" draw:enhanced-path="M 704 0 C 665 0 627 9 589 28 0 322 1668 2263 1668 2263 L 2500 2246 C 2500 2246 3524 136 2846 136 2831 136 2815 137 2798 139 2026 233 1971 1922 1971 1922 1971 1922 1279 0 704 0 Z N">
            <draw:equation draw:name="f0" draw:formula="logwidth"/>
            <draw:equation draw:name="f1" draw:formula="logheight"/>
          </draw:enhanced-geometry>
        </draw:custom-shape>
        <draw:custom-shape draw:name="Google Shape;1660;p34" draw:style-name="Mgr5" draw:text-style-name="MP7" draw:layer="layout" svg:width="0.405cm" svg:height="0.259cm" svg:x="15.545cm" svg:y="13.096cm">
          <text:p/>
          <draw:enhanced-geometry draw:mirror-horizontal="false" draw:mirror-vertical="false" drawooo:sub-view-size="3530 2263" draw:text-areas="0 0 ?f0 ?f1" svg:viewBox="0 0 0 0" draw:type="ooxml-non-primitive" draw:enhanced-path="M 708 0 C 669 0 631 9 594 27 1 326 1673 2262 1673 2262 L 2505 2245 C 2505 2245 3529 135 2851 135 2836 135 2820 136 2803 138 2031 236 1976 1921 1976 1921 1976 1921 1283 0 708 0 Z N">
            <draw:equation draw:name="f0" draw:formula="logwidth"/>
            <draw:equation draw:name="f1" draw:formula="logheight"/>
          </draw:enhanced-geometry>
        </draw:custom-shape>
        <draw:custom-shape draw:name="Google Shape;1661;p34" draw:style-name="Mgr5" draw:text-style-name="MP7" draw:layer="layout" svg:width="0.536cm" svg:height="0.344cm" svg:x="19.392cm" svg:y="13.462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custom-shape draw:name="Google Shape;1662;p34" draw:style-name="Mgr5" draw:text-style-name="MP7" draw:layer="layout" svg:width="0.404cm" svg:height="0.259cm" svg:x="23.236cm" svg:y="13.1cm">
          <text:p/>
          <draw:enhanced-geometry draw:mirror-horizontal="false" draw:mirror-vertical="false" drawooo:sub-view-size="3525 2263" draw:text-areas="0 0 ?f0 ?f1" svg:viewBox="0 0 0 0" draw:type="ooxml-non-primitive" draw:enhanced-path="M 704 0 C 665 0 627 9 590 28 1 326 1669 2263 1669 2263 L 2500 2246 C 2500 2246 3525 135 2847 135 2832 135 2816 136 2799 139 2031 237 1972 1921 1972 1921 1972 1921 1279 0 704 0 Z N">
            <draw:equation draw:name="f0" draw:formula="logwidth"/>
            <draw:equation draw:name="f1" draw:formula="logheight"/>
          </draw:enhanced-geometry>
        </draw:custom-shape>
        <draw:custom-shape draw:name="Google Shape;1663;p34" draw:style-name="Mgr5" draw:text-style-name="MP7" draw:layer="layout" svg:width="0.404cm" svg:height="0.259cm" svg:x="21.499cm" svg:y="14.403cm">
          <text:p/>
          <draw:enhanced-geometry draw:mirror-horizontal="false" draw:mirror-vertical="false" drawooo:sub-view-size="3525 2264" draw:text-areas="0 0 ?f0 ?f1" svg:viewBox="0 0 0 0" draw:type="ooxml-non-primitive" draw:enhanced-path="M 703 1 C 664 1 626 9 589 28 0 327 1668 2263 1668 2263 L 2500 2250 C 2500 2250 3524 136 2846 136 2831 136 2815 137 2798 139 2026 237 1971 1922 1971 1922 1971 1922 1278 1 703 1 Z N">
            <draw:equation draw:name="f0" draw:formula="logwidth"/>
            <draw:equation draw:name="f1" draw:formula="logheight"/>
          </draw:enhanced-geometry>
        </draw:custom-shape>
        <draw:custom-shape draw:name="Google Shape;1664;p34" draw:style-name="Mgr5" draw:text-style-name="MP7" draw:layer="layout" svg:width="0.536cm" svg:height="0.344cm" svg:x="16.876cm" svg:y="13.926cm">
          <text:p/>
          <draw:enhanced-geometry draw:mirror-horizontal="false" draw:mirror-vertical="false" drawooo:sub-view-size="4671 2998" draw:text-areas="0 0 ?f0 ?f1" svg:viewBox="0 0 0 0" draw:type="ooxml-non-primitive" draw:enhanced-path="M 937 1 C 885 1 835 12 785 37 1 429 2210 2997 2210 2997 L 3310 2976 C 3310 2976 4671 178 3774 178 3754 178 3733 179 3711 182 2688 310 2611 2545 2611 2545 2611 2545 1694 1 937 1 Z N">
            <draw:equation draw:name="f0" draw:formula="logwidth"/>
            <draw:equation draw:name="f1" draw:formula="logheight"/>
          </draw:enhanced-geometry>
        </draw:custom-shape>
      </draw:g>
      <draw:custom-shape draw:name="Google Shape;1665;p34" draw:style-name="Mgr4" draw:text-style-name="MP6" draw:layer="backgroundobjects" svg:width="3.844cm" svg:height="1.506cm" svg:x="19.392cm" svg:y="11.434cm">
        <text:p/>
        <draw:enhanced-geometry draw:mirror-horizontal="false" draw:mirror-vertical="false" drawooo:sub-view-size="18667 7316" draw:text-areas="0 0 ?f0 ?f1" svg:viewBox="0 0 0 0" draw:type="ooxml-non-primitive" draw:enhanced-path="M 6331 0 C 2752 0 3579 3835 3579 3835 3579 3835 2615 3238 1763 3238 1337 3238 939 3387 705 3835 1 5174 1472 7316 1472 7316 L 16875 7316 C 16875 7316 18666 5878 17476 4667 17116 4299 16657 4171 16190 4171 15113 4171 14000 4854 14000 4854 14000 4854 14704 2491 12622 2044 12418 2000 12226 1980 12046 1980 10387 1980 9717 3656 9717 3656 9717 3656 9909 0 6331 0 Z N">
          <draw:equation draw:name="f0" draw:formula="logwidth"/>
          <draw:equation draw:name="f1" draw:formula="logheight"/>
        </draw:enhanced-geometry>
      </draw:custom-shape>
      <draw:custom-shape draw:name="Google Shape;1666;p34" draw:style-name="Mgr5" draw:text-style-name="MP7" draw:layer="backgroundobjects" svg:width="3.843cm" svg:height="1.506cm" svg:x="18.299cm" svg:y="11.434cm">
        <text:p/>
        <draw:enhanced-geometry draw:mirror-horizontal="false" draw:mirror-vertical="false" drawooo:sub-view-size="18662 7316" draw:text-areas="0 0 ?f0 ?f1" svg:viewBox="0 0 0 0" draw:type="ooxml-non-primitive" draw:enhanced-path="M 6326 0 C 2748 0 3579 3835 3579 3835 3579 3835 2612 3238 1761 3238 1335 3238 938 3387 704 3835 1 5174 1472 7316 1472 7316 L 16870 7316 C 16870 7316 18662 5878 17472 4667 17112 4299 16652 4171 16186 4171 15108 4171 13995 4854 13995 4854 13995 4854 14699 2491 12618 2044 12414 2000 12222 1980 12041 1980 10383 1980 9713 3656 9713 3656 9713 3656 9905 0 6326 0 Z N">
          <draw:equation draw:name="f0" draw:formula="logwidth"/>
          <draw:equation draw:name="f1" draw:formula="logheight"/>
        </draw:enhanced-geometry>
      </draw:custom-shape>
      <draw:custom-shape draw:name="Google Shape;1667;p34" draw:style-name="Mgr5" draw:text-style-name="MP7" draw:layer="backgroundobjects" svg:width="2.369cm" svg:height="1.506cm" svg:x="23.076cm" svg:y="11.434cm">
        <text:p/>
        <draw:enhanced-geometry draw:mirror-horizontal="false" draw:mirror-vertical="false" drawooo:sub-view-size="11505 7316" draw:text-areas="0 0 ?f0 ?f1" svg:viewBox="0 0 0 0" draw:type="ooxml-non-primitive" draw:enhanced-path="M 6331 0 C 2752 0 3579 3835 3579 3835 3579 3835 2614 3238 1763 3238 1337 3238 939 3387 705 3835 1 5179 1472 7316 1472 7316 L 11504 7316 11504 2044 C 10238 2351 9717 3656 9717 3656 9717 3656 9909 0 6331 0 Z N">
          <draw:equation draw:name="f0" draw:formula="logwidth"/>
          <draw:equation draw:name="f1" draw:formula="logheight"/>
        </draw:enhanced-geometry>
      </draw:custom-shape>
      <draw:custom-shape draw:name="Google Shape;1668;p34" draw:style-name="Mgr4" draw:text-style-name="MP6" draw:layer="backgroundobjects" svg:width="1.275cm" svg:height="1.506cm" svg:x="0cm" svg:y="11.434cm">
        <text:p/>
        <draw:enhanced-geometry draw:mirror-horizontal="false" draw:mirror-vertical="false" drawooo:sub-view-size="6194 7316" draw:text-areas="0 0 ?f0 ?f1" svg:viewBox="0 0 0 0" draw:type="ooxml-non-primitive" draw:enhanced-path="M 0 0 L 0 7316 4722 7316 C 4722 7316 6193 5179 5490 3835 5255 3387 4857 3238 4431 3238 3580 3238 2615 3835 2615 3835 2615 3835 3421 99 0 0 Z N">
          <draw:equation draw:name="f0" draw:formula="logwidth"/>
          <draw:equation draw:name="f1" draw:formula="logheight"/>
        </draw:enhanced-geometry>
      </draw:custom-shape>
      <draw:custom-shape draw:name="Google Shape;1669;p34" draw:style-name="Mgr5" draw:text-style-name="MP7" draw:layer="backgroundobjects" svg:width="2.368cm" svg:height="1.506cm" svg:x="0cm" svg:y="11.434cm">
        <text:p/>
        <draw:enhanced-geometry draw:mirror-horizontal="false" draw:mirror-vertical="false" drawooo:sub-view-size="11504 7316" draw:text-areas="0 0 ?f0 ?f1" svg:viewBox="0 0 0 0" draw:type="ooxml-non-primitive" draw:enhanced-path="M 5174 0 C 1595 0 1787 3656 1787 3656 1787 3656 1267 2351 0 2044 L 0 7316 10032 7316 C 10032 7316 11504 5179 10800 3835 10565 3387 10168 3238 9742 3238 8890 3238 7925 3835 7925 3835 7925 3835 8753 0 5174 0 Z N">
          <draw:equation draw:name="f0" draw:formula="logwidth"/>
          <draw:equation draw:name="f1" draw:formula="logheight"/>
        </draw:enhanced-geometry>
      </draw:custom-shape>
      <draw:custom-shape draw:name="Google Shape;1670;p34" draw:style-name="Mgr4" draw:text-style-name="MP6" draw:layer="backgroundobjects" svg:width="1.275cm" svg:height="1.506cm" svg:x="24.17cm" svg:y="11.434cm">
        <text:p/>
        <draw:enhanced-geometry draw:mirror-horizontal="false" draw:mirror-vertical="false" drawooo:sub-view-size="6194 7316" draw:text-areas="0 0 ?f0 ?f1" svg:viewBox="0 0 0 0" draw:type="ooxml-non-primitive" draw:enhanced-path="M 6193 0 C 2773 99 3579 3835 3579 3835 3579 3835 2614 3238 1762 3238 1336 3238 939 3387 704 3835 0 5179 1472 7316 1472 7316 L 6193 7316 6193 0 Z N">
          <draw:equation draw:name="f0" draw:formula="logwidth"/>
          <draw:equation draw:name="f1" draw:formula="logheight"/>
        </draw:enhanced-geometry>
      </draw:custom-shape>
      <draw:custom-shape draw:name="Google Shape;1671;p34" draw:style-name="Mgr7" draw:text-style-name="MP13" draw:layer="backgroundobjects" svg:width="9.967cm" svg:height="1.709cm" svg:x="7.716cm" svg:y="9.932cm">
        <text:p text:style-name="MP12"><text:span text:style-name="MT2">CREDITS: This presentation template was created by </text:span><text:span text:style-name="MT3"><text:a xlink:href="http://bit.ly/2Tynxth" xlink:type="simple">Slidesgo</text:a></text:span><text:span text:style-name="MT2">, including icons by </text:span><text:span text:style-name="MT3"><text:a xlink:href="http://bit.ly/2TyoMsr" xlink:type="simple">Flaticon</text:a></text:span><text:span text:style-name="MT4"><text:s/></text:span><text:span text:style-name="MT2">and infographics &amp; images by </text:span><text:span text:style-name="MT3"><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BLANK_5f_1_5f_1_5f_1_5f_1_5f_1_5f_1_5f_2-title" draw:layer="backgroundobjects" svg:width="16.931cm" svg:height="9.524cm" svg:x="1.059cm" svg:y="1.93cm" presentation:class="page"/>
        <draw:frame presentation:style-name="BLANK_5f_1_5f_1_5f_1_5f_1_5f_1_5f_1_5f_2-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7-05T20:47:07.281000000</dc:date>
    <meta:editing-duration>PT1M20S</meta:editing-duration>
    <meta:editing-cycles>1</meta:editing-cycles>
    <meta:document-statistic meta:object-count="995"/>
    <meta:generator>LibreOffice/7.3.4.2$Windows_X86_64 LibreOffice_project/728fec16bd5f605073805c3c9e7c4212a0120dc5</meta:generator>
  </office:meta>
</office:document-meta>
</file>